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3693in"/>
    </style:style>
    <style:style style:name="co15" style:family="table-column">
      <style:table-column-properties fo:break-before="auto" style:column-width="1.0453in"/>
    </style:style>
    <style:style style:name="co16" style:family="table-column">
      <style:table-column-properties fo:break-before="auto" style:column-width="1.1138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1862in"/>
    </style:style>
    <style:style style:name="co19" style:family="table-column">
      <style:table-column-properties fo:break-before="auto" style:column-width="1.1701in"/>
    </style:style>
    <style:style style:name="co20" style:family="table-column">
      <style:table-column-properties fo:break-before="auto" style:column-width="1.1547in"/>
    </style:style>
    <style:style style:name="co21" style:family="table-column">
      <style:table-column-properties fo:break-before="auto" style:column-width="0.9535in"/>
    </style:style>
    <style:style style:name="co22" style:family="table-column">
      <style:table-column-properties fo:break-before="auto" style:column-width="1.3228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2.7382in"/>
    </style:style>
    <style:style style:name="co25" style:family="table-column">
      <style:table-column-properties fo:break-before="auto" style:column-width="0.3728in"/>
    </style:style>
    <style:style style:name="co26" style:family="table-column">
      <style:table-column-properties fo:break-before="auto" style:column-width="0.9634in"/>
    </style:style>
    <style:style style:name="co27" style:family="table-column">
      <style:table-column-properties fo:break-before="auto" style:column-width="0.6244in"/>
    </style:style>
    <style:style style:name="co28" style:family="table-column">
      <style:table-column-properties fo:break-before="auto" style:column-width="0.4583in"/>
    </style:style>
    <style:style style:name="co29" style:family="table-column">
      <style:table-column-properties fo:break-before="auto" style:column-width="0.4909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7043in" fo:break-before="auto" style:use-optimal-row-height="true"/>
    </style:style>
    <style:style style:name="ro9" style:family="table-row">
      <style:table-row-properties style:row-height="0.2839in" fo:break-before="auto" style:use-optimal-row-height="true"/>
    </style:style>
    <style:style style:name="ro10" style:family="table-row">
      <style:table-row-properties style:row-height="0.848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9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3pt" fo:language="en" fo:country="US" style:font-name-asian="MS Mincho" style:font-size-asian="13pt" style:language-asian="ja" style:country-asian="JP" style:font-style-asian="normal" style:font-weight-asian="normal" style:font-name-complex="Arial" style:font-size-complex="7.34999990463257pt" style:language-complex="ar" style:country-complex="SA" style:font-style-complex="normal" style:font-weight-complex="normal"/>
      <style:map style:condition="cell-content()&gt;0" style:apply-style-name="Absent" style:base-cell-address="Tong_Hop_Ngay_Nghi_2019.C2"/>
    </style:style>
    <style:style style:name="ce62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wrap-option="wrap" fo:border="0.0008in solid #000000"/>
    </style:style>
    <style:style style:name="ce67" style:family="table-cell" style:parent-style-name="Default">
      <style:table-cell-properties fo:background-color="transparent" fo:wrap-option="wrap" fo:border="0.0008in solid #000000"/>
    </style:style>
    <style:style style:name="ce68" style:family="table-cell" style:parent-style-name="Default" style:data-style-name="N60">
      <style:table-cell-properties fo:wrap-option="wrap" fo:border="0.0008in solid #000000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order="none"/>
    </style:style>
    <style:style style:name="ce7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73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start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0008in solid #000000" fo:padding="0.028in"/>
    </style:style>
    <style:style style:name="ce76" style:family="table-cell" style:parent-style-name="Default">
      <style:table-cell-properties fo:background-color="#ff9999" fo:border="0.0008in solid #000000"/>
    </style:style>
    <style:style style:name="ce77" style:family="table-cell" style:parent-style-name="Default">
      <style:table-cell-properties fo:background-color="#ffff99" fo:border="0.0008in solid #000000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79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transparent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fo:padding="0.028in"/>
    </style:style>
    <style:style style:name="ce96" style:family="table-cell" style:parent-style-name="Default">
      <style:table-cell-properties fo:background-color="#ffff99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9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9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1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2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2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4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4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7" style:family="table-cell" style:parent-style-name="Default"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5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1" style:family="table-cell" style:parent-style-name="Default"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6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75" style:family="table-cell" style:parent-style-name="Default"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82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4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7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9" style:family="table-cell" style:parent-style-name="Default"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3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196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1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8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0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1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03" style:family="table-cell" style:parent-style-name="Default"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7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9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10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2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5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7" style:family="table-cell" style:parent-style-name="Default"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3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24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6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2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29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31" style:family="table-cell" style:parent-style-name="Default">
      <style:map style:condition="cell-content()=&quot;Sun&quot;" style:apply-style-name="Không_20_tên4" style:base-cell-address="'Cover Page'.AH1"/>
    </style:style>
    <style:style style:name="ce2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5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3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37" style:family="table-cell" style:parent-style-name="Absent">
      <style:table-cell-properties fo:background-color="transparent"/>
      <style:map style:condition="cell-content()&gt;0" style:apply-style-name="Absent" style:base-cell-address="Tong_Hop_Ngay_Nghi_2019.C2"/>
    </style:style>
    <style:style style:name="ce238" style:family="table-cell" style:parent-style-name="Absent">
      <style:table-cell-properties fo:background-color="#ffff99"/>
      <style:map style:condition="cell-content()&gt;0" style:apply-style-name="Absent" style:base-cell-address="Tong_Hop_Ngay_Nghi_2019.C2"/>
    </style:style>
    <style:style style:name="ce2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0" style:family="table-cell" style:parent-style-name="Default" style:data-style-name="N206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4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3" style:family="table-cell" style:parent-style-name="Default" style:data-style-name="N0">
      <style:table-cell-properties fo:background-color="#ffff99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4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45" style:family="table-cell" style:parent-style-name="Default">
      <style:map style:condition="cell-content()=&quot;Sun&quot;" style:apply-style-name="Không_20_tên4" style:base-cell-address="'Cover Page'.AH1"/>
    </style:style>
    <style:style style:name="ce2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49" style:family="table-cell" style:parent-style-name="Default" style:data-style-name="N0">
      <style:table-cell-properties fo:background-color="#ffff66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Segoe UI'" style:font-pitch="variable" fo:font-size="5.09999990463257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5.09999990463257pt" style:language-asian="zxx" style:country-asian="none" style:font-style-asian="normal" style:font-weight-asian="normal" style:font-family-complex="'Segoe UI'" style:font-pitch-complex="variable" style:font-size-complex="5.0999999046325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Arial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'Segoe UI'" style:font-pitch="variable" fo:font-size="11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language-asian="zxx" style:country-asian="none" style:font-style-asian="normal" style:font-weight-asian="normal" style:font-family-complex="'Segoe UI'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8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en Tran-Thanh-Nha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2">
            <text:p>1.2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02">
            <text:p>January 02, 2019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Remove PhongPT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08">
            <text:p>January 08, 2019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33" office:value-type="float" office:value="0.2">
            <text:p>0.2</text:p>
          </table:table-cell>
          <table:table-cell table:style-name="ce35" office:value-type="string">
            <text:p>Remove SonNN from FEB</text:p>
          </table:table-cell>
          <table:table-cell table:style-name="ce36" office:value-type="string">
            <text:p>Thuyen Tran-Thanh-Nha</text:p>
          </table:table-cell>
          <table:table-cell table:style-name="ce37" office:value-type="date" office:date-value="2019-01-25">
            <text:p>January 25, 2019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28">
          <table:table-cell table:style-name="ce34" table:number-columns-repeated="2"/>
          <table:table-cell table:style-name="ce36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23">
          <table:table-cell table:style-name="ce34"/>
          <table:table-cell table:style-name="ce35" table:number-columns-repeated="2"/>
          <table:table-cell table:style-name="ce37"/>
          <table:table-cell table:style-name="ce12" table:number-columns-repeated="1014"/>
          <table:table-cell table:number-columns-repeated="4"/>
        </table:table-row>
        <table:table-row table:style-name="ro2" table:number-rows-repeated="65427">
          <table:table-cell table:style-name="ce12" table:number-columns-repeated="1018"/>
          <table:table-cell table:number-columns-repeated="4"/>
        </table:table-row>
        <table:table-row table:style-name="ro2" table:number-rows-repeated="98309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9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7"/>
        <table:table-column table:style-name="co19" table:default-cell-style-name="ce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65"/>
        <table:table-column table:style-name="co23" table:default-cell-style-name="Default"/>
        <table:table-column table:style-name="co24" table:default-cell-style-name="Default"/>
        <table:table-column table:style-name="co7" table:number-columns-repeated="1009" table:default-cell-style-name="Default"/>
        <table:table-row table:style-name="ro7">
          <table:table-cell table:style-name="ce40" office:value-type="string">
            <text:p>Tổng hợp ngày nghỉ 2018</text:p>
          </table:table-cell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7" table:number-rows-repeated="4">
          <table:table-cell table:style-name="ce40"/>
          <table:table-cell table:style-name="ce43" table:number-columns-repeated="6"/>
          <table:table-cell table:style-name="ce53"/>
          <table:table-cell table:style-name="ce58"/>
          <table:table-cell table:style-name="ce43" table:number-columns-repeated="3"/>
          <table:table-cell table:style-name="ce62"/>
          <table:table-cell table:style-name="ce43" table:number-columns-repeated="2"/>
          <table:table-cell table:number-columns-repeated="1009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text:p>Remaining Leave Days From 2018</text:p>
          </table:table-cell>
          <table:table-cell table:style-name="ce47" office:value-type="string">
            <office:annotation draw:style-name="gr1" draw:text-style-name="P1" svg:width="3.4126in" svg:height="1.3232in" svg:x="4.5346in" svg:y="0.4476in" draw:caption-point-x="-0.7689in" draw:caption-point-y="0.916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8 MOVE TO 2019</text:p>
          </table:table-cell>
          <table:table-cell table:style-name="ce47" office:value-type="string">
            <office:annotation draw:style-name="gr2" draw:text-style-name="P1" svg:width="1.1413in" svg:height="0.5457in" svg:x="5.0472in" svg:y="0.676in" draw:caption-point-x="-0.2402in" draw:caption-point-y="0.687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9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7.028in" svg:y="0.676in" draw:caption-point-x="-0.2622in" draw:caption-point-y="0.687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8</text:p>
          </table:table-cell>
          <table:table-cell table:style-name="ce54" office:value-type="string">
            <office:annotation draw:style-name="gr2" draw:text-style-name="P1" svg:width="1.1413in" svg:height="0.5457in" svg:x="8.1874in" svg:y="0.676in" draw:caption-point-x="-0.2402in" draw:caption-point-y="0.687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9.3531in" svg:y="0.676in" draw:caption-point-x="-0.2402in" draw:caption-point-y="0.687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text:p>Leave Days Seniority (over 3 years)</text:p>
          </table:table-cell>
          <table:table-cell table:style-name="ce47" office:value-type="string">
            <office:annotation office:display="true" draw:style-name="gr5" draw:text-style-name="P3" svg:width="1.9224in" svg:height="1.4787in" svg:x="16.4665in" svg:y="1.2051in" draw:caption-point-x="-1.4484in" draw:caption-point-y="0.1583in">
              <dc:creator>ThuyLTT</dc:creator>
              <dc:date>2014-01-06T00:00:00</dc:date>
              <text:p text:style-name="P2"><text:span text:style-name="T3">Ngày phép còn lại trong năm</text:span></text:p>
              <text:p text:style-name="P2"><text:span text:style-name="T3"/></text:p>
              <text:p text:style-name="P2"><text:span text:style-name="T3">Khi kết thúc năm:</text:span></text:p>
              <text:p text:style-name="P2"><text:span text:style-name="T3">- Số ngày phép còn lại (dương) sẽ được chuyển sang năm sau</text:span></text:p>
              <text:p text:style-name="P2"><text:span text:style-name="T3"/></text:p>
              <text:p text:style-name="P2"><text:span text:style-name="T3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09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48" office:value-type="float" office:value="-2.5">
            <text:p>-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]);DATE(YEAR([.E7]);12;31);NOW())" office:value-type="date" office:date-value="2019-02-11T10:13:06.66">
            <text:p>02/11/19</text:p>
          </table:table-cell>
          <table:table-cell table:style-name="ce52" table:formula="of:= IF(MONTH([.F7])=MONTH([.E7]) ; IF(NETWORKDAYS([.E7];[.E7]) &lt; NETWORKDAYS(DATE(YEAR([.E7]);MONTH([.E7]);1);EOMONTH([.E7];0)) / 2 ; 0 ; 1)  ;  IF( NETWORKDAYS([.E7];EOMONTH([.E7];0)) &lt; NETWORKDAYS(DATE(YEAR([.E7]);MONTH([.E7]);1);EOMONTH([.E7];0))/2  ; 0  ; 1) + IF(MONTH([.F7]) &gt; MONTH([.E7]) ; MONTH([.F7])-MONTH([.E7])-1 ; 0) + IF(NETWORKDAYS(DATE(YEAR([.F7]);MONTH([.F7]);1);[.F7]) &lt;  NETWORKDAYS(DATE(YEAR([.F7]);MONTH([.F7]);1);EOMONTH([.F7];0)) / 2 ; 0 ; 1))" office:value-type="float" office:value="1">
            <text:p>1</text:p>
          </table:table-cell>
          <table:table-cell table:style-name="ce55" table:formula="of:=SUMPRODUCT([Thong_Tin_Ngay_Nghi_201901.$B$3:.$B$70]=[.$B7];[Thong_Tin_Ngay_Nghi_201901.$C$3:.$C$70]) +  SUMPRODUCT([Thong_Tin_Ngay_Nghi_201902.$B$3:.$B$69]=[.$B7];[Thong_Tin_Ngay_Nghi_201902.$C$3:.$C$69]) + SUMPRODUCT([Thong_Tin_Ngay_Nghi_201903.$B$3:.$B$68]=[.$B7];[Thong_Tin_Ngay_Nghi_201903.$C$3:.$C$68])" office:value-type="float" office:value="4">
            <text:p>4</text:p>
          </table:table-cell>
          <table:table-cell table:style-name="ce60" table:formula="of:=SUMPRODUCT([Thong_Tin_Ngay_Nghi_201901.$B$3:.$B$70]=[.$B7];[Thong_Tin_Ngay_Nghi_201901.$C$3:.$C$70]) +SUMPRODUCT([Thong_Tin_Ngay_Nghi_201902.$B$3:.$B$69]=[.$B7];[Thong_Tin_Ngay_Nghi_201902.$C$3:.$C$69]) +SUMPRODUCT([Thong_Tin_Ngay_Nghi_201903.$B$3:.$B$68]=[.$B7];[Thong_Tin_Ngay_Nghi_201903.$C$3:.$C$68]) +SUMPRODUCT([Thong_Tin_Ngay_Nghi_201904.$B$3:.$B$69]=[.$B7];[Thong_Tin_Ngay_Nghi_201904.$C$3:.$C$69]) +SUMPRODUCT([Thong_Tin_Ngay_Nghi_201905.$B$3:.$B$69]=[.$B7];[Thong_Tin_Ngay_Nghi_201905.$C$3:.$C$69]) +SUMPRODUCT([Thong_Tin_Ngay_Nghi_201906.$B$3:.$B$69]=[.$B7];[Thong_Tin_Ngay_Nghi_201906.$C$3:.$C$69]) +SUMPRODUCT([Thong_Tin_Ngay_Nghi_201907.$B$3:.$B$69]=[.$B7];[Thong_Tin_Ngay_Nghi_201907.$C$3:.$C$69]) +SUMPRODUCT([Thong_Tin_Ngay_Nghi_201908.$B$3:.$B$69]=[.$B7];[Thong_Tin_Ngay_Nghi_201908.$C$3:.$C$69]) +SUMPRODUCT([Thong_Tin_Ngay_Nghi_201909.$B$3:.$B$69]=[.$B7];[Thong_Tin_Ngay_Nghi_201909.$C$3:.$C$69]) +SUMPRODUCT([Thong_Tin_Ngay_Nghi_201910.$B$3:.$B$69]=[.$B7];[Thong_Tin_Ngay_Nghi_201910.$C$3:.$C$69]) +SUMPRODUCT([Thong_Tin_Ngay_Nghi_201911.$B$3:.$B$69]=[.$B7];[Thong_Tin_Ngay_Nghi_201911.$C$3:.$C$69]) +SUMPRODUCT([Thong_Tin_Ngay_Nghi_201912.$B$3:.$B$69]=[.$B7];[Thong_Tin_Ngay_Nghi_201912.$C$3:.$C$69])" office:value-type="float" office:value="4">
            <text:p>4</text:p>
          </table:table-cell>
          <table:table-cell table:style-name="ce48" table:formula="of:=IF(DATE(YEAR([.F7]);MONTH([.F7]);DAY([.F7]))&lt;=DATE(YEAR([.F7]);3;31); [.D7]-[.H7] + [.G7]; IF([.H7]-[.D7]&lt;0;[.H7] + [.G7] -[.I7];[.G7]+[.D7]-[.I7]))" office:value-type="float" office:value="-3">
            <text:p>-3</text:p>
          </table:table-cell>
          <table:table-cell table:number-columns-repeated="2" table:style-name="ce48"/>
          <table:table-cell table:style-name="ce63"/>
          <table:table-cell table:style-name="ce48" table:formula="of:=[.J7]+[.L7] +[.K7]+[.M7]" office:value-type="float" office:value="-3">
            <text:p>-3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8]);DATE(YEAR([.E8]);12;31);NOW())" office:value-type="date" office:date-value="2019-02-11T10:13:06.66">
            <text:p>02/11/19</text:p>
          </table:table-cell>
          <table:table-cell table:style-name="ce52" table:formula="of:= IF(MONTH([.F8])=MONTH([.E8]) ; IF(NETWORKDAYS([.E8];[.E8]) &lt; NETWORKDAYS(DATE(YEAR([.E8]);MONTH([.E8]);1);EOMONTH([.E8];0)) / 2 ; 0 ; 1)  ;  IF( NETWORKDAYS([.E8];EOMONTH([.E8];0)) &lt; NETWORKDAYS(DATE(YEAR([.E8]);MONTH([.E8]);1);EOMONTH([.E8];0))/2  ; 0  ; 1) + IF(MONTH([.F8]) &gt; MONTH([.E8]) ; MONTH([.F8])-MONTH([.E8])-1 ; 0) + IF(NETWORKDAYS(DATE(YEAR([.F8]);MONTH([.F8]);1);[.F8]) &lt;  NETWORKDAYS(DATE(YEAR([.F8]);MONTH([.F8]);1);EOMONTH([.F8];0)) / 2 ; 0 ; 1))" office:value-type="float" office:value="1">
            <text:p>1</text:p>
          </table:table-cell>
          <table:table-cell table:style-name="ce55" table:formula="of:=SUMPRODUCT([Thong_Tin_Ngay_Nghi_201901.$B$3:.$B$70]=[.$B8];[Thong_Tin_Ngay_Nghi_201901.$C$3:.$C$70]) +  SUMPRODUCT([Thong_Tin_Ngay_Nghi_201902.$B$3:.$B$69]=[.$B8];[Thong_Tin_Ngay_Nghi_201902.$C$3:.$C$69]) + SUMPRODUCT([Thong_Tin_Ngay_Nghi_201903.$B$3:.$B$68]=[.$B8];[Thong_Tin_Ngay_Nghi_201903.$C$3:.$C$68])" office:value-type="float" office:value="0">
            <text:p>0</text:p>
          </table:table-cell>
          <table:table-cell table:style-name="ce60" table:formula="of:=SUMPRODUCT([Thong_Tin_Ngay_Nghi_201901.$B$3:.$B$70]=[.$B8];[Thong_Tin_Ngay_Nghi_201901.$C$3:.$C$70]) +SUMPRODUCT([Thong_Tin_Ngay_Nghi_201902.$B$3:.$B$69]=[.$B8];[Thong_Tin_Ngay_Nghi_201902.$C$3:.$C$69]) +SUMPRODUCT([Thong_Tin_Ngay_Nghi_201903.$B$3:.$B$68]=[.$B8];[Thong_Tin_Ngay_Nghi_201903.$C$3:.$C$68]) +SUMPRODUCT([Thong_Tin_Ngay_Nghi_201904.$B$3:.$B$69]=[.$B8];[Thong_Tin_Ngay_Nghi_201904.$C$3:.$C$69]) +SUMPRODUCT([Thong_Tin_Ngay_Nghi_201905.$B$3:.$B$69]=[.$B8];[Thong_Tin_Ngay_Nghi_201905.$C$3:.$C$69]) +SUMPRODUCT([Thong_Tin_Ngay_Nghi_201906.$B$3:.$B$69]=[.$B8];[Thong_Tin_Ngay_Nghi_201906.$C$3:.$C$69]) +SUMPRODUCT([Thong_Tin_Ngay_Nghi_201907.$B$3:.$B$69]=[.$B8];[Thong_Tin_Ngay_Nghi_201907.$C$3:.$C$69]) +SUMPRODUCT([Thong_Tin_Ngay_Nghi_201908.$B$3:.$B$69]=[.$B8];[Thong_Tin_Ngay_Nghi_201908.$C$3:.$C$69]) +SUMPRODUCT([Thong_Tin_Ngay_Nghi_201909.$B$3:.$B$69]=[.$B8];[Thong_Tin_Ngay_Nghi_201909.$C$3:.$C$69]) +SUMPRODUCT([Thong_Tin_Ngay_Nghi_201910.$B$3:.$B$69]=[.$B8];[Thong_Tin_Ngay_Nghi_201910.$C$3:.$C$69]) +SUMPRODUCT([Thong_Tin_Ngay_Nghi_201911.$B$3:.$B$69]=[.$B8];[Thong_Tin_Ngay_Nghi_201911.$C$3:.$C$69]) +SUMPRODUCT([Thong_Tin_Ngay_Nghi_201912.$B$3:.$B$69]=[.$B8];[Thong_Tin_Ngay_Nghi_201912.$C$3:.$C$69])" office:value-type="float" office:value="0">
            <text:p>0</text:p>
          </table:table-cell>
          <table:table-cell table:style-name="ce48" table:formula="of:=IF(DATE(YEAR([.F8]);MONTH([.F8]);DAY([.F8]))&lt;=DATE(YEAR([.F8]);3;31); [.D8]-[.H8] + [.G8]; IF([.H8]-[.D8]&lt;0;[.H8] + [.G8] -[.I8];[.G8]+[.D8]-[.I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8]+[.L8] +[.K8]+[.M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48" office:value-type="float" office:value="-26.5">
            <text:p>-26.5</text:p>
          </table:table-cell>
          <table:table-cell table:style-name="ce48" table:formula="of:=IF([.C9]&lt;0;0;[.C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9]);DATE(YEAR([.E9]);12;31);NOW())" office:value-type="date" office:date-value="2019-02-11T10:13:06.66">
            <text:p>02/11/19</text:p>
          </table:table-cell>
          <table:table-cell table:style-name="ce52" table:formula="of:= IF(MONTH([.F9])=MONTH([.E9]) ; IF(NETWORKDAYS([.E9];[.E9]) &lt; NETWORKDAYS(DATE(YEAR([.E9]);MONTH([.E9]);1);EOMONTH([.E9];0)) / 2 ; 0 ; 1)  ;  IF( NETWORKDAYS([.E9];EOMONTH([.E9];0)) &lt; NETWORKDAYS(DATE(YEAR([.E9]);MONTH([.E9]);1);EOMONTH([.E9];0))/2  ; 0  ; 1) + IF(MONTH([.F9]) &gt; MONTH([.E9]) ; MONTH([.F9])-MONTH([.E9])-1 ; 0) + IF(NETWORKDAYS(DATE(YEAR([.F9]);MONTH([.F9]);1);[.F9]) &lt;  NETWORKDAYS(DATE(YEAR([.F9]);MONTH([.F9]);1);EOMONTH([.F9];0)) / 2 ; 0 ; 1))" office:value-type="float" office:value="1">
            <text:p>1</text:p>
          </table:table-cell>
          <table:table-cell table:style-name="ce56" table:formula="of:=SUMPRODUCT([Thong_Tin_Ngay_Nghi_201901.$B$3:.$B$70]=[.$B9];[Thong_Tin_Ngay_Nghi_201901.$C$3:.$C$70]) +  SUMPRODUCT([Thong_Tin_Ngay_Nghi_201902.$B$3:.$B$69]=[.$B9];[Thong_Tin_Ngay_Nghi_201902.$C$3:.$C$69]) + SUMPRODUCT([Thong_Tin_Ngay_Nghi_201903.$B$3:.$B$68]=[.$B9];[Thong_Tin_Ngay_Nghi_201903.$C$3:.$C$68])" office:value-type="float" office:value="2.5">
            <text:p>2.5</text:p>
          </table:table-cell>
          <table:table-cell table:style-name="ce61" table:formula="of:=SUMPRODUCT([Thong_Tin_Ngay_Nghi_201901.$B$3:.$B$70]=[.$B9];[Thong_Tin_Ngay_Nghi_201901.$C$3:.$C$70]) +SUMPRODUCT([Thong_Tin_Ngay_Nghi_201902.$B$3:.$B$69]=[.$B9];[Thong_Tin_Ngay_Nghi_201902.$C$3:.$C$69]) +SUMPRODUCT([Thong_Tin_Ngay_Nghi_201903.$B$3:.$B$68]=[.$B9];[Thong_Tin_Ngay_Nghi_201903.$C$3:.$C$68]) +SUMPRODUCT([Thong_Tin_Ngay_Nghi_201904.$B$3:.$B$69]=[.$B9];[Thong_Tin_Ngay_Nghi_201904.$C$3:.$C$69]) +SUMPRODUCT([Thong_Tin_Ngay_Nghi_201905.$B$3:.$B$69]=[.$B9];[Thong_Tin_Ngay_Nghi_201905.$C$3:.$C$69]) +SUMPRODUCT([Thong_Tin_Ngay_Nghi_201906.$B$3:.$B$69]=[.$B9];[Thong_Tin_Ngay_Nghi_201906.$C$3:.$C$69]) +SUMPRODUCT([Thong_Tin_Ngay_Nghi_201907.$B$3:.$B$69]=[.$B9];[Thong_Tin_Ngay_Nghi_201907.$C$3:.$C$69]) +SUMPRODUCT([Thong_Tin_Ngay_Nghi_201908.$B$3:.$B$69]=[.$B9];[Thong_Tin_Ngay_Nghi_201908.$C$3:.$C$69]) +SUMPRODUCT([Thong_Tin_Ngay_Nghi_201909.$B$3:.$B$69]=[.$B9];[Thong_Tin_Ngay_Nghi_201909.$C$3:.$C$69]) +SUMPRODUCT([Thong_Tin_Ngay_Nghi_201910.$B$3:.$B$69]=[.$B9];[Thong_Tin_Ngay_Nghi_201910.$C$3:.$C$69]) +SUMPRODUCT([Thong_Tin_Ngay_Nghi_201911.$B$3:.$B$69]=[.$B9];[Thong_Tin_Ngay_Nghi_201911.$C$3:.$C$69]) +SUMPRODUCT([Thong_Tin_Ngay_Nghi_201912.$B$3:.$B$69]=[.$B9];[Thong_Tin_Ngay_Nghi_201912.$C$3:.$C$69])" office:value-type="float" office:value="2.5">
            <text:p>2.5</text:p>
          </table:table-cell>
          <table:table-cell table:style-name="ce48" table:formula="of:=IF(DATE(YEAR([.F9]);MONTH([.F9]);DAY([.F9]))&lt;=DATE(YEAR([.F9]);3;31); [.D9]-[.H9] + [.G9]; IF([.H9]-[.D9]&lt;0;[.H9] + [.G9] -[.I9];[.G9]+[.D9]-[.I9]))" office:value-type="float" office:value="-1.5">
            <text:p>-1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9]+[.L9] +[.K9]+[.M9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48" office:value-type="float" office:value="6.5">
            <text:p>6.5</text:p>
          </table:table-cell>
          <table:table-cell table:style-name="ce48" table:formula="of:=IF([.C10]&lt;0;0;[.C10])" office:value-type="float" office:value="6.5">
            <text:p>6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0]);DATE(YEAR([.E10]);12;31);NOW())" office:value-type="date" office:date-value="2019-02-11T10:13:06.67">
            <text:p>02/11/19</text:p>
          </table:table-cell>
          <table:table-cell table:style-name="ce52" table:formula="of:= IF(MONTH([.F10])=MONTH([.E10]) ; IF(NETWORKDAYS([.E10];[.E10]) &lt; NETWORKDAYS(DATE(YEAR([.E10]);MONTH([.E10]);1);EOMONTH([.E10];0)) / 2 ; 0 ; 1)  ;  IF( NETWORKDAYS([.E10];EOMONTH([.E10];0)) &lt; NETWORKDAYS(DATE(YEAR([.E10]);MONTH([.E10]);1);EOMONTH([.E10];0))/2  ; 0  ; 1) + IF(MONTH([.F10]) &gt; MONTH([.E10]) ; MONTH([.F10])-MONTH([.E10])-1 ; 0) + IF(NETWORKDAYS(DATE(YEAR([.F10]);MONTH([.F10]);1);[.F10]) &lt;  NETWORKDAYS(DATE(YEAR([.F10]);MONTH([.F10]);1);EOMONTH([.F10];0)) / 2 ; 0 ; 1))" office:value-type="float" office:value="1">
            <text:p>1</text:p>
          </table:table-cell>
          <table:table-cell table:style-name="ce55" table:formula="of:=SUMPRODUCT([Thong_Tin_Ngay_Nghi_201901.$B$3:.$B$70]=[.$B10];[Thong_Tin_Ngay_Nghi_201901.$C$3:.$C$70]) +  SUMPRODUCT([Thong_Tin_Ngay_Nghi_201902.$B$3:.$B$69]=[.$B10];[Thong_Tin_Ngay_Nghi_201902.$C$3:.$C$69]) + SUMPRODUCT([Thong_Tin_Ngay_Nghi_201903.$B$3:.$B$68]=[.$B10];[Thong_Tin_Ngay_Nghi_201903.$C$3:.$C$68])" office:value-type="float" office:value="8">
            <text:p>8</text:p>
          </table:table-cell>
          <table:table-cell table:style-name="ce60" table:formula="of:=SUMPRODUCT([Thong_Tin_Ngay_Nghi_201901.$B$3:.$B$70]=[.$B10];[Thong_Tin_Ngay_Nghi_201901.$C$3:.$C$70]) +SUMPRODUCT([Thong_Tin_Ngay_Nghi_201902.$B$3:.$B$69]=[.$B10];[Thong_Tin_Ngay_Nghi_201902.$C$3:.$C$69]) +SUMPRODUCT([Thong_Tin_Ngay_Nghi_201903.$B$3:.$B$68]=[.$B10];[Thong_Tin_Ngay_Nghi_201903.$C$3:.$C$68]) +SUMPRODUCT([Thong_Tin_Ngay_Nghi_201904.$B$3:.$B$69]=[.$B10];[Thong_Tin_Ngay_Nghi_201904.$C$3:.$C$69]) +SUMPRODUCT([Thong_Tin_Ngay_Nghi_201905.$B$3:.$B$69]=[.$B10];[Thong_Tin_Ngay_Nghi_201905.$C$3:.$C$69]) +SUMPRODUCT([Thong_Tin_Ngay_Nghi_201906.$B$3:.$B$69]=[.$B10];[Thong_Tin_Ngay_Nghi_201906.$C$3:.$C$69]) +SUMPRODUCT([Thong_Tin_Ngay_Nghi_201907.$B$3:.$B$69]=[.$B10];[Thong_Tin_Ngay_Nghi_201907.$C$3:.$C$69]) +SUMPRODUCT([Thong_Tin_Ngay_Nghi_201908.$B$3:.$B$69]=[.$B10];[Thong_Tin_Ngay_Nghi_201908.$C$3:.$C$69]) +SUMPRODUCT([Thong_Tin_Ngay_Nghi_201909.$B$3:.$B$69]=[.$B10];[Thong_Tin_Ngay_Nghi_201909.$C$3:.$C$69]) +SUMPRODUCT([Thong_Tin_Ngay_Nghi_201910.$B$3:.$B$69]=[.$B10];[Thong_Tin_Ngay_Nghi_201910.$C$3:.$C$69]) +SUMPRODUCT([Thong_Tin_Ngay_Nghi_201911.$B$3:.$B$69]=[.$B10];[Thong_Tin_Ngay_Nghi_201911.$C$3:.$C$69]) +SUMPRODUCT([Thong_Tin_Ngay_Nghi_201912.$B$3:.$B$69]=[.$B10];[Thong_Tin_Ngay_Nghi_201912.$C$3:.$C$69])" office:value-type="float" office:value="8">
            <text:p>8</text:p>
          </table:table-cell>
          <table:table-cell table:style-name="ce48" table:formula="of:=IF(DATE(YEAR([.F10]);MONTH([.F10]);DAY([.F10]))&lt;=DATE(YEAR([.F10]);3;31); [.D10]-[.H10] + [.G10]; IF([.H10]-[.D10]&lt;0;[.H10] + [.G10] -[.I10];[.G10]+[.D10]-[.I10]))" office:value-type="float" office:value="-0.5">
            <text:p>-0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0]+[.L10] +[.K10]+[.M10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48" office:value-type="float" office:value="5">
            <text:p>5</text:p>
          </table:table-cell>
          <table:table-cell table:style-name="ce48" table:formula="of:=IF([.C11]&lt;0;0;[.C11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1]);DATE(YEAR([.E11]);12;31);NOW())" office:value-type="date" office:date-value="2019-02-11T10:13:06.67">
            <text:p>02/11/19</text:p>
          </table:table-cell>
          <table:table-cell table:style-name="ce52" table:formula="of:= IF(MONTH([.F11])=MONTH([.E11]) ; IF(NETWORKDAYS([.E11];[.E11]) &lt; NETWORKDAYS(DATE(YEAR([.E11]);MONTH([.E11]);1);EOMONTH([.E11];0)) / 2 ; 0 ; 1)  ;  IF( NETWORKDAYS([.E11];EOMONTH([.E11];0)) &lt; NETWORKDAYS(DATE(YEAR([.E11]);MONTH([.E11]);1);EOMONTH([.E11];0))/2  ; 0  ; 1) + IF(MONTH([.F11]) &gt; MONTH([.E11]) ; MONTH([.F11])-MONTH([.E11])-1 ; 0) + IF(NETWORKDAYS(DATE(YEAR([.F11]);MONTH([.F11]);1);[.F11]) &lt;  NETWORKDAYS(DATE(YEAR([.F11]);MONTH([.F11]);1);EOMONTH([.F11];0)) / 2 ; 0 ; 1))" office:value-type="float" office:value="1">
            <text:p>1</text:p>
          </table:table-cell>
          <table:table-cell table:style-name="ce55" table:formula="of:=SUMPRODUCT([Thong_Tin_Ngay_Nghi_201901.$B$3:.$B$70]=[.$B11];[Thong_Tin_Ngay_Nghi_201901.$C$3:.$C$70]) +  SUMPRODUCT([Thong_Tin_Ngay_Nghi_201902.$B$3:.$B$69]=[.$B11];[Thong_Tin_Ngay_Nghi_201902.$C$3:.$C$69]) + SUMPRODUCT([Thong_Tin_Ngay_Nghi_201903.$B$3:.$B$68]=[.$B11];[Thong_Tin_Ngay_Nghi_201903.$C$3:.$C$68])" office:value-type="float" office:value="2">
            <text:p>2</text:p>
          </table:table-cell>
          <table:table-cell table:style-name="ce60" table:formula="of:=SUMPRODUCT([Thong_Tin_Ngay_Nghi_201901.$B$3:.$B$70]=[.$B11];[Thong_Tin_Ngay_Nghi_201901.$C$3:.$C$70]) +SUMPRODUCT([Thong_Tin_Ngay_Nghi_201902.$B$3:.$B$69]=[.$B11];[Thong_Tin_Ngay_Nghi_201902.$C$3:.$C$69]) +SUMPRODUCT([Thong_Tin_Ngay_Nghi_201903.$B$3:.$B$68]=[.$B11];[Thong_Tin_Ngay_Nghi_201903.$C$3:.$C$68]) +SUMPRODUCT([Thong_Tin_Ngay_Nghi_201904.$B$3:.$B$69]=[.$B11];[Thong_Tin_Ngay_Nghi_201904.$C$3:.$C$69]) +SUMPRODUCT([Thong_Tin_Ngay_Nghi_201905.$B$3:.$B$69]=[.$B11];[Thong_Tin_Ngay_Nghi_201905.$C$3:.$C$69]) +SUMPRODUCT([Thong_Tin_Ngay_Nghi_201906.$B$3:.$B$69]=[.$B11];[Thong_Tin_Ngay_Nghi_201906.$C$3:.$C$69]) +SUMPRODUCT([Thong_Tin_Ngay_Nghi_201907.$B$3:.$B$69]=[.$B11];[Thong_Tin_Ngay_Nghi_201907.$C$3:.$C$69]) +SUMPRODUCT([Thong_Tin_Ngay_Nghi_201908.$B$3:.$B$69]=[.$B11];[Thong_Tin_Ngay_Nghi_201908.$C$3:.$C$69]) +SUMPRODUCT([Thong_Tin_Ngay_Nghi_201909.$B$3:.$B$69]=[.$B11];[Thong_Tin_Ngay_Nghi_201909.$C$3:.$C$69]) +SUMPRODUCT([Thong_Tin_Ngay_Nghi_201910.$B$3:.$B$69]=[.$B11];[Thong_Tin_Ngay_Nghi_201910.$C$3:.$C$69]) +SUMPRODUCT([Thong_Tin_Ngay_Nghi_201911.$B$3:.$B$69]=[.$B11];[Thong_Tin_Ngay_Nghi_201911.$C$3:.$C$69]) +SUMPRODUCT([Thong_Tin_Ngay_Nghi_201912.$B$3:.$B$69]=[.$B11];[Thong_Tin_Ngay_Nghi_201912.$C$3:.$C$69])" office:value-type="float" office:value="2">
            <text:p>2</text:p>
          </table:table-cell>
          <table:table-cell table:style-name="ce48" table:formula="of:=IF(DATE(YEAR([.F11]);MONTH([.F11]);DAY([.F11]))&lt;=DATE(YEAR([.F11]);3;31); [.D11]-[.H11] + [.G11]; IF([.H11]-[.D11]&lt;0;[.H11] + [.G11] -[.I11];[.G11]+[.D11]-[.I11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1]+[.L11] +[.K11]+[.M11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">
            <text:p>6</text:p>
          </table:table-cell>
          <table:table-cell table:style-name="ce44" office:value-type="string">
            <text:p>CuongNM</text:p>
          </table:table-cell>
          <table:table-cell table:style-name="ce48" office:value-type="float" office:value="1">
            <text:p>1</text:p>
          </table:table-cell>
          <table:table-cell table:style-name="ce48" table:formula="of:=IF([.C12]&lt;0;0;[.C12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2]);DATE(YEAR([.E12]);12;31);NOW())" office:value-type="date" office:date-value="2019-02-11T10:13:06.67">
            <text:p>02/11/19</text:p>
          </table:table-cell>
          <table:table-cell table:style-name="ce52" table:formula="of:= IF(MONTH([.F12])=MONTH([.E12]) ; IF(NETWORKDAYS([.E12];[.E12]) &lt; NETWORKDAYS(DATE(YEAR([.E12]);MONTH([.E12]);1);EOMONTH([.E12];0)) / 2 ; 0 ; 1)  ;  IF( NETWORKDAYS([.E12];EOMONTH([.E12];0)) &lt; NETWORKDAYS(DATE(YEAR([.E12]);MONTH([.E12]);1);EOMONTH([.E12];0))/2  ; 0  ; 1) + IF(MONTH([.F12]) &gt; MONTH([.E12]) ; MONTH([.F12])-MONTH([.E12])-1 ; 0) + IF(NETWORKDAYS(DATE(YEAR([.F12]);MONTH([.F12]);1);[.F12]) &lt;  NETWORKDAYS(DATE(YEAR([.F12]);MONTH([.F12]);1);EOMONTH([.F12];0)) / 2 ; 0 ; 1))" office:value-type="float" office:value="1">
            <text:p>1</text:p>
          </table:table-cell>
          <table:table-cell table:style-name="ce55" table:formula="of:=SUMPRODUCT([Thong_Tin_Ngay_Nghi_201901.$B$3:.$B$70]=[.$B12];[Thong_Tin_Ngay_Nghi_201901.$C$3:.$C$70]) +  SUMPRODUCT([Thong_Tin_Ngay_Nghi_201902.$B$3:.$B$69]=[.$B12];[Thong_Tin_Ngay_Nghi_201902.$C$3:.$C$69]) + SUMPRODUCT([Thong_Tin_Ngay_Nghi_201903.$B$3:.$B$68]=[.$B12];[Thong_Tin_Ngay_Nghi_201903.$C$3:.$C$68])" office:value-type="float" office:value="0">
            <text:p>0</text:p>
          </table:table-cell>
          <table:table-cell table:style-name="ce60" table:formula="of:=SUMPRODUCT([Thong_Tin_Ngay_Nghi_201901.$B$3:.$B$70]=[.$B12];[Thong_Tin_Ngay_Nghi_201901.$C$3:.$C$70]) +SUMPRODUCT([Thong_Tin_Ngay_Nghi_201902.$B$3:.$B$69]=[.$B12];[Thong_Tin_Ngay_Nghi_201902.$C$3:.$C$69]) +SUMPRODUCT([Thong_Tin_Ngay_Nghi_201903.$B$3:.$B$68]=[.$B12];[Thong_Tin_Ngay_Nghi_201903.$C$3:.$C$68]) +SUMPRODUCT([Thong_Tin_Ngay_Nghi_201904.$B$3:.$B$69]=[.$B12];[Thong_Tin_Ngay_Nghi_201904.$C$3:.$C$69]) +SUMPRODUCT([Thong_Tin_Ngay_Nghi_201905.$B$3:.$B$69]=[.$B12];[Thong_Tin_Ngay_Nghi_201905.$C$3:.$C$69]) +SUMPRODUCT([Thong_Tin_Ngay_Nghi_201906.$B$3:.$B$69]=[.$B12];[Thong_Tin_Ngay_Nghi_201906.$C$3:.$C$69]) +SUMPRODUCT([Thong_Tin_Ngay_Nghi_201907.$B$3:.$B$69]=[.$B12];[Thong_Tin_Ngay_Nghi_201907.$C$3:.$C$69]) +SUMPRODUCT([Thong_Tin_Ngay_Nghi_201908.$B$3:.$B$69]=[.$B12];[Thong_Tin_Ngay_Nghi_201908.$C$3:.$C$69]) +SUMPRODUCT([Thong_Tin_Ngay_Nghi_201909.$B$3:.$B$69]=[.$B12];[Thong_Tin_Ngay_Nghi_201909.$C$3:.$C$69]) +SUMPRODUCT([Thong_Tin_Ngay_Nghi_201910.$B$3:.$B$69]=[.$B12];[Thong_Tin_Ngay_Nghi_201910.$C$3:.$C$69]) +SUMPRODUCT([Thong_Tin_Ngay_Nghi_201911.$B$3:.$B$69]=[.$B12];[Thong_Tin_Ngay_Nghi_201911.$C$3:.$C$69]) +SUMPRODUCT([Thong_Tin_Ngay_Nghi_201912.$B$3:.$B$69]=[.$B12];[Thong_Tin_Ngay_Nghi_201912.$C$3:.$C$69])" office:value-type="float" office:value="0">
            <text:p>0</text:p>
          </table:table-cell>
          <table:table-cell table:style-name="ce48" table:formula="of:=IF(DATE(YEAR([.F12]);MONTH([.F12]);DAY([.F12]))&lt;=DATE(YEAR([.F12]);3;31); [.D12]-[.H12] + [.G12]; IF([.H12]-[.D12]&lt;0;[.H12] + [.G12] -[.I12];[.G12]+[.D12]-[.I12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12]+[.L12] +[.K12]+[.M12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7">
            <text:p>7</text:p>
          </table:table-cell>
          <table:table-cell table:style-name="ce44" office:value-type="string">
            <text:p>DaiPD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3]);DATE(YEAR([.E13]);12;31);NOW())" office:value-type="date" office:date-value="2019-02-11T10:13:06.67">
            <text:p>02/11/19</text:p>
          </table:table-cell>
          <table:table-cell table:style-name="ce52" table:formula="of:= IF(MONTH([.F13])=MONTH([.E13]) ; IF(NETWORKDAYS([.E13];[.E13]) &lt; NETWORKDAYS(DATE(YEAR([.E13]);MONTH([.E13]);1);EOMONTH([.E13];0)) / 2 ; 0 ; 1)  ;  IF( NETWORKDAYS([.E13];EOMONTH([.E13];0)) &lt; NETWORKDAYS(DATE(YEAR([.E13]);MONTH([.E13]);1);EOMONTH([.E13];0))/2  ; 0  ; 1) + IF(MONTH([.F13]) &gt; MONTH([.E13]) ; MONTH([.F13])-MONTH([.E13])-1 ; 0) + IF(NETWORKDAYS(DATE(YEAR([.F13]);MONTH([.F13]);1);[.F13]) &lt;  NETWORKDAYS(DATE(YEAR([.F13]);MONTH([.F13]);1);EOMONTH([.F13];0)) / 2 ; 0 ; 1))" office:value-type="float" office:value="1">
            <text:p>1</text:p>
          </table:table-cell>
          <table:table-cell table:style-name="ce55" table:formula="of:=SUMPRODUCT([Thong_Tin_Ngay_Nghi_201901.$B$3:.$B$70]=[.$B13];[Thong_Tin_Ngay_Nghi_201901.$C$3:.$C$70]) +  SUMPRODUCT([Thong_Tin_Ngay_Nghi_201902.$B$3:.$B$69]=[.$B13];[Thong_Tin_Ngay_Nghi_201902.$C$3:.$C$69]) + SUMPRODUCT([Thong_Tin_Ngay_Nghi_201903.$B$3:.$B$68]=[.$B13];[Thong_Tin_Ngay_Nghi_201903.$C$3:.$C$68])" office:value-type="float" office:value="5">
            <text:p>5</text:p>
          </table:table-cell>
          <table:table-cell table:style-name="ce60" table:formula="of:=SUMPRODUCT([Thong_Tin_Ngay_Nghi_201901.$B$3:.$B$70]=[.$B13];[Thong_Tin_Ngay_Nghi_201901.$C$3:.$C$70]) +SUMPRODUCT([Thong_Tin_Ngay_Nghi_201902.$B$3:.$B$69]=[.$B13];[Thong_Tin_Ngay_Nghi_201902.$C$3:.$C$69]) +SUMPRODUCT([Thong_Tin_Ngay_Nghi_201903.$B$3:.$B$68]=[.$B13];[Thong_Tin_Ngay_Nghi_201903.$C$3:.$C$68]) +SUMPRODUCT([Thong_Tin_Ngay_Nghi_201904.$B$3:.$B$69]=[.$B13];[Thong_Tin_Ngay_Nghi_201904.$C$3:.$C$69]) +SUMPRODUCT([Thong_Tin_Ngay_Nghi_201905.$B$3:.$B$69]=[.$B13];[Thong_Tin_Ngay_Nghi_201905.$C$3:.$C$69]) +SUMPRODUCT([Thong_Tin_Ngay_Nghi_201906.$B$3:.$B$69]=[.$B13];[Thong_Tin_Ngay_Nghi_201906.$C$3:.$C$69]) +SUMPRODUCT([Thong_Tin_Ngay_Nghi_201907.$B$3:.$B$69]=[.$B13];[Thong_Tin_Ngay_Nghi_201907.$C$3:.$C$69]) +SUMPRODUCT([Thong_Tin_Ngay_Nghi_201908.$B$3:.$B$69]=[.$B13];[Thong_Tin_Ngay_Nghi_201908.$C$3:.$C$69]) +SUMPRODUCT([Thong_Tin_Ngay_Nghi_201909.$B$3:.$B$69]=[.$B13];[Thong_Tin_Ngay_Nghi_201909.$C$3:.$C$69]) +SUMPRODUCT([Thong_Tin_Ngay_Nghi_201910.$B$3:.$B$69]=[.$B13];[Thong_Tin_Ngay_Nghi_201910.$C$3:.$C$69]) +SUMPRODUCT([Thong_Tin_Ngay_Nghi_201911.$B$3:.$B$69]=[.$B13];[Thong_Tin_Ngay_Nghi_201911.$C$3:.$C$69]) +SUMPRODUCT([Thong_Tin_Ngay_Nghi_201912.$B$3:.$B$69]=[.$B13];[Thong_Tin_Ngay_Nghi_201912.$C$3:.$C$69])" office:value-type="float" office:value="5">
            <text:p>5</text:p>
          </table:table-cell>
          <table:table-cell table:style-name="ce48" table:formula="of:=IF(DATE(YEAR([.F13]);MONTH([.F13]);DAY([.F13]))&lt;=DATE(YEAR([.F13]);3;31); [.D13]-[.H13] + [.G13]; IF([.H13]-[.D13]&lt;0;[.H13] + [.G13] -[.I13];[.G13]+[.D13]-[.I13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13]+[.L13] +[.K13]+[.M13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8">
            <text:p>8</text:p>
          </table:table-cell>
          <table:table-cell table:style-name="ce44" office:value-type="string">
            <text:p>DauDQ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4]);DATE(YEAR([.E14]);12;31);NOW())" office:value-type="date" office:date-value="2019-02-11T10:13:06.67">
            <text:p>02/11/19</text:p>
          </table:table-cell>
          <table:table-cell table:style-name="ce52" table:formula="of:= IF(MONTH([.F14])=MONTH([.E14]) ; IF(NETWORKDAYS([.E14];[.E14]) &lt; NETWORKDAYS(DATE(YEAR([.E14]);MONTH([.E14]);1);EOMONTH([.E14];0)) / 2 ; 0 ; 1)  ;  IF( NETWORKDAYS([.E14];EOMONTH([.E14];0)) &lt; NETWORKDAYS(DATE(YEAR([.E14]);MONTH([.E14]);1);EOMONTH([.E14];0))/2  ; 0  ; 1) + IF(MONTH([.F14]) &gt; MONTH([.E14]) ; MONTH([.F14])-MONTH([.E14])-1 ; 0) + IF(NETWORKDAYS(DATE(YEAR([.F14]);MONTH([.F14]);1);[.F14]) &lt;  NETWORKDAYS(DATE(YEAR([.F14]);MONTH([.F14]);1);EOMONTH([.F14];0)) / 2 ; 0 ; 1))" office:value-type="float" office:value="1">
            <text:p>1</text:p>
          </table:table-cell>
          <table:table-cell table:style-name="ce55" table:formula="of:=SUMPRODUCT([Thong_Tin_Ngay_Nghi_201901.$B$3:.$B$70]=[.$B14];[Thong_Tin_Ngay_Nghi_201901.$C$3:.$C$70]) +  SUMPRODUCT([Thong_Tin_Ngay_Nghi_201902.$B$3:.$B$69]=[.$B14];[Thong_Tin_Ngay_Nghi_201902.$C$3:.$C$69]) + SUMPRODUCT([Thong_Tin_Ngay_Nghi_201903.$B$3:.$B$68]=[.$B14];[Thong_Tin_Ngay_Nghi_201903.$C$3:.$C$68])" office:value-type="float" office:value="6">
            <text:p>6</text:p>
          </table:table-cell>
          <table:table-cell table:style-name="ce60" table:formula="of:=SUMPRODUCT([Thong_Tin_Ngay_Nghi_201901.$B$3:.$B$70]=[.$B14];[Thong_Tin_Ngay_Nghi_201901.$C$3:.$C$70]) +SUMPRODUCT([Thong_Tin_Ngay_Nghi_201902.$B$3:.$B$69]=[.$B14];[Thong_Tin_Ngay_Nghi_201902.$C$3:.$C$69]) +SUMPRODUCT([Thong_Tin_Ngay_Nghi_201903.$B$3:.$B$68]=[.$B14];[Thong_Tin_Ngay_Nghi_201903.$C$3:.$C$68]) +SUMPRODUCT([Thong_Tin_Ngay_Nghi_201904.$B$3:.$B$69]=[.$B14];[Thong_Tin_Ngay_Nghi_201904.$C$3:.$C$69]) +SUMPRODUCT([Thong_Tin_Ngay_Nghi_201905.$B$3:.$B$69]=[.$B14];[Thong_Tin_Ngay_Nghi_201905.$C$3:.$C$69]) +SUMPRODUCT([Thong_Tin_Ngay_Nghi_201906.$B$3:.$B$69]=[.$B14];[Thong_Tin_Ngay_Nghi_201906.$C$3:.$C$69]) +SUMPRODUCT([Thong_Tin_Ngay_Nghi_201907.$B$3:.$B$69]=[.$B14];[Thong_Tin_Ngay_Nghi_201907.$C$3:.$C$69]) +SUMPRODUCT([Thong_Tin_Ngay_Nghi_201908.$B$3:.$B$69]=[.$B14];[Thong_Tin_Ngay_Nghi_201908.$C$3:.$C$69]) +SUMPRODUCT([Thong_Tin_Ngay_Nghi_201909.$B$3:.$B$69]=[.$B14];[Thong_Tin_Ngay_Nghi_201909.$C$3:.$C$69]) +SUMPRODUCT([Thong_Tin_Ngay_Nghi_201910.$B$3:.$B$69]=[.$B14];[Thong_Tin_Ngay_Nghi_201910.$C$3:.$C$69]) +SUMPRODUCT([Thong_Tin_Ngay_Nghi_201911.$B$3:.$B$69]=[.$B14];[Thong_Tin_Ngay_Nghi_201911.$C$3:.$C$69]) +SUMPRODUCT([Thong_Tin_Ngay_Nghi_201912.$B$3:.$B$69]=[.$B14];[Thong_Tin_Ngay_Nghi_201912.$C$3:.$C$69])" office:value-type="float" office:value="6">
            <text:p>6</text:p>
          </table:table-cell>
          <table:table-cell table:style-name="ce48" table:formula="of:=IF(DATE(YEAR([.F14]);MONTH([.F14]);DAY([.F14]))&lt;=DATE(YEAR([.F14]);3;31); [.D14]-[.H14] + [.G14]; IF([.H14]-[.D14]&lt;0;[.H14] + [.G14] -[.I14];[.G14]+[.D14]-[.I14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14]+[.L14] +[.K14]+[.M14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48" office:value-type="float" office:value="2">
            <text:p>2</text:p>
          </table:table-cell>
          <table:table-cell table:style-name="ce48" table:formula="of:=IF([.C15]&lt;0;0;[.C15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5]);DATE(YEAR([.E15]);12;31);NOW())" office:value-type="date" office:date-value="2019-02-11T10:13:06.68">
            <text:p>02/11/19</text:p>
          </table:table-cell>
          <table:table-cell table:style-name="ce52" table:formula="of:= IF(MONTH([.F15])=MONTH([.E15]) ; IF(NETWORKDAYS([.E15];[.E15]) &lt; NETWORKDAYS(DATE(YEAR([.E15]);MONTH([.E15]);1);EOMONTH([.E15];0)) / 2 ; 0 ; 1)  ;  IF( NETWORKDAYS([.E15];EOMONTH([.E15];0)) &lt; NETWORKDAYS(DATE(YEAR([.E15]);MONTH([.E15]);1);EOMONTH([.E15];0))/2  ; 0  ; 1) + IF(MONTH([.F15]) &gt; MONTH([.E15]) ; MONTH([.F15])-MONTH([.E15])-1 ; 0) + IF(NETWORKDAYS(DATE(YEAR([.F15]);MONTH([.F15]);1);[.F15]) &lt;  NETWORKDAYS(DATE(YEAR([.F15]);MONTH([.F15]);1);EOMONTH([.F15];0)) / 2 ; 0 ; 1))" office:value-type="float" office:value="1">
            <text:p>1</text:p>
          </table:table-cell>
          <table:table-cell table:style-name="ce55" table:formula="of:=SUMPRODUCT([Thong_Tin_Ngay_Nghi_201901.$B$3:.$B$70]=[.$B15];[Thong_Tin_Ngay_Nghi_201901.$C$3:.$C$70]) +  SUMPRODUCT([Thong_Tin_Ngay_Nghi_201902.$B$3:.$B$69]=[.$B15];[Thong_Tin_Ngay_Nghi_201902.$C$3:.$C$69]) + SUMPRODUCT([Thong_Tin_Ngay_Nghi_201903.$B$3:.$B$68]=[.$B15];[Thong_Tin_Ngay_Nghi_201903.$C$3:.$C$68])" office:value-type="float" office:value="0">
            <text:p>0</text:p>
          </table:table-cell>
          <table:table-cell table:style-name="ce60" table:formula="of:=SUMPRODUCT([Thong_Tin_Ngay_Nghi_201901.$B$3:.$B$70]=[.$B15];[Thong_Tin_Ngay_Nghi_201901.$C$3:.$C$70]) +SUMPRODUCT([Thong_Tin_Ngay_Nghi_201902.$B$3:.$B$69]=[.$B15];[Thong_Tin_Ngay_Nghi_201902.$C$3:.$C$69]) +SUMPRODUCT([Thong_Tin_Ngay_Nghi_201903.$B$3:.$B$68]=[.$B15];[Thong_Tin_Ngay_Nghi_201903.$C$3:.$C$68]) +SUMPRODUCT([Thong_Tin_Ngay_Nghi_201904.$B$3:.$B$69]=[.$B15];[Thong_Tin_Ngay_Nghi_201904.$C$3:.$C$69]) +SUMPRODUCT([Thong_Tin_Ngay_Nghi_201905.$B$3:.$B$69]=[.$B15];[Thong_Tin_Ngay_Nghi_201905.$C$3:.$C$69]) +SUMPRODUCT([Thong_Tin_Ngay_Nghi_201906.$B$3:.$B$69]=[.$B15];[Thong_Tin_Ngay_Nghi_201906.$C$3:.$C$69]) +SUMPRODUCT([Thong_Tin_Ngay_Nghi_201907.$B$3:.$B$69]=[.$B15];[Thong_Tin_Ngay_Nghi_201907.$C$3:.$C$69]) +SUMPRODUCT([Thong_Tin_Ngay_Nghi_201908.$B$3:.$B$69]=[.$B15];[Thong_Tin_Ngay_Nghi_201908.$C$3:.$C$69]) +SUMPRODUCT([Thong_Tin_Ngay_Nghi_201909.$B$3:.$B$69]=[.$B15];[Thong_Tin_Ngay_Nghi_201909.$C$3:.$C$69]) +SUMPRODUCT([Thong_Tin_Ngay_Nghi_201910.$B$3:.$B$69]=[.$B15];[Thong_Tin_Ngay_Nghi_201910.$C$3:.$C$69]) +SUMPRODUCT([Thong_Tin_Ngay_Nghi_201911.$B$3:.$B$69]=[.$B15];[Thong_Tin_Ngay_Nghi_201911.$C$3:.$C$69]) +SUMPRODUCT([Thong_Tin_Ngay_Nghi_201912.$B$3:.$B$69]=[.$B15];[Thong_Tin_Ngay_Nghi_201912.$C$3:.$C$69])" office:value-type="float" office:value="0">
            <text:p>0</text:p>
          </table:table-cell>
          <table:table-cell table:style-name="ce48" table:formula="of:=IF(DATE(YEAR([.F15]);MONTH([.F15]);DAY([.F15]))&lt;=DATE(YEAR([.F15]);3;31); [.D15]-[.H15] + [.G15]; IF([.H15]-[.D15]&lt;0;[.H15] + [.G15] -[.I15];[.G15]+[.D15]-[.I15]))" office:value-type="float" office:value="3">
            <text:p>3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5]+[.L15] +[.K15]+[.M15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48" office:value-type="float" office:value="-2.5">
            <text:p>-2.5</text:p>
          </table:table-cell>
          <table:table-cell table:style-name="ce48" table:formula="of:=IF([.C16]&lt;0;0;[.C1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6]);DATE(YEAR([.E16]);12;31);NOW())" office:value-type="date" office:date-value="2019-02-11T10:13:06.68">
            <text:p>02/11/19</text:p>
          </table:table-cell>
          <table:table-cell table:style-name="ce52" table:formula="of:= IF(MONTH([.F16])=MONTH([.E16]) ; IF(NETWORKDAYS([.E16];[.E16]) &lt; NETWORKDAYS(DATE(YEAR([.E16]);MONTH([.E16]);1);EOMONTH([.E16];0)) / 2 ; 0 ; 1)  ;  IF( NETWORKDAYS([.E16];EOMONTH([.E16];0)) &lt; NETWORKDAYS(DATE(YEAR([.E16]);MONTH([.E16]);1);EOMONTH([.E16];0))/2  ; 0  ; 1) + IF(MONTH([.F16]) &gt; MONTH([.E16]) ; MONTH([.F16])-MONTH([.E16])-1 ; 0) + IF(NETWORKDAYS(DATE(YEAR([.F16]);MONTH([.F16]);1);[.F16]) &lt;  NETWORKDAYS(DATE(YEAR([.F16]);MONTH([.F16]);1);EOMONTH([.F16];0)) / 2 ; 0 ; 1))" office:value-type="float" office:value="1">
            <text:p>1</text:p>
          </table:table-cell>
          <table:table-cell table:style-name="ce55" table:formula="of:=SUMPRODUCT([Thong_Tin_Ngay_Nghi_201901.$B$3:.$B$70]=[.$B16];[Thong_Tin_Ngay_Nghi_201901.$C$3:.$C$70]) +  SUMPRODUCT([Thong_Tin_Ngay_Nghi_201902.$B$3:.$B$69]=[.$B16];[Thong_Tin_Ngay_Nghi_201902.$C$3:.$C$69]) + SUMPRODUCT([Thong_Tin_Ngay_Nghi_201903.$B$3:.$B$68]=[.$B16];[Thong_Tin_Ngay_Nghi_201903.$C$3:.$C$68])" office:value-type="float" office:value="1">
            <text:p>1</text:p>
          </table:table-cell>
          <table:table-cell table:style-name="ce60" table:formula="of:=SUMPRODUCT([Thong_Tin_Ngay_Nghi_201901.$B$3:.$B$70]=[.$B16];[Thong_Tin_Ngay_Nghi_201901.$C$3:.$C$70]) +SUMPRODUCT([Thong_Tin_Ngay_Nghi_201902.$B$3:.$B$69]=[.$B16];[Thong_Tin_Ngay_Nghi_201902.$C$3:.$C$69]) +SUMPRODUCT([Thong_Tin_Ngay_Nghi_201903.$B$3:.$B$68]=[.$B16];[Thong_Tin_Ngay_Nghi_201903.$C$3:.$C$68]) +SUMPRODUCT([Thong_Tin_Ngay_Nghi_201904.$B$3:.$B$69]=[.$B16];[Thong_Tin_Ngay_Nghi_201904.$C$3:.$C$69]) +SUMPRODUCT([Thong_Tin_Ngay_Nghi_201905.$B$3:.$B$69]=[.$B16];[Thong_Tin_Ngay_Nghi_201905.$C$3:.$C$69]) +SUMPRODUCT([Thong_Tin_Ngay_Nghi_201906.$B$3:.$B$69]=[.$B16];[Thong_Tin_Ngay_Nghi_201906.$C$3:.$C$69]) +SUMPRODUCT([Thong_Tin_Ngay_Nghi_201907.$B$3:.$B$69]=[.$B16];[Thong_Tin_Ngay_Nghi_201907.$C$3:.$C$69]) +SUMPRODUCT([Thong_Tin_Ngay_Nghi_201908.$B$3:.$B$69]=[.$B16];[Thong_Tin_Ngay_Nghi_201908.$C$3:.$C$69]) +SUMPRODUCT([Thong_Tin_Ngay_Nghi_201909.$B$3:.$B$69]=[.$B16];[Thong_Tin_Ngay_Nghi_201909.$C$3:.$C$69]) +SUMPRODUCT([Thong_Tin_Ngay_Nghi_201910.$B$3:.$B$69]=[.$B16];[Thong_Tin_Ngay_Nghi_201910.$C$3:.$C$69]) +SUMPRODUCT([Thong_Tin_Ngay_Nghi_201911.$B$3:.$B$69]=[.$B16];[Thong_Tin_Ngay_Nghi_201911.$C$3:.$C$69]) +SUMPRODUCT([Thong_Tin_Ngay_Nghi_201912.$B$3:.$B$69]=[.$B16];[Thong_Tin_Ngay_Nghi_201912.$C$3:.$C$69])" office:value-type="float" office:value="1">
            <text:p>1</text:p>
          </table:table-cell>
          <table:table-cell table:style-name="ce48" table:formula="of:=IF(DATE(YEAR([.F16]);MONTH([.F16]);DAY([.F16]))&lt;=DATE(YEAR([.F16]);3;31); [.D16]-[.H16] + [.G16]; IF([.H16]-[.D16]&lt;0;[.H16] + [.G16] -[.I16];[.G16]+[.D16]-[.I16]))" office:value-type="float" office:value="0">
            <text:p>0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6]+[.L16] +[.K16]+[.M1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1">
            <text:p>11</text:p>
          </table:table-cell>
          <table:table-cell table:style-name="ce45" office:value-type="string">
            <text:p>DuyenLT</text:p>
          </table:table-cell>
          <table:table-cell table:style-name="ce49" office:value-type="float" office:value="-1.5">
            <text:p>-1.5</text:p>
          </table:table-cell>
          <table:table-cell table:style-name="ce48" table:formula="of:=IF([.C17]&lt;0;0;[.C1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7]);DATE(YEAR([.E17]);12;31);NOW())" office:value-type="date" office:date-value="2019-02-11T10:13:06.68">
            <text:p>02/11/19</text:p>
          </table:table-cell>
          <table:table-cell table:style-name="ce52" table:formula="of:= IF(MONTH([.F17])=MONTH([.E17]) ; IF(NETWORKDAYS([.E17];[.E17]) &lt; NETWORKDAYS(DATE(YEAR([.E17]);MONTH([.E17]);1);EOMONTH([.E17];0)) / 2 ; 0 ; 1)  ;  IF( NETWORKDAYS([.E17];EOMONTH([.E17];0)) &lt; NETWORKDAYS(DATE(YEAR([.E17]);MONTH([.E17]);1);EOMONTH([.E17];0))/2  ; 0  ; 1) + IF(MONTH([.F17]) &gt; MONTH([.E17]) ; MONTH([.F17])-MONTH([.E17])-1 ; 0) + IF(NETWORKDAYS(DATE(YEAR([.F17]);MONTH([.F17]);1);[.F17]) &lt;  NETWORKDAYS(DATE(YEAR([.F17]);MONTH([.F17]);1);EOMONTH([.F17];0)) / 2 ; 0 ; 1))" office:value-type="float" office:value="1">
            <text:p>1</text:p>
          </table:table-cell>
          <table:table-cell table:style-name="ce55" table:formula="of:=SUMPRODUCT([Thong_Tin_Ngay_Nghi_201901.$B$3:.$B$70]=[.$B17];[Thong_Tin_Ngay_Nghi_201901.$C$3:.$C$70]) +  SUMPRODUCT([Thong_Tin_Ngay_Nghi_201902.$B$3:.$B$69]=[.$B17];[Thong_Tin_Ngay_Nghi_201902.$C$3:.$C$69]) + SUMPRODUCT([Thong_Tin_Ngay_Nghi_201903.$B$3:.$B$68]=[.$B17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17];[Thong_Tin_Ngay_Nghi_201901.$C$3:.$C$70]) +SUMPRODUCT([Thong_Tin_Ngay_Nghi_201902.$B$3:.$B$69]=[.$B17];[Thong_Tin_Ngay_Nghi_201902.$C$3:.$C$69]) +SUMPRODUCT([Thong_Tin_Ngay_Nghi_201903.$B$3:.$B$68]=[.$B17];[Thong_Tin_Ngay_Nghi_201903.$C$3:.$C$68]) +SUMPRODUCT([Thong_Tin_Ngay_Nghi_201904.$B$3:.$B$69]=[.$B17];[Thong_Tin_Ngay_Nghi_201904.$C$3:.$C$69]) +SUMPRODUCT([Thong_Tin_Ngay_Nghi_201905.$B$3:.$B$69]=[.$B17];[Thong_Tin_Ngay_Nghi_201905.$C$3:.$C$69]) +SUMPRODUCT([Thong_Tin_Ngay_Nghi_201906.$B$3:.$B$69]=[.$B17];[Thong_Tin_Ngay_Nghi_201906.$C$3:.$C$69]) +SUMPRODUCT([Thong_Tin_Ngay_Nghi_201907.$B$3:.$B$69]=[.$B17];[Thong_Tin_Ngay_Nghi_201907.$C$3:.$C$69]) +SUMPRODUCT([Thong_Tin_Ngay_Nghi_201908.$B$3:.$B$69]=[.$B17];[Thong_Tin_Ngay_Nghi_201908.$C$3:.$C$69]) +SUMPRODUCT([Thong_Tin_Ngay_Nghi_201909.$B$3:.$B$69]=[.$B17];[Thong_Tin_Ngay_Nghi_201909.$C$3:.$C$69]) +SUMPRODUCT([Thong_Tin_Ngay_Nghi_201910.$B$3:.$B$69]=[.$B17];[Thong_Tin_Ngay_Nghi_201910.$C$3:.$C$69]) +SUMPRODUCT([Thong_Tin_Ngay_Nghi_201911.$B$3:.$B$69]=[.$B17];[Thong_Tin_Ngay_Nghi_201911.$C$3:.$C$69]) +SUMPRODUCT([Thong_Tin_Ngay_Nghi_201912.$B$3:.$B$69]=[.$B17];[Thong_Tin_Ngay_Nghi_201912.$C$3:.$C$69])" office:value-type="float" office:value="2.5">
            <text:p>2.5</text:p>
          </table:table-cell>
          <table:table-cell table:style-name="ce48" table:formula="of:=IF(DATE(YEAR([.F17]);MONTH([.F17]);DAY([.F17]))&lt;=DATE(YEAR([.F17]);3;31); [.D17]-[.H17] + [.G17]; IF([.H17]-[.D17]&lt;0;[.H17] + [.G17] -[.I17];[.G17]+[.D17]-[.I17]))" office:value-type="float" office:value="-1.5">
            <text:p>-1.5</text:p>
          </table:table-cell>
          <table:table-cell table:number-columns-repeated="2" table:style-name="ce49"/>
          <table:table-cell table:style-name="ce64"/>
          <table:table-cell table:style-name="ce48" table:formula="of:=[.J17]+[.L17] +[.K17]+[.M17]" office:value-type="float" office:value="-1.5">
            <text:p>-1.5</text:p>
          </table:table-cell>
          <table:table-cell table:style-name="ce67"/>
          <table:table-cell table:style-name="ce69" table:number-columns-repeated="1009"/>
        </table:table-row>
        <table:table-row table:style-name="ro9">
          <table:table-cell table:style-name="ce4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18]&lt;0;0;[.C18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18]);DATE(YEAR([.E18]);12;31);NOW())" office:value-type="date" office:date-value="2019-02-11T10:13:06.68">
            <text:p>02/11/19</text:p>
          </table:table-cell>
          <table:table-cell table:style-name="ce52" table:formula="of:= IF(MONTH([.F18])=MONTH([.E18]) ; IF(NETWORKDAYS([.E18];[.E18]) &lt; NETWORKDAYS(DATE(YEAR([.E18]);MONTH([.E18]);1);EOMONTH([.E18];0)) / 2 ; 0 ; 1)  ;  IF( NETWORKDAYS([.E18];EOMONTH([.E18];0)) &lt; NETWORKDAYS(DATE(YEAR([.E18]);MONTH([.E18]);1);EOMONTH([.E18];0))/2  ; 0  ; 1) + IF(MONTH([.F18]) &gt; MONTH([.E18]) ; MONTH([.F18])-MONTH([.E18])-1 ; 0) + IF(NETWORKDAYS(DATE(YEAR([.F18]);MONTH([.F18]);1);[.F18]) &lt;  NETWORKDAYS(DATE(YEAR([.F18]);MONTH([.F18]);1);EOMONTH([.F18];0)) / 2 ; 0 ; 1))" office:value-type="float" office:value="1">
            <text:p>1</text:p>
          </table:table-cell>
          <table:table-cell table:style-name="ce55" table:formula="of:=SUMPRODUCT([Thong_Tin_Ngay_Nghi_201901.$B$3:.$B$70]=[.$B18];[Thong_Tin_Ngay_Nghi_201901.$C$3:.$C$70]) +  SUMPRODUCT([Thong_Tin_Ngay_Nghi_201902.$B$3:.$B$69]=[.$B18];[Thong_Tin_Ngay_Nghi_201902.$C$3:.$C$69]) + SUMPRODUCT([Thong_Tin_Ngay_Nghi_201903.$B$3:.$B$68]=[.$B18];[Thong_Tin_Ngay_Nghi_201903.$C$3:.$C$68])" office:value-type="float" office:value="3">
            <text:p>3</text:p>
          </table:table-cell>
          <table:table-cell table:style-name="ce60" table:formula="of:=SUMPRODUCT([Thong_Tin_Ngay_Nghi_201901.$B$3:.$B$70]=[.$B18];[Thong_Tin_Ngay_Nghi_201901.$C$3:.$C$70]) +SUMPRODUCT([Thong_Tin_Ngay_Nghi_201902.$B$3:.$B$69]=[.$B18];[Thong_Tin_Ngay_Nghi_201902.$C$3:.$C$69]) +SUMPRODUCT([Thong_Tin_Ngay_Nghi_201903.$B$3:.$B$68]=[.$B18];[Thong_Tin_Ngay_Nghi_201903.$C$3:.$C$68]) +SUMPRODUCT([Thong_Tin_Ngay_Nghi_201904.$B$3:.$B$69]=[.$B18];[Thong_Tin_Ngay_Nghi_201904.$C$3:.$C$69]) +SUMPRODUCT([Thong_Tin_Ngay_Nghi_201905.$B$3:.$B$69]=[.$B18];[Thong_Tin_Ngay_Nghi_201905.$C$3:.$C$69]) +SUMPRODUCT([Thong_Tin_Ngay_Nghi_201906.$B$3:.$B$69]=[.$B18];[Thong_Tin_Ngay_Nghi_201906.$C$3:.$C$69]) +SUMPRODUCT([Thong_Tin_Ngay_Nghi_201907.$B$3:.$B$69]=[.$B18];[Thong_Tin_Ngay_Nghi_201907.$C$3:.$C$69]) +SUMPRODUCT([Thong_Tin_Ngay_Nghi_201908.$B$3:.$B$69]=[.$B18];[Thong_Tin_Ngay_Nghi_201908.$C$3:.$C$69]) +SUMPRODUCT([Thong_Tin_Ngay_Nghi_201909.$B$3:.$B$69]=[.$B18];[Thong_Tin_Ngay_Nghi_201909.$C$3:.$C$69]) +SUMPRODUCT([Thong_Tin_Ngay_Nghi_201910.$B$3:.$B$69]=[.$B18];[Thong_Tin_Ngay_Nghi_201910.$C$3:.$C$69]) +SUMPRODUCT([Thong_Tin_Ngay_Nghi_201911.$B$3:.$B$69]=[.$B18];[Thong_Tin_Ngay_Nghi_201911.$C$3:.$C$69]) +SUMPRODUCT([Thong_Tin_Ngay_Nghi_201912.$B$3:.$B$69]=[.$B18];[Thong_Tin_Ngay_Nghi_201912.$C$3:.$C$69])" office:value-type="float" office:value="3">
            <text:p>3</text:p>
          </table:table-cell>
          <table:table-cell table:style-name="ce48" table:formula="of:=IF(DATE(YEAR([.F18]);MONTH([.F18]);DAY([.F18]))&lt;=DATE(YEAR([.F18]);3;31); [.D18]-[.H18] + [.G18]; IF([.H18]-[.D18]&lt;0;[.H18] + [.G18] -[.I18];[.G18]+[.D18]-[.I18]))" office:value-type="float" office:value="-2">
            <text:p>-2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18]+[.L18] +[.K18]+[.M18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10">
          <table:table-cell table:style-name="ce42" office:value-type="float" office:value="13">
            <text:p>13</text:p>
          </table:table-cell>
          <table:table-cell table:style-name="ce45" office:value-type="string">
            <text:p>HaTH</text:p>
          </table:table-cell>
          <table:table-cell table:style-name="ce49" office:value-type="float" office:value="0">
            <text:p>0</text:p>
          </table:table-cell>
          <table:table-cell table:style-name="ce48" table:formula="of:=IF([.C19]&lt;0;0;[.C19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1" table:formula="of:=IF(YEAR(NOW())&gt;YEAR([.E19]);DATE(YEAR([.E19]);12;31);NOW())" office:value-type="date" office:date-value="2019-02-11T10:13:06.69">
            <text:p>02/11/19</text:p>
          </table:table-cell>
          <table:table-cell table:style-name="ce52" table:formula="of:= IF(MONTH([.F19])=MONTH([.E19]) ; IF(NETWORKDAYS([.E19];[.E19]) &lt; NETWORKDAYS(DATE(YEAR([.E19]);MONTH([.E19]);1);EOMONTH([.E19];0)) / 2 ; 0 ; 1)  ;  IF( NETWORKDAYS([.E19];EOMONTH([.E19];0)) &lt; NETWORKDAYS(DATE(YEAR([.E19]);MONTH([.E19]);1);EOMONTH([.E19];0))/2  ; 0  ; 1) + IF(MONTH([.F19]) &gt; MONTH([.E19]) ; MONTH([.F19])-MONTH([.E19])-1 ; 0) + IF(NETWORKDAYS(DATE(YEAR([.F19]);MONTH([.F19]);1);[.F19]) &lt;  NETWORKDAYS(DATE(YEAR([.F19]);MONTH([.F19]);1);EOMONTH([.F19];0)) / 2 ; 0 ; 1))" office:value-type="float" office:value="1">
            <text:p>1</text:p>
          </table:table-cell>
          <table:table-cell table:style-name="ce55" table:formula="of:=SUMPRODUCT([Thong_Tin_Ngay_Nghi_201901.$B$3:.$B$70]=[.$B19];[Thong_Tin_Ngay_Nghi_201901.$C$3:.$C$70]) +  SUMPRODUCT([Thong_Tin_Ngay_Nghi_201902.$B$3:.$B$69]=[.$B19];[Thong_Tin_Ngay_Nghi_201902.$C$3:.$C$69]) + SUMPRODUCT([Thong_Tin_Ngay_Nghi_201903.$B$3:.$B$68]=[.$B19];[Thong_Tin_Ngay_Nghi_201903.$C$3:.$C$68])" office:value-type="float" office:value="6">
            <text:p>6</text:p>
          </table:table-cell>
          <table:table-cell table:style-name="ce60" table:formula="of:=SUMPRODUCT([Thong_Tin_Ngay_Nghi_201901.$B$3:.$B$70]=[.$B19];[Thong_Tin_Ngay_Nghi_201901.$C$3:.$C$70]) +SUMPRODUCT([Thong_Tin_Ngay_Nghi_201902.$B$3:.$B$69]=[.$B19];[Thong_Tin_Ngay_Nghi_201902.$C$3:.$C$69]) +SUMPRODUCT([Thong_Tin_Ngay_Nghi_201903.$B$3:.$B$68]=[.$B19];[Thong_Tin_Ngay_Nghi_201903.$C$3:.$C$68]) +SUMPRODUCT([Thong_Tin_Ngay_Nghi_201904.$B$3:.$B$69]=[.$B19];[Thong_Tin_Ngay_Nghi_201904.$C$3:.$C$69]) +SUMPRODUCT([Thong_Tin_Ngay_Nghi_201905.$B$3:.$B$69]=[.$B19];[Thong_Tin_Ngay_Nghi_201905.$C$3:.$C$69]) +SUMPRODUCT([Thong_Tin_Ngay_Nghi_201906.$B$3:.$B$69]=[.$B19];[Thong_Tin_Ngay_Nghi_201906.$C$3:.$C$69]) +SUMPRODUCT([Thong_Tin_Ngay_Nghi_201907.$B$3:.$B$69]=[.$B19];[Thong_Tin_Ngay_Nghi_201907.$C$3:.$C$69]) +SUMPRODUCT([Thong_Tin_Ngay_Nghi_201908.$B$3:.$B$69]=[.$B19];[Thong_Tin_Ngay_Nghi_201908.$C$3:.$C$69]) +SUMPRODUCT([Thong_Tin_Ngay_Nghi_201909.$B$3:.$B$69]=[.$B19];[Thong_Tin_Ngay_Nghi_201909.$C$3:.$C$69]) +SUMPRODUCT([Thong_Tin_Ngay_Nghi_201910.$B$3:.$B$69]=[.$B19];[Thong_Tin_Ngay_Nghi_201910.$C$3:.$C$69]) +SUMPRODUCT([Thong_Tin_Ngay_Nghi_201911.$B$3:.$B$69]=[.$B19];[Thong_Tin_Ngay_Nghi_201911.$C$3:.$C$69]) +SUMPRODUCT([Thong_Tin_Ngay_Nghi_201912.$B$3:.$B$69]=[.$B19];[Thong_Tin_Ngay_Nghi_201912.$C$3:.$C$69])" office:value-type="float" office:value="6">
            <text:p>6</text:p>
          </table:table-cell>
          <table:table-cell table:style-name="ce48" table:formula="of:=IF(DATE(YEAR([.F19]);MONTH([.F19]);DAY([.F19]))&lt;=DATE(YEAR([.F19]);3;31); [.D19]-[.H19] + [.G19]; IF([.H19]-[.D19]&lt;0;[.H19] + [.G19] -[.I19];[.G19]+[.D19]-[.I19]))" office:value-type="float" office:value="-5">
            <text:p>-5</text:p>
          </table:table-cell>
          <table:table-cell table:number-columns-repeated="2" table:style-name="ce49"/>
          <table:table-cell table:style-name="ce64" office:value-type="float" office:value="1">
            <text:p>1</text:p>
          </table:table-cell>
          <table:table-cell table:style-name="ce48" table:formula="of:=[.J19]+[.L19] +[.K19]+[.M19]" office:value-type="float" office:value="-4">
            <text:p>-4</text:p>
          </table:table-cell>
          <table:table-cell table:style-name="ce66"/>
          <table:table-cell table:style-name="ce69" table:number-columns-repeated="1009"/>
        </table:table-row>
        <table:table-row table:style-name="ro9">
          <table:table-cell table:style-name="ce4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48" office:value-type="float" office:value="-3">
            <text:p>-3</text:p>
          </table:table-cell>
          <table:table-cell table:style-name="ce48" table:formula="of:=IF([.C20]&lt;0;0;[.C20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0]);DATE(YEAR([.E20]);12;31);NOW())" office:value-type="date" office:date-value="2019-02-11T10:13:06.69">
            <text:p>02/11/19</text:p>
          </table:table-cell>
          <table:table-cell table:style-name="ce52" table:formula="of:= IF(MONTH([.F20])=MONTH([.E20]) ; IF(NETWORKDAYS([.E20];[.E20]) &lt; NETWORKDAYS(DATE(YEAR([.E20]);MONTH([.E20]);1);EOMONTH([.E20];0)) / 2 ; 0 ; 1)  ;  IF( NETWORKDAYS([.E20];EOMONTH([.E20];0)) &lt; NETWORKDAYS(DATE(YEAR([.E20]);MONTH([.E20]);1);EOMONTH([.E20];0))/2  ; 0  ; 1) + IF(MONTH([.F20]) &gt; MONTH([.E20]) ; MONTH([.F20])-MONTH([.E20])-1 ; 0) + IF(NETWORKDAYS(DATE(YEAR([.F20]);MONTH([.F20]);1);[.F20]) &lt;  NETWORKDAYS(DATE(YEAR([.F20]);MONTH([.F20]);1);EOMONTH([.F20];0)) / 2 ; 0 ; 1))" office:value-type="float" office:value="1">
            <text:p>1</text:p>
          </table:table-cell>
          <table:table-cell table:style-name="ce55" table:formula="of:=SUMPRODUCT([Thong_Tin_Ngay_Nghi_201901.$B$3:.$B$70]=[.$B20];[Thong_Tin_Ngay_Nghi_201901.$C$3:.$C$70]) +  SUMPRODUCT([Thong_Tin_Ngay_Nghi_201902.$B$3:.$B$69]=[.$B20];[Thong_Tin_Ngay_Nghi_201902.$C$3:.$C$69]) + SUMPRODUCT([Thong_Tin_Ngay_Nghi_201903.$B$3:.$B$68]=[.$B20];[Thong_Tin_Ngay_Nghi_201903.$C$3:.$C$68])" office:value-type="float" office:value="2">
            <text:p>2</text:p>
          </table:table-cell>
          <table:table-cell table:style-name="ce60" table:formula="of:=SUMPRODUCT([Thong_Tin_Ngay_Nghi_201901.$B$3:.$B$70]=[.$B20];[Thong_Tin_Ngay_Nghi_201901.$C$3:.$C$70]) +SUMPRODUCT([Thong_Tin_Ngay_Nghi_201902.$B$3:.$B$69]=[.$B20];[Thong_Tin_Ngay_Nghi_201902.$C$3:.$C$69]) +SUMPRODUCT([Thong_Tin_Ngay_Nghi_201903.$B$3:.$B$68]=[.$B20];[Thong_Tin_Ngay_Nghi_201903.$C$3:.$C$68]) +SUMPRODUCT([Thong_Tin_Ngay_Nghi_201904.$B$3:.$B$69]=[.$B20];[Thong_Tin_Ngay_Nghi_201904.$C$3:.$C$69]) +SUMPRODUCT([Thong_Tin_Ngay_Nghi_201905.$B$3:.$B$69]=[.$B20];[Thong_Tin_Ngay_Nghi_201905.$C$3:.$C$69]) +SUMPRODUCT([Thong_Tin_Ngay_Nghi_201906.$B$3:.$B$69]=[.$B20];[Thong_Tin_Ngay_Nghi_201906.$C$3:.$C$69]) +SUMPRODUCT([Thong_Tin_Ngay_Nghi_201907.$B$3:.$B$69]=[.$B20];[Thong_Tin_Ngay_Nghi_201907.$C$3:.$C$69]) +SUMPRODUCT([Thong_Tin_Ngay_Nghi_201908.$B$3:.$B$69]=[.$B20];[Thong_Tin_Ngay_Nghi_201908.$C$3:.$C$69]) +SUMPRODUCT([Thong_Tin_Ngay_Nghi_201909.$B$3:.$B$69]=[.$B20];[Thong_Tin_Ngay_Nghi_201909.$C$3:.$C$69]) +SUMPRODUCT([Thong_Tin_Ngay_Nghi_201910.$B$3:.$B$69]=[.$B20];[Thong_Tin_Ngay_Nghi_201910.$C$3:.$C$69]) +SUMPRODUCT([Thong_Tin_Ngay_Nghi_201911.$B$3:.$B$69]=[.$B20];[Thong_Tin_Ngay_Nghi_201911.$C$3:.$C$69]) +SUMPRODUCT([Thong_Tin_Ngay_Nghi_201912.$B$3:.$B$69]=[.$B20];[Thong_Tin_Ngay_Nghi_201912.$C$3:.$C$69])" office:value-type="float" office:value="2">
            <text:p>2</text:p>
          </table:table-cell>
          <table:table-cell table:style-name="ce48" table:formula="of:=IF(DATE(YEAR([.F20]);MONTH([.F20]);DAY([.F20]))&lt;=DATE(YEAR([.F20]);3;31); [.D20]-[.H20] + [.G20]; IF([.H20]-[.D20]&lt;0;[.H20] + [.G20] -[.I20];[.G20]+[.D20]-[.I20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0]+[.L20] +[.K20]+[.M2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48" office:value-type="float" office:value="3.5">
            <text:p>3.5</text:p>
          </table:table-cell>
          <table:table-cell table:style-name="ce48" table:formula="of:=IF([.C21]&lt;0;0;[.C21])" office:value-type="float" office:value="3.5">
            <text:p>3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1]);DATE(YEAR([.E21]);12;31);NOW())" office:value-type="date" office:date-value="2019-02-11T10:13:06.69">
            <text:p>02/11/19</text:p>
          </table:table-cell>
          <table:table-cell table:style-name="ce52" table:formula="of:= IF(MONTH([.F21])=MONTH([.E21]) ; IF(NETWORKDAYS([.E21];[.E21]) &lt; NETWORKDAYS(DATE(YEAR([.E21]);MONTH([.E21]);1);EOMONTH([.E21];0)) / 2 ; 0 ; 1)  ;  IF( NETWORKDAYS([.E21];EOMONTH([.E21];0)) &lt; NETWORKDAYS(DATE(YEAR([.E21]);MONTH([.E21]);1);EOMONTH([.E21];0))/2  ; 0  ; 1) + IF(MONTH([.F21]) &gt; MONTH([.E21]) ; MONTH([.F21])-MONTH([.E21])-1 ; 0) + IF(NETWORKDAYS(DATE(YEAR([.F21]);MONTH([.F21]);1);[.F21]) &lt;  NETWORKDAYS(DATE(YEAR([.F21]);MONTH([.F21]);1);EOMONTH([.F21];0)) / 2 ; 0 ; 1))" office:value-type="float" office:value="1">
            <text:p>1</text:p>
          </table:table-cell>
          <table:table-cell table:style-name="ce55" table:formula="of:=SUMPRODUCT([Thong_Tin_Ngay_Nghi_201901.$B$3:.$B$70]=[.$B21];[Thong_Tin_Ngay_Nghi_201901.$C$3:.$C$70]) +  SUMPRODUCT([Thong_Tin_Ngay_Nghi_201902.$B$3:.$B$69]=[.$B21];[Thong_Tin_Ngay_Nghi_201902.$C$3:.$C$69]) + SUMPRODUCT([Thong_Tin_Ngay_Nghi_201903.$B$3:.$B$68]=[.$B21];[Thong_Tin_Ngay_Nghi_201903.$C$3:.$C$68])" office:value-type="float" office:value="1">
            <text:p>1</text:p>
          </table:table-cell>
          <table:table-cell table:style-name="ce60" table:formula="of:=SUMPRODUCT([Thong_Tin_Ngay_Nghi_201901.$B$3:.$B$70]=[.$B21];[Thong_Tin_Ngay_Nghi_201901.$C$3:.$C$70]) +SUMPRODUCT([Thong_Tin_Ngay_Nghi_201902.$B$3:.$B$69]=[.$B21];[Thong_Tin_Ngay_Nghi_201902.$C$3:.$C$69]) +SUMPRODUCT([Thong_Tin_Ngay_Nghi_201903.$B$3:.$B$68]=[.$B21];[Thong_Tin_Ngay_Nghi_201903.$C$3:.$C$68]) +SUMPRODUCT([Thong_Tin_Ngay_Nghi_201904.$B$3:.$B$69]=[.$B21];[Thong_Tin_Ngay_Nghi_201904.$C$3:.$C$69]) +SUMPRODUCT([Thong_Tin_Ngay_Nghi_201905.$B$3:.$B$69]=[.$B21];[Thong_Tin_Ngay_Nghi_201905.$C$3:.$C$69]) +SUMPRODUCT([Thong_Tin_Ngay_Nghi_201906.$B$3:.$B$69]=[.$B21];[Thong_Tin_Ngay_Nghi_201906.$C$3:.$C$69]) +SUMPRODUCT([Thong_Tin_Ngay_Nghi_201907.$B$3:.$B$69]=[.$B21];[Thong_Tin_Ngay_Nghi_201907.$C$3:.$C$69]) +SUMPRODUCT([Thong_Tin_Ngay_Nghi_201908.$B$3:.$B$69]=[.$B21];[Thong_Tin_Ngay_Nghi_201908.$C$3:.$C$69]) +SUMPRODUCT([Thong_Tin_Ngay_Nghi_201909.$B$3:.$B$69]=[.$B21];[Thong_Tin_Ngay_Nghi_201909.$C$3:.$C$69]) +SUMPRODUCT([Thong_Tin_Ngay_Nghi_201910.$B$3:.$B$69]=[.$B21];[Thong_Tin_Ngay_Nghi_201910.$C$3:.$C$69]) +SUMPRODUCT([Thong_Tin_Ngay_Nghi_201911.$B$3:.$B$69]=[.$B21];[Thong_Tin_Ngay_Nghi_201911.$C$3:.$C$69]) +SUMPRODUCT([Thong_Tin_Ngay_Nghi_201912.$B$3:.$B$69]=[.$B21];[Thong_Tin_Ngay_Nghi_201912.$C$3:.$C$69])" office:value-type="float" office:value="1">
            <text:p>1</text:p>
          </table:table-cell>
          <table:table-cell table:style-name="ce48" table:formula="of:=IF(DATE(YEAR([.F21]);MONTH([.F21]);DAY([.F21]))&lt;=DATE(YEAR([.F21]);3;31); [.D21]-[.H21] + [.G21]; IF([.H21]-[.D21]&lt;0;[.H21] + [.G21] -[.I21];[.G21]+[.D21]-[.I21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21]+[.L21] +[.K21]+[.M21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48" office:value-type="float" office:value="3.5">
            <text:p>3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2]);DATE(YEAR([.E22]);12;31);NOW())" office:value-type="date" office:date-value="2019-02-11T10:13:06.69">
            <text:p>02/11/19</text:p>
          </table:table-cell>
          <table:table-cell table:style-name="ce52" table:formula="of:= IF(MONTH([.F22])=MONTH([.E22]) ; IF(NETWORKDAYS([.E22];[.E22]) &lt; NETWORKDAYS(DATE(YEAR([.E22]);MONTH([.E22]);1);EOMONTH([.E22];0)) / 2 ; 0 ; 1)  ;  IF( NETWORKDAYS([.E22];EOMONTH([.E22];0)) &lt; NETWORKDAYS(DATE(YEAR([.E22]);MONTH([.E22]);1);EOMONTH([.E22];0))/2  ; 0  ; 1) + IF(MONTH([.F22]) &gt; MONTH([.E22]) ; MONTH([.F22])-MONTH([.E22])-1 ; 0) + IF(NETWORKDAYS(DATE(YEAR([.F22]);MONTH([.F22]);1);[.F22]) &lt;  NETWORKDAYS(DATE(YEAR([.F22]);MONTH([.F22]);1);EOMONTH([.F22];0)) / 2 ; 0 ; 1))" office:value-type="float" office:value="1">
            <text:p>1</text:p>
          </table:table-cell>
          <table:table-cell table:style-name="ce55" table:formula="of:=SUMPRODUCT([Thong_Tin_Ngay_Nghi_201901.$B$3:.$B$70]=[.$B22];[Thong_Tin_Ngay_Nghi_201901.$C$3:.$C$70]) +  SUMPRODUCT([Thong_Tin_Ngay_Nghi_201902.$B$3:.$B$69]=[.$B22];[Thong_Tin_Ngay_Nghi_201902.$C$3:.$C$69]) + SUMPRODUCT([Thong_Tin_Ngay_Nghi_201903.$B$3:.$B$68]=[.$B22];[Thong_Tin_Ngay_Nghi_201903.$C$3:.$C$68])" office:value-type="float" office:value="1">
            <text:p>1</text:p>
          </table:table-cell>
          <table:table-cell table:style-name="ce60" table:formula="of:=SUMPRODUCT([Thong_Tin_Ngay_Nghi_201901.$B$3:.$B$70]=[.$B22];[Thong_Tin_Ngay_Nghi_201901.$C$3:.$C$70]) +SUMPRODUCT([Thong_Tin_Ngay_Nghi_201902.$B$3:.$B$69]=[.$B22];[Thong_Tin_Ngay_Nghi_201902.$C$3:.$C$69]) +SUMPRODUCT([Thong_Tin_Ngay_Nghi_201903.$B$3:.$B$68]=[.$B22];[Thong_Tin_Ngay_Nghi_201903.$C$3:.$C$68]) +SUMPRODUCT([Thong_Tin_Ngay_Nghi_201904.$B$3:.$B$69]=[.$B22];[Thong_Tin_Ngay_Nghi_201904.$C$3:.$C$69]) +SUMPRODUCT([Thong_Tin_Ngay_Nghi_201905.$B$3:.$B$69]=[.$B22];[Thong_Tin_Ngay_Nghi_201905.$C$3:.$C$69]) +SUMPRODUCT([Thong_Tin_Ngay_Nghi_201906.$B$3:.$B$69]=[.$B22];[Thong_Tin_Ngay_Nghi_201906.$C$3:.$C$69]) +SUMPRODUCT([Thong_Tin_Ngay_Nghi_201907.$B$3:.$B$69]=[.$B22];[Thong_Tin_Ngay_Nghi_201907.$C$3:.$C$69]) +SUMPRODUCT([Thong_Tin_Ngay_Nghi_201908.$B$3:.$B$69]=[.$B22];[Thong_Tin_Ngay_Nghi_201908.$C$3:.$C$69]) +SUMPRODUCT([Thong_Tin_Ngay_Nghi_201909.$B$3:.$B$69]=[.$B22];[Thong_Tin_Ngay_Nghi_201909.$C$3:.$C$69]) +SUMPRODUCT([Thong_Tin_Ngay_Nghi_201910.$B$3:.$B$69]=[.$B22];[Thong_Tin_Ngay_Nghi_201910.$C$3:.$C$69]) +SUMPRODUCT([Thong_Tin_Ngay_Nghi_201911.$B$3:.$B$69]=[.$B22];[Thong_Tin_Ngay_Nghi_201911.$C$3:.$C$69]) +SUMPRODUCT([Thong_Tin_Ngay_Nghi_201912.$B$3:.$B$69]=[.$B22];[Thong_Tin_Ngay_Nghi_201912.$C$3:.$C$69])" office:value-type="float" office:value="1">
            <text:p>1</text:p>
          </table:table-cell>
          <table:table-cell table:style-name="ce48" table:formula="of:=IF(DATE(YEAR([.F22]);MONTH([.F22]);DAY([.F22]))&lt;=DATE(YEAR([.F22]);3;31); [.D22]-[.H22] + [.G22]; IF([.H22]-[.D22]&lt;0;[.H22] + [.G22] -[.I22];[.G22]+[.D22]-[.I2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2]+[.L22] +[.K22]+[.M2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48" office:value-type="float" office:value="-92.5">
            <text:p>-92.5</text:p>
          </table:table-cell>
          <table:table-cell table:style-name="ce48" table:formula="of:=IF([.C23]&lt;0;0;[.C23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3]);DATE(YEAR([.E23]);12;31);NOW())" office:value-type="date" office:date-value="2019-02-11T10:13:06.69">
            <text:p>02/11/19</text:p>
          </table:table-cell>
          <table:table-cell table:style-name="ce52" table:formula="of:= IF(MONTH([.F23])=MONTH([.E23]) ; IF(NETWORKDAYS([.E23];[.E23]) &lt; NETWORKDAYS(DATE(YEAR([.E23]);MONTH([.E23]);1);EOMONTH([.E23];0)) / 2 ; 0 ; 1)  ;  IF( NETWORKDAYS([.E23];EOMONTH([.E23];0)) &lt; NETWORKDAYS(DATE(YEAR([.E23]);MONTH([.E23]);1);EOMONTH([.E23];0))/2  ; 0  ; 1) + IF(MONTH([.F23]) &gt; MONTH([.E23]) ; MONTH([.F23])-MONTH([.E23])-1 ; 0) + IF(NETWORKDAYS(DATE(YEAR([.F23]);MONTH([.F23]);1);[.F23]) &lt;  NETWORKDAYS(DATE(YEAR([.F23]);MONTH([.F23]);1);EOMONTH([.F23];0)) / 2 ; 0 ; 1))" office:value-type="float" office:value="1">
            <text:p>1</text:p>
          </table:table-cell>
          <table:table-cell table:style-name="ce55" table:formula="of:=SUMPRODUCT([Thong_Tin_Ngay_Nghi_201901.$B$3:.$B$70]=[.$B23];[Thong_Tin_Ngay_Nghi_201901.$C$3:.$C$70]) +  SUMPRODUCT([Thong_Tin_Ngay_Nghi_201902.$B$3:.$B$69]=[.$B23];[Thong_Tin_Ngay_Nghi_201902.$C$3:.$C$69]) + SUMPRODUCT([Thong_Tin_Ngay_Nghi_201903.$B$3:.$B$68]=[.$B23];[Thong_Tin_Ngay_Nghi_201903.$C$3:.$C$68])" office:value-type="float" office:value="12">
            <text:p>12</text:p>
          </table:table-cell>
          <table:table-cell table:style-name="ce60" table:formula="of:=SUMPRODUCT([Thong_Tin_Ngay_Nghi_201901.$B$3:.$B$70]=[.$B23];[Thong_Tin_Ngay_Nghi_201901.$C$3:.$C$70]) +SUMPRODUCT([Thong_Tin_Ngay_Nghi_201902.$B$3:.$B$69]=[.$B23];[Thong_Tin_Ngay_Nghi_201902.$C$3:.$C$69]) +SUMPRODUCT([Thong_Tin_Ngay_Nghi_201903.$B$3:.$B$68]=[.$B23];[Thong_Tin_Ngay_Nghi_201903.$C$3:.$C$68]) +SUMPRODUCT([Thong_Tin_Ngay_Nghi_201904.$B$3:.$B$69]=[.$B23];[Thong_Tin_Ngay_Nghi_201904.$C$3:.$C$69]) +SUMPRODUCT([Thong_Tin_Ngay_Nghi_201905.$B$3:.$B$69]=[.$B23];[Thong_Tin_Ngay_Nghi_201905.$C$3:.$C$69]) +SUMPRODUCT([Thong_Tin_Ngay_Nghi_201906.$B$3:.$B$69]=[.$B23];[Thong_Tin_Ngay_Nghi_201906.$C$3:.$C$69]) +SUMPRODUCT([Thong_Tin_Ngay_Nghi_201907.$B$3:.$B$69]=[.$B23];[Thong_Tin_Ngay_Nghi_201907.$C$3:.$C$69]) +SUMPRODUCT([Thong_Tin_Ngay_Nghi_201908.$B$3:.$B$69]=[.$B23];[Thong_Tin_Ngay_Nghi_201908.$C$3:.$C$69]) +SUMPRODUCT([Thong_Tin_Ngay_Nghi_201909.$B$3:.$B$69]=[.$B23];[Thong_Tin_Ngay_Nghi_201909.$C$3:.$C$69]) +SUMPRODUCT([Thong_Tin_Ngay_Nghi_201910.$B$3:.$B$69]=[.$B23];[Thong_Tin_Ngay_Nghi_201910.$C$3:.$C$69]) +SUMPRODUCT([Thong_Tin_Ngay_Nghi_201911.$B$3:.$B$69]=[.$B23];[Thong_Tin_Ngay_Nghi_201911.$C$3:.$C$69]) +SUMPRODUCT([Thong_Tin_Ngay_Nghi_201912.$B$3:.$B$69]=[.$B23];[Thong_Tin_Ngay_Nghi_201912.$C$3:.$C$69])" office:value-type="float" office:value="12">
            <text:p>12</text:p>
          </table:table-cell>
          <table:table-cell table:style-name="ce48" table:formula="of:=IF(DATE(YEAR([.F23]);MONTH([.F23]);DAY([.F23]))&lt;=DATE(YEAR([.F23]);3;31); [.D23]-[.H23] + [.G23]; IF([.H23]-[.D23]&lt;0;[.H23] + [.G23] -[.I23];[.G23]+[.D23]-[.I23]))" office:value-type="float" office:value="-11">
            <text:p>-1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3]+[.L23] +[.K23]+[.M23]" office:value-type="float" office:value="-10">
            <text:p>-1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office:value-type="float" office:value="2">
            <text:p>2</text:p>
          </table:table-cell>
          <table:table-cell table:style-name="ce48" table:formula="of:=IF([.C24]&lt;0;0;[.C24])" office:value-type="float" office:value="2">
            <text:p>2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4]);DATE(YEAR([.E24]);12;31);NOW())" office:value-type="date" office:date-value="2019-02-11T10:13:06.7">
            <text:p>02/11/19</text:p>
          </table:table-cell>
          <table:table-cell table:style-name="ce52" table:formula="of:= IF(MONTH([.F24])=MONTH([.E24]) ; IF(NETWORKDAYS([.E24];[.E24]) &lt; NETWORKDAYS(DATE(YEAR([.E24]);MONTH([.E24]);1);EOMONTH([.E24];0)) / 2 ; 0 ; 1)  ;  IF( NETWORKDAYS([.E24];EOMONTH([.E24];0)) &lt; NETWORKDAYS(DATE(YEAR([.E24]);MONTH([.E24]);1);EOMONTH([.E24];0))/2  ; 0  ; 1) + IF(MONTH([.F24]) &gt; MONTH([.E24]) ; MONTH([.F24])-MONTH([.E24])-1 ; 0) + IF(NETWORKDAYS(DATE(YEAR([.F24]);MONTH([.F24]);1);[.F24]) &lt;  NETWORKDAYS(DATE(YEAR([.F24]);MONTH([.F24]);1);EOMONTH([.F24];0)) / 2 ; 0 ; 1))" office:value-type="float" office:value="1">
            <text:p>1</text:p>
          </table:table-cell>
          <table:table-cell table:style-name="ce55" table:formula="of:=SUMPRODUCT([Thong_Tin_Ngay_Nghi_201901.$B$3:.$B$70]=[.$B24];[Thong_Tin_Ngay_Nghi_201901.$C$3:.$C$70]) +  SUMPRODUCT([Thong_Tin_Ngay_Nghi_201902.$B$3:.$B$69]=[.$B24];[Thong_Tin_Ngay_Nghi_201902.$C$3:.$C$69]) + SUMPRODUCT([Thong_Tin_Ngay_Nghi_201903.$B$3:.$B$68]=[.$B24];[Thong_Tin_Ngay_Nghi_201903.$C$3:.$C$68])" office:value-type="float" office:value="3">
            <text:p>3</text:p>
          </table:table-cell>
          <table:table-cell table:style-name="ce60" table:formula="of:=SUMPRODUCT([Thong_Tin_Ngay_Nghi_201901.$B$3:.$B$70]=[.$B24];[Thong_Tin_Ngay_Nghi_201901.$C$3:.$C$70]) +SUMPRODUCT([Thong_Tin_Ngay_Nghi_201902.$B$3:.$B$69]=[.$B24];[Thong_Tin_Ngay_Nghi_201902.$C$3:.$C$69]) +SUMPRODUCT([Thong_Tin_Ngay_Nghi_201903.$B$3:.$B$68]=[.$B24];[Thong_Tin_Ngay_Nghi_201903.$C$3:.$C$68]) +SUMPRODUCT([Thong_Tin_Ngay_Nghi_201904.$B$3:.$B$69]=[.$B24];[Thong_Tin_Ngay_Nghi_201904.$C$3:.$C$69]) +SUMPRODUCT([Thong_Tin_Ngay_Nghi_201905.$B$3:.$B$69]=[.$B24];[Thong_Tin_Ngay_Nghi_201905.$C$3:.$C$69]) +SUMPRODUCT([Thong_Tin_Ngay_Nghi_201906.$B$3:.$B$69]=[.$B24];[Thong_Tin_Ngay_Nghi_201906.$C$3:.$C$69]) +SUMPRODUCT([Thong_Tin_Ngay_Nghi_201907.$B$3:.$B$69]=[.$B24];[Thong_Tin_Ngay_Nghi_201907.$C$3:.$C$69]) +SUMPRODUCT([Thong_Tin_Ngay_Nghi_201908.$B$3:.$B$69]=[.$B24];[Thong_Tin_Ngay_Nghi_201908.$C$3:.$C$69]) +SUMPRODUCT([Thong_Tin_Ngay_Nghi_201909.$B$3:.$B$69]=[.$B24];[Thong_Tin_Ngay_Nghi_201909.$C$3:.$C$69]) +SUMPRODUCT([Thong_Tin_Ngay_Nghi_201910.$B$3:.$B$69]=[.$B24];[Thong_Tin_Ngay_Nghi_201910.$C$3:.$C$69]) +SUMPRODUCT([Thong_Tin_Ngay_Nghi_201911.$B$3:.$B$69]=[.$B24];[Thong_Tin_Ngay_Nghi_201911.$C$3:.$C$69]) +SUMPRODUCT([Thong_Tin_Ngay_Nghi_201912.$B$3:.$B$69]=[.$B24];[Thong_Tin_Ngay_Nghi_201912.$C$3:.$C$69])" office:value-type="float" office:value="3">
            <text:p>3</text:p>
          </table:table-cell>
          <table:table-cell table:style-name="ce48" table:formula="of:=IF(DATE(YEAR([.F24]);MONTH([.F24]);DAY([.F24]))&lt;=DATE(YEAR([.F24]);3;31); [.D24]-[.H24] + [.G24]; IF([.H24]-[.D24]&lt;0;[.H24] + [.G24] -[.I24];[.G24]+[.D24]-[.I24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24]+[.L24] +[.K24]+[.M24]" office:value-type="float" office:value="0">
            <text:p>0</text:p>
          </table:table-cell>
          <table:table-cell table:style-name="ce68"/>
          <table:table-cell table:number-columns-repeated="1009"/>
        </table:table-row>
        <table:table-row table:style-name="ro9">
          <table:table-cell table:style-name="ce4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5]);DATE(YEAR([.E25]);12;31);NOW())" office:value-type="date" office:date-value="2019-02-11T10:13:06.7">
            <text:p>02/11/19</text:p>
          </table:table-cell>
          <table:table-cell table:style-name="ce52" table:formula="of:= IF(MONTH([.F25])=MONTH([.E25]) ; IF(NETWORKDAYS([.E25];[.E25]) &lt; NETWORKDAYS(DATE(YEAR([.E25]);MONTH([.E25]);1);EOMONTH([.E25];0)) / 2 ; 0 ; 1)  ;  IF( NETWORKDAYS([.E25];EOMONTH([.E25];0)) &lt; NETWORKDAYS(DATE(YEAR([.E25]);MONTH([.E25]);1);EOMONTH([.E25];0))/2  ; 0  ; 1) + IF(MONTH([.F25]) &gt; MONTH([.E25]) ; MONTH([.F25])-MONTH([.E25])-1 ; 0) + IF(NETWORKDAYS(DATE(YEAR([.F25]);MONTH([.F25]);1);[.F25]) &lt;  NETWORKDAYS(DATE(YEAR([.F25]);MONTH([.F25]);1);EOMONTH([.F25];0)) / 2 ; 0 ; 1))" office:value-type="float" office:value="1">
            <text:p>1</text:p>
          </table:table-cell>
          <table:table-cell table:style-name="ce55" table:formula="of:=SUMPRODUCT([Thong_Tin_Ngay_Nghi_201901.$B$3:.$B$70]=[.$B25];[Thong_Tin_Ngay_Nghi_201901.$C$3:.$C$70]) +  SUMPRODUCT([Thong_Tin_Ngay_Nghi_201902.$B$3:.$B$69]=[.$B25];[Thong_Tin_Ngay_Nghi_201902.$C$3:.$C$69]) + SUMPRODUCT([Thong_Tin_Ngay_Nghi_201903.$B$3:.$B$68]=[.$B25];[Thong_Tin_Ngay_Nghi_201903.$C$3:.$C$68])" office:value-type="float" office:value="0">
            <text:p>0</text:p>
          </table:table-cell>
          <table:table-cell table:style-name="ce60" table:formula="of:=SUMPRODUCT([Thong_Tin_Ngay_Nghi_201901.$B$3:.$B$70]=[.$B25];[Thong_Tin_Ngay_Nghi_201901.$C$3:.$C$70]) +SUMPRODUCT([Thong_Tin_Ngay_Nghi_201902.$B$3:.$B$69]=[.$B25];[Thong_Tin_Ngay_Nghi_201902.$C$3:.$C$69]) +SUMPRODUCT([Thong_Tin_Ngay_Nghi_201903.$B$3:.$B$68]=[.$B25];[Thong_Tin_Ngay_Nghi_201903.$C$3:.$C$68]) +SUMPRODUCT([Thong_Tin_Ngay_Nghi_201904.$B$3:.$B$69]=[.$B25];[Thong_Tin_Ngay_Nghi_201904.$C$3:.$C$69]) +SUMPRODUCT([Thong_Tin_Ngay_Nghi_201905.$B$3:.$B$69]=[.$B25];[Thong_Tin_Ngay_Nghi_201905.$C$3:.$C$69]) +SUMPRODUCT([Thong_Tin_Ngay_Nghi_201906.$B$3:.$B$69]=[.$B25];[Thong_Tin_Ngay_Nghi_201906.$C$3:.$C$69]) +SUMPRODUCT([Thong_Tin_Ngay_Nghi_201907.$B$3:.$B$69]=[.$B25];[Thong_Tin_Ngay_Nghi_201907.$C$3:.$C$69]) +SUMPRODUCT([Thong_Tin_Ngay_Nghi_201908.$B$3:.$B$69]=[.$B25];[Thong_Tin_Ngay_Nghi_201908.$C$3:.$C$69]) +SUMPRODUCT([Thong_Tin_Ngay_Nghi_201909.$B$3:.$B$69]=[.$B25];[Thong_Tin_Ngay_Nghi_201909.$C$3:.$C$69]) +SUMPRODUCT([Thong_Tin_Ngay_Nghi_201910.$B$3:.$B$69]=[.$B25];[Thong_Tin_Ngay_Nghi_201910.$C$3:.$C$69]) +SUMPRODUCT([Thong_Tin_Ngay_Nghi_201911.$B$3:.$B$69]=[.$B25];[Thong_Tin_Ngay_Nghi_201911.$C$3:.$C$69]) +SUMPRODUCT([Thong_Tin_Ngay_Nghi_201912.$B$3:.$B$69]=[.$B25];[Thong_Tin_Ngay_Nghi_201912.$C$3:.$C$69])" office:value-type="float" office:value="0">
            <text:p>0</text:p>
          </table:table-cell>
          <table:table-cell table:style-name="ce48" table:formula="of:=IF(DATE(YEAR([.F25]);MONTH([.F25]);DAY([.F25]))&lt;=DATE(YEAR([.F25]);3;31); [.D25]-[.H25] + [.G25]; IF([.H25]-[.D25]&lt;0;[.H25] + [.G25] -[.I25];[.G25]+[.D25]-[.I2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5]+[.L25] +[.K25]+[.M25]" office:value-type="float" office:value="1">
            <text:p>1</text:p>
          </table:table-cell>
          <table:table-cell table:style-name="ce66"/>
          <table:table-cell table:style-name="ce70" table:number-columns-repeated="1009"/>
        </table:table-row>
        <table:table-row table:style-name="ro9">
          <table:table-cell table:style-name="ce4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48" office:value-type="float" office:value="3">
            <text:p>3</text:p>
          </table:table-cell>
          <table:table-cell table:style-name="ce48" table:formula="of:=IF([.C26]&lt;0;0;[.C26])" office:value-type="float" office:value="3">
            <text:p>3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6]);DATE(YEAR([.E26]);12;31);NOW())" office:value-type="date" office:date-value="2019-02-11T10:13:06.7">
            <text:p>02/11/19</text:p>
          </table:table-cell>
          <table:table-cell table:style-name="ce52" table:formula="of:= IF(MONTH([.F26])=MONTH([.E26]) ; IF(NETWORKDAYS([.E26];[.E26]) &lt; NETWORKDAYS(DATE(YEAR([.E26]);MONTH([.E26]);1);EOMONTH([.E26];0)) / 2 ; 0 ; 1)  ;  IF( NETWORKDAYS([.E26];EOMONTH([.E26];0)) &lt; NETWORKDAYS(DATE(YEAR([.E26]);MONTH([.E26]);1);EOMONTH([.E26];0))/2  ; 0  ; 1) + IF(MONTH([.F26]) &gt; MONTH([.E26]) ; MONTH([.F26])-MONTH([.E26])-1 ; 0) + IF(NETWORKDAYS(DATE(YEAR([.F26]);MONTH([.F26]);1);[.F26]) &lt;  NETWORKDAYS(DATE(YEAR([.F26]);MONTH([.F26]);1);EOMONTH([.F26];0)) / 2 ; 0 ; 1))" office:value-type="float" office:value="1">
            <text:p>1</text:p>
          </table:table-cell>
          <table:table-cell table:style-name="ce55" table:formula="of:=SUMPRODUCT([Thong_Tin_Ngay_Nghi_201901.$B$3:.$B$70]=[.$B26];[Thong_Tin_Ngay_Nghi_201901.$C$3:.$C$70]) +  SUMPRODUCT([Thong_Tin_Ngay_Nghi_201902.$B$3:.$B$69]=[.$B26];[Thong_Tin_Ngay_Nghi_201902.$C$3:.$C$69]) + SUMPRODUCT([Thong_Tin_Ngay_Nghi_201903.$B$3:.$B$68]=[.$B26];[Thong_Tin_Ngay_Nghi_201903.$C$3:.$C$68])" office:value-type="float" office:value="0">
            <text:p>0</text:p>
          </table:table-cell>
          <table:table-cell table:style-name="ce60" table:formula="of:=SUMPRODUCT([Thong_Tin_Ngay_Nghi_201901.$B$3:.$B$70]=[.$B26];[Thong_Tin_Ngay_Nghi_201901.$C$3:.$C$70]) +SUMPRODUCT([Thong_Tin_Ngay_Nghi_201902.$B$3:.$B$69]=[.$B26];[Thong_Tin_Ngay_Nghi_201902.$C$3:.$C$69]) +SUMPRODUCT([Thong_Tin_Ngay_Nghi_201903.$B$3:.$B$68]=[.$B26];[Thong_Tin_Ngay_Nghi_201903.$C$3:.$C$68]) +SUMPRODUCT([Thong_Tin_Ngay_Nghi_201904.$B$3:.$B$69]=[.$B26];[Thong_Tin_Ngay_Nghi_201904.$C$3:.$C$69]) +SUMPRODUCT([Thong_Tin_Ngay_Nghi_201905.$B$3:.$B$69]=[.$B26];[Thong_Tin_Ngay_Nghi_201905.$C$3:.$C$69]) +SUMPRODUCT([Thong_Tin_Ngay_Nghi_201906.$B$3:.$B$69]=[.$B26];[Thong_Tin_Ngay_Nghi_201906.$C$3:.$C$69]) +SUMPRODUCT([Thong_Tin_Ngay_Nghi_201907.$B$3:.$B$69]=[.$B26];[Thong_Tin_Ngay_Nghi_201907.$C$3:.$C$69]) +SUMPRODUCT([Thong_Tin_Ngay_Nghi_201908.$B$3:.$B$69]=[.$B26];[Thong_Tin_Ngay_Nghi_201908.$C$3:.$C$69]) +SUMPRODUCT([Thong_Tin_Ngay_Nghi_201909.$B$3:.$B$69]=[.$B26];[Thong_Tin_Ngay_Nghi_201909.$C$3:.$C$69]) +SUMPRODUCT([Thong_Tin_Ngay_Nghi_201910.$B$3:.$B$69]=[.$B26];[Thong_Tin_Ngay_Nghi_201910.$C$3:.$C$69]) +SUMPRODUCT([Thong_Tin_Ngay_Nghi_201911.$B$3:.$B$69]=[.$B26];[Thong_Tin_Ngay_Nghi_201911.$C$3:.$C$69]) +SUMPRODUCT([Thong_Tin_Ngay_Nghi_201912.$B$3:.$B$69]=[.$B26];[Thong_Tin_Ngay_Nghi_201912.$C$3:.$C$69])" office:value-type="float" office:value="0">
            <text:p>0</text:p>
          </table:table-cell>
          <table:table-cell table:style-name="ce48" table:formula="of:=IF(DATE(YEAR([.F26]);MONTH([.F26]);DAY([.F26]))&lt;=DATE(YEAR([.F26]);3;31); [.D26]-[.H26] + [.G26]; IF([.H26]-[.D26]&lt;0;[.H26] + [.G26] -[.I26];[.G26]+[.D26]-[.I26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26]+[.L26] +[.K26]+[.M26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48" office:value-type="float" office:value="-8">
            <text:p>-8</text:p>
          </table:table-cell>
          <table:table-cell table:style-name="ce48" table:formula="of:=IF([.C27]&lt;0;0;[.C2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7]);DATE(YEAR([.E27]);12;31);NOW())" office:value-type="date" office:date-value="2019-02-11T10:13:06.7">
            <text:p>02/11/19</text:p>
          </table:table-cell>
          <table:table-cell table:style-name="ce52" table:formula="of:= IF(MONTH([.F27])=MONTH([.E27]) ; IF(NETWORKDAYS([.E27];[.E27]) &lt; NETWORKDAYS(DATE(YEAR([.E27]);MONTH([.E27]);1);EOMONTH([.E27];0)) / 2 ; 0 ; 1)  ;  IF( NETWORKDAYS([.E27];EOMONTH([.E27];0)) &lt; NETWORKDAYS(DATE(YEAR([.E27]);MONTH([.E27]);1);EOMONTH([.E27];0))/2  ; 0  ; 1) + IF(MONTH([.F27]) &gt; MONTH([.E27]) ; MONTH([.F27])-MONTH([.E27])-1 ; 0) + IF(NETWORKDAYS(DATE(YEAR([.F27]);MONTH([.F27]);1);[.F27]) &lt;  NETWORKDAYS(DATE(YEAR([.F27]);MONTH([.F27]);1);EOMONTH([.F27];0)) / 2 ; 0 ; 1))" office:value-type="float" office:value="1">
            <text:p>1</text:p>
          </table:table-cell>
          <table:table-cell table:style-name="ce55" table:formula="of:=SUMPRODUCT([Thong_Tin_Ngay_Nghi_201901.$B$3:.$B$70]=[.$B27];[Thong_Tin_Ngay_Nghi_201901.$C$3:.$C$70]) +  SUMPRODUCT([Thong_Tin_Ngay_Nghi_201902.$B$3:.$B$69]=[.$B27];[Thong_Tin_Ngay_Nghi_201902.$C$3:.$C$69]) + SUMPRODUCT([Thong_Tin_Ngay_Nghi_201903.$B$3:.$B$68]=[.$B27];[Thong_Tin_Ngay_Nghi_201903.$C$3:.$C$68])" office:value-type="float" office:value="3.5">
            <text:p>3.5</text:p>
          </table:table-cell>
          <table:table-cell table:style-name="ce60" table:formula="of:=SUMPRODUCT([Thong_Tin_Ngay_Nghi_201901.$B$3:.$B$70]=[.$B27];[Thong_Tin_Ngay_Nghi_201901.$C$3:.$C$70]) +SUMPRODUCT([Thong_Tin_Ngay_Nghi_201902.$B$3:.$B$69]=[.$B27];[Thong_Tin_Ngay_Nghi_201902.$C$3:.$C$69]) +SUMPRODUCT([Thong_Tin_Ngay_Nghi_201903.$B$3:.$B$68]=[.$B27];[Thong_Tin_Ngay_Nghi_201903.$C$3:.$C$68]) +SUMPRODUCT([Thong_Tin_Ngay_Nghi_201904.$B$3:.$B$69]=[.$B27];[Thong_Tin_Ngay_Nghi_201904.$C$3:.$C$69]) +SUMPRODUCT([Thong_Tin_Ngay_Nghi_201905.$B$3:.$B$69]=[.$B27];[Thong_Tin_Ngay_Nghi_201905.$C$3:.$C$69]) +SUMPRODUCT([Thong_Tin_Ngay_Nghi_201906.$B$3:.$B$69]=[.$B27];[Thong_Tin_Ngay_Nghi_201906.$C$3:.$C$69]) +SUMPRODUCT([Thong_Tin_Ngay_Nghi_201907.$B$3:.$B$69]=[.$B27];[Thong_Tin_Ngay_Nghi_201907.$C$3:.$C$69]) +SUMPRODUCT([Thong_Tin_Ngay_Nghi_201908.$B$3:.$B$69]=[.$B27];[Thong_Tin_Ngay_Nghi_201908.$C$3:.$C$69]) +SUMPRODUCT([Thong_Tin_Ngay_Nghi_201909.$B$3:.$B$69]=[.$B27];[Thong_Tin_Ngay_Nghi_201909.$C$3:.$C$69]) +SUMPRODUCT([Thong_Tin_Ngay_Nghi_201910.$B$3:.$B$69]=[.$B27];[Thong_Tin_Ngay_Nghi_201910.$C$3:.$C$69]) +SUMPRODUCT([Thong_Tin_Ngay_Nghi_201911.$B$3:.$B$69]=[.$B27];[Thong_Tin_Ngay_Nghi_201911.$C$3:.$C$69]) +SUMPRODUCT([Thong_Tin_Ngay_Nghi_201912.$B$3:.$B$69]=[.$B27];[Thong_Tin_Ngay_Nghi_201912.$C$3:.$C$69])" office:value-type="float" office:value="3.5">
            <text:p>3.5</text:p>
          </table:table-cell>
          <table:table-cell table:style-name="ce48" table:formula="of:=IF(DATE(YEAR([.F27]);MONTH([.F27]);DAY([.F27]))&lt;=DATE(YEAR([.F27]);3;31); [.D27]-[.H27] + [.G27]; IF([.H27]-[.D27]&lt;0;[.H27] + [.G27] -[.I27];[.G27]+[.D27]-[.I27]))" office:value-type="float" office:value="-2.5">
            <text:p>-2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27]+[.L27] +[.K27]+[.M27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48" office:value-type="float" office:value="0.5">
            <text:p>0.5</text:p>
          </table:table-cell>
          <table:table-cell table:style-name="ce48" table:formula="of:=IF([.C28]&lt;0;0;[.C28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8]);DATE(YEAR([.E28]);12;31);NOW())" office:value-type="date" office:date-value="2019-02-11T10:13:06.71">
            <text:p>02/11/19</text:p>
          </table:table-cell>
          <table:table-cell table:style-name="ce52" table:formula="of:= IF(MONTH([.F28])=MONTH([.E28]) ; IF(NETWORKDAYS([.E28];[.E28]) &lt; NETWORKDAYS(DATE(YEAR([.E28]);MONTH([.E28]);1);EOMONTH([.E28];0)) / 2 ; 0 ; 1)  ;  IF( NETWORKDAYS([.E28];EOMONTH([.E28];0)) &lt; NETWORKDAYS(DATE(YEAR([.E28]);MONTH([.E28]);1);EOMONTH([.E28];0))/2  ; 0  ; 1) + IF(MONTH([.F28]) &gt; MONTH([.E28]) ; MONTH([.F28])-MONTH([.E28])-1 ; 0) + IF(NETWORKDAYS(DATE(YEAR([.F28]);MONTH([.F28]);1);[.F28]) &lt;  NETWORKDAYS(DATE(YEAR([.F28]);MONTH([.F28]);1);EOMONTH([.F28];0)) / 2 ; 0 ; 1))" office:value-type="float" office:value="1">
            <text:p>1</text:p>
          </table:table-cell>
          <table:table-cell table:style-name="ce55" table:formula="of:=SUMPRODUCT([Thong_Tin_Ngay_Nghi_201901.$B$3:.$B$70]=[.$B28];[Thong_Tin_Ngay_Nghi_201901.$C$3:.$C$70]) +  SUMPRODUCT([Thong_Tin_Ngay_Nghi_201902.$B$3:.$B$69]=[.$B28];[Thong_Tin_Ngay_Nghi_201902.$C$3:.$C$69]) + SUMPRODUCT([Thong_Tin_Ngay_Nghi_201903.$B$3:.$B$68]=[.$B28];[Thong_Tin_Ngay_Nghi_201903.$C$3:.$C$68])" office:value-type="float" office:value="0.5">
            <text:p>0.5</text:p>
          </table:table-cell>
          <table:table-cell table:style-name="ce60" table:formula="of:=SUMPRODUCT([Thong_Tin_Ngay_Nghi_201901.$B$3:.$B$70]=[.$B28];[Thong_Tin_Ngay_Nghi_201901.$C$3:.$C$70]) +SUMPRODUCT([Thong_Tin_Ngay_Nghi_201902.$B$3:.$B$69]=[.$B28];[Thong_Tin_Ngay_Nghi_201902.$C$3:.$C$69]) +SUMPRODUCT([Thong_Tin_Ngay_Nghi_201903.$B$3:.$B$68]=[.$B28];[Thong_Tin_Ngay_Nghi_201903.$C$3:.$C$68]) +SUMPRODUCT([Thong_Tin_Ngay_Nghi_201904.$B$3:.$B$69]=[.$B28];[Thong_Tin_Ngay_Nghi_201904.$C$3:.$C$69]) +SUMPRODUCT([Thong_Tin_Ngay_Nghi_201905.$B$3:.$B$69]=[.$B28];[Thong_Tin_Ngay_Nghi_201905.$C$3:.$C$69]) +SUMPRODUCT([Thong_Tin_Ngay_Nghi_201906.$B$3:.$B$69]=[.$B28];[Thong_Tin_Ngay_Nghi_201906.$C$3:.$C$69]) +SUMPRODUCT([Thong_Tin_Ngay_Nghi_201907.$B$3:.$B$69]=[.$B28];[Thong_Tin_Ngay_Nghi_201907.$C$3:.$C$69]) +SUMPRODUCT([Thong_Tin_Ngay_Nghi_201908.$B$3:.$B$69]=[.$B28];[Thong_Tin_Ngay_Nghi_201908.$C$3:.$C$69]) +SUMPRODUCT([Thong_Tin_Ngay_Nghi_201909.$B$3:.$B$69]=[.$B28];[Thong_Tin_Ngay_Nghi_201909.$C$3:.$C$69]) +SUMPRODUCT([Thong_Tin_Ngay_Nghi_201910.$B$3:.$B$69]=[.$B28];[Thong_Tin_Ngay_Nghi_201910.$C$3:.$C$69]) +SUMPRODUCT([Thong_Tin_Ngay_Nghi_201911.$B$3:.$B$69]=[.$B28];[Thong_Tin_Ngay_Nghi_201911.$C$3:.$C$69]) +SUMPRODUCT([Thong_Tin_Ngay_Nghi_201912.$B$3:.$B$69]=[.$B28];[Thong_Tin_Ngay_Nghi_201912.$C$3:.$C$69])" office:value-type="float" office:value="0.5">
            <text:p>0.5</text:p>
          </table:table-cell>
          <table:table-cell table:style-name="ce48" table:formula="of:=IF(DATE(YEAR([.F28]);MONTH([.F28]);DAY([.F28]))&lt;=DATE(YEAR([.F28]);3;31); [.D28]-[.H28] + [.G28]; IF([.H28]-[.D28]&lt;0;[.H28] + [.G28] -[.I28];[.G28]+[.D28]-[.I2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28]+[.L28] +[.K28]+[.M2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5">
            <text:p>5</text:p>
          </table:table-cell>
          <table:table-cell table:style-name="ce48" table:formula="of:=IF([.C29]&lt;0;0;[.C29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29]);DATE(YEAR([.E29]);12;31);NOW())" office:value-type="date" office:date-value="2019-02-11T10:13:06.71">
            <text:p>02/11/19</text:p>
          </table:table-cell>
          <table:table-cell table:style-name="ce52" table:formula="of:= IF(MONTH([.F29])=MONTH([.E29]) ; IF(NETWORKDAYS([.E29];[.E29]) &lt; NETWORKDAYS(DATE(YEAR([.E29]);MONTH([.E29]);1);EOMONTH([.E29];0)) / 2 ; 0 ; 1)  ;  IF( NETWORKDAYS([.E29];EOMONTH([.E29];0)) &lt; NETWORKDAYS(DATE(YEAR([.E29]);MONTH([.E29]);1);EOMONTH([.E29];0))/2  ; 0  ; 1) + IF(MONTH([.F29]) &gt; MONTH([.E29]) ; MONTH([.F29])-MONTH([.E29])-1 ; 0) + IF(NETWORKDAYS(DATE(YEAR([.F29]);MONTH([.F29]);1);[.F29]) &lt;  NETWORKDAYS(DATE(YEAR([.F29]);MONTH([.F29]);1);EOMONTH([.F29];0)) / 2 ; 0 ; 1))" office:value-type="float" office:value="1">
            <text:p>1</text:p>
          </table:table-cell>
          <table:table-cell table:style-name="ce55" table:formula="of:=SUMPRODUCT([Thong_Tin_Ngay_Nghi_201901.$B$3:.$B$70]=[.$B29];[Thong_Tin_Ngay_Nghi_201901.$C$3:.$C$70]) +  SUMPRODUCT([Thong_Tin_Ngay_Nghi_201902.$B$3:.$B$69]=[.$B29];[Thong_Tin_Ngay_Nghi_201902.$C$3:.$C$69]) + SUMPRODUCT([Thong_Tin_Ngay_Nghi_201903.$B$3:.$B$68]=[.$B29];[Thong_Tin_Ngay_Nghi_201903.$C$3:.$C$68]) + SUMPRODUCT([Thong_Tin_Ngay_Nghi_201904.$B$3:.$B$69]=[.$B29];[Thong_Tin_Ngay_Nghi_201904.$C$3:.$C$69]) + SUMPRODUCT([Thong_Tin_Ngay_Nghi_201905.$B$3:.$B$69]=[.$B29];[Thong_Tin_Ngay_Nghi_201905.$C$3:.$C$69]) + SUMPRODUCT([Thong_Tin_Ngay_Nghi_201906.$B$3:.$B$69]=[.$B29];[Thong_Tin_Ngay_Nghi_201906.$C$3:.$C$69])" office:value-type="float" office:value="1">
            <text:p>1</text:p>
          </table:table-cell>
          <table:table-cell table:style-name="ce60" table:formula="of:=SUMPRODUCT([Thong_Tin_Ngay_Nghi_201901.$B$3:.$B$70]=[.$B29];[Thong_Tin_Ngay_Nghi_201901.$C$3:.$C$70]) +SUMPRODUCT([Thong_Tin_Ngay_Nghi_201902.$B$3:.$B$69]=[.$B29];[Thong_Tin_Ngay_Nghi_201902.$C$3:.$C$69]) +SUMPRODUCT([Thong_Tin_Ngay_Nghi_201903.$B$3:.$B$68]=[.$B29];[Thong_Tin_Ngay_Nghi_201903.$C$3:.$C$68]) +SUMPRODUCT([Thong_Tin_Ngay_Nghi_201904.$B$3:.$B$69]=[.$B29];[Thong_Tin_Ngay_Nghi_201904.$C$3:.$C$69]) +SUMPRODUCT([Thong_Tin_Ngay_Nghi_201905.$B$3:.$B$69]=[.$B29];[Thong_Tin_Ngay_Nghi_201905.$C$3:.$C$69]) +SUMPRODUCT([Thong_Tin_Ngay_Nghi_201906.$B$3:.$B$69]=[.$B29];[Thong_Tin_Ngay_Nghi_201906.$C$3:.$C$69]) +SUMPRODUCT([Thong_Tin_Ngay_Nghi_201907.$B$3:.$B$69]=[.$B29];[Thong_Tin_Ngay_Nghi_201907.$C$3:.$C$69]) +SUMPRODUCT([Thong_Tin_Ngay_Nghi_201908.$B$3:.$B$69]=[.$B29];[Thong_Tin_Ngay_Nghi_201908.$C$3:.$C$69]) +SUMPRODUCT([Thong_Tin_Ngay_Nghi_201909.$B$3:.$B$69]=[.$B29];[Thong_Tin_Ngay_Nghi_201909.$C$3:.$C$69]) +SUMPRODUCT([Thong_Tin_Ngay_Nghi_201910.$B$3:.$B$69]=[.$B29];[Thong_Tin_Ngay_Nghi_201910.$C$3:.$C$69]) +SUMPRODUCT([Thong_Tin_Ngay_Nghi_201911.$B$3:.$B$69]=[.$B29];[Thong_Tin_Ngay_Nghi_201911.$C$3:.$C$69]) +SUMPRODUCT([Thong_Tin_Ngay_Nghi_201912.$B$3:.$B$69]=[.$B29];[Thong_Tin_Ngay_Nghi_201912.$C$3:.$C$69])" office:value-type="float" office:value="1">
            <text:p>1</text:p>
          </table:table-cell>
          <table:table-cell table:style-name="ce48" table:formula="of:=IF(DATE(YEAR([.F29]);MONTH([.F29]);DAY([.F29]))&lt;=DATE(YEAR([.F29]);6;30); [.D29]-[.H29] + [.G29]; IF([.H29]-[.D29]&lt;0;[.H29] + [.G29] -[.I29];[.G29]+[.D29]-[.I29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29]+[.L29] +[.K29]+[.M29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0]);DATE(YEAR([.E30]);12;31);NOW())" office:value-type="date" office:date-value="2019-02-11T10:13:06.71">
            <text:p>02/11/19</text:p>
          </table:table-cell>
          <table:table-cell table:style-name="ce52" table:formula="of:= IF(MONTH([.F30])=MONTH([.E30]) ; IF(NETWORKDAYS([.E30];[.E30]) &lt; NETWORKDAYS(DATE(YEAR([.E30]);MONTH([.E30]);1);EOMONTH([.E30];0)) / 2 ; 0 ; 1)  ;  IF( NETWORKDAYS([.E30];EOMONTH([.E30];0)) &lt; NETWORKDAYS(DATE(YEAR([.E30]);MONTH([.E30]);1);EOMONTH([.E30];0))/2  ; 0  ; 1) + IF(MONTH([.F30]) &gt; MONTH([.E30]) ; MONTH([.F30])-MONTH([.E30])-1 ; 0) + IF(NETWORKDAYS(DATE(YEAR([.F30]);MONTH([.F30]);1);[.F30]) &lt;  NETWORKDAYS(DATE(YEAR([.F30]);MONTH([.F30]);1);EOMONTH([.F30];0)) / 2 ; 0 ; 1))" office:value-type="float" office:value="1">
            <text:p>1</text:p>
          </table:table-cell>
          <table:table-cell table:style-name="ce55" table:formula="of:=SUMPRODUCT([Thong_Tin_Ngay_Nghi_201901.$B$3:.$B$70]=[.$B30];[Thong_Tin_Ngay_Nghi_201901.$C$3:.$C$70]) +  SUMPRODUCT([Thong_Tin_Ngay_Nghi_201902.$B$3:.$B$69]=[.$B30];[Thong_Tin_Ngay_Nghi_201902.$C$3:.$C$69]) + SUMPRODUCT([Thong_Tin_Ngay_Nghi_201903.$B$3:.$B$68]=[.$B30];[Thong_Tin_Ngay_Nghi_201903.$C$3:.$C$68])" office:value-type="float" office:value="6">
            <text:p>6</text:p>
          </table:table-cell>
          <table:table-cell table:style-name="ce60" table:formula="of:=SUMPRODUCT([Thong_Tin_Ngay_Nghi_201901.$B$3:.$B$70]=[.$B30];[Thong_Tin_Ngay_Nghi_201901.$C$3:.$C$70]) +SUMPRODUCT([Thong_Tin_Ngay_Nghi_201902.$B$3:.$B$69]=[.$B30];[Thong_Tin_Ngay_Nghi_201902.$C$3:.$C$69]) +SUMPRODUCT([Thong_Tin_Ngay_Nghi_201903.$B$3:.$B$68]=[.$B30];[Thong_Tin_Ngay_Nghi_201903.$C$3:.$C$68]) +SUMPRODUCT([Thong_Tin_Ngay_Nghi_201904.$B$3:.$B$69]=[.$B30];[Thong_Tin_Ngay_Nghi_201904.$C$3:.$C$69]) +SUMPRODUCT([Thong_Tin_Ngay_Nghi_201905.$B$3:.$B$69]=[.$B30];[Thong_Tin_Ngay_Nghi_201905.$C$3:.$C$69]) +SUMPRODUCT([Thong_Tin_Ngay_Nghi_201906.$B$3:.$B$69]=[.$B30];[Thong_Tin_Ngay_Nghi_201906.$C$3:.$C$69]) +SUMPRODUCT([Thong_Tin_Ngay_Nghi_201907.$B$3:.$B$69]=[.$B30];[Thong_Tin_Ngay_Nghi_201907.$C$3:.$C$69]) +SUMPRODUCT([Thong_Tin_Ngay_Nghi_201908.$B$3:.$B$69]=[.$B30];[Thong_Tin_Ngay_Nghi_201908.$C$3:.$C$69]) +SUMPRODUCT([Thong_Tin_Ngay_Nghi_201909.$B$3:.$B$69]=[.$B30];[Thong_Tin_Ngay_Nghi_201909.$C$3:.$C$69]) +SUMPRODUCT([Thong_Tin_Ngay_Nghi_201910.$B$3:.$B$69]=[.$B30];[Thong_Tin_Ngay_Nghi_201910.$C$3:.$C$69]) +SUMPRODUCT([Thong_Tin_Ngay_Nghi_201911.$B$3:.$B$69]=[.$B30];[Thong_Tin_Ngay_Nghi_201911.$C$3:.$C$69]) +SUMPRODUCT([Thong_Tin_Ngay_Nghi_201912.$B$3:.$B$69]=[.$B30];[Thong_Tin_Ngay_Nghi_201912.$C$3:.$C$69])" office:value-type="float" office:value="6">
            <text:p>6</text:p>
          </table:table-cell>
          <table:table-cell table:style-name="ce48" table:formula="of:=IF(DATE(YEAR([.F30]);MONTH([.F30]);DAY([.F30]))&lt;=DATE(YEAR([.F30]);6;30); [.D30]-[.H30] + [.G30]; IF([.H30]-[.D30]&lt;0;[.H30] + [.G30] -[.I30];[.G30]+[.D30]-[.I30]))" office:value-type="float" office:value="-5">
            <text:p>-5</text:p>
          </table:table-cell>
          <table:table-cell table:number-columns-repeated="2" table:style-name="ce48"/>
          <table:table-cell table:style-name="ce63"/>
          <table:table-cell table:style-name="ce48" table:formula="of:=[.J30]+[.L30] +[.K30]+[.M30]" office:value-type="float" office:value="-5">
            <text:p>-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1]);DATE(YEAR([.E31]);12;31);NOW())" office:value-type="date" office:date-value="2019-02-11T10:13:06.71">
            <text:p>02/11/19</text:p>
          </table:table-cell>
          <table:table-cell table:style-name="ce52" table:formula="of:= IF(MONTH([.F31])=MONTH([.E31]) ; IF(NETWORKDAYS([.E31];[.E31]) &lt; NETWORKDAYS(DATE(YEAR([.E31]);MONTH([.E31]);1);EOMONTH([.E31];0)) / 2 ; 0 ; 1)  ;  IF( NETWORKDAYS([.E31];EOMONTH([.E31];0)) &lt; NETWORKDAYS(DATE(YEAR([.E31]);MONTH([.E31]);1);EOMONTH([.E31];0))/2  ; 0  ; 1) + IF(MONTH([.F31]) &gt; MONTH([.E31]) ; MONTH([.F31])-MONTH([.E31])-1 ; 0) + IF(NETWORKDAYS(DATE(YEAR([.F31]);MONTH([.F31]);1);[.F31]) &lt;  NETWORKDAYS(DATE(YEAR([.F31]);MONTH([.F31]);1);EOMONTH([.F31];0)) / 2 ; 0 ; 1))" office:value-type="float" office:value="1">
            <text:p>1</text:p>
          </table:table-cell>
          <table:table-cell table:style-name="ce55" table:formula="of:=SUMPRODUCT([Thong_Tin_Ngay_Nghi_201901.$B$3:.$B$70]=[.$B31];[Thong_Tin_Ngay_Nghi_201901.$C$3:.$C$70]) +  SUMPRODUCT([Thong_Tin_Ngay_Nghi_201902.$B$3:.$B$69]=[.$B31];[Thong_Tin_Ngay_Nghi_201902.$C$3:.$C$69]) + SUMPRODUCT([Thong_Tin_Ngay_Nghi_201903.$B$3:.$B$68]=[.$B31];[Thong_Tin_Ngay_Nghi_201903.$C$3:.$C$68])" office:value-type="float" office:value="0">
            <text:p>0</text:p>
          </table:table-cell>
          <table:table-cell table:style-name="ce60" table:formula="of:=SUMPRODUCT([Thong_Tin_Ngay_Nghi_201901.$B$3:.$B$70]=[.$B31];[Thong_Tin_Ngay_Nghi_201901.$C$3:.$C$70]) +SUMPRODUCT([Thong_Tin_Ngay_Nghi_201902.$B$3:.$B$69]=[.$B31];[Thong_Tin_Ngay_Nghi_201902.$C$3:.$C$69]) +SUMPRODUCT([Thong_Tin_Ngay_Nghi_201903.$B$3:.$B$68]=[.$B31];[Thong_Tin_Ngay_Nghi_201903.$C$3:.$C$68]) +SUMPRODUCT([Thong_Tin_Ngay_Nghi_201904.$B$3:.$B$69]=[.$B31];[Thong_Tin_Ngay_Nghi_201904.$C$3:.$C$69]) +SUMPRODUCT([Thong_Tin_Ngay_Nghi_201905.$B$3:.$B$69]=[.$B31];[Thong_Tin_Ngay_Nghi_201905.$C$3:.$C$69]) +SUMPRODUCT([Thong_Tin_Ngay_Nghi_201906.$B$3:.$B$69]=[.$B31];[Thong_Tin_Ngay_Nghi_201906.$C$3:.$C$69]) +SUMPRODUCT([Thong_Tin_Ngay_Nghi_201907.$B$3:.$B$69]=[.$B31];[Thong_Tin_Ngay_Nghi_201907.$C$3:.$C$69]) +SUMPRODUCT([Thong_Tin_Ngay_Nghi_201908.$B$3:.$B$69]=[.$B31];[Thong_Tin_Ngay_Nghi_201908.$C$3:.$C$69]) +SUMPRODUCT([Thong_Tin_Ngay_Nghi_201909.$B$3:.$B$69]=[.$B31];[Thong_Tin_Ngay_Nghi_201909.$C$3:.$C$69]) +SUMPRODUCT([Thong_Tin_Ngay_Nghi_201910.$B$3:.$B$69]=[.$B31];[Thong_Tin_Ngay_Nghi_201910.$C$3:.$C$69]) +SUMPRODUCT([Thong_Tin_Ngay_Nghi_201911.$B$3:.$B$69]=[.$B31];[Thong_Tin_Ngay_Nghi_201911.$C$3:.$C$69]) +SUMPRODUCT([Thong_Tin_Ngay_Nghi_201912.$B$3:.$B$69]=[.$B31];[Thong_Tin_Ngay_Nghi_201912.$C$3:.$C$69])" office:value-type="float" office:value="0">
            <text:p>0</text:p>
          </table:table-cell>
          <table:table-cell table:style-name="ce48" table:formula="of:=IF(DATE(YEAR([.F31]);MONTH([.F31]);DAY([.F31]))&lt;=DATE(YEAR([.F31]);6;30); [.D31]-[.H31] + [.G31]; IF([.H31]-[.D31]&lt;0;[.H31] + [.G31] -[.I31];[.G31]+[.D31]-[.I31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1]+[.L31] +[.K31]+[.M31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48" office:value-type="float" office:value="0">
            <text:p>0</text:p>
          </table:table-cell>
          <table:table-cell table:style-name="ce48" table:formula="of:=IF([.C32]&lt;0;0;[.C32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2]);DATE(YEAR([.E32]);12;31);NOW())" office:value-type="date" office:date-value="2019-02-11T10:13:06.71">
            <text:p>02/11/19</text:p>
          </table:table-cell>
          <table:table-cell table:style-name="ce52" table:formula="of:= IF(MONTH([.F32])=MONTH([.E32]) ; IF(NETWORKDAYS([.E32];[.E32]) &lt; NETWORKDAYS(DATE(YEAR([.E32]);MONTH([.E32]);1);EOMONTH([.E32];0)) / 2 ; 0 ; 1)  ;  IF( NETWORKDAYS([.E32];EOMONTH([.E32];0)) &lt; NETWORKDAYS(DATE(YEAR([.E32]);MONTH([.E32]);1);EOMONTH([.E32];0))/2  ; 0  ; 1) + IF(MONTH([.F32]) &gt; MONTH([.E32]) ; MONTH([.F32])-MONTH([.E32])-1 ; 0) + IF(NETWORKDAYS(DATE(YEAR([.F32]);MONTH([.F32]);1);[.F32]) &lt;  NETWORKDAYS(DATE(YEAR([.F32]);MONTH([.F32]);1);EOMONTH([.F32];0)) / 2 ; 0 ; 1))" office:value-type="float" office:value="1">
            <text:p>1</text:p>
          </table:table-cell>
          <table:table-cell table:style-name="ce55" table:formula="of:=SUMPRODUCT([Thong_Tin_Ngay_Nghi_201901.$B$3:.$B$70]=[.$B32];[Thong_Tin_Ngay_Nghi_201901.$C$3:.$C$70]) +  SUMPRODUCT([Thong_Tin_Ngay_Nghi_201902.$B$3:.$B$69]=[.$B32];[Thong_Tin_Ngay_Nghi_201902.$C$3:.$C$69]) + SUMPRODUCT([Thong_Tin_Ngay_Nghi_201903.$B$3:.$B$68]=[.$B32];[Thong_Tin_Ngay_Nghi_201903.$C$3:.$C$68])" office:value-type="float" office:value="3">
            <text:p>3</text:p>
          </table:table-cell>
          <table:table-cell table:style-name="ce60" table:formula="of:=SUMPRODUCT([Thong_Tin_Ngay_Nghi_201901.$B$3:.$B$70]=[.$B32];[Thong_Tin_Ngay_Nghi_201901.$C$3:.$C$70]) +SUMPRODUCT([Thong_Tin_Ngay_Nghi_201902.$B$3:.$B$69]=[.$B32];[Thong_Tin_Ngay_Nghi_201902.$C$3:.$C$69]) +SUMPRODUCT([Thong_Tin_Ngay_Nghi_201903.$B$3:.$B$68]=[.$B32];[Thong_Tin_Ngay_Nghi_201903.$C$3:.$C$68]) +SUMPRODUCT([Thong_Tin_Ngay_Nghi_201904.$B$3:.$B$69]=[.$B32];[Thong_Tin_Ngay_Nghi_201904.$C$3:.$C$69]) +SUMPRODUCT([Thong_Tin_Ngay_Nghi_201905.$B$3:.$B$69]=[.$B32];[Thong_Tin_Ngay_Nghi_201905.$C$3:.$C$69]) +SUMPRODUCT([Thong_Tin_Ngay_Nghi_201906.$B$3:.$B$69]=[.$B32];[Thong_Tin_Ngay_Nghi_201906.$C$3:.$C$69]) +SUMPRODUCT([Thong_Tin_Ngay_Nghi_201907.$B$3:.$B$69]=[.$B32];[Thong_Tin_Ngay_Nghi_201907.$C$3:.$C$69]) +SUMPRODUCT([Thong_Tin_Ngay_Nghi_201908.$B$3:.$B$69]=[.$B32];[Thong_Tin_Ngay_Nghi_201908.$C$3:.$C$69]) +SUMPRODUCT([Thong_Tin_Ngay_Nghi_201909.$B$3:.$B$69]=[.$B32];[Thong_Tin_Ngay_Nghi_201909.$C$3:.$C$69]) +SUMPRODUCT([Thong_Tin_Ngay_Nghi_201910.$B$3:.$B$69]=[.$B32];[Thong_Tin_Ngay_Nghi_201910.$C$3:.$C$69]) +SUMPRODUCT([Thong_Tin_Ngay_Nghi_201911.$B$3:.$B$69]=[.$B32];[Thong_Tin_Ngay_Nghi_201911.$C$3:.$C$69]) +SUMPRODUCT([Thong_Tin_Ngay_Nghi_201912.$B$3:.$B$69]=[.$B32];[Thong_Tin_Ngay_Nghi_201912.$C$3:.$C$69])" office:value-type="float" office:value="3">
            <text:p>3</text:p>
          </table:table-cell>
          <table:table-cell table:style-name="ce48" table:formula="of:=IF(DATE(YEAR([.F32]);MONTH([.F32]);DAY([.F32]))&lt;=DATE(YEAR([.F32]);3;31); [.D32]-[.H32] + [.G32]; IF([.H32]-[.D32]&lt;0;[.H32] + [.G32] -[.I32];[.G32]+[.D32]-[.I32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32]+[.L32] +[.K32]+[.M32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48" office:value-type="float" office:value="8.5">
            <text:p>8.5</text:p>
          </table:table-cell>
          <table:table-cell table:style-name="ce48" table:formula="of:=IF([.C33]&lt;0;0;[.C33])" office:value-type="float" office:value="8.5">
            <text:p>8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3]);DATE(YEAR([.E33]);12;31);NOW())" office:value-type="date" office:date-value="2019-02-11T10:13:06.72">
            <text:p>02/11/19</text:p>
          </table:table-cell>
          <table:table-cell table:style-name="ce52" table:formula="of:= IF(MONTH([.F33])=MONTH([.E33]) ; IF(NETWORKDAYS([.E33];[.E33]) &lt; NETWORKDAYS(DATE(YEAR([.E33]);MONTH([.E33]);1);EOMONTH([.E33];0)) / 2 ; 0 ; 1)  ;  IF( NETWORKDAYS([.E33];EOMONTH([.E33];0)) &lt; NETWORKDAYS(DATE(YEAR([.E33]);MONTH([.E33]);1);EOMONTH([.E33];0))/2  ; 0  ; 1) + IF(MONTH([.F33]) &gt; MONTH([.E33]) ; MONTH([.F33])-MONTH([.E33])-1 ; 0) + IF(NETWORKDAYS(DATE(YEAR([.F33]);MONTH([.F33]);1);[.F33]) &lt;  NETWORKDAYS(DATE(YEAR([.F33]);MONTH([.F33]);1);EOMONTH([.F33];0)) / 2 ; 0 ; 1))" office:value-type="float" office:value="1">
            <text:p>1</text:p>
          </table:table-cell>
          <table:table-cell table:style-name="ce55" table:formula="of:=SUMPRODUCT([Thong_Tin_Ngay_Nghi_201901.$B$3:.$B$70]=[.$B33];[Thong_Tin_Ngay_Nghi_201901.$C$3:.$C$70]) +  SUMPRODUCT([Thong_Tin_Ngay_Nghi_201902.$B$3:.$B$69]=[.$B33];[Thong_Tin_Ngay_Nghi_201902.$C$3:.$C$69]) + SUMPRODUCT([Thong_Tin_Ngay_Nghi_201903.$B$3:.$B$68]=[.$B33];[Thong_Tin_Ngay_Nghi_201903.$C$3:.$C$68])" office:value-type="float" office:value="8.5">
            <text:p>8.5</text:p>
          </table:table-cell>
          <table:table-cell table:style-name="ce60" table:formula="of:=SUMPRODUCT([Thong_Tin_Ngay_Nghi_201901.$B$3:.$B$70]=[.$B33];[Thong_Tin_Ngay_Nghi_201901.$C$3:.$C$70]) +SUMPRODUCT([Thong_Tin_Ngay_Nghi_201902.$B$3:.$B$69]=[.$B33];[Thong_Tin_Ngay_Nghi_201902.$C$3:.$C$69]) +SUMPRODUCT([Thong_Tin_Ngay_Nghi_201903.$B$3:.$B$68]=[.$B33];[Thong_Tin_Ngay_Nghi_201903.$C$3:.$C$68]) +SUMPRODUCT([Thong_Tin_Ngay_Nghi_201904.$B$3:.$B$69]=[.$B33];[Thong_Tin_Ngay_Nghi_201904.$C$3:.$C$69]) +SUMPRODUCT([Thong_Tin_Ngay_Nghi_201905.$B$3:.$B$69]=[.$B33];[Thong_Tin_Ngay_Nghi_201905.$C$3:.$C$69]) +SUMPRODUCT([Thong_Tin_Ngay_Nghi_201906.$B$3:.$B$69]=[.$B33];[Thong_Tin_Ngay_Nghi_201906.$C$3:.$C$69]) +SUMPRODUCT([Thong_Tin_Ngay_Nghi_201907.$B$3:.$B$69]=[.$B33];[Thong_Tin_Ngay_Nghi_201907.$C$3:.$C$69]) +SUMPRODUCT([Thong_Tin_Ngay_Nghi_201908.$B$3:.$B$69]=[.$B33];[Thong_Tin_Ngay_Nghi_201908.$C$3:.$C$69]) +SUMPRODUCT([Thong_Tin_Ngay_Nghi_201909.$B$3:.$B$69]=[.$B33];[Thong_Tin_Ngay_Nghi_201909.$C$3:.$C$69]) +SUMPRODUCT([Thong_Tin_Ngay_Nghi_201910.$B$3:.$B$69]=[.$B33];[Thong_Tin_Ngay_Nghi_201910.$C$3:.$C$69]) +SUMPRODUCT([Thong_Tin_Ngay_Nghi_201911.$B$3:.$B$69]=[.$B33];[Thong_Tin_Ngay_Nghi_201911.$C$3:.$C$69]) +SUMPRODUCT([Thong_Tin_Ngay_Nghi_201912.$B$3:.$B$69]=[.$B33];[Thong_Tin_Ngay_Nghi_201912.$C$3:.$C$69])" office:value-type="float" office:value="8.5">
            <text:p>8.5</text:p>
          </table:table-cell>
          <table:table-cell table:style-name="ce48" table:formula="of:=IF(DATE(YEAR([.F33]);MONTH([.F33]);DAY([.F33]))&lt;=DATE(YEAR([.F33]);3;31); [.D33]-[.H33] + [.G33]; IF([.H33]-[.D33]&lt;0;[.H33] + [.G33] -[.I33];[.G33]+[.D33]-[.I33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3]+[.L33] +[.K33]+[.M33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4]);DATE(YEAR([.E34]);12;31);NOW())" office:value-type="date" office:date-value="2019-02-11T10:13:06.72">
            <text:p>02/11/19</text:p>
          </table:table-cell>
          <table:table-cell table:style-name="ce52" table:formula="of:= IF(MONTH([.F34])=MONTH([.E34]) ; IF(NETWORKDAYS([.E34];[.E34]) &lt; NETWORKDAYS(DATE(YEAR([.E34]);MONTH([.E34]);1);EOMONTH([.E34];0)) / 2 ; 0 ; 1)  ;  IF( NETWORKDAYS([.E34];EOMONTH([.E34];0)) &lt; NETWORKDAYS(DATE(YEAR([.E34]);MONTH([.E34]);1);EOMONTH([.E34];0))/2  ; 0  ; 1) + IF(MONTH([.F34]) &gt; MONTH([.E34]) ; MONTH([.F34])-MONTH([.E34])-1 ; 0) + IF(NETWORKDAYS(DATE(YEAR([.F34]);MONTH([.F34]);1);[.F34]) &lt;  NETWORKDAYS(DATE(YEAR([.F34]);MONTH([.F34]);1);EOMONTH([.F34];0)) / 2 ; 0 ; 1))" office:value-type="float" office:value="1">
            <text:p>1</text:p>
          </table:table-cell>
          <table:table-cell table:style-name="ce55" table:formula="of:=SUMPRODUCT([Thong_Tin_Ngay_Nghi_201901.$B$3:.$B$70]=[.$B34];[Thong_Tin_Ngay_Nghi_201901.$C$3:.$C$70]) +  SUMPRODUCT([Thong_Tin_Ngay_Nghi_201902.$B$3:.$B$69]=[.$B34];[Thong_Tin_Ngay_Nghi_201902.$C$3:.$C$69]) + SUMPRODUCT([Thong_Tin_Ngay_Nghi_201903.$B$3:.$B$68]=[.$B34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34];[Thong_Tin_Ngay_Nghi_201901.$C$3:.$C$70]) +SUMPRODUCT([Thong_Tin_Ngay_Nghi_201902.$B$3:.$B$69]=[.$B34];[Thong_Tin_Ngay_Nghi_201902.$C$3:.$C$69]) +SUMPRODUCT([Thong_Tin_Ngay_Nghi_201903.$B$3:.$B$68]=[.$B34];[Thong_Tin_Ngay_Nghi_201903.$C$3:.$C$68]) +SUMPRODUCT([Thong_Tin_Ngay_Nghi_201904.$B$3:.$B$69]=[.$B34];[Thong_Tin_Ngay_Nghi_201904.$C$3:.$C$69]) +SUMPRODUCT([Thong_Tin_Ngay_Nghi_201905.$B$3:.$B$69]=[.$B34];[Thong_Tin_Ngay_Nghi_201905.$C$3:.$C$69]) +SUMPRODUCT([Thong_Tin_Ngay_Nghi_201906.$B$3:.$B$69]=[.$B34];[Thong_Tin_Ngay_Nghi_201906.$C$3:.$C$69]) +SUMPRODUCT([Thong_Tin_Ngay_Nghi_201907.$B$3:.$B$69]=[.$B34];[Thong_Tin_Ngay_Nghi_201907.$C$3:.$C$69]) +SUMPRODUCT([Thong_Tin_Ngay_Nghi_201908.$B$3:.$B$69]=[.$B34];[Thong_Tin_Ngay_Nghi_201908.$C$3:.$C$69]) +SUMPRODUCT([Thong_Tin_Ngay_Nghi_201909.$B$3:.$B$69]=[.$B34];[Thong_Tin_Ngay_Nghi_201909.$C$3:.$C$69]) +SUMPRODUCT([Thong_Tin_Ngay_Nghi_201910.$B$3:.$B$69]=[.$B34];[Thong_Tin_Ngay_Nghi_201910.$C$3:.$C$69]) +SUMPRODUCT([Thong_Tin_Ngay_Nghi_201911.$B$3:.$B$69]=[.$B34];[Thong_Tin_Ngay_Nghi_201911.$C$3:.$C$69]) +SUMPRODUCT([Thong_Tin_Ngay_Nghi_201912.$B$3:.$B$69]=[.$B34];[Thong_Tin_Ngay_Nghi_201912.$C$3:.$C$69])" office:value-type="float" office:value="2.5">
            <text:p>2.5</text:p>
          </table:table-cell>
          <table:table-cell table:style-name="ce48" table:formula="of:=IF(DATE(YEAR([.F34]);MONTH([.F34]);DAY([.F34]))&lt;=DATE(YEAR([.F34]);3;31); [.D34]-[.H34] + [.G34]; IF([.H34]-[.D34]&lt;0;[.H34] + [.G34] -[.I34];[.G34]+[.D34]-[.I34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34]+[.L34] +[.K34]+[.M34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48" office:value-type="float" office:value="-3.5">
            <text:p>-3.5</text:p>
          </table:table-cell>
          <table:table-cell table:style-name="ce48" table:formula="of:=IF([.C35]&lt;0;0;[.C3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5]);DATE(YEAR([.E35]);12;31);NOW())" office:value-type="date" office:date-value="2019-02-11T10:13:06.72">
            <text:p>02/11/19</text:p>
          </table:table-cell>
          <table:table-cell table:style-name="ce52" table:formula="of:= IF(MONTH([.F35])=MONTH([.E35]) ; IF(NETWORKDAYS([.E35];[.E35]) &lt; NETWORKDAYS(DATE(YEAR([.E35]);MONTH([.E35]);1);EOMONTH([.E35];0)) / 2 ; 0 ; 1)  ;  IF( NETWORKDAYS([.E35];EOMONTH([.E35];0)) &lt; NETWORKDAYS(DATE(YEAR([.E35]);MONTH([.E35]);1);EOMONTH([.E35];0))/2  ; 0  ; 1) + IF(MONTH([.F35]) &gt; MONTH([.E35]) ; MONTH([.F35])-MONTH([.E35])-1 ; 0) + IF(NETWORKDAYS(DATE(YEAR([.F35]);MONTH([.F35]);1);[.F35]) &lt;  NETWORKDAYS(DATE(YEAR([.F35]);MONTH([.F35]);1);EOMONTH([.F35];0)) / 2 ; 0 ; 1))" office:value-type="float" office:value="1">
            <text:p>1</text:p>
          </table:table-cell>
          <table:table-cell table:style-name="ce55" table:formula="of:=SUMPRODUCT([Thong_Tin_Ngay_Nghi_201901.$B$3:.$B$70]=[.$B35];[Thong_Tin_Ngay_Nghi_201901.$C$3:.$C$70]) +  SUMPRODUCT([Thong_Tin_Ngay_Nghi_201902.$B$3:.$B$69]=[.$B35];[Thong_Tin_Ngay_Nghi_201902.$C$3:.$C$69]) + SUMPRODUCT([Thong_Tin_Ngay_Nghi_201903.$B$3:.$B$68]=[.$B35];[Thong_Tin_Ngay_Nghi_201903.$C$3:.$C$68])" office:value-type="float" office:value="2">
            <text:p>2</text:p>
          </table:table-cell>
          <table:table-cell table:style-name="ce60" table:formula="of:=SUMPRODUCT([Thong_Tin_Ngay_Nghi_201901.$B$3:.$B$70]=[.$B35];[Thong_Tin_Ngay_Nghi_201901.$C$3:.$C$70]) +SUMPRODUCT([Thong_Tin_Ngay_Nghi_201902.$B$3:.$B$69]=[.$B35];[Thong_Tin_Ngay_Nghi_201902.$C$3:.$C$69]) +SUMPRODUCT([Thong_Tin_Ngay_Nghi_201903.$B$3:.$B$68]=[.$B35];[Thong_Tin_Ngay_Nghi_201903.$C$3:.$C$68]) +SUMPRODUCT([Thong_Tin_Ngay_Nghi_201904.$B$3:.$B$69]=[.$B35];[Thong_Tin_Ngay_Nghi_201904.$C$3:.$C$69]) +SUMPRODUCT([Thong_Tin_Ngay_Nghi_201905.$B$3:.$B$69]=[.$B35];[Thong_Tin_Ngay_Nghi_201905.$C$3:.$C$69]) +SUMPRODUCT([Thong_Tin_Ngay_Nghi_201906.$B$3:.$B$69]=[.$B35];[Thong_Tin_Ngay_Nghi_201906.$C$3:.$C$69]) +SUMPRODUCT([Thong_Tin_Ngay_Nghi_201907.$B$3:.$B$69]=[.$B35];[Thong_Tin_Ngay_Nghi_201907.$C$3:.$C$69]) +SUMPRODUCT([Thong_Tin_Ngay_Nghi_201908.$B$3:.$B$69]=[.$B35];[Thong_Tin_Ngay_Nghi_201908.$C$3:.$C$69]) +SUMPRODUCT([Thong_Tin_Ngay_Nghi_201909.$B$3:.$B$69]=[.$B35];[Thong_Tin_Ngay_Nghi_201909.$C$3:.$C$69]) +SUMPRODUCT([Thong_Tin_Ngay_Nghi_201910.$B$3:.$B$69]=[.$B35];[Thong_Tin_Ngay_Nghi_201910.$C$3:.$C$69]) +SUMPRODUCT([Thong_Tin_Ngay_Nghi_201911.$B$3:.$B$69]=[.$B35];[Thong_Tin_Ngay_Nghi_201911.$C$3:.$C$69]) +SUMPRODUCT([Thong_Tin_Ngay_Nghi_201912.$B$3:.$B$69]=[.$B35];[Thong_Tin_Ngay_Nghi_201912.$C$3:.$C$69])" office:value-type="float" office:value="2">
            <text:p>2</text:p>
          </table:table-cell>
          <table:table-cell table:style-name="ce48" table:formula="of:=IF(DATE(YEAR([.F35]);MONTH([.F35]);DAY([.F35]))&lt;=DATE(YEAR([.F35]);3;31); [.D35]-[.H35] + [.G35]; IF([.H35]-[.D35]&lt;0;[.H35] + [.G35] -[.I35];[.G35]+[.D35]-[.I35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35]+[.L35] +[.K35]+[.M35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48" office:value-type="float" office:value="-6">
            <text:p>-6</text:p>
          </table:table-cell>
          <table:table-cell table:style-name="ce48" table:formula="of:=IF([.C36]&lt;0;0;[.C3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6]);DATE(YEAR([.E36]);12;31);NOW())" office:value-type="date" office:date-value="2019-02-11T10:13:06.72">
            <text:p>02/11/19</text:p>
          </table:table-cell>
          <table:table-cell table:style-name="ce52" table:formula="of:= IF(MONTH([.F36])=MONTH([.E36]) ; IF(NETWORKDAYS([.E36];[.E36]) &lt; NETWORKDAYS(DATE(YEAR([.E36]);MONTH([.E36]);1);EOMONTH([.E36];0)) / 2 ; 0 ; 1)  ;  IF( NETWORKDAYS([.E36];EOMONTH([.E36];0)) &lt; NETWORKDAYS(DATE(YEAR([.E36]);MONTH([.E36]);1);EOMONTH([.E36];0))/2  ; 0  ; 1) + IF(MONTH([.F36]) &gt; MONTH([.E36]) ; MONTH([.F36])-MONTH([.E36])-1 ; 0) + IF(NETWORKDAYS(DATE(YEAR([.F36]);MONTH([.F36]);1);[.F36]) &lt;  NETWORKDAYS(DATE(YEAR([.F36]);MONTH([.F36]);1);EOMONTH([.F36];0)) / 2 ; 0 ; 1))" office:value-type="float" office:value="1">
            <text:p>1</text:p>
          </table:table-cell>
          <table:table-cell table:style-name="ce55" table:formula="of:=SUMPRODUCT([Thong_Tin_Ngay_Nghi_201901.$B$3:.$B$70]=[.$B36];[Thong_Tin_Ngay_Nghi_201901.$C$3:.$C$70]) +  SUMPRODUCT([Thong_Tin_Ngay_Nghi_201902.$B$3:.$B$69]=[.$B36];[Thong_Tin_Ngay_Nghi_201902.$C$3:.$C$69]) + SUMPRODUCT([Thong_Tin_Ngay_Nghi_201903.$B$3:.$B$68]=[.$B36];[Thong_Tin_Ngay_Nghi_201903.$C$3:.$C$68])" office:value-type="float" office:value="0">
            <text:p>0</text:p>
          </table:table-cell>
          <table:table-cell table:style-name="ce60" table:formula="of:=SUMPRODUCT([Thong_Tin_Ngay_Nghi_201901.$B$3:.$B$70]=[.$B36];[Thong_Tin_Ngay_Nghi_201901.$C$3:.$C$70]) +SUMPRODUCT([Thong_Tin_Ngay_Nghi_201902.$B$3:.$B$69]=[.$B36];[Thong_Tin_Ngay_Nghi_201902.$C$3:.$C$69]) +SUMPRODUCT([Thong_Tin_Ngay_Nghi_201903.$B$3:.$B$68]=[.$B36];[Thong_Tin_Ngay_Nghi_201903.$C$3:.$C$68]) +SUMPRODUCT([Thong_Tin_Ngay_Nghi_201904.$B$3:.$B$69]=[.$B36];[Thong_Tin_Ngay_Nghi_201904.$C$3:.$C$69]) +SUMPRODUCT([Thong_Tin_Ngay_Nghi_201905.$B$3:.$B$69]=[.$B36];[Thong_Tin_Ngay_Nghi_201905.$C$3:.$C$69]) +SUMPRODUCT([Thong_Tin_Ngay_Nghi_201906.$B$3:.$B$69]=[.$B36];[Thong_Tin_Ngay_Nghi_201906.$C$3:.$C$69]) +SUMPRODUCT([Thong_Tin_Ngay_Nghi_201907.$B$3:.$B$69]=[.$B36];[Thong_Tin_Ngay_Nghi_201907.$C$3:.$C$69]) +SUMPRODUCT([Thong_Tin_Ngay_Nghi_201908.$B$3:.$B$69]=[.$B36];[Thong_Tin_Ngay_Nghi_201908.$C$3:.$C$69]) +SUMPRODUCT([Thong_Tin_Ngay_Nghi_201909.$B$3:.$B$69]=[.$B36];[Thong_Tin_Ngay_Nghi_201909.$C$3:.$C$69]) +SUMPRODUCT([Thong_Tin_Ngay_Nghi_201910.$B$3:.$B$69]=[.$B36];[Thong_Tin_Ngay_Nghi_201910.$C$3:.$C$69]) +SUMPRODUCT([Thong_Tin_Ngay_Nghi_201911.$B$3:.$B$69]=[.$B36];[Thong_Tin_Ngay_Nghi_201911.$C$3:.$C$69]) +SUMPRODUCT([Thong_Tin_Ngay_Nghi_201912.$B$3:.$B$69]=[.$B36];[Thong_Tin_Ngay_Nghi_201912.$C$3:.$C$69])" office:value-type="float" office:value="0">
            <text:p>0</text:p>
          </table:table-cell>
          <table:table-cell table:style-name="ce48" table:formula="of:=IF(DATE(YEAR([.F36]);MONTH([.F36]);DAY([.F36]))&lt;=DATE(YEAR([.F36]);3;31); [.D36]-[.H36] + [.G36]; IF([.H36]-[.D36]&lt;0;[.H36] + [.G36] -[.I36];[.G36]+[.D36]-[.I3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36]+[.L36] +[.K36]+[.M3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48" office:value-type="float" office:value="5">
            <text:p>5</text:p>
          </table:table-cell>
          <table:table-cell table:style-name="ce48" table:formula="of:=IF([.C37]&lt;0;0;[.C37])" office:value-type="float" office:value="5">
            <text:p>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7]);DATE(YEAR([.E37]);12;31);NOW())" office:value-type="date" office:date-value="2019-02-11T10:13:06.72">
            <text:p>02/11/19</text:p>
          </table:table-cell>
          <table:table-cell table:style-name="ce52" table:formula="of:= IF(MONTH([.F37])=MONTH([.E37]) ; IF(NETWORKDAYS([.E37];[.E37]) &lt; NETWORKDAYS(DATE(YEAR([.E37]);MONTH([.E37]);1);EOMONTH([.E37];0)) / 2 ; 0 ; 1)  ;  IF( NETWORKDAYS([.E37];EOMONTH([.E37];0)) &lt; NETWORKDAYS(DATE(YEAR([.E37]);MONTH([.E37]);1);EOMONTH([.E37];0))/2  ; 0  ; 1) + IF(MONTH([.F37]) &gt; MONTH([.E37]) ; MONTH([.F37])-MONTH([.E37])-1 ; 0) + IF(NETWORKDAYS(DATE(YEAR([.F37]);MONTH([.F37]);1);[.F37]) &lt;  NETWORKDAYS(DATE(YEAR([.F37]);MONTH([.F37]);1);EOMONTH([.F37];0)) / 2 ; 0 ; 1))" office:value-type="float" office:value="1">
            <text:p>1</text:p>
          </table:table-cell>
          <table:table-cell table:style-name="ce55" table:formula="of:=SUMPRODUCT([Thong_Tin_Ngay_Nghi_201901.$B$3:.$B$70]=[.$B37];[Thong_Tin_Ngay_Nghi_201901.$C$3:.$C$70]) +  SUMPRODUCT([Thong_Tin_Ngay_Nghi_201902.$B$3:.$B$69]=[.$B37];[Thong_Tin_Ngay_Nghi_201902.$C$3:.$C$69]) + SUMPRODUCT([Thong_Tin_Ngay_Nghi_201903.$B$3:.$B$68]=[.$B37];[Thong_Tin_Ngay_Nghi_201903.$C$3:.$C$68])" office:value-type="float" office:value="0">
            <text:p>0</text:p>
          </table:table-cell>
          <table:table-cell table:style-name="ce60" table:formula="of:=SUMPRODUCT([Thong_Tin_Ngay_Nghi_201901.$B$3:.$B$70]=[.$B37];[Thong_Tin_Ngay_Nghi_201901.$C$3:.$C$70]) +SUMPRODUCT([Thong_Tin_Ngay_Nghi_201902.$B$3:.$B$69]=[.$B37];[Thong_Tin_Ngay_Nghi_201902.$C$3:.$C$69]) +SUMPRODUCT([Thong_Tin_Ngay_Nghi_201903.$B$3:.$B$68]=[.$B37];[Thong_Tin_Ngay_Nghi_201903.$C$3:.$C$68]) +SUMPRODUCT([Thong_Tin_Ngay_Nghi_201904.$B$3:.$B$69]=[.$B37];[Thong_Tin_Ngay_Nghi_201904.$C$3:.$C$69]) +SUMPRODUCT([Thong_Tin_Ngay_Nghi_201905.$B$3:.$B$69]=[.$B37];[Thong_Tin_Ngay_Nghi_201905.$C$3:.$C$69]) +SUMPRODUCT([Thong_Tin_Ngay_Nghi_201906.$B$3:.$B$69]=[.$B37];[Thong_Tin_Ngay_Nghi_201906.$C$3:.$C$69]) +SUMPRODUCT([Thong_Tin_Ngay_Nghi_201907.$B$3:.$B$69]=[.$B37];[Thong_Tin_Ngay_Nghi_201907.$C$3:.$C$69]) +SUMPRODUCT([Thong_Tin_Ngay_Nghi_201908.$B$3:.$B$69]=[.$B37];[Thong_Tin_Ngay_Nghi_201908.$C$3:.$C$69]) +SUMPRODUCT([Thong_Tin_Ngay_Nghi_201909.$B$3:.$B$69]=[.$B37];[Thong_Tin_Ngay_Nghi_201909.$C$3:.$C$69]) +SUMPRODUCT([Thong_Tin_Ngay_Nghi_201910.$B$3:.$B$69]=[.$B37];[Thong_Tin_Ngay_Nghi_201910.$C$3:.$C$69]) +SUMPRODUCT([Thong_Tin_Ngay_Nghi_201911.$B$3:.$B$69]=[.$B37];[Thong_Tin_Ngay_Nghi_201911.$C$3:.$C$69]) +SUMPRODUCT([Thong_Tin_Ngay_Nghi_201912.$B$3:.$B$69]=[.$B37];[Thong_Tin_Ngay_Nghi_201912.$C$3:.$C$69])" office:value-type="float" office:value="0">
            <text:p>0</text:p>
          </table:table-cell>
          <table:table-cell table:style-name="ce48" table:formula="of:=IF(DATE(YEAR([.F37]);MONTH([.F37]);DAY([.F37]))&lt;=DATE(YEAR([.F37]);3;31); [.D37]-[.H37] + [.G37]; IF([.H37]-[.D37]&lt;0;[.H37] + [.G37] -[.I37];[.G37]+[.D37]-[.I37]))" office:value-type="float" office:value="6">
            <text:p>6</text:p>
          </table:table-cell>
          <table:table-cell table:number-columns-repeated="2" table:style-name="ce48"/>
          <table:table-cell table:style-name="ce63"/>
          <table:table-cell table:style-name="ce48" table:formula="of:=[.J37]+[.L37] +[.K37]+[.M37]" office:value-type="float" office:value="6">
            <text:p>6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48" office:value-type="float" office:value="4">
            <text:p>4</text:p>
          </table:table-cell>
          <table:table-cell table:style-name="ce48" table:formula="of:=IF([.C38]&lt;0;0;[.C38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8]);DATE(YEAR([.E38]);12;31);NOW())" office:value-type="date" office:date-value="2019-02-11T10:13:06.73">
            <text:p>02/11/19</text:p>
          </table:table-cell>
          <table:table-cell table:style-name="ce52" table:formula="of:= IF(MONTH([.F38])=MONTH([.E38]) ; IF(NETWORKDAYS([.E38];[.E38]) &lt; NETWORKDAYS(DATE(YEAR([.E38]);MONTH([.E38]);1);EOMONTH([.E38];0)) / 2 ; 0 ; 1)  ;  IF( NETWORKDAYS([.E38];EOMONTH([.E38];0)) &lt; NETWORKDAYS(DATE(YEAR([.E38]);MONTH([.E38]);1);EOMONTH([.E38];0))/2  ; 0  ; 1) + IF(MONTH([.F38]) &gt; MONTH([.E38]) ; MONTH([.F38])-MONTH([.E38])-1 ; 0) + IF(NETWORKDAYS(DATE(YEAR([.F38]);MONTH([.F38]);1);[.F38]) &lt;  NETWORKDAYS(DATE(YEAR([.F38]);MONTH([.F38]);1);EOMONTH([.F38];0)) / 2 ; 0 ; 1))" office:value-type="float" office:value="1">
            <text:p>1</text:p>
          </table:table-cell>
          <table:table-cell table:style-name="ce55" table:formula="of:=SUMPRODUCT([Thong_Tin_Ngay_Nghi_201901.$B$3:.$B$70]=[.$B38];[Thong_Tin_Ngay_Nghi_201901.$C$3:.$C$70]) +  SUMPRODUCT([Thong_Tin_Ngay_Nghi_201902.$B$3:.$B$69]=[.$B38];[Thong_Tin_Ngay_Nghi_201902.$C$3:.$C$69]) + SUMPRODUCT([Thong_Tin_Ngay_Nghi_201903.$B$3:.$B$68]=[.$B38];[Thong_Tin_Ngay_Nghi_201903.$C$3:.$C$68])" office:value-type="float" office:value="1">
            <text:p>1</text:p>
          </table:table-cell>
          <table:table-cell table:style-name="ce60" table:formula="of:=SUMPRODUCT([Thong_Tin_Ngay_Nghi_201901.$B$3:.$B$70]=[.$B38];[Thong_Tin_Ngay_Nghi_201901.$C$3:.$C$70]) +SUMPRODUCT([Thong_Tin_Ngay_Nghi_201902.$B$3:.$B$69]=[.$B38];[Thong_Tin_Ngay_Nghi_201902.$C$3:.$C$69]) +SUMPRODUCT([Thong_Tin_Ngay_Nghi_201903.$B$3:.$B$68]=[.$B38];[Thong_Tin_Ngay_Nghi_201903.$C$3:.$C$68]) +SUMPRODUCT([Thong_Tin_Ngay_Nghi_201904.$B$3:.$B$69]=[.$B38];[Thong_Tin_Ngay_Nghi_201904.$C$3:.$C$69]) +SUMPRODUCT([Thong_Tin_Ngay_Nghi_201905.$B$3:.$B$69]=[.$B38];[Thong_Tin_Ngay_Nghi_201905.$C$3:.$C$69]) +SUMPRODUCT([Thong_Tin_Ngay_Nghi_201906.$B$3:.$B$69]=[.$B38];[Thong_Tin_Ngay_Nghi_201906.$C$3:.$C$69]) +SUMPRODUCT([Thong_Tin_Ngay_Nghi_201907.$B$3:.$B$69]=[.$B38];[Thong_Tin_Ngay_Nghi_201907.$C$3:.$C$69]) +SUMPRODUCT([Thong_Tin_Ngay_Nghi_201908.$B$3:.$B$69]=[.$B38];[Thong_Tin_Ngay_Nghi_201908.$C$3:.$C$69]) +SUMPRODUCT([Thong_Tin_Ngay_Nghi_201909.$B$3:.$B$69]=[.$B38];[Thong_Tin_Ngay_Nghi_201909.$C$3:.$C$69]) +SUMPRODUCT([Thong_Tin_Ngay_Nghi_201910.$B$3:.$B$69]=[.$B38];[Thong_Tin_Ngay_Nghi_201910.$C$3:.$C$69]) +SUMPRODUCT([Thong_Tin_Ngay_Nghi_201911.$B$3:.$B$69]=[.$B38];[Thong_Tin_Ngay_Nghi_201911.$C$3:.$C$69]) +SUMPRODUCT([Thong_Tin_Ngay_Nghi_201912.$B$3:.$B$69]=[.$B38];[Thong_Tin_Ngay_Nghi_201912.$C$3:.$C$69])" office:value-type="float" office:value="1">
            <text:p>1</text:p>
          </table:table-cell>
          <table:table-cell table:style-name="ce48" table:formula="of:=IF(DATE(YEAR([.F38]);MONTH([.F38]);DAY([.F38]))&lt;=DATE(YEAR([.F38]);3;31); [.D38]-[.H38] + [.G38]; IF([.H38]-[.D38]&lt;0;[.H38] + [.G38] -[.I38];[.G38]+[.D38]-[.I38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38]+[.L38] +[.K38]+[.M38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48" table:formula="of:=IF([.C39]&lt;0;0;[.C3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39]);DATE(YEAR([.E39]);12;31);NOW())" office:value-type="date" office:date-value="2019-02-11T10:13:06.73">
            <text:p>02/11/19</text:p>
          </table:table-cell>
          <table:table-cell table:style-name="ce52" table:formula="of:= IF(MONTH([.F39])=MONTH([.E39]) ; IF(NETWORKDAYS([.E39];[.E39]) &lt; NETWORKDAYS(DATE(YEAR([.E39]);MONTH([.E39]);1);EOMONTH([.E39];0)) / 2 ; 0 ; 1)  ;  IF( NETWORKDAYS([.E39];EOMONTH([.E39];0)) &lt; NETWORKDAYS(DATE(YEAR([.E39]);MONTH([.E39]);1);EOMONTH([.E39];0))/2  ; 0  ; 1) + IF(MONTH([.F39]) &gt; MONTH([.E39]) ; MONTH([.F39])-MONTH([.E39])-1 ; 0) + IF(NETWORKDAYS(DATE(YEAR([.F39]);MONTH([.F39]);1);[.F39]) &lt;  NETWORKDAYS(DATE(YEAR([.F39]);MONTH([.F39]);1);EOMONTH([.F39];0)) / 2 ; 0 ; 1))" office:value-type="float" office:value="1">
            <text:p>1</text:p>
          </table:table-cell>
          <table:table-cell table:style-name="ce55" table:formula="of:=SUMPRODUCT([Thong_Tin_Ngay_Nghi_201901.$B$3:.$B$70]=[.$B39];[Thong_Tin_Ngay_Nghi_201901.$C$3:.$C$70]) +  SUMPRODUCT([Thong_Tin_Ngay_Nghi_201902.$B$3:.$B$69]=[.$B39];[Thong_Tin_Ngay_Nghi_201902.$C$3:.$C$69]) + SUMPRODUCT([Thong_Tin_Ngay_Nghi_201903.$B$3:.$B$68]=[.$B39];[Thong_Tin_Ngay_Nghi_201903.$C$3:.$C$68])" office:value-type="float" office:value="0">
            <text:p>0</text:p>
          </table:table-cell>
          <table:table-cell table:style-name="ce60" table:formula="of:=SUMPRODUCT([Thong_Tin_Ngay_Nghi_201901.$B$3:.$B$70]=[.$B39];[Thong_Tin_Ngay_Nghi_201901.$C$3:.$C$70]) +SUMPRODUCT([Thong_Tin_Ngay_Nghi_201902.$B$3:.$B$69]=[.$B39];[Thong_Tin_Ngay_Nghi_201902.$C$3:.$C$69]) +SUMPRODUCT([Thong_Tin_Ngay_Nghi_201903.$B$3:.$B$68]=[.$B39];[Thong_Tin_Ngay_Nghi_201903.$C$3:.$C$68]) +SUMPRODUCT([Thong_Tin_Ngay_Nghi_201904.$B$3:.$B$69]=[.$B39];[Thong_Tin_Ngay_Nghi_201904.$C$3:.$C$69]) +SUMPRODUCT([Thong_Tin_Ngay_Nghi_201905.$B$3:.$B$69]=[.$B39];[Thong_Tin_Ngay_Nghi_201905.$C$3:.$C$69]) +SUMPRODUCT([Thong_Tin_Ngay_Nghi_201906.$B$3:.$B$69]=[.$B39];[Thong_Tin_Ngay_Nghi_201906.$C$3:.$C$69]) +SUMPRODUCT([Thong_Tin_Ngay_Nghi_201907.$B$3:.$B$69]=[.$B39];[Thong_Tin_Ngay_Nghi_201907.$C$3:.$C$69]) +SUMPRODUCT([Thong_Tin_Ngay_Nghi_201908.$B$3:.$B$69]=[.$B39];[Thong_Tin_Ngay_Nghi_201908.$C$3:.$C$69]) +SUMPRODUCT([Thong_Tin_Ngay_Nghi_201909.$B$3:.$B$69]=[.$B39];[Thong_Tin_Ngay_Nghi_201909.$C$3:.$C$69]) +SUMPRODUCT([Thong_Tin_Ngay_Nghi_201910.$B$3:.$B$69]=[.$B39];[Thong_Tin_Ngay_Nghi_201910.$C$3:.$C$69]) +SUMPRODUCT([Thong_Tin_Ngay_Nghi_201911.$B$3:.$B$69]=[.$B39];[Thong_Tin_Ngay_Nghi_201911.$C$3:.$C$69]) +SUMPRODUCT([Thong_Tin_Ngay_Nghi_201912.$B$3:.$B$69]=[.$B39];[Thong_Tin_Ngay_Nghi_201912.$C$3:.$C$69])" office:value-type="float" office:value="0">
            <text:p>0</text:p>
          </table:table-cell>
          <table:table-cell table:style-name="ce48" table:formula="of:=IF(DATE(YEAR([.F39]);MONTH([.F39]);DAY([.F39]))&lt;=DATE(YEAR([.F39]);3;31); [.D39]-[.H39] + [.G39]; IF([.H39]-[.D39]&lt;0;[.H39] + [.G39] -[.I39];[.G39]+[.D39]-[.I39]))" office:value-type="float" office:value="5">
            <text:p>5</text:p>
          </table:table-cell>
          <table:table-cell table:number-columns-repeated="2" table:style-name="ce48"/>
          <table:table-cell table:style-name="ce63"/>
          <table:table-cell table:style-name="ce48" table:formula="of:=[.J39]+[.L39] +[.K39]+[.M39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48" table:formula="of:=IF([.C40]&lt;0;0;[.C40])" office:value-type="float" office:value="4.5">
            <text:p>4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0]);DATE(YEAR([.E40]);12;31);NOW())" office:value-type="date" office:date-value="2019-02-11T10:13:06.73">
            <text:p>02/11/19</text:p>
          </table:table-cell>
          <table:table-cell table:style-name="ce52" table:formula="of:= IF(MONTH([.F40])=MONTH([.E40]) ; IF(NETWORKDAYS([.E40];[.E40]) &lt; NETWORKDAYS(DATE(YEAR([.E40]);MONTH([.E40]);1);EOMONTH([.E40];0)) / 2 ; 0 ; 1)  ;  IF( NETWORKDAYS([.E40];EOMONTH([.E40];0)) &lt; NETWORKDAYS(DATE(YEAR([.E40]);MONTH([.E40]);1);EOMONTH([.E40];0))/2  ; 0  ; 1) + IF(MONTH([.F40]) &gt; MONTH([.E40]) ; MONTH([.F40])-MONTH([.E40])-1 ; 0) + IF(NETWORKDAYS(DATE(YEAR([.F40]);MONTH([.F40]);1);[.F40]) &lt;  NETWORKDAYS(DATE(YEAR([.F40]);MONTH([.F40]);1);EOMONTH([.F40];0)) / 2 ; 0 ; 1))" office:value-type="float" office:value="1">
            <text:p>1</text:p>
          </table:table-cell>
          <table:table-cell table:style-name="ce55" table:formula="of:=SUMPRODUCT([Thong_Tin_Ngay_Nghi_201901.$B$3:.$B$70]=[.$B40];[Thong_Tin_Ngay_Nghi_201901.$C$3:.$C$70]) +  SUMPRODUCT([Thong_Tin_Ngay_Nghi_201902.$B$3:.$B$69]=[.$B40];[Thong_Tin_Ngay_Nghi_201902.$C$3:.$C$69]) + SUMPRODUCT([Thong_Tin_Ngay_Nghi_201903.$B$3:.$B$68]=[.$B40];[Thong_Tin_Ngay_Nghi_201903.$C$3:.$C$68])" office:value-type="float" office:value="2">
            <text:p>2</text:p>
          </table:table-cell>
          <table:table-cell table:style-name="ce60" table:formula="of:=SUMPRODUCT([Thong_Tin_Ngay_Nghi_201901.$B$3:.$B$70]=[.$B40];[Thong_Tin_Ngay_Nghi_201901.$C$3:.$C$70]) +SUMPRODUCT([Thong_Tin_Ngay_Nghi_201902.$B$3:.$B$69]=[.$B40];[Thong_Tin_Ngay_Nghi_201902.$C$3:.$C$69]) +SUMPRODUCT([Thong_Tin_Ngay_Nghi_201903.$B$3:.$B$68]=[.$B40];[Thong_Tin_Ngay_Nghi_201903.$C$3:.$C$68]) +SUMPRODUCT([Thong_Tin_Ngay_Nghi_201904.$B$3:.$B$69]=[.$B40];[Thong_Tin_Ngay_Nghi_201904.$C$3:.$C$69]) +SUMPRODUCT([Thong_Tin_Ngay_Nghi_201905.$B$3:.$B$69]=[.$B40];[Thong_Tin_Ngay_Nghi_201905.$C$3:.$C$69]) +SUMPRODUCT([Thong_Tin_Ngay_Nghi_201906.$B$3:.$B$69]=[.$B40];[Thong_Tin_Ngay_Nghi_201906.$C$3:.$C$69]) +SUMPRODUCT([Thong_Tin_Ngay_Nghi_201907.$B$3:.$B$69]=[.$B40];[Thong_Tin_Ngay_Nghi_201907.$C$3:.$C$69]) +SUMPRODUCT([Thong_Tin_Ngay_Nghi_201908.$B$3:.$B$69]=[.$B40];[Thong_Tin_Ngay_Nghi_201908.$C$3:.$C$69]) +SUMPRODUCT([Thong_Tin_Ngay_Nghi_201909.$B$3:.$B$69]=[.$B40];[Thong_Tin_Ngay_Nghi_201909.$C$3:.$C$69]) +SUMPRODUCT([Thong_Tin_Ngay_Nghi_201910.$B$3:.$B$69]=[.$B40];[Thong_Tin_Ngay_Nghi_201910.$C$3:.$C$69]) +SUMPRODUCT([Thong_Tin_Ngay_Nghi_201911.$B$3:.$B$69]=[.$B40];[Thong_Tin_Ngay_Nghi_201911.$C$3:.$C$69]) +SUMPRODUCT([Thong_Tin_Ngay_Nghi_201912.$B$3:.$B$69]=[.$B40];[Thong_Tin_Ngay_Nghi_201912.$C$3:.$C$69])" office:value-type="float" office:value="2">
            <text:p>2</text:p>
          </table:table-cell>
          <table:table-cell table:style-name="ce48" table:formula="of:=IF(DATE(YEAR([.F40]);MONTH([.F40]);DAY([.F40]))&lt;=DATE(YEAR([.F40]);3;31); [.D40]-[.H40] + [.G40]; IF([.H40]-[.D40]&lt;0;[.H40] + [.G40] -[.I40];[.G40]+[.D40]-[.I40]))" office:value-type="float" office:value="3.5">
            <text:p>3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40]+[.L40] +[.K40]+[.M40]" office:value-type="float" office:value="4.5">
            <text:p>4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1]);DATE(YEAR([.E41]);12;31);NOW())" office:value-type="date" office:date-value="2019-02-11T10:13:06.73">
            <text:p>02/11/19</text:p>
          </table:table-cell>
          <table:table-cell table:style-name="ce52" table:formula="of:= IF(MONTH([.F41])=MONTH([.E41]) ; IF(NETWORKDAYS([.E41];[.E41]) &lt; NETWORKDAYS(DATE(YEAR([.E41]);MONTH([.E41]);1);EOMONTH([.E41];0)) / 2 ; 0 ; 1)  ;  IF( NETWORKDAYS([.E41];EOMONTH([.E41];0)) &lt; NETWORKDAYS(DATE(YEAR([.E41]);MONTH([.E41]);1);EOMONTH([.E41];0))/2  ; 0  ; 1) + IF(MONTH([.F41]) &gt; MONTH([.E41]) ; MONTH([.F41])-MONTH([.E41])-1 ; 0) + IF(NETWORKDAYS(DATE(YEAR([.F41]);MONTH([.F41]);1);[.F41]) &lt;  NETWORKDAYS(DATE(YEAR([.F41]);MONTH([.F41]);1);EOMONTH([.F41];0)) / 2 ; 0 ; 1))" office:value-type="float" office:value="1">
            <text:p>1</text:p>
          </table:table-cell>
          <table:table-cell table:style-name="ce55" table:formula="of:=SUMPRODUCT([Thong_Tin_Ngay_Nghi_201901.$B$3:.$B$70]=[.$B41];[Thong_Tin_Ngay_Nghi_201901.$C$3:.$C$70]) +  SUMPRODUCT([Thong_Tin_Ngay_Nghi_201902.$B$3:.$B$69]=[.$B41];[Thong_Tin_Ngay_Nghi_201902.$C$3:.$C$69]) + SUMPRODUCT([Thong_Tin_Ngay_Nghi_201903.$B$3:.$B$68]=[.$B41];[Thong_Tin_Ngay_Nghi_201903.$C$3:.$C$68])" office:value-type="float" office:value="1">
            <text:p>1</text:p>
          </table:table-cell>
          <table:table-cell table:style-name="ce60" table:formula="of:=SUMPRODUCT([Thong_Tin_Ngay_Nghi_201901.$B$3:.$B$70]=[.$B41];[Thong_Tin_Ngay_Nghi_201901.$C$3:.$C$70]) +SUMPRODUCT([Thong_Tin_Ngay_Nghi_201902.$B$3:.$B$69]=[.$B41];[Thong_Tin_Ngay_Nghi_201902.$C$3:.$C$69]) +SUMPRODUCT([Thong_Tin_Ngay_Nghi_201903.$B$3:.$B$68]=[.$B41];[Thong_Tin_Ngay_Nghi_201903.$C$3:.$C$68]) +SUMPRODUCT([Thong_Tin_Ngay_Nghi_201904.$B$3:.$B$69]=[.$B41];[Thong_Tin_Ngay_Nghi_201904.$C$3:.$C$69]) +SUMPRODUCT([Thong_Tin_Ngay_Nghi_201905.$B$3:.$B$69]=[.$B41];[Thong_Tin_Ngay_Nghi_201905.$C$3:.$C$69]) +SUMPRODUCT([Thong_Tin_Ngay_Nghi_201906.$B$3:.$B$69]=[.$B41];[Thong_Tin_Ngay_Nghi_201906.$C$3:.$C$69]) +SUMPRODUCT([Thong_Tin_Ngay_Nghi_201907.$B$3:.$B$69]=[.$B41];[Thong_Tin_Ngay_Nghi_201907.$C$3:.$C$69]) +SUMPRODUCT([Thong_Tin_Ngay_Nghi_201908.$B$3:.$B$69]=[.$B41];[Thong_Tin_Ngay_Nghi_201908.$C$3:.$C$69]) +SUMPRODUCT([Thong_Tin_Ngay_Nghi_201909.$B$3:.$B$69]=[.$B41];[Thong_Tin_Ngay_Nghi_201909.$C$3:.$C$69]) +SUMPRODUCT([Thong_Tin_Ngay_Nghi_201910.$B$3:.$B$69]=[.$B41];[Thong_Tin_Ngay_Nghi_201910.$C$3:.$C$69]) +SUMPRODUCT([Thong_Tin_Ngay_Nghi_201911.$B$3:.$B$69]=[.$B41];[Thong_Tin_Ngay_Nghi_201911.$C$3:.$C$69]) +SUMPRODUCT([Thong_Tin_Ngay_Nghi_201912.$B$3:.$B$69]=[.$B41];[Thong_Tin_Ngay_Nghi_201912.$C$3:.$C$69])" office:value-type="float" office:value="1">
            <text:p>1</text:p>
          </table:table-cell>
          <table:table-cell table:style-name="ce48" table:formula="of:=IF(DATE(YEAR([.F41]);MONTH([.F41]);DAY([.F41]))&lt;=DATE(YEAR([.F41]);3;31); [.D41]-[.H41] + [.G41]; IF([.H41]-[.D41]&lt;0;[.H41] + [.G41] -[.I41];[.G41]+[.D41]-[.I41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1]+[.L41] +[.K41]+[.M41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48" office:value-type="float" office:value="-0.5">
            <text:p>-0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2]);DATE(YEAR([.E42]);12;31);NOW())" office:value-type="date" office:date-value="2019-02-11T10:13:06.74">
            <text:p>02/11/19</text:p>
          </table:table-cell>
          <table:table-cell table:style-name="ce52" table:formula="of:= IF(MONTH([.F42])=MONTH([.E42]) ; IF(NETWORKDAYS([.E42];[.E42]) &lt; NETWORKDAYS(DATE(YEAR([.E42]);MONTH([.E42]);1);EOMONTH([.E42];0)) / 2 ; 0 ; 1)  ;  IF( NETWORKDAYS([.E42];EOMONTH([.E42];0)) &lt; NETWORKDAYS(DATE(YEAR([.E42]);MONTH([.E42]);1);EOMONTH([.E42];0))/2  ; 0  ; 1) + IF(MONTH([.F42]) &gt; MONTH([.E42]) ; MONTH([.F42])-MONTH([.E42])-1 ; 0) + IF(NETWORKDAYS(DATE(YEAR([.F42]);MONTH([.F42]);1);[.F42]) &lt;  NETWORKDAYS(DATE(YEAR([.F42]);MONTH([.F42]);1);EOMONTH([.F42];0)) / 2 ; 0 ; 1))" office:value-type="float" office:value="1">
            <text:p>1</text:p>
          </table:table-cell>
          <table:table-cell table:style-name="ce55" table:formula="of:=SUMPRODUCT([Thong_Tin_Ngay_Nghi_201901.$B$3:.$B$70]=[.$B42];[Thong_Tin_Ngay_Nghi_201901.$C$3:.$C$70]) +  SUMPRODUCT([Thong_Tin_Ngay_Nghi_201902.$B$3:.$B$69]=[.$B42];[Thong_Tin_Ngay_Nghi_201902.$C$3:.$C$69]) + SUMPRODUCT([Thong_Tin_Ngay_Nghi_201903.$B$3:.$B$68]=[.$B42];[Thong_Tin_Ngay_Nghi_201903.$C$3:.$C$68])" office:value-type="float" office:value="3.5">
            <text:p>3.5</text:p>
          </table:table-cell>
          <table:table-cell table:style-name="ce60" table:formula="of:=SUMPRODUCT([Thong_Tin_Ngay_Nghi_201901.$B$3:.$B$70]=[.$B42];[Thong_Tin_Ngay_Nghi_201901.$C$3:.$C$70]) +SUMPRODUCT([Thong_Tin_Ngay_Nghi_201902.$B$3:.$B$69]=[.$B42];[Thong_Tin_Ngay_Nghi_201902.$C$3:.$C$69]) +SUMPRODUCT([Thong_Tin_Ngay_Nghi_201903.$B$3:.$B$68]=[.$B42];[Thong_Tin_Ngay_Nghi_201903.$C$3:.$C$68]) +SUMPRODUCT([Thong_Tin_Ngay_Nghi_201904.$B$3:.$B$69]=[.$B42];[Thong_Tin_Ngay_Nghi_201904.$C$3:.$C$69]) +SUMPRODUCT([Thong_Tin_Ngay_Nghi_201905.$B$3:.$B$69]=[.$B42];[Thong_Tin_Ngay_Nghi_201905.$C$3:.$C$69]) +SUMPRODUCT([Thong_Tin_Ngay_Nghi_201906.$B$3:.$B$69]=[.$B42];[Thong_Tin_Ngay_Nghi_201906.$C$3:.$C$69]) +SUMPRODUCT([Thong_Tin_Ngay_Nghi_201907.$B$3:.$B$69]=[.$B42];[Thong_Tin_Ngay_Nghi_201907.$C$3:.$C$69]) +SUMPRODUCT([Thong_Tin_Ngay_Nghi_201908.$B$3:.$B$69]=[.$B42];[Thong_Tin_Ngay_Nghi_201908.$C$3:.$C$69]) +SUMPRODUCT([Thong_Tin_Ngay_Nghi_201909.$B$3:.$B$69]=[.$B42];[Thong_Tin_Ngay_Nghi_201909.$C$3:.$C$69]) +SUMPRODUCT([Thong_Tin_Ngay_Nghi_201910.$B$3:.$B$69]=[.$B42];[Thong_Tin_Ngay_Nghi_201910.$C$3:.$C$69]) +SUMPRODUCT([Thong_Tin_Ngay_Nghi_201911.$B$3:.$B$69]=[.$B42];[Thong_Tin_Ngay_Nghi_201911.$C$3:.$C$69]) +SUMPRODUCT([Thong_Tin_Ngay_Nghi_201912.$B$3:.$B$69]=[.$B42];[Thong_Tin_Ngay_Nghi_201912.$C$3:.$C$69])" office:value-type="float" office:value="3.5">
            <text:p>3.5</text:p>
          </table:table-cell>
          <table:table-cell table:style-name="ce48" table:formula="of:=IF(DATE(YEAR([.F42]);MONTH([.F42]);DAY([.F42]))&lt;=DATE(YEAR([.F42]);3;31); [.D42]-[.H42] + [.G42]; IF([.H42]-[.D42]&lt;0;[.H42] + [.G42] -[.I42];[.G42]+[.D42]-[.I42]))" office:value-type="float" office:value="-2.5">
            <text:p>-2.5</text:p>
          </table:table-cell>
          <table:table-cell table:number-columns-repeated="2" table:style-name="ce48"/>
          <table:table-cell table:style-name="ce63"/>
          <table:table-cell table:style-name="ce48" table:formula="of:=[.J42]+[.L42] +[.K42]+[.M42]" office:value-type="float" office:value="-2.5">
            <text:p>-2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48" office:value-type="float" office:value="-8.5">
            <text:p>-8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3]);DATE(YEAR([.E43]);12;31);NOW())" office:value-type="date" office:date-value="2019-02-11T10:13:06.74">
            <text:p>02/11/19</text:p>
          </table:table-cell>
          <table:table-cell table:style-name="ce52" table:formula="of:= IF(MONTH([.F43])=MONTH([.E43]) ; IF(NETWORKDAYS([.E43];[.E43]) &lt; NETWORKDAYS(DATE(YEAR([.E43]);MONTH([.E43]);1);EOMONTH([.E43];0)) / 2 ; 0 ; 1)  ;  IF( NETWORKDAYS([.E43];EOMONTH([.E43];0)) &lt; NETWORKDAYS(DATE(YEAR([.E43]);MONTH([.E43]);1);EOMONTH([.E43];0))/2  ; 0  ; 1) + IF(MONTH([.F43]) &gt; MONTH([.E43]) ; MONTH([.F43])-MONTH([.E43])-1 ; 0) + IF(NETWORKDAYS(DATE(YEAR([.F43]);MONTH([.F43]);1);[.F43]) &lt;  NETWORKDAYS(DATE(YEAR([.F43]);MONTH([.F43]);1);EOMONTH([.F43];0)) / 2 ; 0 ; 1))" office:value-type="float" office:value="1">
            <text:p>1</text:p>
          </table:table-cell>
          <table:table-cell table:style-name="ce55" table:formula="of:=SUMPRODUCT([Thong_Tin_Ngay_Nghi_201901.$B$3:.$B$70]=[.$B43];[Thong_Tin_Ngay_Nghi_201901.$C$3:.$C$70]) +  SUMPRODUCT([Thong_Tin_Ngay_Nghi_201902.$B$3:.$B$69]=[.$B43];[Thong_Tin_Ngay_Nghi_201902.$C$3:.$C$69]) + SUMPRODUCT([Thong_Tin_Ngay_Nghi_201903.$B$3:.$B$68]=[.$B43];[Thong_Tin_Ngay_Nghi_201903.$C$3:.$C$68])" office:value-type="float" office:value="2">
            <text:p>2</text:p>
          </table:table-cell>
          <table:table-cell table:style-name="ce60" table:formula="of:=SUMPRODUCT([Thong_Tin_Ngay_Nghi_201901.$B$3:.$B$70]=[.$B43];[Thong_Tin_Ngay_Nghi_201901.$C$3:.$C$70]) +SUMPRODUCT([Thong_Tin_Ngay_Nghi_201902.$B$3:.$B$69]=[.$B43];[Thong_Tin_Ngay_Nghi_201902.$C$3:.$C$69]) +SUMPRODUCT([Thong_Tin_Ngay_Nghi_201903.$B$3:.$B$68]=[.$B43];[Thong_Tin_Ngay_Nghi_201903.$C$3:.$C$68]) +SUMPRODUCT([Thong_Tin_Ngay_Nghi_201904.$B$3:.$B$69]=[.$B43];[Thong_Tin_Ngay_Nghi_201904.$C$3:.$C$69]) +SUMPRODUCT([Thong_Tin_Ngay_Nghi_201905.$B$3:.$B$69]=[.$B43];[Thong_Tin_Ngay_Nghi_201905.$C$3:.$C$69]) +SUMPRODUCT([Thong_Tin_Ngay_Nghi_201906.$B$3:.$B$69]=[.$B43];[Thong_Tin_Ngay_Nghi_201906.$C$3:.$C$69]) +SUMPRODUCT([Thong_Tin_Ngay_Nghi_201907.$B$3:.$B$69]=[.$B43];[Thong_Tin_Ngay_Nghi_201907.$C$3:.$C$69]) +SUMPRODUCT([Thong_Tin_Ngay_Nghi_201908.$B$3:.$B$69]=[.$B43];[Thong_Tin_Ngay_Nghi_201908.$C$3:.$C$69]) +SUMPRODUCT([Thong_Tin_Ngay_Nghi_201909.$B$3:.$B$69]=[.$B43];[Thong_Tin_Ngay_Nghi_201909.$C$3:.$C$69]) +SUMPRODUCT([Thong_Tin_Ngay_Nghi_201910.$B$3:.$B$69]=[.$B43];[Thong_Tin_Ngay_Nghi_201910.$C$3:.$C$69]) +SUMPRODUCT([Thong_Tin_Ngay_Nghi_201911.$B$3:.$B$69]=[.$B43];[Thong_Tin_Ngay_Nghi_201911.$C$3:.$C$69]) +SUMPRODUCT([Thong_Tin_Ngay_Nghi_201912.$B$3:.$B$69]=[.$B43];[Thong_Tin_Ngay_Nghi_201912.$C$3:.$C$69])" office:value-type="float" office:value="2">
            <text:p>2</text:p>
          </table:table-cell>
          <table:table-cell table:style-name="ce48" table:formula="of:=IF(DATE(YEAR([.F43]);MONTH([.F43]);DAY([.F43]))&lt;=DATE(YEAR([.F43]);3;31); [.D43]-[.H43] + [.G43]; IF([.H43]-[.D43]&lt;0;[.H43] + [.G43] -[.I43];[.G43]+[.D43]-[.I43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43]+[.L43] +[.K43]+[.M43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48" office:value-type="float" office:value="5.5">
            <text:p>5.5</text:p>
          </table:table-cell>
          <table:table-cell table:style-name="ce48" table:formula="of:=IF([.C44]&lt;0;0;[.C44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4]);DATE(YEAR([.E44]);12;31);NOW())" office:value-type="date" office:date-value="2019-02-11T10:13:06.74">
            <text:p>02/11/19</text:p>
          </table:table-cell>
          <table:table-cell table:style-name="ce52" table:formula="of:= IF(MONTH([.F44])=MONTH([.E44]) ; IF(NETWORKDAYS([.E44];[.E44]) &lt; NETWORKDAYS(DATE(YEAR([.E44]);MONTH([.E44]);1);EOMONTH([.E44];0)) / 2 ; 0 ; 1)  ;  IF( NETWORKDAYS([.E44];EOMONTH([.E44];0)) &lt; NETWORKDAYS(DATE(YEAR([.E44]);MONTH([.E44]);1);EOMONTH([.E44];0))/2  ; 0  ; 1) + IF(MONTH([.F44]) &gt; MONTH([.E44]) ; MONTH([.F44])-MONTH([.E44])-1 ; 0) + IF(NETWORKDAYS(DATE(YEAR([.F44]);MONTH([.F44]);1);[.F44]) &lt;  NETWORKDAYS(DATE(YEAR([.F44]);MONTH([.F44]);1);EOMONTH([.F44];0)) / 2 ; 0 ; 1))" office:value-type="float" office:value="1">
            <text:p>1</text:p>
          </table:table-cell>
          <table:table-cell table:style-name="ce55" table:formula="of:=SUMPRODUCT([Thong_Tin_Ngay_Nghi_201901.$B$3:.$B$70]=[.$B44];[Thong_Tin_Ngay_Nghi_201901.$C$3:.$C$70]) +  SUMPRODUCT([Thong_Tin_Ngay_Nghi_201902.$B$3:.$B$69]=[.$B44];[Thong_Tin_Ngay_Nghi_201902.$C$3:.$C$69]) + SUMPRODUCT([Thong_Tin_Ngay_Nghi_201903.$B$3:.$B$68]=[.$B44];[Thong_Tin_Ngay_Nghi_201903.$C$3:.$C$68])" office:value-type="float" office:value="3">
            <text:p>3</text:p>
          </table:table-cell>
          <table:table-cell table:style-name="ce60" table:formula="of:=SUMPRODUCT([Thong_Tin_Ngay_Nghi_201901.$B$3:.$B$70]=[.$B44];[Thong_Tin_Ngay_Nghi_201901.$C$3:.$C$70]) +SUMPRODUCT([Thong_Tin_Ngay_Nghi_201902.$B$3:.$B$69]=[.$B44];[Thong_Tin_Ngay_Nghi_201902.$C$3:.$C$69]) +SUMPRODUCT([Thong_Tin_Ngay_Nghi_201903.$B$3:.$B$68]=[.$B44];[Thong_Tin_Ngay_Nghi_201903.$C$3:.$C$68]) +SUMPRODUCT([Thong_Tin_Ngay_Nghi_201904.$B$3:.$B$69]=[.$B44];[Thong_Tin_Ngay_Nghi_201904.$C$3:.$C$69]) +SUMPRODUCT([Thong_Tin_Ngay_Nghi_201905.$B$3:.$B$69]=[.$B44];[Thong_Tin_Ngay_Nghi_201905.$C$3:.$C$69]) +SUMPRODUCT([Thong_Tin_Ngay_Nghi_201906.$B$3:.$B$69]=[.$B44];[Thong_Tin_Ngay_Nghi_201906.$C$3:.$C$69]) +SUMPRODUCT([Thong_Tin_Ngay_Nghi_201907.$B$3:.$B$69]=[.$B44];[Thong_Tin_Ngay_Nghi_201907.$C$3:.$C$69]) +SUMPRODUCT([Thong_Tin_Ngay_Nghi_201908.$B$3:.$B$69]=[.$B44];[Thong_Tin_Ngay_Nghi_201908.$C$3:.$C$69]) +SUMPRODUCT([Thong_Tin_Ngay_Nghi_201909.$B$3:.$B$69]=[.$B44];[Thong_Tin_Ngay_Nghi_201909.$C$3:.$C$69]) +SUMPRODUCT([Thong_Tin_Ngay_Nghi_201910.$B$3:.$B$69]=[.$B44];[Thong_Tin_Ngay_Nghi_201910.$C$3:.$C$69]) +SUMPRODUCT([Thong_Tin_Ngay_Nghi_201911.$B$3:.$B$69]=[.$B44];[Thong_Tin_Ngay_Nghi_201911.$C$3:.$C$69]) +SUMPRODUCT([Thong_Tin_Ngay_Nghi_201912.$B$3:.$B$69]=[.$B44];[Thong_Tin_Ngay_Nghi_201912.$C$3:.$C$69])" office:value-type="float" office:value="3">
            <text:p>3</text:p>
          </table:table-cell>
          <table:table-cell table:style-name="ce48" table:formula="of:=IF(DATE(YEAR([.F44]);MONTH([.F44]);DAY([.F44]))&lt;=DATE(YEAR([.F44]);3;31); [.D44]-[.H44] + [.G44]; IF([.H44]-[.D44]&lt;0;[.H44] + [.G44] -[.I44];[.G44]+[.D44]-[.I44]))" office:value-type="float" office:value="3.5">
            <text:p>3.5</text:p>
          </table:table-cell>
          <table:table-cell table:number-columns-repeated="2" table:style-name="ce48"/>
          <table:table-cell table:style-name="ce63"/>
          <table:table-cell table:style-name="ce48" table:formula="of:=[.J44]+[.L44] +[.K44]+[.M44]" office:value-type="float" office:value="3.5">
            <text:p>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48" office:value-type="float" office:value="-7.5">
            <text:p>-7.5</text:p>
          </table:table-cell>
          <table:table-cell table:style-name="ce48" table:formula="of:=IF([.C45]&lt;0;0;[.C45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5]);DATE(YEAR([.E45]);12;31);NOW())" office:value-type="date" office:date-value="2019-02-11T10:13:06.74">
            <text:p>02/11/19</text:p>
          </table:table-cell>
          <table:table-cell table:style-name="ce52" table:formula="of:= IF(MONTH([.F45])=MONTH([.E45]) ; IF(NETWORKDAYS([.E45];[.E45]) &lt; NETWORKDAYS(DATE(YEAR([.E45]);MONTH([.E45]);1);EOMONTH([.E45];0)) / 2 ; 0 ; 1)  ;  IF( NETWORKDAYS([.E45];EOMONTH([.E45];0)) &lt; NETWORKDAYS(DATE(YEAR([.E45]);MONTH([.E45]);1);EOMONTH([.E45];0))/2  ; 0  ; 1) + IF(MONTH([.F45]) &gt; MONTH([.E45]) ; MONTH([.F45])-MONTH([.E45])-1 ; 0) + IF(NETWORKDAYS(DATE(YEAR([.F45]);MONTH([.F45]);1);[.F45]) &lt;  NETWORKDAYS(DATE(YEAR([.F45]);MONTH([.F45]);1);EOMONTH([.F45];0)) / 2 ; 0 ; 1))" office:value-type="float" office:value="1">
            <text:p>1</text:p>
          </table:table-cell>
          <table:table-cell table:style-name="ce55" table:formula="of:=SUMPRODUCT([Thong_Tin_Ngay_Nghi_201901.$B$3:.$B$70]=[.$B45];[Thong_Tin_Ngay_Nghi_201901.$C$3:.$C$70]) +  SUMPRODUCT([Thong_Tin_Ngay_Nghi_201902.$B$3:.$B$69]=[.$B45];[Thong_Tin_Ngay_Nghi_201902.$C$3:.$C$69]) + SUMPRODUCT([Thong_Tin_Ngay_Nghi_201903.$B$3:.$B$68]=[.$B45];[Thong_Tin_Ngay_Nghi_201903.$C$3:.$C$68])" office:value-type="float" office:value="0">
            <text:p>0</text:p>
          </table:table-cell>
          <table:table-cell table:style-name="ce60" table:formula="of:=SUMPRODUCT([Thong_Tin_Ngay_Nghi_201901.$B$3:.$B$70]=[.$B45];[Thong_Tin_Ngay_Nghi_201901.$C$3:.$C$70]) +SUMPRODUCT([Thong_Tin_Ngay_Nghi_201902.$B$3:.$B$69]=[.$B45];[Thong_Tin_Ngay_Nghi_201902.$C$3:.$C$69]) +SUMPRODUCT([Thong_Tin_Ngay_Nghi_201903.$B$3:.$B$68]=[.$B45];[Thong_Tin_Ngay_Nghi_201903.$C$3:.$C$68]) +SUMPRODUCT([Thong_Tin_Ngay_Nghi_201904.$B$3:.$B$69]=[.$B45];[Thong_Tin_Ngay_Nghi_201904.$C$3:.$C$69]) +SUMPRODUCT([Thong_Tin_Ngay_Nghi_201905.$B$3:.$B$69]=[.$B45];[Thong_Tin_Ngay_Nghi_201905.$C$3:.$C$69]) +SUMPRODUCT([Thong_Tin_Ngay_Nghi_201906.$B$3:.$B$69]=[.$B45];[Thong_Tin_Ngay_Nghi_201906.$C$3:.$C$69]) +SUMPRODUCT([Thong_Tin_Ngay_Nghi_201907.$B$3:.$B$69]=[.$B45];[Thong_Tin_Ngay_Nghi_201907.$C$3:.$C$69]) +SUMPRODUCT([Thong_Tin_Ngay_Nghi_201908.$B$3:.$B$69]=[.$B45];[Thong_Tin_Ngay_Nghi_201908.$C$3:.$C$69]) +SUMPRODUCT([Thong_Tin_Ngay_Nghi_201909.$B$3:.$B$69]=[.$B45];[Thong_Tin_Ngay_Nghi_201909.$C$3:.$C$69]) +SUMPRODUCT([Thong_Tin_Ngay_Nghi_201910.$B$3:.$B$69]=[.$B45];[Thong_Tin_Ngay_Nghi_201910.$C$3:.$C$69]) +SUMPRODUCT([Thong_Tin_Ngay_Nghi_201911.$B$3:.$B$69]=[.$B45];[Thong_Tin_Ngay_Nghi_201911.$C$3:.$C$69]) +SUMPRODUCT([Thong_Tin_Ngay_Nghi_201912.$B$3:.$B$69]=[.$B45];[Thong_Tin_Ngay_Nghi_201912.$C$3:.$C$69])" office:value-type="float" office:value="0">
            <text:p>0</text:p>
          </table:table-cell>
          <table:table-cell table:style-name="ce48" table:formula="of:=IF(DATE(YEAR([.F45]);MONTH([.F45]);DAY([.F45]))&lt;=DATE(YEAR([.F45]);3;31); [.D45]-[.H45] + [.G45]; IF([.H45]-[.D45]&lt;0;[.H45] + [.G45] -[.I45];[.G45]+[.D45]-[.I45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5]+[.L45] +[.K45]+[.M45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0">
            <text:p>40</text:p>
          </table:table-cell>
          <table:table-cell table:style-name="ce44" office:value-type="string">
            <text:p>PhatHDT</text:p>
          </table:table-cell>
          <table:table-cell table:style-name="ce48" office:value-type="float" office:value="0.5">
            <text:p>0.5</text:p>
          </table:table-cell>
          <table:table-cell table:style-name="ce48" table:formula="of:=IF([.C46]&lt;0;0;[.C46])" office:value-type="float" office:value="0.5">
            <text:p>0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6]);DATE(YEAR([.E46]);12;31);NOW())" office:value-type="date" office:date-value="2019-02-11T10:13:06.75">
            <text:p>02/11/19</text:p>
          </table:table-cell>
          <table:table-cell table:style-name="ce52" table:formula="of:= IF(MONTH([.F46])=MONTH([.E46]) ; IF(NETWORKDAYS([.E46];[.E46]) &lt; NETWORKDAYS(DATE(YEAR([.E46]);MONTH([.E46]);1);EOMONTH([.E46];0)) / 2 ; 0 ; 1)  ;  IF( NETWORKDAYS([.E46];EOMONTH([.E46];0)) &lt; NETWORKDAYS(DATE(YEAR([.E46]);MONTH([.E46]);1);EOMONTH([.E46];0))/2  ; 0  ; 1) + IF(MONTH([.F46]) &gt; MONTH([.E46]) ; MONTH([.F46])-MONTH([.E46])-1 ; 0) + IF(NETWORKDAYS(DATE(YEAR([.F46]);MONTH([.F46]);1);[.F46]) &lt;  NETWORKDAYS(DATE(YEAR([.F46]);MONTH([.F46]);1);EOMONTH([.F46];0)) / 2 ; 0 ; 1))" office:value-type="float" office:value="1">
            <text:p>1</text:p>
          </table:table-cell>
          <table:table-cell table:style-name="ce55" table:formula="of:=SUMPRODUCT([Thong_Tin_Ngay_Nghi_201901.$B$3:.$B$70]=[.$B46];[Thong_Tin_Ngay_Nghi_201901.$C$3:.$C$70]) +  SUMPRODUCT([Thong_Tin_Ngay_Nghi_201902.$B$3:.$B$69]=[.$B46];[Thong_Tin_Ngay_Nghi_201902.$C$3:.$C$69]) + SUMPRODUCT([Thong_Tin_Ngay_Nghi_201903.$B$3:.$B$68]=[.$B46];[Thong_Tin_Ngay_Nghi_201903.$C$3:.$C$68])" office:value-type="float" office:value="0">
            <text:p>0</text:p>
          </table:table-cell>
          <table:table-cell table:style-name="ce60" table:formula="of:=SUMPRODUCT([Thong_Tin_Ngay_Nghi_201901.$B$3:.$B$70]=[.$B46];[Thong_Tin_Ngay_Nghi_201901.$C$3:.$C$70]) +SUMPRODUCT([Thong_Tin_Ngay_Nghi_201902.$B$3:.$B$69]=[.$B46];[Thong_Tin_Ngay_Nghi_201902.$C$3:.$C$69]) +SUMPRODUCT([Thong_Tin_Ngay_Nghi_201903.$B$3:.$B$68]=[.$B46];[Thong_Tin_Ngay_Nghi_201903.$C$3:.$C$68]) +SUMPRODUCT([Thong_Tin_Ngay_Nghi_201904.$B$3:.$B$69]=[.$B46];[Thong_Tin_Ngay_Nghi_201904.$C$3:.$C$69]) +SUMPRODUCT([Thong_Tin_Ngay_Nghi_201905.$B$3:.$B$69]=[.$B46];[Thong_Tin_Ngay_Nghi_201905.$C$3:.$C$69]) +SUMPRODUCT([Thong_Tin_Ngay_Nghi_201906.$B$3:.$B$69]=[.$B46];[Thong_Tin_Ngay_Nghi_201906.$C$3:.$C$69]) +SUMPRODUCT([Thong_Tin_Ngay_Nghi_201907.$B$3:.$B$69]=[.$B46];[Thong_Tin_Ngay_Nghi_201907.$C$3:.$C$69]) +SUMPRODUCT([Thong_Tin_Ngay_Nghi_201908.$B$3:.$B$69]=[.$B46];[Thong_Tin_Ngay_Nghi_201908.$C$3:.$C$69]) +SUMPRODUCT([Thong_Tin_Ngay_Nghi_201909.$B$3:.$B$69]=[.$B46];[Thong_Tin_Ngay_Nghi_201909.$C$3:.$C$69]) +SUMPRODUCT([Thong_Tin_Ngay_Nghi_201910.$B$3:.$B$69]=[.$B46];[Thong_Tin_Ngay_Nghi_201910.$C$3:.$C$69]) +SUMPRODUCT([Thong_Tin_Ngay_Nghi_201911.$B$3:.$B$69]=[.$B46];[Thong_Tin_Ngay_Nghi_201911.$C$3:.$C$69]) +SUMPRODUCT([Thong_Tin_Ngay_Nghi_201912.$B$3:.$B$69]=[.$B46];[Thong_Tin_Ngay_Nghi_201912.$C$3:.$C$69])" office:value-type="float" office:value="0">
            <text:p>0</text:p>
          </table:table-cell>
          <table:table-cell table:style-name="ce48" table:formula="of:=IF(DATE(YEAR([.F46]);MONTH([.F46]);DAY([.F46]))&lt;=DATE(YEAR([.F46]);3;31); [.D46]-[.H46] + [.G46]; IF([.H46]-[.D46]&lt;0;[.H46] + [.G46] -[.I46];[.G46]+[.D46]-[.I46]))" office:value-type="float" office:value="1.5">
            <text:p>1.5</text:p>
          </table:table-cell>
          <table:table-cell table:number-columns-repeated="2" table:style-name="ce48"/>
          <table:table-cell table:style-name="ce63"/>
          <table:table-cell table:style-name="ce48" table:formula="of:=[.J46]+[.L46] +[.K46]+[.M46]" office:value-type="float" office:value="1.5">
            <text:p>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-8.5">
            <text:p>-8.5</text:p>
          </table:table-cell>
          <table:table-cell table:style-name="ce48" table:formula="of:=IF([.C47]&lt;0;0;[.C47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7]);DATE(YEAR([.E47]);12;31);NOW())" office:value-type="date" office:date-value="2019-02-11T10:13:06.75">
            <text:p>02/11/19</text:p>
          </table:table-cell>
          <table:table-cell table:style-name="ce52" table:formula="of:= IF(MONTH([.F47])=MONTH([.E47]) ; IF(NETWORKDAYS([.E47];[.E47]) &lt; NETWORKDAYS(DATE(YEAR([.E47]);MONTH([.E47]);1);EOMONTH([.E47];0)) / 2 ; 0 ; 1)  ;  IF( NETWORKDAYS([.E47];EOMONTH([.E47];0)) &lt; NETWORKDAYS(DATE(YEAR([.E47]);MONTH([.E47]);1);EOMONTH([.E47];0))/2  ; 0  ; 1) + IF(MONTH([.F47]) &gt; MONTH([.E47]) ; MONTH([.F47])-MONTH([.E47])-1 ; 0) + IF(NETWORKDAYS(DATE(YEAR([.F47]);MONTH([.F47]);1);[.F47]) &lt;  NETWORKDAYS(DATE(YEAR([.F47]);MONTH([.F47]);1);EOMONTH([.F47];0)) / 2 ; 0 ; 1))" office:value-type="float" office:value="1">
            <text:p>1</text:p>
          </table:table-cell>
          <table:table-cell table:style-name="ce55" table:formula="of:=SUMPRODUCT([Thong_Tin_Ngay_Nghi_201901.$B$3:.$B$70]=[.$B47];[Thong_Tin_Ngay_Nghi_201901.$C$3:.$C$70]) +  SUMPRODUCT([Thong_Tin_Ngay_Nghi_201902.$B$3:.$B$69]=[.$B47];[Thong_Tin_Ngay_Nghi_201902.$C$3:.$C$69]) + SUMPRODUCT([Thong_Tin_Ngay_Nghi_201903.$B$3:.$B$68]=[.$B47];[Thong_Tin_Ngay_Nghi_201903.$C$3:.$C$68])" office:value-type="float" office:value="1">
            <text:p>1</text:p>
          </table:table-cell>
          <table:table-cell table:style-name="ce60" table:formula="of:=SUMPRODUCT([Thong_Tin_Ngay_Nghi_201901.$B$3:.$B$70]=[.$B47];[Thong_Tin_Ngay_Nghi_201901.$C$3:.$C$70]) +SUMPRODUCT([Thong_Tin_Ngay_Nghi_201902.$B$3:.$B$69]=[.$B47];[Thong_Tin_Ngay_Nghi_201902.$C$3:.$C$69]) +SUMPRODUCT([Thong_Tin_Ngay_Nghi_201903.$B$3:.$B$68]=[.$B47];[Thong_Tin_Ngay_Nghi_201903.$C$3:.$C$68]) +SUMPRODUCT([Thong_Tin_Ngay_Nghi_201904.$B$3:.$B$69]=[.$B47];[Thong_Tin_Ngay_Nghi_201904.$C$3:.$C$69]) +SUMPRODUCT([Thong_Tin_Ngay_Nghi_201905.$B$3:.$B$69]=[.$B47];[Thong_Tin_Ngay_Nghi_201905.$C$3:.$C$69]) +SUMPRODUCT([Thong_Tin_Ngay_Nghi_201906.$B$3:.$B$69]=[.$B47];[Thong_Tin_Ngay_Nghi_201906.$C$3:.$C$69]) +SUMPRODUCT([Thong_Tin_Ngay_Nghi_201907.$B$3:.$B$69]=[.$B47];[Thong_Tin_Ngay_Nghi_201907.$C$3:.$C$69]) +SUMPRODUCT([Thong_Tin_Ngay_Nghi_201908.$B$3:.$B$69]=[.$B47];[Thong_Tin_Ngay_Nghi_201908.$C$3:.$C$69]) +SUMPRODUCT([Thong_Tin_Ngay_Nghi_201909.$B$3:.$B$69]=[.$B47];[Thong_Tin_Ngay_Nghi_201909.$C$3:.$C$69]) +SUMPRODUCT([Thong_Tin_Ngay_Nghi_201910.$B$3:.$B$69]=[.$B47];[Thong_Tin_Ngay_Nghi_201910.$C$3:.$C$69]) +SUMPRODUCT([Thong_Tin_Ngay_Nghi_201911.$B$3:.$B$69]=[.$B47];[Thong_Tin_Ngay_Nghi_201911.$C$3:.$C$69]) +SUMPRODUCT([Thong_Tin_Ngay_Nghi_201912.$B$3:.$B$69]=[.$B47];[Thong_Tin_Ngay_Nghi_201912.$C$3:.$C$69])" office:value-type="float" office:value="1">
            <text:p>1</text:p>
          </table:table-cell>
          <table:table-cell table:style-name="ce48" table:formula="of:=IF(DATE(YEAR([.F47]);MONTH([.F47]);DAY([.F47]))&lt;=DATE(YEAR([.F47]);3;31); [.D47]-[.H47] + [.G47]; IF([.H47]-[.D47]&lt;0;[.H47] + [.G47] -[.I47];[.G47]+[.D47]-[.I4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47]+[.L47] +[.K47]+[.M4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48" office:value-type="float" office:value="-0.5">
            <text:p>-0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8]);DATE(YEAR([.E48]);12;31);NOW())" office:value-type="date" office:date-value="2019-02-11T10:13:06.75">
            <text:p>02/11/19</text:p>
          </table:table-cell>
          <table:table-cell table:style-name="ce52" table:formula="of:= IF(MONTH([.F48])=MONTH([.E48]) ; IF(NETWORKDAYS([.E48];[.E48]) &lt; NETWORKDAYS(DATE(YEAR([.E48]);MONTH([.E48]);1);EOMONTH([.E48];0)) / 2 ; 0 ; 1)  ;  IF( NETWORKDAYS([.E48];EOMONTH([.E48];0)) &lt; NETWORKDAYS(DATE(YEAR([.E48]);MONTH([.E48]);1);EOMONTH([.E48];0))/2  ; 0  ; 1) + IF(MONTH([.F48]) &gt; MONTH([.E48]) ; MONTH([.F48])-MONTH([.E48])-1 ; 0) + IF(NETWORKDAYS(DATE(YEAR([.F48]);MONTH([.F48]);1);[.F48]) &lt;  NETWORKDAYS(DATE(YEAR([.F48]);MONTH([.F48]);1);EOMONTH([.F48];0)) / 2 ; 0 ; 1))" office:value-type="float" office:value="1">
            <text:p>1</text:p>
          </table:table-cell>
          <table:table-cell table:style-name="ce55" table:formula="of:=SUMPRODUCT([Thong_Tin_Ngay_Nghi_201901.$B$3:.$B$70]=[.$B48];[Thong_Tin_Ngay_Nghi_201901.$C$3:.$C$70]) +  SUMPRODUCT([Thong_Tin_Ngay_Nghi_201902.$B$3:.$B$69]=[.$B48];[Thong_Tin_Ngay_Nghi_201902.$C$3:.$C$69]) + SUMPRODUCT([Thong_Tin_Ngay_Nghi_201903.$B$3:.$B$68]=[.$B48];[Thong_Tin_Ngay_Nghi_201903.$C$3:.$C$68])" office:value-type="float" office:value="0">
            <text:p>0</text:p>
          </table:table-cell>
          <table:table-cell table:style-name="ce60" table:formula="of:=SUMPRODUCT([Thong_Tin_Ngay_Nghi_201901.$B$3:.$B$70]=[.$B48];[Thong_Tin_Ngay_Nghi_201901.$C$3:.$C$70]) +SUMPRODUCT([Thong_Tin_Ngay_Nghi_201902.$B$3:.$B$69]=[.$B48];[Thong_Tin_Ngay_Nghi_201902.$C$3:.$C$69]) +SUMPRODUCT([Thong_Tin_Ngay_Nghi_201903.$B$3:.$B$68]=[.$B48];[Thong_Tin_Ngay_Nghi_201903.$C$3:.$C$68]) +SUMPRODUCT([Thong_Tin_Ngay_Nghi_201904.$B$3:.$B$69]=[.$B48];[Thong_Tin_Ngay_Nghi_201904.$C$3:.$C$69]) +SUMPRODUCT([Thong_Tin_Ngay_Nghi_201905.$B$3:.$B$69]=[.$B48];[Thong_Tin_Ngay_Nghi_201905.$C$3:.$C$69]) +SUMPRODUCT([Thong_Tin_Ngay_Nghi_201906.$B$3:.$B$69]=[.$B48];[Thong_Tin_Ngay_Nghi_201906.$C$3:.$C$69]) +SUMPRODUCT([Thong_Tin_Ngay_Nghi_201907.$B$3:.$B$69]=[.$B48];[Thong_Tin_Ngay_Nghi_201907.$C$3:.$C$69]) +SUMPRODUCT([Thong_Tin_Ngay_Nghi_201908.$B$3:.$B$69]=[.$B48];[Thong_Tin_Ngay_Nghi_201908.$C$3:.$C$69]) +SUMPRODUCT([Thong_Tin_Ngay_Nghi_201909.$B$3:.$B$69]=[.$B48];[Thong_Tin_Ngay_Nghi_201909.$C$3:.$C$69]) +SUMPRODUCT([Thong_Tin_Ngay_Nghi_201910.$B$3:.$B$69]=[.$B48];[Thong_Tin_Ngay_Nghi_201910.$C$3:.$C$69]) +SUMPRODUCT([Thong_Tin_Ngay_Nghi_201911.$B$3:.$B$69]=[.$B48];[Thong_Tin_Ngay_Nghi_201911.$C$3:.$C$69]) +SUMPRODUCT([Thong_Tin_Ngay_Nghi_201912.$B$3:.$B$69]=[.$B48];[Thong_Tin_Ngay_Nghi_201912.$C$3:.$C$69])" office:value-type="float" office:value="0">
            <text:p>0</text:p>
          </table:table-cell>
          <table:table-cell table:style-name="ce48" table:formula="of:=IF(DATE(YEAR([.F48]);MONTH([.F48]);DAY([.F48]))&lt;=DATE(YEAR([.F48]);3;31); [.D48]-[.H48] + [.G48]; IF([.H48]-[.D48]&lt;0;[.H48] + [.G48] -[.I48];[.G48]+[.D48]-[.I48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48]+[.L48] +[.K48]+[.M48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49]);DATE(YEAR([.E49]);12;31);NOW())" office:value-type="date" office:date-value="2019-02-11T10:13:06.75">
            <text:p>02/11/19</text:p>
          </table:table-cell>
          <table:table-cell table:style-name="ce52" table:formula="of:= IF(MONTH([.F49])=MONTH([.E49]) ; IF(NETWORKDAYS([.E49];[.E49]) &lt; NETWORKDAYS(DATE(YEAR([.E49]);MONTH([.E49]);1);EOMONTH([.E49];0)) / 2 ; 0 ; 1)  ;  IF( NETWORKDAYS([.E49];EOMONTH([.E49];0)) &lt; NETWORKDAYS(DATE(YEAR([.E49]);MONTH([.E49]);1);EOMONTH([.E49];0))/2  ; 0  ; 1) + IF(MONTH([.F49]) &gt; MONTH([.E49]) ; MONTH([.F49])-MONTH([.E49])-1 ; 0) + IF(NETWORKDAYS(DATE(YEAR([.F49]);MONTH([.F49]);1);[.F49]) &lt;  NETWORKDAYS(DATE(YEAR([.F49]);MONTH([.F49]);1);EOMONTH([.F49];0)) / 2 ; 0 ; 1))" office:value-type="float" office:value="1">
            <text:p>1</text:p>
          </table:table-cell>
          <table:table-cell table:style-name="ce55" table:formula="of:=SUMPRODUCT([Thong_Tin_Ngay_Nghi_201901.$B$3:.$B$70]=[.$B49];[Thong_Tin_Ngay_Nghi_201901.$C$3:.$C$70]) +  SUMPRODUCT([Thong_Tin_Ngay_Nghi_201902.$B$3:.$B$69]=[.$B49];[Thong_Tin_Ngay_Nghi_201902.$C$3:.$C$69]) + SUMPRODUCT([Thong_Tin_Ngay_Nghi_201903.$B$3:.$B$68]=[.$B49];[Thong_Tin_Ngay_Nghi_201903.$C$3:.$C$68])" office:value-type="float" office:value="0.5">
            <text:p>0.5</text:p>
          </table:table-cell>
          <table:table-cell table:style-name="ce60" table:formula="of:=SUMPRODUCT([Thong_Tin_Ngay_Nghi_201901.$B$3:.$B$70]=[.$B49];[Thong_Tin_Ngay_Nghi_201901.$C$3:.$C$70]) +SUMPRODUCT([Thong_Tin_Ngay_Nghi_201902.$B$3:.$B$69]=[.$B49];[Thong_Tin_Ngay_Nghi_201902.$C$3:.$C$69]) +SUMPRODUCT([Thong_Tin_Ngay_Nghi_201903.$B$3:.$B$68]=[.$B49];[Thong_Tin_Ngay_Nghi_201903.$C$3:.$C$68]) +SUMPRODUCT([Thong_Tin_Ngay_Nghi_201904.$B$3:.$B$69]=[.$B49];[Thong_Tin_Ngay_Nghi_201904.$C$3:.$C$69]) +SUMPRODUCT([Thong_Tin_Ngay_Nghi_201905.$B$3:.$B$69]=[.$B49];[Thong_Tin_Ngay_Nghi_201905.$C$3:.$C$69]) +SUMPRODUCT([Thong_Tin_Ngay_Nghi_201906.$B$3:.$B$69]=[.$B49];[Thong_Tin_Ngay_Nghi_201906.$C$3:.$C$69]) +SUMPRODUCT([Thong_Tin_Ngay_Nghi_201907.$B$3:.$B$69]=[.$B49];[Thong_Tin_Ngay_Nghi_201907.$C$3:.$C$69]) +SUMPRODUCT([Thong_Tin_Ngay_Nghi_201908.$B$3:.$B$69]=[.$B49];[Thong_Tin_Ngay_Nghi_201908.$C$3:.$C$69]) +SUMPRODUCT([Thong_Tin_Ngay_Nghi_201909.$B$3:.$B$69]=[.$B49];[Thong_Tin_Ngay_Nghi_201909.$C$3:.$C$69]) +SUMPRODUCT([Thong_Tin_Ngay_Nghi_201910.$B$3:.$B$69]=[.$B49];[Thong_Tin_Ngay_Nghi_201910.$C$3:.$C$69]) +SUMPRODUCT([Thong_Tin_Ngay_Nghi_201911.$B$3:.$B$69]=[.$B49];[Thong_Tin_Ngay_Nghi_201911.$C$3:.$C$69]) +SUMPRODUCT([Thong_Tin_Ngay_Nghi_201912.$B$3:.$B$69]=[.$B49];[Thong_Tin_Ngay_Nghi_201912.$C$3:.$C$69])" office:value-type="float" office:value="0.5">
            <text:p>0.5</text:p>
          </table:table-cell>
          <table:table-cell table:style-name="ce48" table:formula="of:=IF(DATE(YEAR([.F49]);MONTH([.F49]);DAY([.F49]))&lt;=DATE(YEAR([.F49]);3;31); [.D49]-[.H49] + [.G49]; IF([.H49]-[.D49]&lt;0;[.H49] + [.G49] -[.I49];[.G49]+[.D49]-[.I49]))" office:value-type="float" office:value="0.5">
            <text:p>0.5</text:p>
          </table:table-cell>
          <table:table-cell table:number-columns-repeated="2" table:style-name="ce48"/>
          <table:table-cell table:style-name="ce63"/>
          <table:table-cell table:style-name="ce48" table:formula="of:=[.J49]+[.L49] +[.K49]+[.M49]" office:value-type="float" office:value="0.5">
            <text:p>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0]);DATE(YEAR([.E50]);12;31);NOW())" office:value-type="date" office:date-value="2019-02-11T10:13:06.75">
            <text:p>02/11/19</text:p>
          </table:table-cell>
          <table:table-cell table:style-name="ce52" table:formula="of:= IF(MONTH([.F50])=MONTH([.E50]) ; IF(NETWORKDAYS([.E50];[.E50]) &lt; NETWORKDAYS(DATE(YEAR([.E50]);MONTH([.E50]);1);EOMONTH([.E50];0)) / 2 ; 0 ; 1)  ;  IF( NETWORKDAYS([.E50];EOMONTH([.E50];0)) &lt; NETWORKDAYS(DATE(YEAR([.E50]);MONTH([.E50]);1);EOMONTH([.E50];0))/2  ; 0  ; 1) + IF(MONTH([.F50]) &gt; MONTH([.E50]) ; MONTH([.F50])-MONTH([.E50])-1 ; 0) + IF(NETWORKDAYS(DATE(YEAR([.F50]);MONTH([.F50]);1);[.F50]) &lt;  NETWORKDAYS(DATE(YEAR([.F50]);MONTH([.F50]);1);EOMONTH([.F50];0)) / 2 ; 0 ; 1))" office:value-type="float" office:value="1">
            <text:p>1</text:p>
          </table:table-cell>
          <table:table-cell table:style-name="ce55" table:formula="of:=SUMPRODUCT([Thong_Tin_Ngay_Nghi_201901.$B$3:.$B$70]=[.$B50];[Thong_Tin_Ngay_Nghi_201901.$C$3:.$C$70]) +  SUMPRODUCT([Thong_Tin_Ngay_Nghi_201902.$B$3:.$B$69]=[.$B50];[Thong_Tin_Ngay_Nghi_201902.$C$3:.$C$69]) + SUMPRODUCT([Thong_Tin_Ngay_Nghi_201903.$B$3:.$B$68]=[.$B50];[Thong_Tin_Ngay_Nghi_201903.$C$3:.$C$68])" office:value-type="float" office:value="1">
            <text:p>1</text:p>
          </table:table-cell>
          <table:table-cell table:style-name="ce60" table:formula="of:=SUMPRODUCT([Thong_Tin_Ngay_Nghi_201901.$B$3:.$B$70]=[.$B50];[Thong_Tin_Ngay_Nghi_201901.$C$3:.$C$70]) +SUMPRODUCT([Thong_Tin_Ngay_Nghi_201902.$B$3:.$B$69]=[.$B50];[Thong_Tin_Ngay_Nghi_201902.$C$3:.$C$69]) +SUMPRODUCT([Thong_Tin_Ngay_Nghi_201903.$B$3:.$B$68]=[.$B50];[Thong_Tin_Ngay_Nghi_201903.$C$3:.$C$68]) +SUMPRODUCT([Thong_Tin_Ngay_Nghi_201904.$B$3:.$B$69]=[.$B50];[Thong_Tin_Ngay_Nghi_201904.$C$3:.$C$69]) +SUMPRODUCT([Thong_Tin_Ngay_Nghi_201905.$B$3:.$B$69]=[.$B50];[Thong_Tin_Ngay_Nghi_201905.$C$3:.$C$69]) +SUMPRODUCT([Thong_Tin_Ngay_Nghi_201906.$B$3:.$B$69]=[.$B50];[Thong_Tin_Ngay_Nghi_201906.$C$3:.$C$69]) +SUMPRODUCT([Thong_Tin_Ngay_Nghi_201907.$B$3:.$B$69]=[.$B50];[Thong_Tin_Ngay_Nghi_201907.$C$3:.$C$69]) +SUMPRODUCT([Thong_Tin_Ngay_Nghi_201908.$B$3:.$B$69]=[.$B50];[Thong_Tin_Ngay_Nghi_201908.$C$3:.$C$69]) +SUMPRODUCT([Thong_Tin_Ngay_Nghi_201909.$B$3:.$B$69]=[.$B50];[Thong_Tin_Ngay_Nghi_201909.$C$3:.$C$69]) +SUMPRODUCT([Thong_Tin_Ngay_Nghi_201910.$B$3:.$B$69]=[.$B50];[Thong_Tin_Ngay_Nghi_201910.$C$3:.$C$69]) +SUMPRODUCT([Thong_Tin_Ngay_Nghi_201911.$B$3:.$B$69]=[.$B50];[Thong_Tin_Ngay_Nghi_201911.$C$3:.$C$69]) +SUMPRODUCT([Thong_Tin_Ngay_Nghi_201912.$B$3:.$B$69]=[.$B50];[Thong_Tin_Ngay_Nghi_201912.$C$3:.$C$69])" office:value-type="float" office:value="1">
            <text:p>1</text:p>
          </table:table-cell>
          <table:table-cell table:style-name="ce48" table:formula="of:=IF(DATE(YEAR([.F50]);MONTH([.F50]);DAY([.F50]))&lt;=DATE(YEAR([.F50]);3;31); [.D50]-[.H50] + [.G50]; IF([.H50]-[.D50]&lt;0;[.H50] + [.G50] -[.I50];[.G50]+[.D50]-[.I50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0]+[.L50] +[.K50]+[.M50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1]);DATE(YEAR([.E51]);12;31);NOW())" office:value-type="date" office:date-value="2019-02-11T10:13:06.76">
            <text:p>02/11/19</text:p>
          </table:table-cell>
          <table:table-cell table:style-name="ce52" table:formula="of:= IF(MONTH([.F51])=MONTH([.E51]) ; IF(NETWORKDAYS([.E51];[.E51]) &lt; NETWORKDAYS(DATE(YEAR([.E51]);MONTH([.E51]);1);EOMONTH([.E51];0)) / 2 ; 0 ; 1)  ;  IF( NETWORKDAYS([.E51];EOMONTH([.E51];0)) &lt; NETWORKDAYS(DATE(YEAR([.E51]);MONTH([.E51]);1);EOMONTH([.E51];0))/2  ; 0  ; 1) + IF(MONTH([.F51]) &gt; MONTH([.E51]) ; MONTH([.F51])-MONTH([.E51])-1 ; 0) + IF(NETWORKDAYS(DATE(YEAR([.F51]);MONTH([.F51]);1);[.F51]) &lt;  NETWORKDAYS(DATE(YEAR([.F51]);MONTH([.F51]);1);EOMONTH([.F51];0)) / 2 ; 0 ; 1))" office:value-type="float" office:value="1">
            <text:p>1</text:p>
          </table:table-cell>
          <table:table-cell table:style-name="ce55" table:formula="of:=SUMPRODUCT([Thong_Tin_Ngay_Nghi_201901.$B$3:.$B$70]=[.$B51];[Thong_Tin_Ngay_Nghi_201901.$C$3:.$C$70]) +  SUMPRODUCT([Thong_Tin_Ngay_Nghi_201902.$B$3:.$B$69]=[.$B51];[Thong_Tin_Ngay_Nghi_201902.$C$3:.$C$69]) + SUMPRODUCT([Thong_Tin_Ngay_Nghi_201903.$B$3:.$B$68]=[.$B51];[Thong_Tin_Ngay_Nghi_201903.$C$3:.$C$68])" office:value-type="float" office:value="1.5">
            <text:p>1.5</text:p>
          </table:table-cell>
          <table:table-cell table:style-name="ce60" table:formula="of:=SUMPRODUCT([Thong_Tin_Ngay_Nghi_201901.$B$3:.$B$70]=[.$B51];[Thong_Tin_Ngay_Nghi_201901.$C$3:.$C$70]) +SUMPRODUCT([Thong_Tin_Ngay_Nghi_201902.$B$3:.$B$69]=[.$B51];[Thong_Tin_Ngay_Nghi_201902.$C$3:.$C$69]) +SUMPRODUCT([Thong_Tin_Ngay_Nghi_201903.$B$3:.$B$68]=[.$B51];[Thong_Tin_Ngay_Nghi_201903.$C$3:.$C$68]) +SUMPRODUCT([Thong_Tin_Ngay_Nghi_201904.$B$3:.$B$69]=[.$B51];[Thong_Tin_Ngay_Nghi_201904.$C$3:.$C$69]) +SUMPRODUCT([Thong_Tin_Ngay_Nghi_201905.$B$3:.$B$69]=[.$B51];[Thong_Tin_Ngay_Nghi_201905.$C$3:.$C$69]) +SUMPRODUCT([Thong_Tin_Ngay_Nghi_201906.$B$3:.$B$69]=[.$B51];[Thong_Tin_Ngay_Nghi_201906.$C$3:.$C$69]) +SUMPRODUCT([Thong_Tin_Ngay_Nghi_201907.$B$3:.$B$69]=[.$B51];[Thong_Tin_Ngay_Nghi_201907.$C$3:.$C$69]) +SUMPRODUCT([Thong_Tin_Ngay_Nghi_201908.$B$3:.$B$69]=[.$B51];[Thong_Tin_Ngay_Nghi_201908.$C$3:.$C$69]) +SUMPRODUCT([Thong_Tin_Ngay_Nghi_201909.$B$3:.$B$69]=[.$B51];[Thong_Tin_Ngay_Nghi_201909.$C$3:.$C$69]) +SUMPRODUCT([Thong_Tin_Ngay_Nghi_201910.$B$3:.$B$69]=[.$B51];[Thong_Tin_Ngay_Nghi_201910.$C$3:.$C$69]) +SUMPRODUCT([Thong_Tin_Ngay_Nghi_201911.$B$3:.$B$69]=[.$B51];[Thong_Tin_Ngay_Nghi_201911.$C$3:.$C$69]) +SUMPRODUCT([Thong_Tin_Ngay_Nghi_201912.$B$3:.$B$69]=[.$B51];[Thong_Tin_Ngay_Nghi_201912.$C$3:.$C$69])" office:value-type="float" office:value="1.5">
            <text:p>1.5</text:p>
          </table:table-cell>
          <table:table-cell table:style-name="ce48" table:formula="of:=IF(DATE(YEAR([.F51]);MONTH([.F51]);DAY([.F51]))&lt;=DATE(YEAR([.F51]);3;31); [.D51]-[.H51] + [.G51]; IF([.H51]-[.D51]&lt;0;[.H51] + [.G51] -[.I51];[.G51]+[.D51]-[.I51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1]+[.L51] +[.K51]+[.M51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48" office:value-type="float" office:value="4.5">
            <text:p>4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2]);DATE(YEAR([.E52]);12;31);NOW())" office:value-type="date" office:date-value="2019-02-11T10:13:06.76">
            <text:p>02/11/19</text:p>
          </table:table-cell>
          <table:table-cell table:style-name="ce52" table:formula="of:= IF(MONTH([.F52])=MONTH([.E52]) ; IF(NETWORKDAYS([.E52];[.E52]) &lt; NETWORKDAYS(DATE(YEAR([.E52]);MONTH([.E52]);1);EOMONTH([.E52];0)) / 2 ; 0 ; 1)  ;  IF( NETWORKDAYS([.E52];EOMONTH([.E52];0)) &lt; NETWORKDAYS(DATE(YEAR([.E52]);MONTH([.E52]);1);EOMONTH([.E52];0))/2  ; 0  ; 1) + IF(MONTH([.F52]) &gt; MONTH([.E52]) ; MONTH([.F52])-MONTH([.E52])-1 ; 0) + IF(NETWORKDAYS(DATE(YEAR([.F52]);MONTH([.F52]);1);[.F52]) &lt;  NETWORKDAYS(DATE(YEAR([.F52]);MONTH([.F52]);1);EOMONTH([.F52];0)) / 2 ; 0 ; 1))" office:value-type="float" office:value="1">
            <text:p>1</text:p>
          </table:table-cell>
          <table:table-cell table:style-name="ce55" table:formula="of:=SUMPRODUCT([Thong_Tin_Ngay_Nghi_201901.$B$3:.$B$70]=[.$B52];[Thong_Tin_Ngay_Nghi_201901.$C$3:.$C$70]) +  SUMPRODUCT([Thong_Tin_Ngay_Nghi_201902.$B$3:.$B$69]=[.$B52];[Thong_Tin_Ngay_Nghi_201902.$C$3:.$C$69]) + SUMPRODUCT([Thong_Tin_Ngay_Nghi_201903.$B$3:.$B$68]=[.$B52];[Thong_Tin_Ngay_Nghi_201903.$C$3:.$C$68])" office:value-type="float" office:value="3">
            <text:p>3</text:p>
          </table:table-cell>
          <table:table-cell table:style-name="ce60" table:formula="of:=SUMPRODUCT([Thong_Tin_Ngay_Nghi_201901.$B$3:.$B$70]=[.$B52];[Thong_Tin_Ngay_Nghi_201901.$C$3:.$C$70]) +SUMPRODUCT([Thong_Tin_Ngay_Nghi_201902.$B$3:.$B$69]=[.$B52];[Thong_Tin_Ngay_Nghi_201902.$C$3:.$C$69]) +SUMPRODUCT([Thong_Tin_Ngay_Nghi_201903.$B$3:.$B$68]=[.$B52];[Thong_Tin_Ngay_Nghi_201903.$C$3:.$C$68]) +SUMPRODUCT([Thong_Tin_Ngay_Nghi_201904.$B$3:.$B$69]=[.$B52];[Thong_Tin_Ngay_Nghi_201904.$C$3:.$C$69]) +SUMPRODUCT([Thong_Tin_Ngay_Nghi_201905.$B$3:.$B$69]=[.$B52];[Thong_Tin_Ngay_Nghi_201905.$C$3:.$C$69]) +SUMPRODUCT([Thong_Tin_Ngay_Nghi_201906.$B$3:.$B$69]=[.$B52];[Thong_Tin_Ngay_Nghi_201906.$C$3:.$C$69]) +SUMPRODUCT([Thong_Tin_Ngay_Nghi_201907.$B$3:.$B$69]=[.$B52];[Thong_Tin_Ngay_Nghi_201907.$C$3:.$C$69]) +SUMPRODUCT([Thong_Tin_Ngay_Nghi_201908.$B$3:.$B$69]=[.$B52];[Thong_Tin_Ngay_Nghi_201908.$C$3:.$C$69]) +SUMPRODUCT([Thong_Tin_Ngay_Nghi_201909.$B$3:.$B$69]=[.$B52];[Thong_Tin_Ngay_Nghi_201909.$C$3:.$C$69]) +SUMPRODUCT([Thong_Tin_Ngay_Nghi_201910.$B$3:.$B$69]=[.$B52];[Thong_Tin_Ngay_Nghi_201910.$C$3:.$C$69]) +SUMPRODUCT([Thong_Tin_Ngay_Nghi_201911.$B$3:.$B$69]=[.$B52];[Thong_Tin_Ngay_Nghi_201911.$C$3:.$C$69]) +SUMPRODUCT([Thong_Tin_Ngay_Nghi_201912.$B$3:.$B$69]=[.$B52];[Thong_Tin_Ngay_Nghi_201912.$C$3:.$C$69])" office:value-type="float" office:value="3">
            <text:p>3</text:p>
          </table:table-cell>
          <table:table-cell table:style-name="ce48" table:formula="of:=IF(DATE(YEAR([.F52]);MONTH([.F52]);DAY([.F52]))&lt;=DATE(YEAR([.F52]);3;31); [.D52]-[.H52] + [.G52]; IF([.H52]-[.D52]&lt;0;[.H52] + [.G52] -[.I52];[.G52]+[.D52]-[.I52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2]+[.L52] +[.K52]+[.M52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48" office:value-type="float" office:value="-4.5">
            <text:p>-4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3]);DATE(YEAR([.E53]);12;31);NOW())" office:value-type="date" office:date-value="2019-02-11T10:13:06.76">
            <text:p>02/11/19</text:p>
          </table:table-cell>
          <table:table-cell table:style-name="ce52" table:formula="of:= IF(MONTH([.F53])=MONTH([.E53]) ; IF(NETWORKDAYS([.E53];[.E53]) &lt; NETWORKDAYS(DATE(YEAR([.E53]);MONTH([.E53]);1);EOMONTH([.E53];0)) / 2 ; 0 ; 1)  ;  IF( NETWORKDAYS([.E53];EOMONTH([.E53];0)) &lt; NETWORKDAYS(DATE(YEAR([.E53]);MONTH([.E53]);1);EOMONTH([.E53];0))/2  ; 0  ; 1) + IF(MONTH([.F53]) &gt; MONTH([.E53]) ; MONTH([.F53])-MONTH([.E53])-1 ; 0) + IF(NETWORKDAYS(DATE(YEAR([.F53]);MONTH([.F53]);1);[.F53]) &lt;  NETWORKDAYS(DATE(YEAR([.F53]);MONTH([.F53]);1);EOMONTH([.F53];0)) / 2 ; 0 ; 1))" office:value-type="float" office:value="1">
            <text:p>1</text:p>
          </table:table-cell>
          <table:table-cell table:style-name="ce55" table:formula="of:=SUMPRODUCT([Thong_Tin_Ngay_Nghi_201901.$B$3:.$B$70]=[.$B53];[Thong_Tin_Ngay_Nghi_201901.$C$3:.$C$70]) +  SUMPRODUCT([Thong_Tin_Ngay_Nghi_201902.$B$3:.$B$69]=[.$B53];[Thong_Tin_Ngay_Nghi_201902.$C$3:.$C$69]) + SUMPRODUCT([Thong_Tin_Ngay_Nghi_201903.$B$3:.$B$68]=[.$B53];[Thong_Tin_Ngay_Nghi_201903.$C$3:.$C$68])" office:value-type="float" office:value="3">
            <text:p>3</text:p>
          </table:table-cell>
          <table:table-cell table:style-name="ce60" table:formula="of:=SUMPRODUCT([Thong_Tin_Ngay_Nghi_201901.$B$3:.$B$70]=[.$B53];[Thong_Tin_Ngay_Nghi_201901.$C$3:.$C$70]) +SUMPRODUCT([Thong_Tin_Ngay_Nghi_201902.$B$3:.$B$69]=[.$B53];[Thong_Tin_Ngay_Nghi_201902.$C$3:.$C$69]) +SUMPRODUCT([Thong_Tin_Ngay_Nghi_201903.$B$3:.$B$68]=[.$B53];[Thong_Tin_Ngay_Nghi_201903.$C$3:.$C$68]) +SUMPRODUCT([Thong_Tin_Ngay_Nghi_201904.$B$3:.$B$69]=[.$B53];[Thong_Tin_Ngay_Nghi_201904.$C$3:.$C$69]) +SUMPRODUCT([Thong_Tin_Ngay_Nghi_201905.$B$3:.$B$69]=[.$B53];[Thong_Tin_Ngay_Nghi_201905.$C$3:.$C$69]) +SUMPRODUCT([Thong_Tin_Ngay_Nghi_201906.$B$3:.$B$69]=[.$B53];[Thong_Tin_Ngay_Nghi_201906.$C$3:.$C$69]) +SUMPRODUCT([Thong_Tin_Ngay_Nghi_201907.$B$3:.$B$69]=[.$B53];[Thong_Tin_Ngay_Nghi_201907.$C$3:.$C$69]) +SUMPRODUCT([Thong_Tin_Ngay_Nghi_201908.$B$3:.$B$69]=[.$B53];[Thong_Tin_Ngay_Nghi_201908.$C$3:.$C$69]) +SUMPRODUCT([Thong_Tin_Ngay_Nghi_201909.$B$3:.$B$69]=[.$B53];[Thong_Tin_Ngay_Nghi_201909.$C$3:.$C$69]) +SUMPRODUCT([Thong_Tin_Ngay_Nghi_201910.$B$3:.$B$69]=[.$B53];[Thong_Tin_Ngay_Nghi_201910.$C$3:.$C$69]) +SUMPRODUCT([Thong_Tin_Ngay_Nghi_201911.$B$3:.$B$69]=[.$B53];[Thong_Tin_Ngay_Nghi_201911.$C$3:.$C$69]) +SUMPRODUCT([Thong_Tin_Ngay_Nghi_201912.$B$3:.$B$69]=[.$B53];[Thong_Tin_Ngay_Nghi_201912.$C$3:.$C$69])" office:value-type="float" office:value="3">
            <text:p>3</text:p>
          </table:table-cell>
          <table:table-cell table:style-name="ce48" table:formula="of:=IF(DATE(YEAR([.F53]);MONTH([.F53]);DAY([.F53]))&lt;=DATE(YEAR([.F53]);3;31); [.D53]-[.H53] + [.G53]; IF([.H53]-[.D53]&lt;0;[.H53] + [.G53] -[.I53];[.G53]+[.D53]-[.I53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53]+[.L53] +[.K53]+[.M53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48" office:value-type="float" office:value="-1">
            <text:p>-1</text:p>
          </table:table-cell>
          <table:table-cell table:style-name="ce48" table:formula="of:=IF([.C54]&lt;0;0;[.C5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4]);DATE(YEAR([.E54]);12;31);NOW())" office:value-type="date" office:date-value="2019-02-11T10:13:06.76">
            <text:p>02/11/19</text:p>
          </table:table-cell>
          <table:table-cell table:style-name="ce52" table:formula="of:= IF(MONTH([.F54])=MONTH([.E54]) ; IF(NETWORKDAYS([.E54];[.E54]) &lt; NETWORKDAYS(DATE(YEAR([.E54]);MONTH([.E54]);1);EOMONTH([.E54];0)) / 2 ; 0 ; 1)  ;  IF( NETWORKDAYS([.E54];EOMONTH([.E54];0)) &lt; NETWORKDAYS(DATE(YEAR([.E54]);MONTH([.E54]);1);EOMONTH([.E54];0))/2  ; 0  ; 1) + IF(MONTH([.F54]) &gt; MONTH([.E54]) ; MONTH([.F54])-MONTH([.E54])-1 ; 0) + IF(NETWORKDAYS(DATE(YEAR([.F54]);MONTH([.F54]);1);[.F54]) &lt;  NETWORKDAYS(DATE(YEAR([.F54]);MONTH([.F54]);1);EOMONTH([.F54];0)) / 2 ; 0 ; 1))" office:value-type="float" office:value="1">
            <text:p>1</text:p>
          </table:table-cell>
          <table:table-cell table:style-name="ce55" table:formula="of:=SUMPRODUCT([Thong_Tin_Ngay_Nghi_201901.$B$3:.$B$70]=[.$B54];[Thong_Tin_Ngay_Nghi_201901.$C$3:.$C$70]) +  SUMPRODUCT([Thong_Tin_Ngay_Nghi_201902.$B$3:.$B$69]=[.$B54];[Thong_Tin_Ngay_Nghi_201902.$C$3:.$C$69]) + SUMPRODUCT([Thong_Tin_Ngay_Nghi_201903.$B$3:.$B$68]=[.$B54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54];[Thong_Tin_Ngay_Nghi_201901.$C$3:.$C$70]) +SUMPRODUCT([Thong_Tin_Ngay_Nghi_201902.$B$3:.$B$69]=[.$B54];[Thong_Tin_Ngay_Nghi_201902.$C$3:.$C$69]) +SUMPRODUCT([Thong_Tin_Ngay_Nghi_201903.$B$3:.$B$68]=[.$B54];[Thong_Tin_Ngay_Nghi_201903.$C$3:.$C$68]) +SUMPRODUCT([Thong_Tin_Ngay_Nghi_201904.$B$3:.$B$69]=[.$B54];[Thong_Tin_Ngay_Nghi_201904.$C$3:.$C$69]) +SUMPRODUCT([Thong_Tin_Ngay_Nghi_201905.$B$3:.$B$69]=[.$B54];[Thong_Tin_Ngay_Nghi_201905.$C$3:.$C$69]) +SUMPRODUCT([Thong_Tin_Ngay_Nghi_201906.$B$3:.$B$69]=[.$B54];[Thong_Tin_Ngay_Nghi_201906.$C$3:.$C$69]) +SUMPRODUCT([Thong_Tin_Ngay_Nghi_201907.$B$3:.$B$69]=[.$B54];[Thong_Tin_Ngay_Nghi_201907.$C$3:.$C$69]) +SUMPRODUCT([Thong_Tin_Ngay_Nghi_201908.$B$3:.$B$69]=[.$B54];[Thong_Tin_Ngay_Nghi_201908.$C$3:.$C$69]) +SUMPRODUCT([Thong_Tin_Ngay_Nghi_201909.$B$3:.$B$69]=[.$B54];[Thong_Tin_Ngay_Nghi_201909.$C$3:.$C$69]) +SUMPRODUCT([Thong_Tin_Ngay_Nghi_201910.$B$3:.$B$69]=[.$B54];[Thong_Tin_Ngay_Nghi_201910.$C$3:.$C$69]) +SUMPRODUCT([Thong_Tin_Ngay_Nghi_201911.$B$3:.$B$69]=[.$B54];[Thong_Tin_Ngay_Nghi_201911.$C$3:.$C$69]) +SUMPRODUCT([Thong_Tin_Ngay_Nghi_201912.$B$3:.$B$69]=[.$B54];[Thong_Tin_Ngay_Nghi_201912.$C$3:.$C$69])" office:value-type="float" office:value="2.5">
            <text:p>2.5</text:p>
          </table:table-cell>
          <table:table-cell table:style-name="ce48" table:formula="of:=IF(DATE(YEAR([.F54]);MONTH([.F54]);DAY([.F54]))&lt;=DATE(YEAR([.F54]);3;31); [.D54]-[.H54] + [.G54]; IF([.H54]-[.D54]&lt;0;[.H54] + [.G54] -[.I54];[.G54]+[.D54]-[.I54]))" office:value-type="float" office:value="-1.5">
            <text:p>-1.5</text:p>
          </table:table-cell>
          <table:table-cell table:number-columns-repeated="2" table:style-name="ce48"/>
          <table:table-cell table:style-name="ce63"/>
          <table:table-cell table:style-name="ce48" table:formula="of:=[.J54]+[.L54] +[.K54]+[.M54]" office:value-type="float" office:value="-1.5">
            <text:p>-1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5]);DATE(YEAR([.E55]);12;31);NOW())" office:value-type="date" office:date-value="2019-02-11T10:13:06.77">
            <text:p>02/11/19</text:p>
          </table:table-cell>
          <table:table-cell table:style-name="ce52" table:formula="of:= IF(MONTH([.F55])=MONTH([.E55]) ; IF(NETWORKDAYS([.E55];[.E55]) &lt; NETWORKDAYS(DATE(YEAR([.E55]);MONTH([.E55]);1);EOMONTH([.E55];0)) / 2 ; 0 ; 1)  ;  IF( NETWORKDAYS([.E55];EOMONTH([.E55];0)) &lt; NETWORKDAYS(DATE(YEAR([.E55]);MONTH([.E55]);1);EOMONTH([.E55];0))/2  ; 0  ; 1) + IF(MONTH([.F55]) &gt; MONTH([.E55]) ; MONTH([.F55])-MONTH([.E55])-1 ; 0) + IF(NETWORKDAYS(DATE(YEAR([.F55]);MONTH([.F55]);1);[.F55]) &lt;  NETWORKDAYS(DATE(YEAR([.F55]);MONTH([.F55]);1);EOMONTH([.F55];0)) / 2 ; 0 ; 1))" office:value-type="float" office:value="1">
            <text:p>1</text:p>
          </table:table-cell>
          <table:table-cell table:style-name="ce55" table:formula="of:=SUMPRODUCT([Thong_Tin_Ngay_Nghi_201901.$B$3:.$B$70]=[.$B55];[Thong_Tin_Ngay_Nghi_201901.$C$3:.$C$70]) +  SUMPRODUCT([Thong_Tin_Ngay_Nghi_201902.$B$3:.$B$69]=[.$B55];[Thong_Tin_Ngay_Nghi_201902.$C$3:.$C$69]) + SUMPRODUCT([Thong_Tin_Ngay_Nghi_201903.$B$3:.$B$68]=[.$B55];[Thong_Tin_Ngay_Nghi_201903.$C$3:.$C$68])" office:value-type="float" office:value="1.5">
            <text:p>1.5</text:p>
          </table:table-cell>
          <table:table-cell table:style-name="ce60" table:formula="of:=SUMPRODUCT([Thong_Tin_Ngay_Nghi_201901.$B$3:.$B$70]=[.$B55];[Thong_Tin_Ngay_Nghi_201901.$C$3:.$C$70]) +SUMPRODUCT([Thong_Tin_Ngay_Nghi_201902.$B$3:.$B$69]=[.$B55];[Thong_Tin_Ngay_Nghi_201902.$C$3:.$C$69]) +SUMPRODUCT([Thong_Tin_Ngay_Nghi_201903.$B$3:.$B$68]=[.$B55];[Thong_Tin_Ngay_Nghi_201903.$C$3:.$C$68]) +SUMPRODUCT([Thong_Tin_Ngay_Nghi_201904.$B$3:.$B$69]=[.$B55];[Thong_Tin_Ngay_Nghi_201904.$C$3:.$C$69]) +SUMPRODUCT([Thong_Tin_Ngay_Nghi_201905.$B$3:.$B$69]=[.$B55];[Thong_Tin_Ngay_Nghi_201905.$C$3:.$C$69]) +SUMPRODUCT([Thong_Tin_Ngay_Nghi_201906.$B$3:.$B$69]=[.$B55];[Thong_Tin_Ngay_Nghi_201906.$C$3:.$C$69]) +SUMPRODUCT([Thong_Tin_Ngay_Nghi_201907.$B$3:.$B$69]=[.$B55];[Thong_Tin_Ngay_Nghi_201907.$C$3:.$C$69]) +SUMPRODUCT([Thong_Tin_Ngay_Nghi_201908.$B$3:.$B$69]=[.$B55];[Thong_Tin_Ngay_Nghi_201908.$C$3:.$C$69]) +SUMPRODUCT([Thong_Tin_Ngay_Nghi_201909.$B$3:.$B$69]=[.$B55];[Thong_Tin_Ngay_Nghi_201909.$C$3:.$C$69]) +SUMPRODUCT([Thong_Tin_Ngay_Nghi_201910.$B$3:.$B$69]=[.$B55];[Thong_Tin_Ngay_Nghi_201910.$C$3:.$C$69]) +SUMPRODUCT([Thong_Tin_Ngay_Nghi_201911.$B$3:.$B$69]=[.$B55];[Thong_Tin_Ngay_Nghi_201911.$C$3:.$C$69]) +SUMPRODUCT([Thong_Tin_Ngay_Nghi_201912.$B$3:.$B$69]=[.$B55];[Thong_Tin_Ngay_Nghi_201912.$C$3:.$C$69])" office:value-type="float" office:value="1.5">
            <text:p>1.5</text:p>
          </table:table-cell>
          <table:table-cell table:style-name="ce48" table:formula="of:=IF(DATE(YEAR([.F55]);MONTH([.F55]);DAY([.F55]))&lt;=DATE(YEAR([.F55]);3;31); [.D55]-[.H55] + [.G55]; IF([.H55]-[.D55]&lt;0;[.H55] + [.G55] -[.I55];[.G55]+[.D55]-[.I55]))" office:value-type="float" office:value="-0.5">
            <text:p>-0.5</text:p>
          </table:table-cell>
          <table:table-cell table:number-columns-repeated="2" table:style-name="ce48"/>
          <table:table-cell table:style-name="ce63"/>
          <table:table-cell table:style-name="ce48" table:formula="of:=[.J55]+[.L55] +[.K55]+[.M55]" office:value-type="float" office:value="-0.5">
            <text:p>-0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48" office:value-type="float" office:value="-2">
            <text:p>-2</text:p>
          </table:table-cell>
          <table:table-cell table:style-name="ce48" table:formula="of:=IF([.C56]&lt;0;0;[.C56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6]);DATE(YEAR([.E56]);12;31);NOW())" office:value-type="date" office:date-value="2019-02-11T10:13:06.77">
            <text:p>02/11/19</text:p>
          </table:table-cell>
          <table:table-cell table:style-name="ce52" table:formula="of:= IF(MONTH([.F56])=MONTH([.E56]) ; IF(NETWORKDAYS([.E56];[.E56]) &lt; NETWORKDAYS(DATE(YEAR([.E56]);MONTH([.E56]);1);EOMONTH([.E56];0)) / 2 ; 0 ; 1)  ;  IF( NETWORKDAYS([.E56];EOMONTH([.E56];0)) &lt; NETWORKDAYS(DATE(YEAR([.E56]);MONTH([.E56]);1);EOMONTH([.E56];0))/2  ; 0  ; 1) + IF(MONTH([.F56]) &gt; MONTH([.E56]) ; MONTH([.F56])-MONTH([.E56])-1 ; 0) + IF(NETWORKDAYS(DATE(YEAR([.F56]);MONTH([.F56]);1);[.F56]) &lt;  NETWORKDAYS(DATE(YEAR([.F56]);MONTH([.F56]);1);EOMONTH([.F56];0)) / 2 ; 0 ; 1))" office:value-type="float" office:value="1">
            <text:p>1</text:p>
          </table:table-cell>
          <table:table-cell table:style-name="ce55" table:formula="of:=SUMPRODUCT([Thong_Tin_Ngay_Nghi_201901.$B$3:.$B$70]=[.$B56];[Thong_Tin_Ngay_Nghi_201901.$C$3:.$C$70]) +  SUMPRODUCT([Thong_Tin_Ngay_Nghi_201902.$B$3:.$B$69]=[.$B56];[Thong_Tin_Ngay_Nghi_201902.$C$3:.$C$69]) + SUMPRODUCT([Thong_Tin_Ngay_Nghi_201903.$B$3:.$B$68]=[.$B56];[Thong_Tin_Ngay_Nghi_201903.$C$3:.$C$68])" office:value-type="float" office:value="0">
            <text:p>0</text:p>
          </table:table-cell>
          <table:table-cell table:style-name="ce60" table:formula="of:=SUMPRODUCT([Thong_Tin_Ngay_Nghi_201901.$B$3:.$B$70]=[.$B56];[Thong_Tin_Ngay_Nghi_201901.$C$3:.$C$70]) +SUMPRODUCT([Thong_Tin_Ngay_Nghi_201902.$B$3:.$B$69]=[.$B56];[Thong_Tin_Ngay_Nghi_201902.$C$3:.$C$69]) +SUMPRODUCT([Thong_Tin_Ngay_Nghi_201903.$B$3:.$B$68]=[.$B56];[Thong_Tin_Ngay_Nghi_201903.$C$3:.$C$68]) +SUMPRODUCT([Thong_Tin_Ngay_Nghi_201904.$B$3:.$B$69]=[.$B56];[Thong_Tin_Ngay_Nghi_201904.$C$3:.$C$69]) +SUMPRODUCT([Thong_Tin_Ngay_Nghi_201905.$B$3:.$B$69]=[.$B56];[Thong_Tin_Ngay_Nghi_201905.$C$3:.$C$69]) +SUMPRODUCT([Thong_Tin_Ngay_Nghi_201906.$B$3:.$B$69]=[.$B56];[Thong_Tin_Ngay_Nghi_201906.$C$3:.$C$69]) +SUMPRODUCT([Thong_Tin_Ngay_Nghi_201907.$B$3:.$B$69]=[.$B56];[Thong_Tin_Ngay_Nghi_201907.$C$3:.$C$69]) +SUMPRODUCT([Thong_Tin_Ngay_Nghi_201908.$B$3:.$B$69]=[.$B56];[Thong_Tin_Ngay_Nghi_201908.$C$3:.$C$69]) +SUMPRODUCT([Thong_Tin_Ngay_Nghi_201909.$B$3:.$B$69]=[.$B56];[Thong_Tin_Ngay_Nghi_201909.$C$3:.$C$69]) +SUMPRODUCT([Thong_Tin_Ngay_Nghi_201910.$B$3:.$B$69]=[.$B56];[Thong_Tin_Ngay_Nghi_201910.$C$3:.$C$69]) +SUMPRODUCT([Thong_Tin_Ngay_Nghi_201911.$B$3:.$B$69]=[.$B56];[Thong_Tin_Ngay_Nghi_201911.$C$3:.$C$69]) +SUMPRODUCT([Thong_Tin_Ngay_Nghi_201912.$B$3:.$B$69]=[.$B56];[Thong_Tin_Ngay_Nghi_201912.$C$3:.$C$69])" office:value-type="float" office:value="0">
            <text:p>0</text:p>
          </table:table-cell>
          <table:table-cell table:style-name="ce48" table:formula="of:=IF(DATE(YEAR([.F56]);MONTH([.F56]);DAY([.F56]))&lt;=DATE(YEAR([.F56]);3;31); [.D56]-[.H56] + [.G56]; IF([.H56]-[.D56]&lt;0;[.H56] + [.G56] -[.I56];[.G56]+[.D56]-[.I56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56]+[.L56] +[.K56]+[.M56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7]);DATE(YEAR([.E57]);12;31);NOW())" office:value-type="date" office:date-value="2019-02-11T10:13:06.77">
            <text:p>02/11/19</text:p>
          </table:table-cell>
          <table:table-cell table:style-name="ce52" table:formula="of:= IF(MONTH([.F57])=MONTH([.E57]) ; IF(NETWORKDAYS([.E57];[.E57]) &lt; NETWORKDAYS(DATE(YEAR([.E57]);MONTH([.E57]);1);EOMONTH([.E57];0)) / 2 ; 0 ; 1)  ;  IF( NETWORKDAYS([.E57];EOMONTH([.E57];0)) &lt; NETWORKDAYS(DATE(YEAR([.E57]);MONTH([.E57]);1);EOMONTH([.E57];0))/2  ; 0  ; 1) + IF(MONTH([.F57]) &gt; MONTH([.E57]) ; MONTH([.F57])-MONTH([.E57])-1 ; 0) + IF(NETWORKDAYS(DATE(YEAR([.F57]);MONTH([.F57]);1);[.F57]) &lt;  NETWORKDAYS(DATE(YEAR([.F57]);MONTH([.F57]);1);EOMONTH([.F57];0)) / 2 ; 0 ; 1))" office:value-type="float" office:value="1">
            <text:p>1</text:p>
          </table:table-cell>
          <table:table-cell table:style-name="ce55" table:formula="of:=SUMPRODUCT([Thong_Tin_Ngay_Nghi_201901.$B$3:.$B$70]=[.$B57];[Thong_Tin_Ngay_Nghi_201901.$C$3:.$C$70]) +  SUMPRODUCT([Thong_Tin_Ngay_Nghi_201902.$B$3:.$B$69]=[.$B57];[Thong_Tin_Ngay_Nghi_201902.$C$3:.$C$69]) + SUMPRODUCT([Thong_Tin_Ngay_Nghi_201903.$B$3:.$B$68]=[.$B57];[Thong_Tin_Ngay_Nghi_201903.$C$3:.$C$68])" office:value-type="float" office:value="1">
            <text:p>1</text:p>
          </table:table-cell>
          <table:table-cell table:style-name="ce60" table:formula="of:=SUMPRODUCT([Thong_Tin_Ngay_Nghi_201901.$B$3:.$B$70]=[.$B57];[Thong_Tin_Ngay_Nghi_201901.$C$3:.$C$70]) +SUMPRODUCT([Thong_Tin_Ngay_Nghi_201902.$B$3:.$B$69]=[.$B57];[Thong_Tin_Ngay_Nghi_201902.$C$3:.$C$69]) +SUMPRODUCT([Thong_Tin_Ngay_Nghi_201903.$B$3:.$B$68]=[.$B57];[Thong_Tin_Ngay_Nghi_201903.$C$3:.$C$68]) +SUMPRODUCT([Thong_Tin_Ngay_Nghi_201904.$B$3:.$B$69]=[.$B57];[Thong_Tin_Ngay_Nghi_201904.$C$3:.$C$69]) +SUMPRODUCT([Thong_Tin_Ngay_Nghi_201905.$B$3:.$B$69]=[.$B57];[Thong_Tin_Ngay_Nghi_201905.$C$3:.$C$69]) +SUMPRODUCT([Thong_Tin_Ngay_Nghi_201906.$B$3:.$B$69]=[.$B57];[Thong_Tin_Ngay_Nghi_201906.$C$3:.$C$69]) +SUMPRODUCT([Thong_Tin_Ngay_Nghi_201907.$B$3:.$B$69]=[.$B57];[Thong_Tin_Ngay_Nghi_201907.$C$3:.$C$69]) +SUMPRODUCT([Thong_Tin_Ngay_Nghi_201908.$B$3:.$B$69]=[.$B57];[Thong_Tin_Ngay_Nghi_201908.$C$3:.$C$69]) +SUMPRODUCT([Thong_Tin_Ngay_Nghi_201909.$B$3:.$B$69]=[.$B57];[Thong_Tin_Ngay_Nghi_201909.$C$3:.$C$69]) +SUMPRODUCT([Thong_Tin_Ngay_Nghi_201910.$B$3:.$B$69]=[.$B57];[Thong_Tin_Ngay_Nghi_201910.$C$3:.$C$69]) +SUMPRODUCT([Thong_Tin_Ngay_Nghi_201911.$B$3:.$B$69]=[.$B57];[Thong_Tin_Ngay_Nghi_201911.$C$3:.$C$69]) +SUMPRODUCT([Thong_Tin_Ngay_Nghi_201912.$B$3:.$B$69]=[.$B57];[Thong_Tin_Ngay_Nghi_201912.$C$3:.$C$69])" office:value-type="float" office:value="1">
            <text:p>1</text:p>
          </table:table-cell>
          <table:table-cell table:style-name="ce48" table:formula="of:=IF(DATE(YEAR([.F57]);MONTH([.F57]);DAY([.F57]))&lt;=DATE(YEAR([.F57]);3;31); [.D57]-[.H57] + [.G57]; IF([.H57]-[.D57]&lt;0;[.H57] + [.G57] -[.I57];[.G57]+[.D57]-[.I57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57]+[.L57] +[.K57]+[.M57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8]);DATE(YEAR([.E58]);12;31);NOW())" office:value-type="date" office:date-value="2019-02-11T10:13:06.77">
            <text:p>02/11/19</text:p>
          </table:table-cell>
          <table:table-cell table:style-name="ce52" table:formula="of:= IF(MONTH([.F58])=MONTH([.E58]) ; IF(NETWORKDAYS([.E58];[.E58]) &lt; NETWORKDAYS(DATE(YEAR([.E58]);MONTH([.E58]);1);EOMONTH([.E58];0)) / 2 ; 0 ; 1)  ;  IF( NETWORKDAYS([.E58];EOMONTH([.E58];0)) &lt; NETWORKDAYS(DATE(YEAR([.E58]);MONTH([.E58]);1);EOMONTH([.E58];0))/2  ; 0  ; 1) + IF(MONTH([.F58]) &gt; MONTH([.E58]) ; MONTH([.F58])-MONTH([.E58])-1 ; 0) + IF(NETWORKDAYS(DATE(YEAR([.F58]);MONTH([.F58]);1);[.F58]) &lt;  NETWORKDAYS(DATE(YEAR([.F58]);MONTH([.F58]);1);EOMONTH([.F58];0)) / 2 ; 0 ; 1))" office:value-type="float" office:value="1">
            <text:p>1</text:p>
          </table:table-cell>
          <table:table-cell table:style-name="ce55" table:formula="of:=SUMPRODUCT([Thong_Tin_Ngay_Nghi_201901.$B$3:.$B$70]=[.$B58];[Thong_Tin_Ngay_Nghi_201901.$C$3:.$C$70]) +  SUMPRODUCT([Thong_Tin_Ngay_Nghi_201902.$B$3:.$B$69]=[.$B58];[Thong_Tin_Ngay_Nghi_201902.$C$3:.$C$69]) + SUMPRODUCT([Thong_Tin_Ngay_Nghi_201903.$B$3:.$B$68]=[.$B58];[Thong_Tin_Ngay_Nghi_201903.$C$3:.$C$68])" office:value-type="float" office:value="5">
            <text:p>5</text:p>
          </table:table-cell>
          <table:table-cell table:style-name="ce60" table:formula="of:=SUMPRODUCT([Thong_Tin_Ngay_Nghi_201901.$B$3:.$B$70]=[.$B58];[Thong_Tin_Ngay_Nghi_201901.$C$3:.$C$70]) +SUMPRODUCT([Thong_Tin_Ngay_Nghi_201902.$B$3:.$B$69]=[.$B58];[Thong_Tin_Ngay_Nghi_201902.$C$3:.$C$69]) +SUMPRODUCT([Thong_Tin_Ngay_Nghi_201903.$B$3:.$B$68]=[.$B58];[Thong_Tin_Ngay_Nghi_201903.$C$3:.$C$68]) +SUMPRODUCT([Thong_Tin_Ngay_Nghi_201904.$B$3:.$B$69]=[.$B58];[Thong_Tin_Ngay_Nghi_201904.$C$3:.$C$69]) +SUMPRODUCT([Thong_Tin_Ngay_Nghi_201905.$B$3:.$B$69]=[.$B58];[Thong_Tin_Ngay_Nghi_201905.$C$3:.$C$69]) +SUMPRODUCT([Thong_Tin_Ngay_Nghi_201906.$B$3:.$B$69]=[.$B58];[Thong_Tin_Ngay_Nghi_201906.$C$3:.$C$69]) +SUMPRODUCT([Thong_Tin_Ngay_Nghi_201907.$B$3:.$B$69]=[.$B58];[Thong_Tin_Ngay_Nghi_201907.$C$3:.$C$69]) +SUMPRODUCT([Thong_Tin_Ngay_Nghi_201908.$B$3:.$B$69]=[.$B58];[Thong_Tin_Ngay_Nghi_201908.$C$3:.$C$69]) +SUMPRODUCT([Thong_Tin_Ngay_Nghi_201909.$B$3:.$B$69]=[.$B58];[Thong_Tin_Ngay_Nghi_201909.$C$3:.$C$69]) +SUMPRODUCT([Thong_Tin_Ngay_Nghi_201910.$B$3:.$B$69]=[.$B58];[Thong_Tin_Ngay_Nghi_201910.$C$3:.$C$69]) +SUMPRODUCT([Thong_Tin_Ngay_Nghi_201911.$B$3:.$B$69]=[.$B58];[Thong_Tin_Ngay_Nghi_201911.$C$3:.$C$69]) +SUMPRODUCT([Thong_Tin_Ngay_Nghi_201912.$B$3:.$B$69]=[.$B58];[Thong_Tin_Ngay_Nghi_201912.$C$3:.$C$69])" office:value-type="float" office:value="5">
            <text:p>5</text:p>
          </table:table-cell>
          <table:table-cell table:style-name="ce48" table:formula="of:=IF(DATE(YEAR([.F58]);MONTH([.F58]);DAY([.F58]))&lt;=DATE(YEAR([.F58]);3;31); [.D58]-[.H58] + [.G58]; IF([.H58]-[.D58]&lt;0;[.H58] + [.G58] -[.I58];[.G58]+[.D58]-[.I58]))" office:value-type="float" office:value="-4">
            <text:p>-4</text:p>
          </table:table-cell>
          <table:table-cell table:number-columns-repeated="2" table:style-name="ce48"/>
          <table:table-cell table:style-name="ce63"/>
          <table:table-cell table:style-name="ce48" table:formula="of:=[.J58]+[.L58] +[.K58]+[.M58]" office:value-type="float" office:value="-4">
            <text:p>-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48" office:value-type="float" office:value="4">
            <text:p>4</text:p>
          </table:table-cell>
          <table:table-cell table:style-name="ce48" table:formula="of:=IF([.C59]&lt;0;0;[.C5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59]);DATE(YEAR([.E59]);12;31);NOW())" office:value-type="date" office:date-value="2019-02-11T10:13:06.77">
            <text:p>02/11/19</text:p>
          </table:table-cell>
          <table:table-cell table:style-name="ce52" table:formula="of:= IF(MONTH([.F59])=MONTH([.E59]) ; IF(NETWORKDAYS([.E59];[.E59]) &lt; NETWORKDAYS(DATE(YEAR([.E59]);MONTH([.E59]);1);EOMONTH([.E59];0)) / 2 ; 0 ; 1)  ;  IF( NETWORKDAYS([.E59];EOMONTH([.E59];0)) &lt; NETWORKDAYS(DATE(YEAR([.E59]);MONTH([.E59]);1);EOMONTH([.E59];0))/2  ; 0  ; 1) + IF(MONTH([.F59]) &gt; MONTH([.E59]) ; MONTH([.F59])-MONTH([.E59])-1 ; 0) + IF(NETWORKDAYS(DATE(YEAR([.F59]);MONTH([.F59]);1);[.F59]) &lt;  NETWORKDAYS(DATE(YEAR([.F59]);MONTH([.F59]);1);EOMONTH([.F59];0)) / 2 ; 0 ; 1))" office:value-type="float" office:value="1">
            <text:p>1</text:p>
          </table:table-cell>
          <table:table-cell table:style-name="ce55" table:formula="of:=SUMPRODUCT([Thong_Tin_Ngay_Nghi_201901.$B$3:.$B$70]=[.$B59];[Thong_Tin_Ngay_Nghi_201901.$C$3:.$C$70]) +  SUMPRODUCT([Thong_Tin_Ngay_Nghi_201902.$B$3:.$B$69]=[.$B59];[Thong_Tin_Ngay_Nghi_201902.$C$3:.$C$69]) + SUMPRODUCT([Thong_Tin_Ngay_Nghi_201903.$B$3:.$B$68]=[.$B59];[Thong_Tin_Ngay_Nghi_201903.$C$3:.$C$68])" office:value-type="float" office:value="1">
            <text:p>1</text:p>
          </table:table-cell>
          <table:table-cell table:style-name="ce60" table:formula="of:=SUMPRODUCT([Thong_Tin_Ngay_Nghi_201901.$B$3:.$B$70]=[.$B59];[Thong_Tin_Ngay_Nghi_201901.$C$3:.$C$70]) +SUMPRODUCT([Thong_Tin_Ngay_Nghi_201902.$B$3:.$B$69]=[.$B59];[Thong_Tin_Ngay_Nghi_201902.$C$3:.$C$69]) +SUMPRODUCT([Thong_Tin_Ngay_Nghi_201903.$B$3:.$B$68]=[.$B59];[Thong_Tin_Ngay_Nghi_201903.$C$3:.$C$68]) +SUMPRODUCT([Thong_Tin_Ngay_Nghi_201904.$B$3:.$B$69]=[.$B59];[Thong_Tin_Ngay_Nghi_201904.$C$3:.$C$69]) +SUMPRODUCT([Thong_Tin_Ngay_Nghi_201905.$B$3:.$B$69]=[.$B59];[Thong_Tin_Ngay_Nghi_201905.$C$3:.$C$69]) +SUMPRODUCT([Thong_Tin_Ngay_Nghi_201906.$B$3:.$B$69]=[.$B59];[Thong_Tin_Ngay_Nghi_201906.$C$3:.$C$69]) +SUMPRODUCT([Thong_Tin_Ngay_Nghi_201907.$B$3:.$B$69]=[.$B59];[Thong_Tin_Ngay_Nghi_201907.$C$3:.$C$69]) +SUMPRODUCT([Thong_Tin_Ngay_Nghi_201908.$B$3:.$B$69]=[.$B59];[Thong_Tin_Ngay_Nghi_201908.$C$3:.$C$69]) +SUMPRODUCT([Thong_Tin_Ngay_Nghi_201909.$B$3:.$B$69]=[.$B59];[Thong_Tin_Ngay_Nghi_201909.$C$3:.$C$69]) +SUMPRODUCT([Thong_Tin_Ngay_Nghi_201910.$B$3:.$B$69]=[.$B59];[Thong_Tin_Ngay_Nghi_201910.$C$3:.$C$69]) +SUMPRODUCT([Thong_Tin_Ngay_Nghi_201911.$B$3:.$B$69]=[.$B59];[Thong_Tin_Ngay_Nghi_201911.$C$3:.$C$69]) +SUMPRODUCT([Thong_Tin_Ngay_Nghi_201912.$B$3:.$B$69]=[.$B59];[Thong_Tin_Ngay_Nghi_201912.$C$3:.$C$69])" office:value-type="float" office:value="1">
            <text:p>1</text:p>
          </table:table-cell>
          <table:table-cell table:style-name="ce48" table:formula="of:=IF(DATE(YEAR([.F59]);MONTH([.F59]);DAY([.F59]))&lt;=DATE(YEAR([.F59]);3;31); [.D59]-[.H59] + [.G59]; IF([.H59]-[.D59]&lt;0;[.H59] + [.G59] -[.I59];[.G59]+[.D59]-[.I59]))" office:value-type="float" office:value="4">
            <text:p>4</text:p>
          </table:table-cell>
          <table:table-cell table:number-columns-repeated="2" table:style-name="ce48"/>
          <table:table-cell table:style-name="ce63"/>
          <table:table-cell table:style-name="ce48" table:formula="of:=[.J59]+[.L59] +[.K59]+[.M59]" office:value-type="float" office:value="4">
            <text:p>4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48" office:value-type="float" office:value="5.5">
            <text:p>5.5</text:p>
          </table:table-cell>
          <table:table-cell table:style-name="ce48" table:formula="of:=IF([.C60]&lt;0;0;[.C60])" office:value-type="float" office:value="5.5">
            <text:p>5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0]);DATE(YEAR([.E60]);12;31);NOW())" office:value-type="date" office:date-value="2019-02-11T10:13:06.78">
            <text:p>02/11/19</text:p>
          </table:table-cell>
          <table:table-cell table:style-name="ce52" table:formula="of:= IF(MONTH([.F60])=MONTH([.E60]) ; IF(NETWORKDAYS([.E60];[.E60]) &lt; NETWORKDAYS(DATE(YEAR([.E60]);MONTH([.E60]);1);EOMONTH([.E60];0)) / 2 ; 0 ; 1)  ;  IF( NETWORKDAYS([.E60];EOMONTH([.E60];0)) &lt; NETWORKDAYS(DATE(YEAR([.E60]);MONTH([.E60]);1);EOMONTH([.E60];0))/2  ; 0  ; 1) + IF(MONTH([.F60]) &gt; MONTH([.E60]) ; MONTH([.F60])-MONTH([.E60])-1 ; 0) + IF(NETWORKDAYS(DATE(YEAR([.F60]);MONTH([.F60]);1);[.F60]) &lt;  NETWORKDAYS(DATE(YEAR([.F60]);MONTH([.F60]);1);EOMONTH([.F60];0)) / 2 ; 0 ; 1))" office:value-type="float" office:value="1">
            <text:p>1</text:p>
          </table:table-cell>
          <table:table-cell table:style-name="ce55" table:formula="of:=SUMPRODUCT([Thong_Tin_Ngay_Nghi_201901.$B$3:.$B$70]=[.$B60];[Thong_Tin_Ngay_Nghi_201901.$C$3:.$C$70]) +  SUMPRODUCT([Thong_Tin_Ngay_Nghi_201902.$B$3:.$B$69]=[.$B60];[Thong_Tin_Ngay_Nghi_201902.$C$3:.$C$69]) + SUMPRODUCT([Thong_Tin_Ngay_Nghi_201903.$B$3:.$B$68]=[.$B60];[Thong_Tin_Ngay_Nghi_201903.$C$3:.$C$68])" office:value-type="float" office:value="2.5">
            <text:p>2.5</text:p>
          </table:table-cell>
          <table:table-cell table:style-name="ce60" table:formula="of:=SUMPRODUCT([Thong_Tin_Ngay_Nghi_201901.$B$3:.$B$70]=[.$B60];[Thong_Tin_Ngay_Nghi_201901.$C$3:.$C$70]) +SUMPRODUCT([Thong_Tin_Ngay_Nghi_201902.$B$3:.$B$69]=[.$B60];[Thong_Tin_Ngay_Nghi_201902.$C$3:.$C$69]) +SUMPRODUCT([Thong_Tin_Ngay_Nghi_201903.$B$3:.$B$68]=[.$B60];[Thong_Tin_Ngay_Nghi_201903.$C$3:.$C$68]) +SUMPRODUCT([Thong_Tin_Ngay_Nghi_201904.$B$3:.$B$69]=[.$B60];[Thong_Tin_Ngay_Nghi_201904.$C$3:.$C$69]) +SUMPRODUCT([Thong_Tin_Ngay_Nghi_201905.$B$3:.$B$69]=[.$B60];[Thong_Tin_Ngay_Nghi_201905.$C$3:.$C$69]) +SUMPRODUCT([Thong_Tin_Ngay_Nghi_201906.$B$3:.$B$69]=[.$B60];[Thong_Tin_Ngay_Nghi_201906.$C$3:.$C$69]) +SUMPRODUCT([Thong_Tin_Ngay_Nghi_201907.$B$3:.$B$69]=[.$B60];[Thong_Tin_Ngay_Nghi_201907.$C$3:.$C$69]) +SUMPRODUCT([Thong_Tin_Ngay_Nghi_201908.$B$3:.$B$69]=[.$B60];[Thong_Tin_Ngay_Nghi_201908.$C$3:.$C$69]) +SUMPRODUCT([Thong_Tin_Ngay_Nghi_201909.$B$3:.$B$69]=[.$B60];[Thong_Tin_Ngay_Nghi_201909.$C$3:.$C$69]) +SUMPRODUCT([Thong_Tin_Ngay_Nghi_201910.$B$3:.$B$69]=[.$B60];[Thong_Tin_Ngay_Nghi_201910.$C$3:.$C$69]) +SUMPRODUCT([Thong_Tin_Ngay_Nghi_201911.$B$3:.$B$69]=[.$B60];[Thong_Tin_Ngay_Nghi_201911.$C$3:.$C$69]) +SUMPRODUCT([Thong_Tin_Ngay_Nghi_201912.$B$3:.$B$69]=[.$B60];[Thong_Tin_Ngay_Nghi_201912.$C$3:.$C$69])" office:value-type="float" office:value="2.5">
            <text:p>2.5</text:p>
          </table:table-cell>
          <table:table-cell table:style-name="ce48" table:formula="of:=IF(DATE(YEAR([.F60]);MONTH([.F60]);DAY([.F60]))&lt;=DATE(YEAR([.F60]);3;31); [.D60]-[.H60] + [.G60]; IF([.H60]-[.D60]&lt;0;[.H60] + [.G60] -[.I60];[.G60]+[.D60]-[.I60]))" office:value-type="float" office:value="4">
            <text:p>4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0]+[.L60] +[.K60]+[.M60]" office:value-type="float" office:value="5">
            <text:p>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1]);DATE(YEAR([.E61]);12;31);NOW())" office:value-type="date" office:date-value="2019-02-11T10:13:06.78">
            <text:p>02/11/19</text:p>
          </table:table-cell>
          <table:table-cell table:style-name="ce52" table:formula="of:= IF(MONTH([.F61])=MONTH([.E61]) ; IF(NETWORKDAYS([.E61];[.E61]) &lt; NETWORKDAYS(DATE(YEAR([.E61]);MONTH([.E61]);1);EOMONTH([.E61];0)) / 2 ; 0 ; 1)  ;  IF( NETWORKDAYS([.E61];EOMONTH([.E61];0)) &lt; NETWORKDAYS(DATE(YEAR([.E61]);MONTH([.E61]);1);EOMONTH([.E61];0))/2  ; 0  ; 1) + IF(MONTH([.F61]) &gt; MONTH([.E61]) ; MONTH([.F61])-MONTH([.E61])-1 ; 0) + IF(NETWORKDAYS(DATE(YEAR([.F61]);MONTH([.F61]);1);[.F61]) &lt;  NETWORKDAYS(DATE(YEAR([.F61]);MONTH([.F61]);1);EOMONTH([.F61];0)) / 2 ; 0 ; 1))" office:value-type="float" office:value="1">
            <text:p>1</text:p>
          </table:table-cell>
          <table:table-cell table:style-name="ce55" table:formula="of:=SUMPRODUCT([Thong_Tin_Ngay_Nghi_201901.$B$3:.$B$70]=[.$B61];[Thong_Tin_Ngay_Nghi_201901.$C$3:.$C$70]) +  SUMPRODUCT([Thong_Tin_Ngay_Nghi_201902.$B$3:.$B$69]=[.$B61];[Thong_Tin_Ngay_Nghi_201902.$C$3:.$C$69]) + SUMPRODUCT([Thong_Tin_Ngay_Nghi_201903.$B$3:.$B$68]=[.$B61];[Thong_Tin_Ngay_Nghi_201903.$C$3:.$C$68])" office:value-type="float" office:value="2">
            <text:p>2</text:p>
          </table:table-cell>
          <table:table-cell table:style-name="ce60" table:formula="of:=SUMPRODUCT([Thong_Tin_Ngay_Nghi_201901.$B$3:.$B$70]=[.$B61];[Thong_Tin_Ngay_Nghi_201901.$C$3:.$C$70]) +SUMPRODUCT([Thong_Tin_Ngay_Nghi_201902.$B$3:.$B$69]=[.$B61];[Thong_Tin_Ngay_Nghi_201902.$C$3:.$C$69]) +SUMPRODUCT([Thong_Tin_Ngay_Nghi_201903.$B$3:.$B$68]=[.$B61];[Thong_Tin_Ngay_Nghi_201903.$C$3:.$C$68]) +SUMPRODUCT([Thong_Tin_Ngay_Nghi_201904.$B$3:.$B$69]=[.$B61];[Thong_Tin_Ngay_Nghi_201904.$C$3:.$C$69]) +SUMPRODUCT([Thong_Tin_Ngay_Nghi_201905.$B$3:.$B$69]=[.$B61];[Thong_Tin_Ngay_Nghi_201905.$C$3:.$C$69]) +SUMPRODUCT([Thong_Tin_Ngay_Nghi_201906.$B$3:.$B$69]=[.$B61];[Thong_Tin_Ngay_Nghi_201906.$C$3:.$C$69]) +SUMPRODUCT([Thong_Tin_Ngay_Nghi_201907.$B$3:.$B$69]=[.$B61];[Thong_Tin_Ngay_Nghi_201907.$C$3:.$C$69]) +SUMPRODUCT([Thong_Tin_Ngay_Nghi_201908.$B$3:.$B$69]=[.$B61];[Thong_Tin_Ngay_Nghi_201908.$C$3:.$C$69]) +SUMPRODUCT([Thong_Tin_Ngay_Nghi_201909.$B$3:.$B$69]=[.$B61];[Thong_Tin_Ngay_Nghi_201909.$C$3:.$C$69]) +SUMPRODUCT([Thong_Tin_Ngay_Nghi_201910.$B$3:.$B$69]=[.$B61];[Thong_Tin_Ngay_Nghi_201910.$C$3:.$C$69]) +SUMPRODUCT([Thong_Tin_Ngay_Nghi_201911.$B$3:.$B$69]=[.$B61];[Thong_Tin_Ngay_Nghi_201911.$C$3:.$C$69]) +SUMPRODUCT([Thong_Tin_Ngay_Nghi_201912.$B$3:.$B$69]=[.$B61];[Thong_Tin_Ngay_Nghi_201912.$C$3:.$C$69])" office:value-type="float" office:value="2">
            <text:p>2</text:p>
          </table:table-cell>
          <table:table-cell table:style-name="ce48" table:formula="of:=IF(DATE(YEAR([.F61]);MONTH([.F61]);DAY([.F61]))&lt;=DATE(YEAR([.F61]);3;31); [.D61]-[.H61] + [.G61]; IF([.H61]-[.D61]&lt;0;[.H61] + [.G61] -[.I61];[.G61]+[.D61]-[.I61]))" office:value-type="float" office:value="-1">
            <text:p>-1</text:p>
          </table:table-cell>
          <table:table-cell table:number-columns-repeated="2" table:style-name="ce48"/>
          <table:table-cell table:style-name="ce63"/>
          <table:table-cell table:style-name="ce48" table:formula="of:=[.J61]+[.L61] +[.K61]+[.M61]" office:value-type="float" office:value="-1">
            <text:p>-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2]);DATE(YEAR([.E62]);12;31);NOW())" office:value-type="date" office:date-value="2019-02-11T10:13:06.78">
            <text:p>02/11/19</text:p>
          </table:table-cell>
          <table:table-cell table:style-name="ce52" table:formula="of:= IF(MONTH([.F62])=MONTH([.E62]) ; IF(NETWORKDAYS([.E62];[.E62]) &lt; NETWORKDAYS(DATE(YEAR([.E62]);MONTH([.E62]);1);EOMONTH([.E62];0)) / 2 ; 0 ; 1)  ;  IF( NETWORKDAYS([.E62];EOMONTH([.E62];0)) &lt; NETWORKDAYS(DATE(YEAR([.E62]);MONTH([.E62]);1);EOMONTH([.E62];0))/2  ; 0  ; 1) + IF(MONTH([.F62]) &gt; MONTH([.E62]) ; MONTH([.F62])-MONTH([.E62])-1 ; 0) + IF(NETWORKDAYS(DATE(YEAR([.F62]);MONTH([.F62]);1);[.F62]) &lt;  NETWORKDAYS(DATE(YEAR([.F62]);MONTH([.F62]);1);EOMONTH([.F62];0)) / 2 ; 0 ; 1))" office:value-type="float" office:value="1">
            <text:p>1</text:p>
          </table:table-cell>
          <table:table-cell table:style-name="ce55" table:formula="of:=SUMPRODUCT([Thong_Tin_Ngay_Nghi_201901.$B$3:.$B$70]=[.$B62];[Thong_Tin_Ngay_Nghi_201901.$C$3:.$C$70]) +  SUMPRODUCT([Thong_Tin_Ngay_Nghi_201902.$B$3:.$B$69]=[.$B62];[Thong_Tin_Ngay_Nghi_201902.$C$3:.$C$69]) + SUMPRODUCT([Thong_Tin_Ngay_Nghi_201903.$B$3:.$B$68]=[.$B62];[Thong_Tin_Ngay_Nghi_201903.$C$3:.$C$68])" office:value-type="float" office:value="1">
            <text:p>1</text:p>
          </table:table-cell>
          <table:table-cell table:style-name="ce60" table:formula="of:=SUMPRODUCT([Thong_Tin_Ngay_Nghi_201901.$B$3:.$B$70]=[.$B62];[Thong_Tin_Ngay_Nghi_201901.$C$3:.$C$70]) +SUMPRODUCT([Thong_Tin_Ngay_Nghi_201902.$B$3:.$B$69]=[.$B62];[Thong_Tin_Ngay_Nghi_201902.$C$3:.$C$69]) +SUMPRODUCT([Thong_Tin_Ngay_Nghi_201903.$B$3:.$B$68]=[.$B62];[Thong_Tin_Ngay_Nghi_201903.$C$3:.$C$68]) +SUMPRODUCT([Thong_Tin_Ngay_Nghi_201904.$B$3:.$B$69]=[.$B62];[Thong_Tin_Ngay_Nghi_201904.$C$3:.$C$69]) +SUMPRODUCT([Thong_Tin_Ngay_Nghi_201905.$B$3:.$B$69]=[.$B62];[Thong_Tin_Ngay_Nghi_201905.$C$3:.$C$69]) +SUMPRODUCT([Thong_Tin_Ngay_Nghi_201906.$B$3:.$B$69]=[.$B62];[Thong_Tin_Ngay_Nghi_201906.$C$3:.$C$69]) +SUMPRODUCT([Thong_Tin_Ngay_Nghi_201907.$B$3:.$B$69]=[.$B62];[Thong_Tin_Ngay_Nghi_201907.$C$3:.$C$69]) +SUMPRODUCT([Thong_Tin_Ngay_Nghi_201908.$B$3:.$B$69]=[.$B62];[Thong_Tin_Ngay_Nghi_201908.$C$3:.$C$69]) +SUMPRODUCT([Thong_Tin_Ngay_Nghi_201909.$B$3:.$B$69]=[.$B62];[Thong_Tin_Ngay_Nghi_201909.$C$3:.$C$69]) +SUMPRODUCT([Thong_Tin_Ngay_Nghi_201910.$B$3:.$B$69]=[.$B62];[Thong_Tin_Ngay_Nghi_201910.$C$3:.$C$69]) +SUMPRODUCT([Thong_Tin_Ngay_Nghi_201911.$B$3:.$B$69]=[.$B62];[Thong_Tin_Ngay_Nghi_201911.$C$3:.$C$69]) +SUMPRODUCT([Thong_Tin_Ngay_Nghi_201912.$B$3:.$B$69]=[.$B62];[Thong_Tin_Ngay_Nghi_201912.$C$3:.$C$69])" office:value-type="float" office:value="1">
            <text:p>1</text:p>
          </table:table-cell>
          <table:table-cell table:style-name="ce48" table:formula="of:=IF(DATE(YEAR([.F62]);MONTH([.F62]);DAY([.F62]))&lt;=DATE(YEAR([.F62]);3;31); [.D62]-[.H62] + [.G62]; IF([.H62]-[.D62]&lt;0;[.H62] + [.G62] -[.I62];[.G62]+[.D62]-[.I62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2]+[.L62] +[.K62]+[.M62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48" office:value-type="float" office:value="1">
            <text:p>1</text:p>
          </table:table-cell>
          <table:table-cell table:style-name="ce48" table:formula="of:=IF([.C63]&lt;0;0;[.C63])" office:value-type="float" office:value="1">
            <text:p>1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3]);DATE(YEAR([.E63]);12;31);NOW())" office:value-type="date" office:date-value="2019-02-11T10:13:06.78">
            <text:p>02/11/19</text:p>
          </table:table-cell>
          <table:table-cell table:style-name="ce52" table:formula="of:= IF(MONTH([.F63])=MONTH([.E63]) ; IF(NETWORKDAYS([.E63];[.E63]) &lt; NETWORKDAYS(DATE(YEAR([.E63]);MONTH([.E63]);1);EOMONTH([.E63];0)) / 2 ; 0 ; 1)  ;  IF( NETWORKDAYS([.E63];EOMONTH([.E63];0)) &lt; NETWORKDAYS(DATE(YEAR([.E63]);MONTH([.E63]);1);EOMONTH([.E63];0))/2  ; 0  ; 1) + IF(MONTH([.F63]) &gt; MONTH([.E63]) ; MONTH([.F63])-MONTH([.E63])-1 ; 0) + IF(NETWORKDAYS(DATE(YEAR([.F63]);MONTH([.F63]);1);[.F63]) &lt;  NETWORKDAYS(DATE(YEAR([.F63]);MONTH([.F63]);1);EOMONTH([.F63];0)) / 2 ; 0 ; 1))" office:value-type="float" office:value="1">
            <text:p>1</text:p>
          </table:table-cell>
          <table:table-cell table:style-name="ce55" table:formula="of:=SUMPRODUCT([Thong_Tin_Ngay_Nghi_201901.$B$3:.$B$70]=[.$B63];[Thong_Tin_Ngay_Nghi_201901.$C$3:.$C$70]) +  SUMPRODUCT([Thong_Tin_Ngay_Nghi_201902.$B$3:.$B$69]=[.$B63];[Thong_Tin_Ngay_Nghi_201902.$C$3:.$C$69]) + SUMPRODUCT([Thong_Tin_Ngay_Nghi_201903.$B$3:.$B$68]=[.$B63];[Thong_Tin_Ngay_Nghi_201903.$C$3:.$C$68])" office:value-type="float" office:value="3">
            <text:p>3</text:p>
          </table:table-cell>
          <table:table-cell table:style-name="ce60" table:formula="of:=SUMPRODUCT([Thong_Tin_Ngay_Nghi_201901.$B$3:.$B$70]=[.$B63];[Thong_Tin_Ngay_Nghi_201901.$C$3:.$C$70]) +SUMPRODUCT([Thong_Tin_Ngay_Nghi_201902.$B$3:.$B$69]=[.$B63];[Thong_Tin_Ngay_Nghi_201902.$C$3:.$C$69]) +SUMPRODUCT([Thong_Tin_Ngay_Nghi_201903.$B$3:.$B$68]=[.$B63];[Thong_Tin_Ngay_Nghi_201903.$C$3:.$C$68]) +SUMPRODUCT([Thong_Tin_Ngay_Nghi_201904.$B$3:.$B$69]=[.$B63];[Thong_Tin_Ngay_Nghi_201904.$C$3:.$C$69]) +SUMPRODUCT([Thong_Tin_Ngay_Nghi_201905.$B$3:.$B$69]=[.$B63];[Thong_Tin_Ngay_Nghi_201905.$C$3:.$C$69]) +SUMPRODUCT([Thong_Tin_Ngay_Nghi_201906.$B$3:.$B$69]=[.$B63];[Thong_Tin_Ngay_Nghi_201906.$C$3:.$C$69]) +SUMPRODUCT([Thong_Tin_Ngay_Nghi_201907.$B$3:.$B$69]=[.$B63];[Thong_Tin_Ngay_Nghi_201907.$C$3:.$C$69]) +SUMPRODUCT([Thong_Tin_Ngay_Nghi_201908.$B$3:.$B$69]=[.$B63];[Thong_Tin_Ngay_Nghi_201908.$C$3:.$C$69]) +SUMPRODUCT([Thong_Tin_Ngay_Nghi_201909.$B$3:.$B$69]=[.$B63];[Thong_Tin_Ngay_Nghi_201909.$C$3:.$C$69]) +SUMPRODUCT([Thong_Tin_Ngay_Nghi_201910.$B$3:.$B$69]=[.$B63];[Thong_Tin_Ngay_Nghi_201910.$C$3:.$C$69]) +SUMPRODUCT([Thong_Tin_Ngay_Nghi_201911.$B$3:.$B$69]=[.$B63];[Thong_Tin_Ngay_Nghi_201911.$C$3:.$C$69]) +SUMPRODUCT([Thong_Tin_Ngay_Nghi_201912.$B$3:.$B$69]=[.$B63];[Thong_Tin_Ngay_Nghi_201912.$C$3:.$C$69])" office:value-type="float" office:value="3">
            <text:p>3</text:p>
          </table:table-cell>
          <table:table-cell table:style-name="ce48" table:formula="of:=IF(DATE(YEAR([.F63]);MONTH([.F63]);DAY([.F63]))&lt;=DATE(YEAR([.F63]);3;31); [.D63]-[.H63] + [.G63]; IF([.H63]-[.D63]&lt;0;[.H63] + [.G63] -[.I63];[.G63]+[.D63]-[.I63]))" office:value-type="float" office:value="-1">
            <text:p>-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3]+[.L63] +[.K63]+[.M63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48" office:value-type="float" office:value="-28.5">
            <text:p>-28.5</text:p>
          </table:table-cell>
          <table:table-cell table:style-name="ce48" table:formula="of:=IF([.C64]&lt;0;0;[.C64])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4]);DATE(YEAR([.E64]);12;31);NOW())" office:value-type="date" office:date-value="2019-02-11T10:13:06.79">
            <text:p>02/11/19</text:p>
          </table:table-cell>
          <table:table-cell table:style-name="ce52" table:formula="of:= IF(MONTH([.F64])=MONTH([.E64]) ; IF(NETWORKDAYS([.E64];[.E64]) &lt; NETWORKDAYS(DATE(YEAR([.E64]);MONTH([.E64]);1);EOMONTH([.E64];0)) / 2 ; 0 ; 1)  ;  IF( NETWORKDAYS([.E64];EOMONTH([.E64];0)) &lt; NETWORKDAYS(DATE(YEAR([.E64]);MONTH([.E64]);1);EOMONTH([.E64];0))/2  ; 0  ; 1) + IF(MONTH([.F64]) &gt; MONTH([.E64]) ; MONTH([.F64])-MONTH([.E64])-1 ; 0) + IF(NETWORKDAYS(DATE(YEAR([.F64]);MONTH([.F64]);1);[.F64]) &lt;  NETWORKDAYS(DATE(YEAR([.F64]);MONTH([.F64]);1);EOMONTH([.F64];0)) / 2 ; 0 ; 1))" office:value-type="float" office:value="1">
            <text:p>1</text:p>
          </table:table-cell>
          <table:table-cell table:style-name="ce55" table:formula="of:=SUMPRODUCT([Thong_Tin_Ngay_Nghi_201901.$B$3:.$B$70]=[.$B64];[Thong_Tin_Ngay_Nghi_201901.$C$3:.$C$70]) +  SUMPRODUCT([Thong_Tin_Ngay_Nghi_201902.$B$3:.$B$69]=[.$B64];[Thong_Tin_Ngay_Nghi_201902.$C$3:.$C$69]) + SUMPRODUCT([Thong_Tin_Ngay_Nghi_201903.$B$3:.$B$68]=[.$B64];[Thong_Tin_Ngay_Nghi_201903.$C$3:.$C$68])" office:value-type="float" office:value="5.5">
            <text:p>5.5</text:p>
          </table:table-cell>
          <table:table-cell table:style-name="ce60" table:formula="of:=SUMPRODUCT([Thong_Tin_Ngay_Nghi_201901.$B$3:.$B$70]=[.$B64];[Thong_Tin_Ngay_Nghi_201901.$C$3:.$C$70]) +SUMPRODUCT([Thong_Tin_Ngay_Nghi_201902.$B$3:.$B$69]=[.$B64];[Thong_Tin_Ngay_Nghi_201902.$C$3:.$C$69]) +SUMPRODUCT([Thong_Tin_Ngay_Nghi_201903.$B$3:.$B$68]=[.$B64];[Thong_Tin_Ngay_Nghi_201903.$C$3:.$C$68]) +SUMPRODUCT([Thong_Tin_Ngay_Nghi_201904.$B$3:.$B$69]=[.$B64];[Thong_Tin_Ngay_Nghi_201904.$C$3:.$C$69]) +SUMPRODUCT([Thong_Tin_Ngay_Nghi_201905.$B$3:.$B$69]=[.$B64];[Thong_Tin_Ngay_Nghi_201905.$C$3:.$C$69]) +SUMPRODUCT([Thong_Tin_Ngay_Nghi_201906.$B$3:.$B$69]=[.$B64];[Thong_Tin_Ngay_Nghi_201906.$C$3:.$C$69]) +SUMPRODUCT([Thong_Tin_Ngay_Nghi_201907.$B$3:.$B$69]=[.$B64];[Thong_Tin_Ngay_Nghi_201907.$C$3:.$C$69]) +SUMPRODUCT([Thong_Tin_Ngay_Nghi_201908.$B$3:.$B$69]=[.$B64];[Thong_Tin_Ngay_Nghi_201908.$C$3:.$C$69]) +SUMPRODUCT([Thong_Tin_Ngay_Nghi_201909.$B$3:.$B$69]=[.$B64];[Thong_Tin_Ngay_Nghi_201909.$C$3:.$C$69]) +SUMPRODUCT([Thong_Tin_Ngay_Nghi_201910.$B$3:.$B$69]=[.$B64];[Thong_Tin_Ngay_Nghi_201910.$C$3:.$C$69]) +SUMPRODUCT([Thong_Tin_Ngay_Nghi_201911.$B$3:.$B$69]=[.$B64];[Thong_Tin_Ngay_Nghi_201911.$C$3:.$C$69]) +SUMPRODUCT([Thong_Tin_Ngay_Nghi_201912.$B$3:.$B$69]=[.$B64];[Thong_Tin_Ngay_Nghi_201912.$C$3:.$C$69])" office:value-type="float" office:value="5.5">
            <text:p>5.5</text:p>
          </table:table-cell>
          <table:table-cell table:style-name="ce48" table:formula="of:=IF(DATE(YEAR([.F64]);MONTH([.F64]);DAY([.F64]))&lt;=DATE(YEAR([.F64]);3;31); [.D64]-[.H64] + [.G64]; IF([.H64]-[.D64]&lt;0;[.H64] + [.G64] -[.I64];[.G64]+[.D64]-[.I64]))" office:value-type="float" office:value="-4.5">
            <text:p>-4.5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4]+[.L64] +[.K64]+[.M64]" office:value-type="float" office:value="-3.5">
            <text:p>-3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48" office:value-type="float" office:value="4">
            <text:p>4</text:p>
          </table:table-cell>
          <table:table-cell table:style-name="ce48" table:formula="of:=IF([.C65]&lt;0;0;[.C65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5]);DATE(YEAR([.E65]);12;31);NOW())" office:value-type="date" office:date-value="2019-02-11T10:13:06.79">
            <text:p>02/11/19</text:p>
          </table:table-cell>
          <table:table-cell table:style-name="ce52" table:formula="of:= IF(MONTH([.F65])=MONTH([.E65]) ; IF(NETWORKDAYS([.E65];[.E65]) &lt; NETWORKDAYS(DATE(YEAR([.E65]);MONTH([.E65]);1);EOMONTH([.E65];0)) / 2 ; 0 ; 1)  ;  IF( NETWORKDAYS([.E65];EOMONTH([.E65];0)) &lt; NETWORKDAYS(DATE(YEAR([.E65]);MONTH([.E65]);1);EOMONTH([.E65];0))/2  ; 0  ; 1) + IF(MONTH([.F65]) &gt; MONTH([.E65]) ; MONTH([.F65])-MONTH([.E65])-1 ; 0) + IF(NETWORKDAYS(DATE(YEAR([.F65]);MONTH([.F65]);1);[.F65]) &lt;  NETWORKDAYS(DATE(YEAR([.F65]);MONTH([.F65]);1);EOMONTH([.F65];0)) / 2 ; 0 ; 1))" office:value-type="float" office:value="1">
            <text:p>1</text:p>
          </table:table-cell>
          <table:table-cell table:style-name="ce55" table:formula="of:=SUMPRODUCT([Thong_Tin_Ngay_Nghi_201901.$B$3:.$B$70]=[.$B65];[Thong_Tin_Ngay_Nghi_201901.$C$3:.$C$70]) +  SUMPRODUCT([Thong_Tin_Ngay_Nghi_201902.$B$3:.$B$69]=[.$B65];[Thong_Tin_Ngay_Nghi_201902.$C$3:.$C$69]) + SUMPRODUCT([Thong_Tin_Ngay_Nghi_201903.$B$3:.$B$68]=[.$B65];[Thong_Tin_Ngay_Nghi_201903.$C$3:.$C$68])" office:value-type="float" office:value="3">
            <text:p>3</text:p>
          </table:table-cell>
          <table:table-cell table:style-name="ce60" table:formula="of:=SUMPRODUCT([Thong_Tin_Ngay_Nghi_201901.$B$3:.$B$70]=[.$B65];[Thong_Tin_Ngay_Nghi_201901.$C$3:.$C$70]) +SUMPRODUCT([Thong_Tin_Ngay_Nghi_201902.$B$3:.$B$69]=[.$B65];[Thong_Tin_Ngay_Nghi_201902.$C$3:.$C$69]) +SUMPRODUCT([Thong_Tin_Ngay_Nghi_201903.$B$3:.$B$68]=[.$B65];[Thong_Tin_Ngay_Nghi_201903.$C$3:.$C$68]) +SUMPRODUCT([Thong_Tin_Ngay_Nghi_201904.$B$3:.$B$69]=[.$B65];[Thong_Tin_Ngay_Nghi_201904.$C$3:.$C$69]) +SUMPRODUCT([Thong_Tin_Ngay_Nghi_201905.$B$3:.$B$69]=[.$B65];[Thong_Tin_Ngay_Nghi_201905.$C$3:.$C$69]) +SUMPRODUCT([Thong_Tin_Ngay_Nghi_201906.$B$3:.$B$69]=[.$B65];[Thong_Tin_Ngay_Nghi_201906.$C$3:.$C$69]) +SUMPRODUCT([Thong_Tin_Ngay_Nghi_201907.$B$3:.$B$69]=[.$B65];[Thong_Tin_Ngay_Nghi_201907.$C$3:.$C$69]) +SUMPRODUCT([Thong_Tin_Ngay_Nghi_201908.$B$3:.$B$69]=[.$B65];[Thong_Tin_Ngay_Nghi_201908.$C$3:.$C$69]) +SUMPRODUCT([Thong_Tin_Ngay_Nghi_201909.$B$3:.$B$69]=[.$B65];[Thong_Tin_Ngay_Nghi_201909.$C$3:.$C$69]) +SUMPRODUCT([Thong_Tin_Ngay_Nghi_201910.$B$3:.$B$69]=[.$B65];[Thong_Tin_Ngay_Nghi_201910.$C$3:.$C$69]) +SUMPRODUCT([Thong_Tin_Ngay_Nghi_201911.$B$3:.$B$69]=[.$B65];[Thong_Tin_Ngay_Nghi_201911.$C$3:.$C$69]) +SUMPRODUCT([Thong_Tin_Ngay_Nghi_201912.$B$3:.$B$69]=[.$B65];[Thong_Tin_Ngay_Nghi_201912.$C$3:.$C$69])" office:value-type="float" office:value="3">
            <text:p>3</text:p>
          </table:table-cell>
          <table:table-cell table:style-name="ce48" table:formula="of:=IF(DATE(YEAR([.F65]);MONTH([.F65]);DAY([.F65]))&lt;=DATE(YEAR([.F65]);3;31); [.D65]-[.H65] + [.G65]; IF([.H65]-[.D65]&lt;0;[.H65] + [.G65] -[.I65];[.G65]+[.D65]-[.I65]))" office:value-type="float" office:value="2">
            <text:p>2</text:p>
          </table:table-cell>
          <table:table-cell table:number-columns-repeated="2" table:style-name="ce48"/>
          <table:table-cell table:style-name="ce63"/>
          <table:table-cell table:style-name="ce48" table:formula="of:=[.J65]+[.L65] +[.K65]+[.M65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48" office:value-type="float" office:value="2.5">
            <text:p>2.5</text:p>
          </table:table-cell>
          <table:table-cell table:style-name="ce48" table:formula="of:=IF([.C66]&lt;0;0;[.C66])" office:value-type="float" office:value="2.5">
            <text:p>2.5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6]);DATE(YEAR([.E66]);12;31);NOW())" office:value-type="date" office:date-value="2019-02-11T10:13:06.79">
            <text:p>02/11/19</text:p>
          </table:table-cell>
          <table:table-cell table:style-name="ce52" table:formula="of:= IF(MONTH([.F66])=MONTH([.E66]) ; IF(NETWORKDAYS([.E66];[.E66]) &lt; NETWORKDAYS(DATE(YEAR([.E66]);MONTH([.E66]);1);EOMONTH([.E66];0)) / 2 ; 0 ; 1)  ;  IF( NETWORKDAYS([.E66];EOMONTH([.E66];0)) &lt; NETWORKDAYS(DATE(YEAR([.E66]);MONTH([.E66]);1);EOMONTH([.E66];0))/2  ; 0  ; 1) + IF(MONTH([.F66]) &gt; MONTH([.E66]) ; MONTH([.F66])-MONTH([.E66])-1 ; 0) + IF(NETWORKDAYS(DATE(YEAR([.F66]);MONTH([.F66]);1);[.F66]) &lt;  NETWORKDAYS(DATE(YEAR([.F66]);MONTH([.F66]);1);EOMONTH([.F66];0)) / 2 ; 0 ; 1))" office:value-type="float" office:value="1">
            <text:p>1</text:p>
          </table:table-cell>
          <table:table-cell table:style-name="ce55" table:formula="of:=SUMPRODUCT([Thong_Tin_Ngay_Nghi_201901.$B$3:.$B$70]=[.$B66];[Thong_Tin_Ngay_Nghi_201901.$C$3:.$C$70]) +  SUMPRODUCT([Thong_Tin_Ngay_Nghi_201902.$B$3:.$B$69]=[.$B66];[Thong_Tin_Ngay_Nghi_201902.$C$3:.$C$69]) + SUMPRODUCT([Thong_Tin_Ngay_Nghi_201903.$B$3:.$B$68]=[.$B66];[Thong_Tin_Ngay_Nghi_201903.$C$3:.$C$68])" office:value-type="float" office:value="3.5">
            <text:p>3.5</text:p>
          </table:table-cell>
          <table:table-cell table:style-name="ce60" table:formula="of:=SUMPRODUCT([Thong_Tin_Ngay_Nghi_201901.$B$3:.$B$70]=[.$B66];[Thong_Tin_Ngay_Nghi_201901.$C$3:.$C$70]) +SUMPRODUCT([Thong_Tin_Ngay_Nghi_201902.$B$3:.$B$69]=[.$B66];[Thong_Tin_Ngay_Nghi_201902.$C$3:.$C$69]) +SUMPRODUCT([Thong_Tin_Ngay_Nghi_201903.$B$3:.$B$68]=[.$B66];[Thong_Tin_Ngay_Nghi_201903.$C$3:.$C$68]) +SUMPRODUCT([Thong_Tin_Ngay_Nghi_201904.$B$3:.$B$69]=[.$B66];[Thong_Tin_Ngay_Nghi_201904.$C$3:.$C$69]) +SUMPRODUCT([Thong_Tin_Ngay_Nghi_201905.$B$3:.$B$69]=[.$B66];[Thong_Tin_Ngay_Nghi_201905.$C$3:.$C$69]) +SUMPRODUCT([Thong_Tin_Ngay_Nghi_201906.$B$3:.$B$69]=[.$B66];[Thong_Tin_Ngay_Nghi_201906.$C$3:.$C$69]) +SUMPRODUCT([Thong_Tin_Ngay_Nghi_201907.$B$3:.$B$69]=[.$B66];[Thong_Tin_Ngay_Nghi_201907.$C$3:.$C$69]) +SUMPRODUCT([Thong_Tin_Ngay_Nghi_201908.$B$3:.$B$69]=[.$B66];[Thong_Tin_Ngay_Nghi_201908.$C$3:.$C$69]) +SUMPRODUCT([Thong_Tin_Ngay_Nghi_201909.$B$3:.$B$69]=[.$B66];[Thong_Tin_Ngay_Nghi_201909.$C$3:.$C$69]) +SUMPRODUCT([Thong_Tin_Ngay_Nghi_201910.$B$3:.$B$69]=[.$B66];[Thong_Tin_Ngay_Nghi_201910.$C$3:.$C$69]) +SUMPRODUCT([Thong_Tin_Ngay_Nghi_201911.$B$3:.$B$69]=[.$B66];[Thong_Tin_Ngay_Nghi_201911.$C$3:.$C$69]) +SUMPRODUCT([Thong_Tin_Ngay_Nghi_201912.$B$3:.$B$69]=[.$B66];[Thong_Tin_Ngay_Nghi_201912.$C$3:.$C$69])" office:value-type="float" office:value="3.5">
            <text:p>3.5</text:p>
          </table:table-cell>
          <table:table-cell table:style-name="ce48" table:formula="of:=IF(DATE(YEAR([.F66]);MONTH([.F66]);DAY([.F66]))&lt;=DATE(YEAR([.F66]);3;31); [.D66]-[.H66] + [.G66]; IF([.H66]-[.D66]&lt;0;[.H66] + [.G66] -[.I66];[.G66]+[.D66]-[.I66]))" office:value-type="float" office:value="0">
            <text:p>0</text:p>
          </table:table-cell>
          <table:table-cell table:number-columns-repeated="2" table:style-name="ce48"/>
          <table:table-cell table:style-name="ce63"/>
          <table:table-cell table:style-name="ce48" table:formula="of:=[.J66]+[.L66] +[.K66]+[.M66]" office:value-type="float" office:value="0">
            <text:p>0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48" office:value-type="float" office:value="0">
            <text:p>0</text:p>
          </table:table-cell>
          <table:table-cell table:style-name="ce48" table:formula="of:=IF([.C67]&lt;0;0;[.C67])" office:value-type="float" office:value="0">
            <text:p>0</text:p>
          </table:table-cell>
          <table:table-cell table:style-name="ce50" office:value-type="date" office:date-value="2019-01-09">
            <text:p>01/09/19</text:p>
          </table:table-cell>
          <table:table-cell table:style-name="ce50" table:formula="of:=IF(YEAR(NOW())&gt;YEAR([.E67]);DATE(YEAR([.E67]);12;31);NOW())" office:value-type="date" office:date-value="2019-02-11T10:13:06.79">
            <text:p>02/11/19</text:p>
          </table:table-cell>
          <table:table-cell table:style-name="ce52" table:formula="of:= IF(MONTH([.F67])=MONTH([.E67]) ; IF(NETWORKDAYS([.E67];[.E67]) &lt; NETWORKDAYS(DATE(YEAR([.E67]);MONTH([.E67]);1);EOMONTH([.E67];0)) / 2 ; 0 ; 1)  ;  IF( NETWORKDAYS([.E67];EOMONTH([.E67];0)) &lt; NETWORKDAYS(DATE(YEAR([.E67]);MONTH([.E67]);1);EOMONTH([.E67];0))/2  ; 0  ; 1) + IF(MONTH([.F67]) &gt; MONTH([.E67]) ; MONTH([.F67])-MONTH([.E67])-1 ; 0) + IF(NETWORKDAYS(DATE(YEAR([.F67]);MONTH([.F67]);1);[.F67]) &lt;  NETWORKDAYS(DATE(YEAR([.F67]);MONTH([.F67]);1);EOMONTH([.F67];0)) / 2 ; 0 ; 1))" office:value-type="float" office:value="1">
            <text:p>1</text:p>
          </table:table-cell>
          <table:table-cell table:style-name="ce55" table:formula="of:=SUMPRODUCT([Thong_Tin_Ngay_Nghi_201901.$B$3:.$B$70]=[.$B67];[Thong_Tin_Ngay_Nghi_201901.$C$3:.$C$70]) +  SUMPRODUCT([Thong_Tin_Ngay_Nghi_201902.$B$3:.$B$69]=[.$B67];[Thong_Tin_Ngay_Nghi_201902.$C$3:.$C$69]) + SUMPRODUCT([Thong_Tin_Ngay_Nghi_201903.$B$3:.$B$68]=[.$B67];[Thong_Tin_Ngay_Nghi_201903.$C$3:.$C$68])" office:value-type="float" office:value="0">
            <text:p>0</text:p>
          </table:table-cell>
          <table:table-cell table:style-name="ce60" table:formula="of:=SUMPRODUCT([Thong_Tin_Ngay_Nghi_201901.$B$3:.$B$70]=[.$B67];[Thong_Tin_Ngay_Nghi_201901.$C$3:.$C$70]) +SUMPRODUCT([Thong_Tin_Ngay_Nghi_201902.$B$3:.$B$69]=[.$B67];[Thong_Tin_Ngay_Nghi_201902.$C$3:.$C$69]) +SUMPRODUCT([Thong_Tin_Ngay_Nghi_201903.$B$3:.$B$68]=[.$B67];[Thong_Tin_Ngay_Nghi_201903.$C$3:.$C$68]) +SUMPRODUCT([Thong_Tin_Ngay_Nghi_201904.$B$3:.$B$69]=[.$B67];[Thong_Tin_Ngay_Nghi_201904.$C$3:.$C$69]) +SUMPRODUCT([Thong_Tin_Ngay_Nghi_201905.$B$3:.$B$69]=[.$B67];[Thong_Tin_Ngay_Nghi_201905.$C$3:.$C$69]) +SUMPRODUCT([Thong_Tin_Ngay_Nghi_201906.$B$3:.$B$69]=[.$B67];[Thong_Tin_Ngay_Nghi_201906.$C$3:.$C$69]) +SUMPRODUCT([Thong_Tin_Ngay_Nghi_201907.$B$3:.$B$69]=[.$B67];[Thong_Tin_Ngay_Nghi_201907.$C$3:.$C$69]) +SUMPRODUCT([Thong_Tin_Ngay_Nghi_201908.$B$3:.$B$69]=[.$B67];[Thong_Tin_Ngay_Nghi_201908.$C$3:.$C$69]) +SUMPRODUCT([Thong_Tin_Ngay_Nghi_201909.$B$3:.$B$69]=[.$B67];[Thong_Tin_Ngay_Nghi_201909.$C$3:.$C$69]) +SUMPRODUCT([Thong_Tin_Ngay_Nghi_201910.$B$3:.$B$69]=[.$B67];[Thong_Tin_Ngay_Nghi_201910.$C$3:.$C$69]) +SUMPRODUCT([Thong_Tin_Ngay_Nghi_201911.$B$3:.$B$69]=[.$B67];[Thong_Tin_Ngay_Nghi_201911.$C$3:.$C$69]) +SUMPRODUCT([Thong_Tin_Ngay_Nghi_201912.$B$3:.$B$69]=[.$B67];[Thong_Tin_Ngay_Nghi_201912.$C$3:.$C$69])" office:value-type="float" office:value="0">
            <text:p>0</text:p>
          </table:table-cell>
          <table:table-cell table:style-name="ce48" table:formula="of:=IF(DATE(YEAR([.F67]);MONTH([.F67]);DAY([.F67]))&lt;=DATE(YEAR([.F67]);3;31); [.D67]-[.H67] + [.G67]; IF([.H67]-[.D67]&lt;0;[.H67] + [.G67] -[.I67];[.G67]+[.D67]-[.I67]))" office:value-type="float" office:value="1">
            <text:p>1</text:p>
          </table:table-cell>
          <table:table-cell table:number-columns-repeated="2" table:style-name="ce48"/>
          <table:table-cell table:style-name="ce63"/>
          <table:table-cell table:style-name="ce48" table:formula="of:=[.J67]+[.L67] +[.K67]+[.M67]" office:value-type="float" office:value="1">
            <text:p>1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48" office:value-type="float" office:value="-1">
            <text:p>-1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8]);DATE(YEAR([.E68]);12;31);NOW())" office:value-type="date" office:date-value="2019-02-11T10:13:06.79">
            <text:p>02/11/19</text:p>
          </table:table-cell>
          <table:table-cell table:style-name="ce52" table:formula="of:= IF(MONTH([.F68])=MONTH([.E68]) ; IF(NETWORKDAYS([.E68];[.E68]) &lt; NETWORKDAYS(DATE(YEAR([.E68]);MONTH([.E68]);1);EOMONTH([.E68];0)) / 2 ; 0 ; 1)  ;  IF( NETWORKDAYS([.E68];EOMONTH([.E68];0)) &lt; NETWORKDAYS(DATE(YEAR([.E68]);MONTH([.E68]);1);EOMONTH([.E68];0))/2  ; 0  ; 1) + IF(MONTH([.F68]) &gt; MONTH([.E68]) ; MONTH([.F68])-MONTH([.E68])-1 ; 0) + IF(NETWORKDAYS(DATE(YEAR([.F68]);MONTH([.F68]);1);[.F68]) &lt;  NETWORKDAYS(DATE(YEAR([.F68]);MONTH([.F68]);1);EOMONTH([.F68];0)) / 2 ; 0 ; 1))" office:value-type="float" office:value="1">
            <text:p>1</text:p>
          </table:table-cell>
          <table:table-cell table:style-name="ce55" table:formula="of:=SUMPRODUCT([Thong_Tin_Ngay_Nghi_201901.$B$3:.$B$70]=[.$B68];[Thong_Tin_Ngay_Nghi_201901.$C$3:.$C$70]) +  SUMPRODUCT([Thong_Tin_Ngay_Nghi_201902.$B$3:.$B$69]=[.$B68];[Thong_Tin_Ngay_Nghi_201902.$C$3:.$C$69]) + SUMPRODUCT([Thong_Tin_Ngay_Nghi_201903.$B$3:.$B$68]=[.$B68];[Thong_Tin_Ngay_Nghi_201903.$C$3:.$C$68])" office:value-type="float" office:value="5.5">
            <text:p>5.5</text:p>
          </table:table-cell>
          <table:table-cell table:style-name="ce60" table:formula="of:=SUMPRODUCT([Thong_Tin_Ngay_Nghi_201901.$B$3:.$B$70]=[.$B68];[Thong_Tin_Ngay_Nghi_201901.$C$3:.$C$70]) +SUMPRODUCT([Thong_Tin_Ngay_Nghi_201902.$B$3:.$B$69]=[.$B68];[Thong_Tin_Ngay_Nghi_201902.$C$3:.$C$69]) +SUMPRODUCT([Thong_Tin_Ngay_Nghi_201903.$B$3:.$B$68]=[.$B68];[Thong_Tin_Ngay_Nghi_201903.$C$3:.$C$68]) +SUMPRODUCT([Thong_Tin_Ngay_Nghi_201904.$B$3:.$B$69]=[.$B68];[Thong_Tin_Ngay_Nghi_201904.$C$3:.$C$69]) +SUMPRODUCT([Thong_Tin_Ngay_Nghi_201905.$B$3:.$B$69]=[.$B68];[Thong_Tin_Ngay_Nghi_201905.$C$3:.$C$69]) +SUMPRODUCT([Thong_Tin_Ngay_Nghi_201906.$B$3:.$B$69]=[.$B68];[Thong_Tin_Ngay_Nghi_201906.$C$3:.$C$69]) +SUMPRODUCT([Thong_Tin_Ngay_Nghi_201907.$B$3:.$B$69]=[.$B68];[Thong_Tin_Ngay_Nghi_201907.$C$3:.$C$69]) +SUMPRODUCT([Thong_Tin_Ngay_Nghi_201908.$B$3:.$B$69]=[.$B68];[Thong_Tin_Ngay_Nghi_201908.$C$3:.$C$69]) +SUMPRODUCT([Thong_Tin_Ngay_Nghi_201909.$B$3:.$B$69]=[.$B68];[Thong_Tin_Ngay_Nghi_201909.$C$3:.$C$69]) +SUMPRODUCT([Thong_Tin_Ngay_Nghi_201910.$B$3:.$B$69]=[.$B68];[Thong_Tin_Ngay_Nghi_201910.$C$3:.$C$69]) +SUMPRODUCT([Thong_Tin_Ngay_Nghi_201911.$B$3:.$B$69]=[.$B68];[Thong_Tin_Ngay_Nghi_201911.$C$3:.$C$69]) +SUMPRODUCT([Thong_Tin_Ngay_Nghi_201912.$B$3:.$B$69]=[.$B68];[Thong_Tin_Ngay_Nghi_201912.$C$3:.$C$69])" office:value-type="float" office:value="5.5">
            <text:p>5.5</text:p>
          </table:table-cell>
          <table:table-cell table:style-name="ce48" table:formula="of:=IF(DATE(YEAR([.F68]);MONTH([.F68]);DAY([.F68]))&lt;=DATE(YEAR([.F68]);3;31); [.D68]-[.H68] + [.G68]; IF([.H68]-[.D68]&lt;0;[.H68] + [.G68] -[.I68];[.G68]+[.D68]-[.I68]))" office:value-type="float" office:value="-4.5">
            <text:p>-4.5</text:p>
          </table:table-cell>
          <table:table-cell table:number-columns-repeated="2" table:style-name="ce48"/>
          <table:table-cell table:style-name="ce63"/>
          <table:table-cell table:style-name="ce48" table:formula="of:=[.J68]+[.L68] +[.K68]+[.M68]" office:value-type="float" office:value="-4.5">
            <text:p>-4.5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3">
            <text:p>63</text:p>
          </table:table-cell>
          <table:table-cell table:style-name="ce46" office:value-type="string">
            <text:p>VinhP</text:p>
          </table:table-cell>
          <table:table-cell table:style-name="ce48" office:value-type="float" office:value="4">
            <text:p>4</text:p>
          </table:table-cell>
          <table:table-cell table:style-name="ce48" table:formula="of:=IF([.C69]&lt;0;0;[.C69])" office:value-type="float" office:value="4">
            <text:p>4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69]);DATE(YEAR([.E69]);12;31);NOW())" office:value-type="date" office:date-value="2019-02-11T10:13:06.8">
            <text:p>02/11/19</text:p>
          </table:table-cell>
          <table:table-cell table:style-name="ce52" table:formula="of:= IF(MONTH([.F69])=MONTH([.E69]) ; IF(NETWORKDAYS([.E69];[.E69]) &lt; NETWORKDAYS(DATE(YEAR([.E69]);MONTH([.E69]);1);EOMONTH([.E69];0)) / 2 ; 0 ; 1)  ;  IF( NETWORKDAYS([.E69];EOMONTH([.E69];0)) &lt; NETWORKDAYS(DATE(YEAR([.E69]);MONTH([.E69]);1);EOMONTH([.E69];0))/2  ; 0  ; 1) + IF(MONTH([.F69]) &gt; MONTH([.E69]) ; MONTH([.F69])-MONTH([.E69])-1 ; 0) + IF(NETWORKDAYS(DATE(YEAR([.F69]);MONTH([.F69]);1);[.F69]) &lt;  NETWORKDAYS(DATE(YEAR([.F69]);MONTH([.F69]);1);EOMONTH([.F69];0)) / 2 ; 0 ; 1))" office:value-type="float" office:value="1">
            <text:p>1</text:p>
          </table:table-cell>
          <table:table-cell table:style-name="ce55" table:formula="of:=SUMPRODUCT([Thong_Tin_Ngay_Nghi_201901.$B$3:.$B$70]=[.$B69];[Thong_Tin_Ngay_Nghi_201901.$C$3:.$C$70]) +  SUMPRODUCT([Thong_Tin_Ngay_Nghi_201902.$B$3:.$B$69]=[.$B69];[Thong_Tin_Ngay_Nghi_201902.$C$3:.$C$69]) + SUMPRODUCT([Thong_Tin_Ngay_Nghi_201903.$B$3:.$B$68]=[.$B69];[Thong_Tin_Ngay_Nghi_201903.$C$3:.$C$68])" office:value-type="float" office:value="4">
            <text:p>4</text:p>
          </table:table-cell>
          <table:table-cell table:style-name="ce60" table:formula="of:=SUMPRODUCT([Thong_Tin_Ngay_Nghi_201901.$B$3:.$B$70]=[.$B69];[Thong_Tin_Ngay_Nghi_201901.$C$3:.$C$70]) +SUMPRODUCT([Thong_Tin_Ngay_Nghi_201902.$B$3:.$B$69]=[.$B69];[Thong_Tin_Ngay_Nghi_201902.$C$3:.$C$69]) +SUMPRODUCT([Thong_Tin_Ngay_Nghi_201903.$B$3:.$B$68]=[.$B69];[Thong_Tin_Ngay_Nghi_201903.$C$3:.$C$68]) +SUMPRODUCT([Thong_Tin_Ngay_Nghi_201904.$B$3:.$B$69]=[.$B69];[Thong_Tin_Ngay_Nghi_201904.$C$3:.$C$69]) +SUMPRODUCT([Thong_Tin_Ngay_Nghi_201905.$B$3:.$B$69]=[.$B69];[Thong_Tin_Ngay_Nghi_201905.$C$3:.$C$69]) +SUMPRODUCT([Thong_Tin_Ngay_Nghi_201906.$B$3:.$B$69]=[.$B69];[Thong_Tin_Ngay_Nghi_201906.$C$3:.$C$69]) +SUMPRODUCT([Thong_Tin_Ngay_Nghi_201907.$B$3:.$B$69]=[.$B69];[Thong_Tin_Ngay_Nghi_201907.$C$3:.$C$69]) +SUMPRODUCT([Thong_Tin_Ngay_Nghi_201908.$B$3:.$B$69]=[.$B69];[Thong_Tin_Ngay_Nghi_201908.$C$3:.$C$69]) +SUMPRODUCT([Thong_Tin_Ngay_Nghi_201909.$B$3:.$B$69]=[.$B69];[Thong_Tin_Ngay_Nghi_201909.$C$3:.$C$69]) +SUMPRODUCT([Thong_Tin_Ngay_Nghi_201910.$B$3:.$B$69]=[.$B69];[Thong_Tin_Ngay_Nghi_201910.$C$3:.$C$69]) +SUMPRODUCT([Thong_Tin_Ngay_Nghi_201911.$B$3:.$B$69]=[.$B69];[Thong_Tin_Ngay_Nghi_201911.$C$3:.$C$69]) +SUMPRODUCT([Thong_Tin_Ngay_Nghi_201912.$B$3:.$B$69]=[.$B69];[Thong_Tin_Ngay_Nghi_201912.$C$3:.$C$69])" office:value-type="float" office:value="4">
            <text:p>4</text:p>
          </table:table-cell>
          <table:table-cell table:style-name="ce48" table:formula="of:=IF(DATE(YEAR([.F69]);MONTH([.F69]);DAY([.F69]))&lt;=DATE(YEAR([.F69]);3;31); [.D69]-[.H69] + [.G69]; IF([.H69]-[.D69]&lt;0;[.H69] + [.G69] -[.I69];[.G69]+[.D69]-[.I69]))" office:value-type="float" office:value="1">
            <text:p>1</text:p>
          </table:table-cell>
          <table:table-cell table:number-columns-repeated="2" table:style-name="ce48"/>
          <table:table-cell table:style-name="ce63" office:value-type="float" office:value="1">
            <text:p>1</text:p>
          </table:table-cell>
          <table:table-cell table:style-name="ce48" table:formula="of:=[.J69]+[.L69] +[.K69]+[.M69]" office:value-type="float" office:value="2">
            <text:p>2</text:p>
          </table:table-cell>
          <table:table-cell table:style-name="ce66"/>
          <table:table-cell table:number-columns-repeated="1009"/>
        </table:table-row>
        <table:table-row table:style-name="ro9">
          <table:table-cell table:style-name="ce42" office:value-type="float" office:value="64">
            <text:p>64</text:p>
          </table:table-cell>
          <table:table-cell table:style-name="ce46" office:value-type="string">
            <text:p>ViTHT</text:p>
          </table:table-cell>
          <table:table-cell table:style-name="ce48" office:value-type="float" office:value="-3.5">
            <text:p>-3.5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9-01-01">
            <text:p>01/01/19</text:p>
          </table:table-cell>
          <table:table-cell table:style-name="ce50" table:formula="of:=IF(YEAR(NOW())&gt;YEAR([.E70]);DATE(YEAR([.E70]);12;31);NOW())" office:value-type="date" office:date-value="2019-02-11T10:13:06.8">
            <text:p>02/11/19</text:p>
          </table:table-cell>
          <table:table-cell table:style-name="ce52" table:formula="of:= IF(MONTH([.F70])=MONTH([.E70]) ; IF(NETWORKDAYS([.E70];[.E70]) &lt; NETWORKDAYS(DATE(YEAR([.E70]);MONTH([.E70]);1);EOMONTH([.E70];0)) / 2 ; 0 ; 1)  ;  IF( NETWORKDAYS([.E70];EOMONTH([.E70];0)) &lt; NETWORKDAYS(DATE(YEAR([.E70]);MONTH([.E70]);1);EOMONTH([.E70];0))/2  ; 0  ; 1) + IF(MONTH([.F70]) &gt; MONTH([.E70]) ; MONTH([.F70])-MONTH([.E70])-1 ; 0) + IF(NETWORKDAYS(DATE(YEAR([.F70]);MONTH([.F70]);1);[.F70]) &lt;  NETWORKDAYS(DATE(YEAR([.F70]);MONTH([.F70]);1);EOMONTH([.F70];0)) / 2 ; 0 ; 1))" office:value-type="float" office:value="1">
            <text:p>1</text:p>
          </table:table-cell>
          <table:table-cell table:style-name="ce55" table:formula="of:=SUMPRODUCT([Thong_Tin_Ngay_Nghi_201901.$B$3:.$B$70]=[.$B70];[Thong_Tin_Ngay_Nghi_201901.$C$3:.$C$70]) +  SUMPRODUCT([Thong_Tin_Ngay_Nghi_201902.$B$3:.$B$69]=[.$B70];[Thong_Tin_Ngay_Nghi_201902.$C$3:.$C$69]) + SUMPRODUCT([Thong_Tin_Ngay_Nghi_201903.$B$3:.$B$68]=[.$B70];[Thong_Tin_Ngay_Nghi_201903.$C$3:.$C$68])" office:value-type="float" office:value="3">
            <text:p>3</text:p>
          </table:table-cell>
          <table:table-cell table:style-name="ce60" table:formula="of:=SUMPRODUCT([Thong_Tin_Ngay_Nghi_201901.$B$3:.$B$70]=[.$B70];[Thong_Tin_Ngay_Nghi_201901.$C$3:.$C$70]) +SUMPRODUCT([Thong_Tin_Ngay_Nghi_201902.$B$3:.$B$69]=[.$B70];[Thong_Tin_Ngay_Nghi_201902.$C$3:.$C$69]) +SUMPRODUCT([Thong_Tin_Ngay_Nghi_201903.$B$3:.$B$68]=[.$B70];[Thong_Tin_Ngay_Nghi_201903.$C$3:.$C$68]) +SUMPRODUCT([Thong_Tin_Ngay_Nghi_201904.$B$3:.$B$69]=[.$B70];[Thong_Tin_Ngay_Nghi_201904.$C$3:.$C$69]) +SUMPRODUCT([Thong_Tin_Ngay_Nghi_201905.$B$3:.$B$69]=[.$B70];[Thong_Tin_Ngay_Nghi_201905.$C$3:.$C$69]) +SUMPRODUCT([Thong_Tin_Ngay_Nghi_201906.$B$3:.$B$69]=[.$B70];[Thong_Tin_Ngay_Nghi_201906.$C$3:.$C$69]) +SUMPRODUCT([Thong_Tin_Ngay_Nghi_201907.$B$3:.$B$69]=[.$B70];[Thong_Tin_Ngay_Nghi_201907.$C$3:.$C$69]) +SUMPRODUCT([Thong_Tin_Ngay_Nghi_201908.$B$3:.$B$69]=[.$B70];[Thong_Tin_Ngay_Nghi_201908.$C$3:.$C$69]) +SUMPRODUCT([Thong_Tin_Ngay_Nghi_201909.$B$3:.$B$69]=[.$B70];[Thong_Tin_Ngay_Nghi_201909.$C$3:.$C$69]) +SUMPRODUCT([Thong_Tin_Ngay_Nghi_201910.$B$3:.$B$69]=[.$B70];[Thong_Tin_Ngay_Nghi_201910.$C$3:.$C$69]) +SUMPRODUCT([Thong_Tin_Ngay_Nghi_201911.$B$3:.$B$69]=[.$B70];[Thong_Tin_Ngay_Nghi_201911.$C$3:.$C$69]) +SUMPRODUCT([Thong_Tin_Ngay_Nghi_201912.$B$3:.$B$69]=[.$B70];[Thong_Tin_Ngay_Nghi_201912.$C$3:.$C$69])" office:value-type="float" office:value="3">
            <text:p>3</text:p>
          </table:table-cell>
          <table:table-cell table:style-name="ce48" table:formula="of:=IF(DATE(YEAR([.F70]);MONTH([.F70]);DAY([.F70]))&lt;=DATE(YEAR([.F70]);3;31); [.D70]-[.H70] + [.G70]; IF([.H70]-[.D70]&lt;0;[.H70] + [.G70] -[.I70];[.G70]+[.D70]-[.I70]))" office:value-type="float" office:value="-2">
            <text:p>-2</text:p>
          </table:table-cell>
          <table:table-cell table:number-columns-repeated="2" table:style-name="ce48"/>
          <table:table-cell table:style-name="ce63"/>
          <table:table-cell table:style-name="ce48" table:formula="of:=[.J70]+[.L70] +[.K70]+[.M70]" office:value-type="float" office:value="-2">
            <text:p>-2</text:p>
          </table:table-cell>
          <table:table-cell table:style-name="ce66"/>
          <table:table-cell table:number-columns-repeated="100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1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86"/>
        <table:table-column table:style-name="co29" table:number-columns-repeated="7" table:default-cell-style-name="ce86"/>
        <table:table-column table:style-name="co28" table:number-columns-repeated="16" table:default-cell-style-name="ce86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80" table:number-columns-repeated="8"/>
          <table:table-cell table:style-name="ce87" office:value-type="string" table:number-columns-spanned="2" table:number-rows-spanned="1">
            <text:p>Month</text:p>
          </table:table-cell>
          <table:covered-table-cell table:style-name="ce88"/>
          <table:table-cell table:style-name="ce89" table:content-validation-name="val1" office:value-type="float" office:value="1" table:number-columns-spanned="2" table:number-rows-spanned="1">
            <text:p>1</text:p>
          </table:table-cell>
          <table:covered-table-cell table:style-name="ce88"/>
          <table:table-cell table:style-name="ce87" office:value-type="string" table:number-columns-spanned="2" table:number-rows-spanned="1">
            <text:p>Year</text:p>
          </table:table-cell>
          <table:covered-table-cell table:style-name="ce88"/>
          <table:table-cell table:style-name="ce87" office:value-type="float" office:value="2019" table:number-columns-spanned="2" table:number-rows-spanned="1">
            <text:p>2019</text:p>
          </table:table-cell>
          <table:covered-table-cell table:style-name="ce91"/>
          <table:table-cell table:style-name="ce80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81" table:formula="of:=DATE([.$R$1];[.N1];1)" office:value-type="date" office:date-value="2019-01-01">
            <text:p>01</text:p>
          </table:table-cell>
          <table:table-cell table:style-name="ce81" table:formula="of:=[.D2]+1" office:value-type="date" office:date-value="2019-01-02">
            <text:p>02</text:p>
          </table:table-cell>
          <table:table-cell table:style-name="ce81" table:formula="of:=[.E2]+1" office:value-type="date" office:date-value="2019-01-03">
            <text:p>03</text:p>
          </table:table-cell>
          <table:table-cell table:style-name="ce81" table:formula="of:=[.F2]+1" office:value-type="date" office:date-value="2019-01-04">
            <text:p>04</text:p>
          </table:table-cell>
          <table:table-cell table:style-name="ce81" table:formula="of:=[.G2]+1" office:value-type="date" office:date-value="2019-01-05">
            <text:p>05</text:p>
          </table:table-cell>
          <table:table-cell table:style-name="ce81" table:formula="of:=[.H2]+1" office:value-type="date" office:date-value="2019-01-06">
            <text:p>06</text:p>
          </table:table-cell>
          <table:table-cell table:style-name="ce81" table:formula="of:=[.I2]+1" office:value-type="date" office:date-value="2019-01-07">
            <text:p>07</text:p>
          </table:table-cell>
          <table:table-cell table:style-name="ce81" table:formula="of:=[.J2]+1" office:value-type="date" office:date-value="2019-01-08">
            <text:p>08</text:p>
          </table:table-cell>
          <table:table-cell table:style-name="ce81" table:formula="of:=[.K2]+1" office:value-type="date" office:date-value="2019-01-09">
            <text:p>09</text:p>
          </table:table-cell>
          <table:table-cell table:style-name="ce81" table:formula="of:=[.L2]+1" office:value-type="date" office:date-value="2019-01-10">
            <text:p>10</text:p>
          </table:table-cell>
          <table:table-cell table:style-name="ce81" table:formula="of:=[.M2]+1" office:value-type="date" office:date-value="2019-01-11">
            <text:p>11</text:p>
          </table:table-cell>
          <table:table-cell table:style-name="ce81" table:formula="of:=[.N2]+1" office:value-type="date" office:date-value="2019-01-12">
            <text:p>12</text:p>
          </table:table-cell>
          <table:table-cell table:style-name="ce81" table:formula="of:=[.O2]+1" office:value-type="date" office:date-value="2019-01-13">
            <text:p>13</text:p>
          </table:table-cell>
          <table:table-cell table:style-name="ce81" table:formula="of:=[.P2]+1" office:value-type="date" office:date-value="2019-01-14">
            <text:p>14</text:p>
          </table:table-cell>
          <table:table-cell table:style-name="ce81" table:formula="of:=[.Q2]+1" office:value-type="date" office:date-value="2019-01-15">
            <text:p>15</text:p>
          </table:table-cell>
          <table:table-cell table:style-name="ce81" table:formula="of:=[.R2]+1" office:value-type="date" office:date-value="2019-01-16">
            <text:p>16</text:p>
          </table:table-cell>
          <table:table-cell table:style-name="ce81" table:formula="of:=[.S2]+1" office:value-type="date" office:date-value="2019-01-17">
            <text:p>17</text:p>
          </table:table-cell>
          <table:table-cell table:style-name="ce81" table:formula="of:=[.T2]+1" office:value-type="date" office:date-value="2019-01-18">
            <text:p>18</text:p>
          </table:table-cell>
          <table:table-cell table:style-name="ce81" table:formula="of:=[.U2]+1" office:value-type="date" office:date-value="2019-01-19">
            <text:p>19</text:p>
          </table:table-cell>
          <table:table-cell table:style-name="ce81" table:formula="of:=[.V2]+1" office:value-type="date" office:date-value="2019-01-20">
            <text:p>20</text:p>
          </table:table-cell>
          <table:table-cell table:style-name="ce81" table:formula="of:=[.W2]+1" office:value-type="date" office:date-value="2019-01-21">
            <text:p>21</text:p>
          </table:table-cell>
          <table:table-cell table:style-name="ce81" table:formula="of:=[.X2]+1" office:value-type="date" office:date-value="2019-01-22">
            <text:p>22</text:p>
          </table:table-cell>
          <table:table-cell table:style-name="ce81" table:formula="of:=[.Y2]+1" office:value-type="date" office:date-value="2019-01-23">
            <text:p>23</text:p>
          </table:table-cell>
          <table:table-cell table:style-name="ce81" table:formula="of:=[.Z2]+1" office:value-type="date" office:date-value="2019-01-24">
            <text:p>24</text:p>
          </table:table-cell>
          <table:table-cell table:style-name="ce81" table:formula="of:=[.AA2]+1" office:value-type="date" office:date-value="2019-01-25">
            <text:p>25</text:p>
          </table:table-cell>
          <table:table-cell table:style-name="ce81" table:formula="of:=[.AB2]+1" office:value-type="date" office:date-value="2019-01-26">
            <text:p>26</text:p>
          </table:table-cell>
          <table:table-cell table:style-name="ce81" table:formula="of:=[.AC2]+1" office:value-type="date" office:date-value="2019-01-27">
            <text:p>27</text:p>
          </table:table-cell>
          <table:table-cell table:style-name="ce81" table:formula="of:=[.AD2]+1" office:value-type="date" office:date-value="2019-01-28">
            <text:p>28</text:p>
          </table:table-cell>
          <table:table-cell table:style-name="ce81" table:formula="of:=[.AE2]+1" office:value-type="date" office:date-value="2019-01-29">
            <text:p>29</text:p>
          </table:table-cell>
          <table:table-cell table:style-name="ce81" table:formula="of:=[.AF2]+1" office:value-type="date" office:date-value="2019-01-30">
            <text:p>30</text:p>
          </table:table-cell>
          <table:table-cell table:style-name="ce81" table:formula="of:=[.AG2]+1" office:value-type="date" office:date-value="2019-01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82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78" table:formula="of:=SUM([.D4:.AH4])" office:value-type="float" office:value="3">
            <text:p>3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0.1295in" draw:caption-point-x="-0.2402in" draw:caption-point-y="0.5882in">
              <dc:date>2019-01-02T00:00:00</dc:date>
              <text:p text:style-name="P4"><text:span text:style-name="T4">Thi cuối kỳ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0.1311in" draw:caption-point-x="-0.2402in" draw:caption-point-y="0.5866in">
              <dc:date>2019-01-04T00:00:00</dc:date>
              <text:p text:style-name="P4"><text:span text:style-name="T4">Ngủ dậy muộn, 8h40 đến cty</text:span></text:p>
              <text:p text:style-name="P4"><text:span text:style-name="T4">Thi cuối kỳ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1315in" draw:caption-point-x="-0.2402in" draw:caption-point-y="0.5862in">
              <dc:date>2019-01-07T00:00:00</dc:date>
              <text:p text:style-name="P4"><text:span text:style-name="T4">Ngủ quên, xđt, 9h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0.1185in" draw:caption-point-x="-0.2402in" draw:caption-point-y="0.5992in">
              <dc:date>2019-01-11T00:00:00</dc:date>
              <text:p text:style-name="P4"><text:span text:style-name="T4">Bận việc cá nhân, xđt, 9h1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0.1335in" draw:caption-point-x="-0.2402in" draw:caption-point-y="0.5843in">
              <dc:date>2019-01-14T00:00:00</dc:date>
              <text:p text:style-name="P4"><text:span text:style-name="T4">Thi học kỳ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0.1339in" draw:caption-point-x="-0.2402in" draw:caption-point-y="0.5839in">
              <dc:date>2019-01-15T00:00:00</dc:date>
              <text:p text:style-name="P4"><text:span text:style-name="T4">Ngủ quên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0.1201in" draw:caption-point-x="-0.2402in" draw:caption-point-y="0.5976in">
              <dc:date>2019-01-17T00:00:00</dc:date>
              <text:p text:style-name="P4"><text:span text:style-name="T4">Bận việc cá nhân, xđt, 0h0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0.1205in" draw:caption-point-x="-0.2402in" draw:caption-point-y="0.5972in">
              <dc:date>2019-01-18T00:00:00</dc:date>
              <text:p text:style-name="P4"><text:span text:style-name="T4">Ngủ quên, 8h4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0.1803in" draw:caption-point-x="-0.2402in" draw:caption-point-y="0.5374in">
              <dc:date>2019-01-21T00:00:00</dc:date>
              <text:p text:style-name="P4"><text:span text:style-name="T4">Ngủ quên, 8h5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3.3756in" svg:y="0.122in" draw:caption-point-x="-0.2402in" draw:caption-point-y="0.5957in">
              <dc:date>2019-01-24T00:00:00</dc:date>
              <text:p text:style-name="P4"><text:span text:style-name="T4">Ngủ quên, 10h07 đến cty → tì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6815in" svg:y="1.0689in" draw:caption-point-x="-0.8063in" draw:caption-point-y="-0.3512in">
              <dc:creator>TL</dc:creator>
              <dc:date>2019-01-30T00:00:00</dc:date>
              <text:p text:style-name="P4"><text:span text:style-name="T4">Xin về <text:s/>sớm 4h chuẩn bị về quê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0.1803in" draw:caption-point-x="-0.2402in" draw:caption-point-y="0.537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78" table:formula="of:=SUM([.D6:.AH6])" office:value-type="float" office:value="2.5">
            <text:p>2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0.5969in" draw:caption-point-x="-0.2402in" draw:caption-point-y="0.587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0.5972in" draw:caption-point-x="-0.2402in" draw:caption-point-y="0.5866in">
              <dc:date>2019-01-07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0.5976in" draw:caption-point-x="-0.2402in" draw:caption-point-y="0.5862in">
              <dc:date>2019-01-08T00:00:00</dc:date>
              <text:p text:style-name="P4"><text:span text:style-name="T4">Không khỏe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2.4622in" svg:y="0.5874in" draw:caption-point-x="-0.2402in" draw:caption-point-y="0.5965in">
              <dc:date>2019-01-22T00:00:00</dc:date>
              <text:p text:style-name="P4"><text:span text:style-name="T4">Bận việc ở quê, 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2" draw:text-style-name="P4" svg:width="1.1413in" svg:height="0.5457in" svg:x="15.202in" svg:y="0.5874in" draw:caption-point-x="-0.2402in" draw:caption-point-y="0.5965in">
              <dc:date>2019-01-28T00:00:00</dc:date>
              <text:p text:style-name="P4"><text:span text:style-name="T4">Đau đầu, xđt, 10h51 đến cty → tính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572in" svg:y="0.5882in" draw:caption-point-x="-0.2402in" draw:caption-point-y="0.5957in">
              <dc:creator>TL</dc:creator>
              <dc:date>2019-01-31T00:00:00</dc:date>
              <text:p text:style-name="P4"><text:span text:style-name="T4">Xin ra ngoài có việc, 10h15 - 11h09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78" table:formula="of:=SUM([.D7:.AH7])" office:value-type="float" office:value="7">
            <text:p>7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4.0157in" svg:y="0.8307in" draw:caption-point-x="-0.2402in" draw:caption-point-y="0.5866in">
              <dc:date>2019-01-04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0.8319in" draw:caption-point-x="-0.2402in" draw:caption-point-y="0.5854in">
              <dc:date>2019-01-09T00:00:00</dc:date>
              <text:p text:style-name="P4"><text:span text:style-name="T4">Đau đầu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0.8323in" draw:caption-point-x="-0.2402in" draw:caption-point-y="0.585in">
              <dc:date>2019-01-10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0.8327in" draw:caption-point-x="-0.2402in" draw:caption-point-y="0.5846in">
              <dc:date>2019-01-11T00:00:00</dc:date>
              <text:p text:style-name="P4"><text:span text:style-name="T4">Bị sốt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0.822in" draw:caption-point-x="-0.2402in" draw:caption-point-y="0.5953in">
              <dc:date>2019-01-25T00:00:00</dc:date>
              <text:p text:style-name="P4"><text:span text:style-name="T4">Bận việc, 9h0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5.202in" svg:y="0.8213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5.6587in" svg:y="0.8213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1154in" svg:y="0.8213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0.8213in" draw:caption-point-x="-0.2402in" draw:caption-point-y="0.5961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054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.298in" draw:caption-point-x="-0.2402in" draw:caption-point-y="0.5854in">
              <dc:date>2019-01-09T00:00:00</dc:date>
              <text:p text:style-name="P4"><text:span text:style-name="T4">Ngủ quên, xđt, 9h1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.2984in" draw:caption-point-x="-0.2402in" draw:caption-point-y="0.585in">
              <dc:date>2019-01-10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.2996in" draw:caption-point-x="-0.2402in" draw:caption-point-y="0.5839in">
              <dc:date>2019-01-15T00:00:00</dc:date>
              <text:p text:style-name="P4"><text:span text:style-name="T4">Hư xe, xđt, 9h1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.2854in" draw:caption-point-x="-0.2402in" draw:caption-point-y="0.598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.2878in" draw:caption-point-x="-0.2402in" draw:caption-point-y="0.5957in">
              <dc:date>2019-01-24T00:00:00</dc:date>
              <text:p text:style-name="P4"><text:span text:style-name="T4">Ghé ngân hàng, xđt, 9h2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78" table:formula="of:=SUM([.D10:.AH10])" office:value-type="float" office:value="4">
            <text:p>4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.5283in" draw:caption-point-x="-0.2402in" draw:caption-point-y="0.5882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520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520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520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520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78" table:formula="of:=SUM([.D11:.AH11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1.753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1.753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.753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.753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78" table:formula="of:=SUM([.D12:.AH12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.9965in" draw:caption-point-x="-0.2402in" draw:caption-point-y="0.5866in">
              <dc:date>2019-01-0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1.9854in" draw:caption-point-x="-0.2402in" draw:caption-point-y="0.5976in">
              <dc:date>2019-01-17T00:00:00</dc:date>
              <text:p text:style-name="P4"><text:span text:style-name="T4">Ngủ quê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1.9858in" draw:caption-point-x="-0.2402in" draw:caption-point-y="0.5972in">
              <dc:date>2019-01-18T00:00:00</dc:date>
              <text:p text:style-name="P4"><text:span text:style-name="T4">Bị bệnh, 89h35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9189in" svg:y="1.9874in" draw:caption-point-x="-0.2402in" draw:caption-point-y="0.5957in">
              <dc:date>2019-01-24T00:00:00</dc:date>
              <text:p text:style-name="P4"><text:span text:style-name="T4">Bận việc gia đình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1.9874in" draw:caption-point-x="-0.2402in" draw:caption-point-y="0.5957in">
              <dc:date>2019-01-24T00:00:00</dc:date>
              <text:p text:style-name="P4"><text:span text:style-name="T4">Bận việc, xđt, 8h4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.9878in" draw:caption-point-x="-0.2402in" draw:caption-point-y="0.5953in">
              <dc:date>2019-01-25T00:00:00</dc:date>
              <text:p text:style-name="P4"><text:span text:style-name="T4">Ngủ quên, 8h4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.987in" draw:caption-point-x="-0.2402in" draw:caption-point-y="0.5961in">
              <dc:date>2019-01-29T00:00:00</dc:date>
              <text:p text:style-name="P4"><text:span text:style-name="T4">Ngủ quên, xđt, 9h4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6.1154in" svg:y="1.9874in" draw:caption-point-x="-0.2402in" draw:caption-point-y="0.5957in">
              <dc:creator>TL</dc:creator>
              <dc:date>2019-01-30T00:00:00</dc:date>
              <text:p text:style-name="P4"><text:span text:style-name="T4">Bà ngoại bận, phải giữ em bé, 8h55 đến cty</text:span></text:p>
            </office:annotation>
            <text:p>0</text:p>
          </table:table-cell>
          <table:table-cell table:style-name="ce92" office:value-type="float" office:value="0">
            <office:annotation draw:style-name="gr7" draw:text-style-name="P4" svg:width="1.1413in" svg:height="1.1677in" svg:x="16.572in" svg:y="1.9874in" draw:caption-point-x="-0.2402in" draw:caption-point-y="0.5957in">
              <dc:creator>TL</dc:creator>
              <dc:date>2019-01-31T00:00:00</dc:date>
              <text:p text:style-name="P4"><text:span text:style-name="T4">đưa con đi chích ngừa, 9h40 vô cty</text:span></text:p>
              <text:p text:style-name="P4"><text:span text:style-name="T4"/></text:p>
              <text:p text:style-name="P4"><text:span text:style-name="T4">Trưa có việc xin vào trễ, 1h45 vô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78" table:formula="of:=SUM([.D13:.AH13])" office:value-type="float" office:value="0.5">
            <text:p>0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2.228in" draw:caption-point-x="-0.2402in" draw:caption-point-y="0.5882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2.2169in" draw:caption-point-x="-0.2402in" draw:caption-point-y="0.5992in">
              <dc:date>2019-01-11T00:00:00</dc:date>
              <text:p text:style-name="P4"><text:span text:style-name="T4">Dậy muộn, 8h3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0.1791in" svg:y="2.2185in" draw:caption-point-x="-0.2402in" draw:caption-point-y="0.5976in">
              <dc:date>2019-01-17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78" table:formula="of:=SUM([.D14:.AH14])" office:value-type="float" office:value="1.5">
            <text:p>1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2.4642in" draw:caption-point-x="-0.2402in" draw:caption-point-y="0.585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2.4642in" draw:caption-point-x="-0.2402in" draw:caption-point-y="0.585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2.4528in" draw:caption-point-x="-0.2402in" draw:caption-point-y="0.5965in">
              <dc:date>2019-01-22T00:00:00</dc:date>
              <text:p text:style-name="P4"><text:span text:style-name="T4">Làm thẻ ngân hàng, xđt, 9h0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78" table:formula="of:=SUM([.D15:.AH15])" office:value-type="float" office:value="3">
            <text:p>3</text:p>
          </table:table-cell>
          <table:table-cell table:style-name="ce83"/>
          <table:table-cell table:style-name="ce83" office:value-type="float" office:value="1">
            <office:annotation draw:style-name="gr6" draw:text-style-name="P4" svg:width="1.1413in" svg:height="0.2634in" svg:x="3.1024in" svg:y="2.6941in" draw:caption-point-x="-0.2402in" draw:caption-point-y="0.5882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3.5591in" svg:y="2.6941in" draw:caption-point-x="-0.2402in" draw:caption-point-y="0.5882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4.0157in" svg:y="2.6941in" draw:caption-point-x="-0.2402in" draw:caption-point-y="0.5882in">
              <dc:date>2019-01-02T00:00:00</dc:date>
              <text:p text:style-name="P4"><text:span text:style-name="T4">Cắt amidan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2.6961in" draw:caption-point-x="-0.2402in" draw:caption-point-y="0.5862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2.6843in" draw:caption-point-x="-0.2402in" draw:caption-point-y="0.598in">
              <dc:date>2019-01-16T00:00:00</dc:date>
              <text:p text:style-name="P4"><text:span text:style-name="T4">Ghé ngân hàng, xđt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2.6839in" draw:caption-point-x="-0.2402in" draw:caption-point-y="0.5984in">
              <dc:date>2019-01-21T00:00:00</dc:date>
              <text:p text:style-name="P4"><text:span text:style-name="T4">Ngủ quên, xin đi trễ, 9h2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2.6858in" draw:caption-point-x="-0.2402in" draw:caption-point-y="0.5965in">
              <dc:date>2019-01-22T00:00:00</dc:date>
              <text:p text:style-name="P4"><text:span text:style-name="T4">Ngủ quên, 8h5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2.6866in" draw:caption-point-x="-0.2402in" draw:caption-point-y="0.5957in">
              <dc:date>2019-01-24T00:00:00</dc:date>
              <text:p text:style-name="P4"><text:span text:style-name="T4">Ghé ngân hàng, xđt, 8h4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2.6866in" draw:caption-point-x="-0.2402in" draw:caption-point-y="0.5957in">
              <dc:creator>TL</dc:creator>
              <dc:date>2019-01-31T00:00:00</dc:date>
              <text:p text:style-name="P4"><text:span text:style-name="T4">mệt, ngủ quên, xin vô trễ, 8h56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78" table:formula="of:=SUM([.D16:.AH16])" office:value-type="float" office:value="5">
            <text:p>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2.9307in" draw:caption-point-x="-0.2402in" draw:caption-point-y="0.585in">
              <dc:date>2019-01-10T00:00:00</dc:date>
              <text:p text:style-name="P4"><text:span text:style-name="T4">Kẹt xe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8.7768in" svg:y="2.9315in" draw:caption-point-x="-0.2402in" draw:caption-point-y="0.5843in">
              <dc:date>2019-01-14T00:00:00</dc:date>
              <text:p text:style-name="P4"><text:span text:style-name="T4">Té xe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2.919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2.919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2.919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2.9197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78" table:formula="of:=SUM([.D17:.AH17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3.5591in" svg:y="3.1614in" draw:caption-point-x="-0.2402in" draw:caption-point-y="0.5874in">
              <dc:date>2019-01-04T00:00:00</dc:date>
              <text:p text:style-name="P4"><text:span text:style-name="T4">Xe hư, xin đi trễ, 9h15 vào cty</text:span></text:p>
              <text:p text:style-name="P4"><text:span text:style-name="T4">Đi họp ở trường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1622in" draw:caption-point-x="-0.2402in" draw:caption-point-y="0.5866in">
              <dc:date>2019-01-04T00:00:00</dc:date>
              <text:p text:style-name="P4"><text:span text:style-name="T4">Bận việc nhà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5.8421in" svg:y="3.163in" draw:caption-point-x="-0.2402in" draw:caption-point-y="0.5858in">
              <dc:date>2019-01-08T00:00:00</dc:date>
              <text:p text:style-name="P4"><text:span text:style-name="T4">Đi hhopj ở trường, xđt, 9h53 đến cty → confirm làm bù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7.3094in" svg:y="3.1496in" draw:caption-point-x="-0.2402in" draw:caption-point-y="0.5992in">
              <dc:date>2019-01-11T00:00:00</dc:date>
              <text:p text:style-name="P4"><text:span text:style-name="T4">Lên trường ọp, 3h về → confirm số giờ làm bù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3.165in" draw:caption-point-x="-0.2402in" draw:caption-point-y="0.5839in">
              <dc:date>2019-01-15T00:00:00</dc:date>
              <text:p text:style-name="P4"><text:span text:style-name="T4">Đi họp, xđt, 9h2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3.1516in" draw:caption-point-x="-0.2402in" draw:caption-point-y="0.5972in">
              <dc:date>2019-01-18T00:00:00</dc:date>
              <text:p text:style-name="P5"><text:span text:style-name="T4">bận việc nhà, 8h5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3.1504in" draw:caption-point-x="-0.2402in" draw:caption-point-y="0.5984in">
              <dc:date>2019-01-21T00:00:00</dc:date>
              <text:p text:style-name="P4"><text:span text:style-name="T4">Bận việc nhà, 8h4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3756in" svg:y="3.1531in" draw:caption-point-x="-0.2402in" draw:caption-point-y="0.5957in">
              <dc:date>2019-01-24T00:00:00</dc:date>
              <text:p text:style-name="P4"><text:span text:style-name="T4">Họp ở trường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3.1535in" draw:caption-point-x="-0.2402in" draw:caption-point-y="0.5953in">
              <dc:date>2019-01-25T00:00:00</dc:date>
              <text:p text:style-name="P4"><text:span text:style-name="T4">Bận việc nhà, 8h51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3.1528in" draw:caption-point-x="-0.2402in" draw:caption-point-y="0.5961in">
              <dc:date>2019-01-29T00:00:00</dc:date>
              <text:p text:style-name="P4"><text:span text:style-name="T4">Bận việc nhà, xđt, 8h58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3.1528in" draw:caption-point-x="-0.2402in" draw:caption-point-y="0.5961in">
              <dc:date>2019-01-29T00:00:00</dc:date>
              <text:p text:style-name="P4"><text:span text:style-name="T4">Bận việc nhà, xđt, 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3.1531in" draw:caption-point-x="-0.2402in" draw:caption-point-y="0.5957in">
              <dc:creator>TL</dc:creator>
              <dc:date>2019-01-30T00:00:00</dc:date>
              <text:p text:style-name="P4"><text:span text:style-name="T4">Bận việc nhà, 9h02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6" svg:width="1.1413in" svg:height="0.7012in" svg:x="16.1154in" svg:y="3.3862in" draw:caption-point-x="-0.2402in" draw:caption-point-y="0.5957in">
              <dc:creator>TL</dc:creator>
              <dc:date>2019-01-30T00:00:00</dc:date>
              <text:p text:style-name="P6"><text:span text:style-name="T5">Lên phòng lao động nộp giấy tờ (cv cty), 9h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3.6283in" draw:caption-point-x="-0.2402in" draw:caption-point-y="0.5866in">
              <dc:date>2019-01-04T00:00:00</dc:date>
              <text:p text:style-name="P4"><text:span text:style-name="T4">Bận việc nhà, xđt, 8h38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78" table:formula="of:=SUM([.D20:.AH20])" office:value-type="float" office:value="11.5">
            <text:p>11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3.8598in" draw:caption-point-x="-0.2402in" draw:caption-point-y="0.5882in">
              <dc:date>2019-01-02T00:00:00</dc:date>
              <text:p text:style-name="P4"><text:span text:style-name="T4">10h26 đến cty → tính off sáng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3.861in" draw:caption-point-x="-0.2402in" draw:caption-point-y="0.587in">
              <dc:date>2019-01-03T00:00:00</dc:date>
              <text:p text:style-name="P4"><text:span text:style-name="T4">2h về, tính off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4.0157in" svg:y="3.8614in" draw:caption-point-x="-0.2402in" draw:caption-point-y="0.5866in">
              <dc:date>2019-01-04T00:00:00</dc:date>
              <text:p text:style-name="P4"><text:span text:style-name="T4">10h15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6" draw:text-style-name="P4" svg:width="1.1413in" svg:height="0.2634in" svg:x="5.3854in" svg:y="3.8618in" draw:caption-point-x="-0.2402in" draw:caption-point-y="0.5862in">
              <dc:date>2019-01-07T00:00:00</dc:date>
              <text:p text:style-name="P4"><text:span text:style-name="T4">9h40 đến cty</text:span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5.8421in" svg:y="3.8622in" draw:caption-point-x="-0.2402in" draw:caption-point-y="0.5858in">
              <dc:date>2019-01-08T00:00:00</dc:date>
              <text:p text:style-name="P4"><text:span text:style-name="T4">11h05 đến cty → tính off sáng</text:span></text:p>
            </office:annotation>
            <text:p>0.5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6.8205in" svg:y="3.863in" draw:caption-point-x="-0.2402in" draw:caption-point-y="0.585in">
              <dc:date>2019-01-11T00:00:00</dc:date>
              <text:p text:style-name="P4"><text:span text:style-name="T4">10h35 đến cty → tính off sáng</text:span></text:p>
              <text:p text:style-name="P4"><text:span text:style-name="T4">Off chiều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3.8638in" draw:caption-point-x="-0.2402in" draw:caption-point-y="0.5843in">
              <dc:date>2019-01-14T00:00:00</dc:date>
              <text:p text:style-name="P4"><text:span text:style-name="T4">9h55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3.85in" draw:caption-point-x="-0.2402in" draw:caption-point-y="0.598in">
              <dc:date>2019-01-15T00:00:00</dc:date>
              <text:p text:style-name="P4"><text:span text:style-name="T4">2h4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10.6358in" svg:y="3.8508in" draw:caption-point-x="-0.2402in" draw:caption-point-y="0.5972in">
              <dc:date>2019-01-18T00:00:00</dc:date>
              <text:p text:style-name="P4"><text:span text:style-name="T4">10h12 đến cty →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3.8496in" draw:caption-point-x="-0.2402in" draw:caption-point-y="0.5984in">
              <dc:date>2019-01-21T00:00:00</dc:date>
              <text:p text:style-name="P4"><text:span text:style-name="T4">10h22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1">
            <office:annotation draw:style-name="gr3" draw:text-style-name="P4" svg:width="1.1413in" svg:height="0.7012in" svg:x="13.3756in" svg:y="3.8524in" draw:caption-point-x="-0.2402in" draw:caption-point-y="0.5957in">
              <dc:date>2019-01-24T00:00:00</dc:date>
              <text:p text:style-name="P4"><text:span text:style-name="T4">10h07 đến cty, tính off sáng</text:span></text:p>
              <text:p text:style-name="P4"><text:span text:style-name="T4">2h về, tính off chiều</text:span></text:p>
            </office:annotation>
            <text:p>1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text:p>1</text:p>
          </table:table-cell>
          <table:table-cell table:style-name="ce83" office:value-type="float" office:value="0">
            <office:annotation draw:style-name="gr6" draw:text-style-name="P4" svg:width="1.1413in" svg:height="0.2634in" svg:x="16.1154in" svg:y="3.8524in" draw:caption-point-x="-0.2402in" draw:caption-point-y="0.5957in">
              <dc:creator>TL</dc:creator>
              <dc:date>2019-01-30T00:00:00</dc:date>
              <text:p text:style-name="P4"><text:span text:style-name="T4">9h49 vô cty</text:span></text:p>
            </office:annotation>
            <text:p>0</text:p>
          </table:table-cell>
          <table:table-cell table:style-name="ce83" office:value-type="float" office:value="1"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78" table:formula="of:=SUM([.D21:.AH21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4.085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4.085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4.3161in" draw:caption-point-x="-0.2402in" draw:caption-point-y="0.5984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78" table:formula="of:=SUM([.D23:.AH2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78" table:formula="of:=SUM([.D24:.AH24])" office:value-type="float" office:value="0.5">
            <text:p>0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4.7953in" draw:caption-point-x="-0.2402in" draw:caption-point-y="0.5854in">
              <dc:date>2019-01-09T00:00:00</dc:date>
              <text:p text:style-name="P4"><text:span text:style-name="T4">Vợ ốm, xđt, 8h5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4.7823in" draw:caption-point-x="-0.2402in" draw:caption-point-y="0.5984in">
              <dc:date>2019-01-21T00:00:00</dc:date>
              <text:p text:style-name="P4"><text:span text:style-name="T4">Ngủ quê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4.785in" draw:caption-point-x="-0.2402in" draw:caption-point-y="0.5957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8" draw:text-style-name="P4" svg:width="1.1413in" svg:height="0.8567in" svg:x="16.572in" svg:y="4.785in" draw:caption-point-x="-0.2402in" draw:caption-point-y="0.5957in">
              <dc:creator>TL</dc:creator>
              <dc:date>2019-01-31T00:00:00</dc:date>
              <text:p text:style-name="P4"><text:span text:style-name="T4">Xin 3h về. Sáng nhà xe gọi báo đổi giờ chạy (7PM → 5PM)</text:span></text:p>
              <text:p text:style-name="P4"><text:span text:style-name="T4">=&gt; tính off chiều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026in" draw:caption-point-x="-0.2402in" draw:caption-point-y="0.5878in">
              <dc:date>2019-01-03T00:00:00</dc:date>
              <text:p text:style-name="P4"><text:span text:style-name="T4">Xe hư, xin đi trễ, 8h57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0272in" draw:caption-point-x="-0.2402in" draw:caption-point-y="0.5866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0276in" draw:caption-point-x="-0.2402in" draw:caption-point-y="0.5862in">
              <dc:date>2019-01-08T00:00:00</dc:date>
              <text:p text:style-name="P4"><text:span text:style-name="T4">Dau đầu, xđt, 9h19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028in" draw:caption-point-x="-0.2402in" draw:caption-point-y="0.5858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0291in" draw:caption-point-x="-0.2402in" draw:caption-point-y="0.5846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5.0295in" draw:caption-point-x="-0.2402in" draw:caption-point-y="0.5843in">
              <dc:date>2019-01-15T00:00:00</dc:date>
              <text:p text:style-name="P4"><text:span text:style-name="T4">Đau bụng, xđt, 8h5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0157in" draw:caption-point-x="-0.2402in" draw:caption-point-y="0.598in">
              <dc:date>2019-01-16T00:00:00</dc:date>
              <text:p text:style-name="P4"><text:span text:style-name="T4">Ngủ quên, xđt, 9h0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5.0181in" draw:caption-point-x="-0.2402in" draw:caption-point-y="0.5957in">
              <dc:date>2019-01-24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5.0181in" draw:caption-point-x="-0.2402in" draw:caption-point-y="0.5957in">
              <dc:creator>TL</dc:creator>
              <dc:date>2019-01-31T00:00:00</dc:date>
              <text:p text:style-name="P4"><text:span text:style-name="T4">mệt, đau nửa đầu, xin, 9h07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78" table:formula="of:=SUM([.D26:.AH2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78" table:formula="of:=SUM([.D27:.AH27])" office:value-type="float" office:value="5">
            <text:p>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5.4933in" draw:caption-point-x="-0.2402in" draw:caption-point-y="0.587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5.4941in" draw:caption-point-x="-0.2402in" draw:caption-point-y="0.5862in">
              <dc:date>2019-01-07T00:00:00</dc:date>
              <text:p text:style-name="P4"><text:span text:style-name="T4">Dậy muộn, 8h4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5.4945in" draw:caption-point-x="-0.2402in" draw:caption-point-y="0.5858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5.4949in" draw:caption-point-x="-0.2402in" draw:caption-point-y="0.5854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5.4961in" draw:caption-point-x="-0.2402in" draw:caption-point-y="0.5843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5.4823in" draw:caption-point-x="-0.2402in" draw:caption-point-y="0.598in">
              <dc:date>2019-01-16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5.4831in" draw:caption-point-x="-0.2402in" draw:caption-point-y="0.5972in">
              <dc:date>2019-01-18T00:00:00</dc:date>
              <text:p text:style-name="P4"><text:span text:style-name="T4">Hư xe, 8h46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5.4839in" draw:caption-point-x="-0.2402in" draw:caption-point-y="0.5965in">
              <dc:date>2019-01-22T00:00:00</dc:date>
              <text:p text:style-name="P4"><text:span text:style-name="T4">Kẹt xe, 8h4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5.4846in" draw:caption-point-x="-0.2402in" draw:caption-point-y="0.5957in">
              <dc:date>2019-01-24T00:00:00</dc:date>
              <text:p text:style-name="P4"><text:span text:style-name="T4">Chuẩn bị dồ về quê, 8h39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3.8323in" svg:y="5.485in" draw:caption-point-x="-0.2402in" draw:caption-point-y="0.5953in">
              <dc:date>2019-01-25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5.484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5.484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5.484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5.484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78" table:formula="of:=SUM([.D28:.AH2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5.7252in" draw:caption-point-x="-0.2402in" draw:caption-point-y="0.5882in">
              <dc:date>2019-01-02T00:00:00</dc:date>
              <text:p text:style-name="P4"><text:span text:style-name="T4">Mưa + 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5.7177in" draw:caption-point-x="-0.2402in" draw:caption-point-y="0.5957in">
              <dc:date>2019-01-24T00:00:00</dc:date>
              <text:p text:style-name="P4"><text:span text:style-name="T4">Chân đau, 8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5.7173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78" table:formula="of:=SUM([.D29:.AH29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5.9583in" draw:caption-point-x="-0.2402in" draw:caption-point-y="0.5882in">
              <dc:date>2019-01-02T00:00:00</dc:date>
              <text:p text:style-name="P4"><text:span text:style-name="T4">Hư xe, xđt, 9h0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12.0059in" svg:y="5.9516in" draw:caption-point-x="-0.2402in" draw:caption-point-y="0.5949in">
              <dc:date>2019-02-11T00:00:00</dc:date>
              <text:p text:style-name="P4">Đưa vợ con về quê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5.950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78" table:formula="of:=SUM([.D30:.AH30])" office:value-type="float" office:value="4.5">
            <text:p>4.5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6.1953in" draw:caption-point-x="-0.2402in" draw:caption-point-y="0.5843in">
              <dc:date>2019-01-15T00:00:00</dc:date>
              <text:p text:style-name="P4"><text:span text:style-name="T4">Bận việc gia đì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5.202in" svg:y="6.183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5.6587in" svg:y="6.183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6.183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183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78" table:formula="of:=SUM([.D31:.AH31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6.426in" draw:caption-point-x="-0.2402in" draw:caption-point-y="0.587in">
              <dc:date>2019-01-03T00:00:00</dc:date>
              <text:p text:style-name="P4"><text:span text:style-name="T4">Ngủ quên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9" draw:text-style-name="P4" svg:width="1.1413in" svg:height="1.7898in" svg:x="16.1154in" svg:y="6.4173in" draw:caption-point-x="-0.2402in" draw:caption-point-y="0.5957in">
              <dc:creator>TL</dc:creator>
              <dc:date>2019-01-31T00:00:00</dc:date>
              <text:p text:style-name="P4"><text:span text:style-name="T4">Do nhà xe đổi lịch (6PM → 4PM) =&gt; 2h15 xin về sớm. Qua Tết sẽ làm bù</text:span></text:p>
              <text:p text:style-name="P4"><text:span text:style-name="T4"/></text:p>
              <text:p text:style-name="P4"><text:span text:style-name="T4">=&gt; Tạm thòi tính off chiều. Nếu qua Tết có thể làm bù thì ko tính off nữa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6.4169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78" table:formula="of:=SUM([.D32:.AH32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6.8205in" svg:y="6.661in" draw:caption-point-x="-0.2402in" draw:caption-point-y="0.585in">
              <dc:date>2019-01-10T00:00:00</dc:date>
              <text:p text:style-name="P4"><text:span text:style-name="T4">Khám sức khỏe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6.6622in" draw:caption-point-x="-0.2402in" draw:caption-point-y="0.5839in">
              <dc:date>2019-01-15T00:00:00</dc:date>
              <text:p text:style-name="P4"><text:span text:style-name="T4">Đo điện tim, xin off sáng → 9h44 đến cty → tính đi trễ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6.6496in" draw:caption-point-x="-0.2402in" draw:caption-point-y="0.5965in">
              <dc:date>2019-01-22T00:00:00</dc:date>
              <text:p text:style-name="P4"><text:span text:style-name="T4">Làm giấy tờ, 9h55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4.0157in" svg:y="6.8925in" draw:caption-point-x="-0.2402in" draw:caption-point-y="0.5866in">
              <dc:date>2019-01-04T00:00:00</dc:date>
              <text:p text:style-name="P4"><text:span text:style-name="T4">Bận việc cá nhân, 8h4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6.8933in" draw:caption-point-x="-0.2402in" draw:caption-point-y="0.5858in">
              <dc:date>2019-01-08T00:00:00</dc:date>
              <text:p text:style-name="P4"><text:span text:style-name="T4">Ngủ dậy muộn, 8h5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6.8941in" draw:caption-point-x="-0.2402in" draw:caption-point-y="0.585in">
              <dc:date>2019-01-10T00:00:00</dc:date>
              <text:p text:style-name="P4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6.8945in" draw:caption-point-x="-0.2402in" draw:caption-point-y="0.5846in">
              <dc:date>2019-01-11T00:00:00</dc:date>
              <text:p text:style-name="P4"><text:span text:style-name="T4">Ngủ quên, 9h08 đến cty</text:span></text:p>
            </office:annotation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6.8811in" draw:caption-point-x="-0.2402in" draw:caption-point-y="0.598in">
              <dc:date>2019-01-16T00:00:00</dc:date>
              <text:p text:style-name="P4"><text:span text:style-name="T4">Ngủ quên, 8h37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6.8815in" draw:caption-point-x="-0.2402in" draw:caption-point-y="0.5976in">
              <dc:date>2019-01-17T00:00:00</dc:date>
              <text:p text:style-name="P4"><text:span text:style-name="T4">Bận việc cá nhân, xđt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6358in" svg:y="6.8819in" draw:caption-point-x="-0.2402in" draw:caption-point-y="0.5972in">
              <dc:date>2019-01-18T00:00:00</dc:date>
              <text:p text:style-name="P4"><text:span text:style-name="T4">Bận việc đột xuất, xđt, 9h15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6.8835in" draw:caption-point-x="-0.2402in" draw:caption-point-y="0.5957in">
              <dc:date>2019-01-24T00:00:00</dc:date>
              <text:p text:style-name="P4"><text:span text:style-name="T4">Ngủ quên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6.8835in" draw:caption-point-x="-0.2402in" draw:caption-point-y="0.5957in">
              <dc:creator>TL</dc:creator>
              <dc:date>2019-01-30T00:00:00</dc:date>
              <text:p text:style-name="P6"><text:span text:style-name="T5">ngủ quên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6.8835in" draw:caption-point-x="-0.2402in" draw:caption-point-y="0.5957in">
              <dc:creator>TL</dc:creator>
              <dc:date>2019-01-31T00:00:00</dc:date>
              <text:p text:style-name="P4"><text:span text:style-name="T4">Có việc, xin về sớm.. 4h15 về</text:span></text:p>
            </office:annotation>
            <text:p>0</text:p>
          </table:table-cell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78" table:formula="of:=SUM([.D34:.AH34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78" table:formula="of:=SUM([.D35:.AH35])" office:value-type="float" office:value="1">
            <text:p>1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7.3575in" draw:caption-point-x="-0.2402in" draw:caption-point-y="0.5882in">
              <dc:date>2019-01-02T00:00:00</dc:date>
              <text:p text:style-name="P4"><text:span text:style-name="T4">Dậy muộ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4.0157in" svg:y="7.3591in" draw:caption-point-x="-0.2402in" draw:caption-point-y="0.5866in">
              <dc:date>2019-01-04T00:00:00</dc:date>
              <text:p text:style-name="P4"><text:span text:style-name="T4">Kẹt xe, 8h35 đến cty</text:span></text:p>
              <text:p text:style-name="P4"><text:span text:style-name="T4">Bận việc nhà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5.3854in" svg:y="7.3594in" draw:caption-point-x="-0.2402in" draw:caption-point-y="0.5862in">
              <dc:date>2019-01-07T00:00:00</dc:date>
              <text:p text:style-name="P4"><text:span text:style-name="T4">Chở em bé đi học, 8h37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7.3492in" draw:caption-point-x="-0.2402in" draw:caption-point-y="0.5965in">
              <dc:date>2019-01-22T00:00:00</dc:date>
              <text:p text:style-name="P4"><text:span text:style-name="T4">Ngủ quên, 8h37 đến cty</text:span></text:p>
              <text:p text:style-name="P4"><text:span text:style-name="T4"/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7.3504in" draw:caption-point-x="-0.2402in" draw:caption-point-y="0.5953in">
              <dc:date>2019-01-25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3" draw:text-style-name="P4" svg:width="1.1413in" svg:height="0.7012in" svg:x="15.202in" svg:y="7.3508in" draw:caption-point-x="-0.2402in" draw:caption-point-y="0.5949in">
              <dc:date>2019-02-11T00:00:00</dc:date>
              <text:p text:style-name="P4">Bận việc, xin về sớm, 4h10 về</text:p>
              <text:p text:style-name="P4">-&gt;đã làm bù đủ giờ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78" table:formula="of:=SUM([.D36:.AH36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1791in" svg:y="7.5811in" draw:caption-point-x="-0.2402in" draw:caption-point-y="0.5976in">
              <dc:date>2019-01-17T00:00:00</dc:date>
              <text:p text:style-name="P4"><text:span text:style-name="T4">Hư xe, xđt, 8h3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7.5835in" draw:caption-point-x="-0.2402in" draw:caption-point-y="0.5953in">
              <dc:date>2019-01-25T00:00:00</dc:date>
              <text:p text:style-name="P4"><text:span text:style-name="T4">Dậy muộn, 8h37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78" table:formula="of:=SUM([.D37:.AH3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5.8421in" svg:y="7.826in" draw:caption-point-x="-0.2402in" draw:caption-point-y="0.5858in">
              <dc:date>2019-01-08T00:00:00</dc:date>
              <text:p text:style-name="P4"><text:span text:style-name="T4">Bận việc đột xuấ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7.828in" draw:caption-point-x="-0.2402in" draw:caption-point-y="0.5839in">
              <dc:date>2019-01-15T00:00:00</dc:date>
              <text:p text:style-name="P4"><text:span text:style-name="T4">Bận việc nhà, xđt, 9h1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7.8142in" draw:caption-point-x="-0.2402in" draw:caption-point-y="0.5976in">
              <dc:date>2019-01-17T00:00:00</dc:date>
              <text:p text:style-name="P4"><text:span text:style-name="T4">Thẻ xe chung cư có vấn đề, 8h39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7.8154in" draw:caption-point-x="-0.2402in" draw:caption-point-y="0.5965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7.8161in" draw:caption-point-x="-0.2402in" draw:caption-point-y="0.5957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7.8161in" draw:caption-point-x="-0.2402in" draw:caption-point-y="0.5957in">
              <dc:creator>TL</dc:creator>
              <dc:date>2019-01-31T00:00:00</dc:date>
              <text:p text:style-name="P4"><text:span text:style-name="T4">nhà có việc, 9h1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78" table:formula="of:=SUM([.D38:.AH38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8.0567in" draw:caption-point-x="-0.2402in" draw:caption-point-y="0.5882in">
              <dc:date>2019-01-02T00:00:00</dc:date>
              <text:p text:style-name="P4"><text:span text:style-name="T4">Ngủ quên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0583in" draw:caption-point-x="-0.2402in" draw:caption-point-y="0.5866in">
              <dc:date>2019-01-04T00:00:00</dc:date>
              <text:p text:style-name="P4"><text:span text:style-name="T4">Ngủ quên, 8h4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8.0606in" draw:caption-point-x="-0.2402in" draw:caption-point-y="0.5843in">
              <dc:date>2019-01-14T00:00:00</dc:date>
              <text:p text:style-name="P4"><text:span text:style-name="T4">Dậy muộn, 8h3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8.0472in" draw:caption-point-x="-0.2402in" draw:caption-point-y="0.5976in">
              <dc:date>2019-01-17T00:00:00</dc:date>
              <text:p text:style-name="P4"><text:span text:style-name="T4">Hư xe, đi xe buyết, 9h2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78" table:formula="of:=SUM([.D39:.AH3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2913in" draw:caption-point-x="-0.2402in" draw:caption-point-y="0.5866in">
              <dc:date>2019-01-04T00:00:00</dc:date>
              <text:p text:style-name="P4"><text:span text:style-name="T4">Kẹt xe, 8h44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8.2917in" draw:caption-point-x="-0.2402in" draw:caption-point-y="0.5862in">
              <dc:date>2019-01-07T00:00:00</dc:date>
              <text:p text:style-name="P4"><text:span text:style-name="T4">Kẹt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2925in" draw:caption-point-x="-0.2402in" draw:caption-point-y="0.5854in">
              <dc:date>2019-01-09T00:00:00</dc:date>
              <text:p text:style-name="P4"><text:span text:style-name="T4">Bận việc,. Xđt, 9h32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8.2929in" draw:caption-point-x="-0.2402in" draw:caption-point-y="0.585in">
              <dc:date>2019-01-10T00:00:00</dc:date>
              <text:p text:style-name="P4"><text:span text:style-name="T4">Bận việc cá nhâ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8.2933in" draw:caption-point-x="-0.2402in" draw:caption-point-y="0.5846in">
              <dc:date>2019-01-11T00:00:00</dc:date>
              <text:p text:style-name="P4"><text:span text:style-name="T4">Đi lấy đồ, xđt, 9h2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8.2937in" draw:caption-point-x="-0.2402in" draw:caption-point-y="0.5843in">
              <dc:date>2019-01-14T00:00:00</dc:date>
              <text:p text:style-name="P4"><text:span text:style-name="T4">Đau đầu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2823in" draw:caption-point-x="-0.2402in" draw:caption-point-y="0.5957in">
              <dc:date>2019-01-24T00:00:00</dc:date>
              <text:p text:style-name="P4"><text:span text:style-name="T4">Bận việc, xđt, 9h16 đế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8.2827in" draw:caption-point-x="-0.2402in" draw:caption-point-y="0.5953in">
              <dc:date>2019-01-25T00:00:00</dc:date>
              <text:p text:style-name="P4"><text:span text:style-name="T4">Bận việc cá nhân, 8h5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8.2819in" draw:caption-point-x="-0.2402in" draw:caption-point-y="0.5961in">
              <dc:date>2019-01-29T00:00:00</dc:date>
              <text:p text:style-name="P4"><text:span text:style-name="T4">Kẹt xe, 8h33 đến <text:s/>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1154in" svg:y="8.2823in" draw:caption-point-x="-0.2402in" draw:caption-point-y="0.5957in">
              <dc:creator>TL</dc:creator>
              <dc:date>2019-01-30T00:00:00</dc:date>
              <text:p text:style-name="P4"><text:span text:style-name="T4">Cảm, dậy trễ. 9H22 đến</text:span></text:p>
            </office:annotation>
            <text:p>0</text:p>
          </table:table-cell>
          <table:table-cell table:style-name="ce83" office:value-type="float" office:value="0">
            <office:annotation draw:style-name="gr10" draw:text-style-name="P4" svg:width="1.1413in" svg:height="1.0122in" svg:x="16.572in" svg:y="8.2823in" draw:caption-point-x="-0.2402in" draw:caption-point-y="0.5957in">
              <dc:creator>TL</dc:creator>
              <dc:date>2019-01-31T00:00:00</dc:date>
              <text:p text:style-name="P4"><text:span text:style-name="T4">nhà có việc, 9h17 vô.</text:span></text:p>
              <text:p text:style-name="P4"><text:span text:style-name="T4"/></text:p>
              <text:p text:style-name="P4"><text:span text:style-name="T4">Xin về sớm chuẩn bị đồ về quê, 4h45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78" table:formula="of:=SUM([.D40:.AH40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2" draw:text-style-name="P4" svg:width="1.1413in" svg:height="0.5457in" svg:x="3.1024in" svg:y="8.5232in" draw:caption-point-x="-0.2402in" draw:caption-point-y="0.5882in">
              <dc:date>2019-01-02T00:00:00</dc:date>
              <text:p text:style-name="P4"><text:span text:style-name="T4">Lấy thuốc cho con, xđt, 8h5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5.8421in" svg:y="8.5256in" draw:caption-point-x="-0.2402in" draw:caption-point-y="0.5858in">
              <dc:date>2019-01-08T00:00:00</dc:date>
              <text:p text:style-name="P4"><text:span text:style-name="T4">Đi khám thai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526in" draw:caption-point-x="-0.2402in" draw:caption-point-y="0.5854in">
              <dc:date>2019-01-09T00:00:00</dc:date>
              <text:p text:style-name="P4"><text:span text:style-name="T4">Mệt,.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8.5272in" draw:caption-point-x="-0.2402in" draw:caption-point-y="0.5843in">
              <dc:date>2019-01-14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9.2661in" svg:y="8.5276in" draw:caption-point-x="-0.2402in" draw:caption-point-y="0.5839in">
              <dc:date>2019-01-15T00:00:00</dc:date>
              <text:p text:style-name="P5"><text:span text:style-name="T4">dậy muộn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8.5134in" draw:caption-point-x="-0.2402in" draw:caption-point-y="0.598in">
              <dc:date>2019-01-16T00:00:00</dc:date>
              <text:p text:style-name="P4"><text:span text:style-name="T4">Bận việc nhà, 8h43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8.513in" draw:caption-point-x="-0.2402in" draw:caption-point-y="0.5984in">
              <dc:date>2019-01-21T00:00:00</dc:date>
              <text:p text:style-name="P4"><text:span text:style-name="T4">Đưa con đi khám bệnh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6.1154in" svg:y="8.5157in" draw:caption-point-x="-0.2402in" draw:caption-point-y="0.5957in">
              <dc:creator>TL</dc:creator>
              <dc:date>2019-01-30T00:00:00</dc:date>
              <text:p text:style-name="P4"><text:span text:style-name="T4">Nhà có việc gấp, xin off chiều (2h về) 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78" table:formula="of:=SUM([.D41:.AH41])" office:value-type="float" office:value="2">
            <text:p>2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8.7563in" draw:caption-point-x="-0.2402in" draw:caption-point-y="0.5882in">
              <dc:date>2019-01-02T00:00:00</dc:date>
              <text:p text:style-name="P4"><text:span text:style-name="T4">Kẹt xe, 8h43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3.5591in" svg:y="8.7571in" draw:caption-point-x="-0.2402in" draw:caption-point-y="0.5874in">
              <dc:date>2019-01-03T00:00:00</dc:date>
              <text:p text:style-name="P4"><text:span text:style-name="T4">Đi khám bệnh, xin vào trễ, 9h12 vào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8.7579in" draw:caption-point-x="-0.2402in" draw:caption-point-y="0.5866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8.7583in" draw:caption-point-x="-0.2402in" draw:caption-point-y="0.5862in">
              <dc:date>2019-01-07T00:00:00</dc:date>
              <text:p text:style-name="P4"><text:span text:style-name="T4">Hư xe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8.7591in" draw:caption-point-x="-0.2402in" draw:caption-point-y="0.5854in">
              <dc:date>2019-01-09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7.3094in" svg:y="8.7453in" draw:caption-point-x="-0.2402in" draw:caption-point-y="0.5992in">
              <dc:date>2019-01-11T00:00:00</dc:date>
              <text:p text:style-name="P4"><text:span text:style-name="T4">Kẹt xe, 8h33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8.7768in" svg:y="8.7602in" draw:caption-point-x="-0.2402in" draw:caption-point-y="0.5843in">
              <dc:date>2019-01-14T00:00:00</dc:date>
              <text:p text:style-name="P4"><text:span text:style-name="T4">Nhà có việc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8.7606in" draw:caption-point-x="-0.2402in" draw:caption-point-y="0.5839in">
              <dc:date>2019-01-15T00:00:00</dc:date>
              <text:p text:style-name="P4"><text:span text:style-name="T4">Hư xe, 8h43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8.7461in" draw:caption-point-x="-0.2402in" draw:caption-point-y="0.5984in">
              <dc:date>2019-01-21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8.748in" draw:caption-point-x="-0.2402in" draw:caption-point-y="0.5965in">
              <dc:date>2019-01-22T00:00:00</dc:date>
              <text:p text:style-name="P4"><text:span text:style-name="T4">Đau bụng, 8h4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8.7488in" draw:caption-point-x="-0.2402in" draw:caption-point-y="0.5957in">
              <dc:date>2019-01-24T00:00:00</dc:date>
              <text:p text:style-name="P4"><text:span text:style-name="T4">Đau bụng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5.202in" svg:y="8.7484in" draw:caption-point-x="-0.2402in" draw:caption-point-y="0.5961in">
              <dc:date>2019-01-29T00:00:00</dc:date>
              <text:p text:style-name="P4"><text:span text:style-name="T4">Khám bệnh, off chiều</text:span></text:p>
            </office:annotation>
            <text:p>0.5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8.7484in" draw:caption-point-x="-0.2402in" draw:caption-point-y="0.5961in">
              <dc:date>2019-01-29T00:00:00</dc:date>
              <text:p text:style-name="P4"><text:span text:style-name="T4">Bệnh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8.7488in" draw:caption-point-x="-0.2402in" draw:caption-point-y="0.5957in">
              <dc:creator>TL</dc:creator>
              <dc:date>2019-01-30T00:00:00</dc:date>
              <text:p text:style-name="P6"><text:span text:style-name="T5">bệnh 8h41 đến cty</text:span></text:p>
            </office:annotation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8.748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78" table:formula="of:=SUM([.D42:.AH42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8.9803in" draw:caption-point-x="-0.2402in" draw:caption-point-y="0.5972in">
              <dc:date>2019-01-18T00:00:00</dc:date>
              <text:p text:style-name="P4"><text:span text:style-name="T4">Huqa OT, 9h20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78" table:formula="of:=SUM([.D43:.AH43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9.2244in" draw:caption-point-x="-0.2402in" draw:caption-point-y="0.5862in">
              <dc:date>2019-01-07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9.2126in" draw:caption-point-x="-0.2402in" draw:caption-point-y="0.598in">
              <dc:date>2019-01-16T00:00:00</dc:date>
              <text:p text:style-name="P4"><text:span text:style-name="T4">Dậy muộn, 8h39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9.213in" draw:caption-point-x="-0.2402in" draw:caption-point-y="0.5976in">
              <dc:date>2019-01-17T00:00:00</dc:date>
              <text:p text:style-name="P4"><text:span text:style-name="T4">Bận việc cá nhân, xđt, 9h05 đê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9.2142in" draw:caption-point-x="-0.2402in" draw:caption-point-y="0.5965in">
              <dc:date>2019-01-22T00:00:00</dc:date>
              <text:p text:style-name="P4"><text:span text:style-name="T4">Lên trường phản biện đồ án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78" table:formula="of:=SUM([.D44:.AH4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9.4583in" draw:caption-point-x="-0.2402in" draw:caption-point-y="0.5854in">
              <dc:date>2019-01-10T00:00:00</dc:date>
              <text:p text:style-name="P4"><text:span text:style-name="T4">Bận việc gia đình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9.4472in" draw:caption-point-x="-0.2402in" draw:caption-point-y="0.5965in">
              <dc:date>2019-01-22T00:00:00</dc:date>
              <text:p text:style-name="P4"><text:span text:style-name="T4">Bận việc, xđt, 9h5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78" table:formula="of:=SUM([.D45:.AH45])" office:value-type="float" office:value="0">
            <text:p>0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9.6815in" draw:caption-point-x="-0.2402in" draw:caption-point-y="0.5957in">
              <dc:date>2019-01-24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3756in" svg:y="9.6815in" draw:caption-point-x="-0.2402in" draw:caption-point-y="0.5957in">
              <dc:date>2019-01-24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78" table:formula="of:=SUM([.D46:.AH46])" office:value-type="float" office:value="0.5">
            <text:p>0.5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9.922in" draw:caption-point-x="-0.2402in" draw:caption-point-y="0.5882in">
              <dc:date>2019-01-02T00:00:00</dc:date>
              <text:p text:style-name="P4"><text:span text:style-name="T4">Sốt + đau đầu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6.3311in" svg:y="9.9248in" draw:caption-point-x="-0.2402in" draw:caption-point-y="0.5854in">
              <dc:date>2019-01-09T00:00:00</dc:date>
              <text:p text:style-name="P4"><text:span text:style-name="T4">Hư ổ khóa chở sửa, 8h3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4622in" svg:y="9.9138in" draw:caption-point-x="-0.2402in" draw:caption-point-y="0.5965in">
              <dc:date>2019-01-22T00:00:00</dc:date>
              <text:p text:style-name="P4"><text:span text:style-name="T4">Hết xăng, 8h4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9.9142in" draw:caption-point-x="-0.2402in" draw:caption-point-y="0.5961in">
              <dc:date>2019-01-29T00:00:00</dc:date>
              <text:p text:style-name="P4"><text:span text:style-name="T4">Ghé ngân hàng, 8h5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SonNN</text:p>
          </table:table-cell>
          <table:table-cell table:style-name="ce78" table:formula="of:=SUM([.D47:.AH47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0.1571in" draw:caption-point-x="-0.2402in" draw:caption-point-y="0.5862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0.1587in" draw:caption-point-x="-0.2402in" draw:caption-point-y="0.5846in">
              <dc:date>2019-01-11T00:00:00</dc:date>
              <text:p text:style-name="P4"><text:span text:style-name="T4">Đám cưới bạn</text:span></text:p>
            </office:annotation>
            <text:p>1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0.1791in" svg:y="10.1457in" draw:caption-point-x="-0.2402in" draw:caption-point-y="0.5976in">
              <dc:date>2019-01-17T00:00:00</dc:date>
              <text:p text:style-name="P4"><text:span text:style-name="T4">Bận viêc cá nhân, xđt, 9h0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0.148in" draw:caption-point-x="-0.2402in" draw:caption-point-y="0.5953in">
              <dc:date>2019-01-25T00:00:00</dc:date>
              <text:p text:style-name="P4"><text:span text:style-name="T4">Ngủ quên, 8h48 đến cty</text:span></text:p>
            </office:annotation>
            <text:p>0</text:p>
          </table:table-cell>
          <table:table-cell table:style-name="ce83" table:number-columns-repeated="6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iPA</text:p>
          </table:table-cell>
          <table:table-cell table:style-name="ce78" table:formula="of:=SUM([.D48:.AH48])" office:value-type="float" office:value="1.5">
            <text:p>1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0.3882in" draw:caption-point-x="-0.2402in" draw:caption-point-y="0.5882in">
              <dc:date>2019-01-02T00:00:00</dc:date>
              <text:p text:style-name="P4"><text:span text:style-name="T4">Kẹt xe, 8h36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0.3894in" draw:caption-point-x="-0.2402in" draw:caption-point-y="0.587in">
              <dc:date>2019-01-03T00:00:00</dc:date>
              <text:p text:style-name="P4"><text:span text:style-name="T4">Kẹt xe, 8h34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0.3902in" draw:caption-point-x="-0.2402in" draw:caption-point-y="0.5862in">
              <dc:date>2019-01-07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0.3906in" draw:caption-point-x="-0.2402in" draw:caption-point-y="0.5858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8.7768in" svg:y="10.3921in" draw:caption-point-x="-0.2402in" draw:caption-point-y="0.5843in">
              <dc:date>2019-01-14T00:00:00</dc:date>
              <text:p text:style-name="P4"><text:span text:style-name="T4">Bệnh, off chiều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0.6358in" svg:y="10.3791in" draw:caption-point-x="-0.2402in" draw:caption-point-y="0.5972in">
              <dc:date>2019-01-18T00:00:00</dc:date>
              <text:p text:style-name="P4"><text:span text:style-name="T4">Hqua OT, xđt, 9h31 đến cty</text:span></text:p>
            </office:annotation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8323in" svg:y="10.3811in" draw:caption-point-x="-0.2402in" draw:caption-point-y="0.5953in">
              <dc:date>2019-01-25T00:00:00</dc:date>
              <text:p text:style-name="P4"><text:span text:style-name="T4">Bận việc cá nhân, 9h29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0.3803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93" office:value-type="float" office:value="1">
            <office:annotation draw:style-name="gr8" draw:text-style-name="P4" svg:width="1.1413in" svg:height="0.8567in" svg:x="16.572in" svg:y="10.3807in" draw:caption-point-x="-0.2402in" draw:caption-point-y="0.5957in">
              <dc:creator>TL</dc:creator>
              <dc:date>2019-01-31T00:00:00</dc:date>
              <text:p text:style-name="P4"><text:span text:style-name="T4">Bị bệnh.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mHVH</text:p>
          </table:table-cell>
          <table:table-cell table:style-name="ce78" table:formula="of:=SUM([.D49:.AH49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0.613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0.6134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anNN</text:p>
          </table:table-cell>
          <table:table-cell table:style-name="ce78" table:formula="of:=SUM([.D50:.AH50])" office:value-type="float" office:value="2">
            <text:p>2</text:p>
          </table:table-cell>
          <table:table-cell table:style-name="ce83"/>
          <table:table-cell table:style-name="ce83" office:value-type="float" office:value="0.5">
            <office:annotation draw:style-name="gr4" draw:text-style-name="P4" svg:width="1.1413in" svg:height="0.3902in" svg:x="3.1024in" svg:y="10.8547in" draw:caption-point-x="-0.2402in" draw:caption-point-y="0.5882in">
              <dc:date>2019-01-02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6" draw:text-style-name="P4" svg:width="1.1413in" svg:height="0.2634in" svg:x="12.0059in" svg:y="10.8445in" draw:caption-point-x="-0.2402in" draw:caption-point-y="0.5984in">
              <dc:date>2019-01-21T00:00:00</dc:date>
              <text:p text:style-name="P4"><text:span text:style-name="T4">Bị sốt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0.8476in" draw:caption-point-x="-0.2402in" draw:caption-point-y="0.5953in">
              <dc:date>2019-01-25T00:00:00</dc:date>
              <text:p text:style-name="P4"><text:span text:style-name="T4">Ghé mua thuốc, 8h33 đến cty</text:span></text:p>
            </office:annotation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3" draw:text-style-name="P4" svg:width="1.1413in" svg:height="0.7012in" svg:x="16.572in" svg:y="10.8469in" draw:caption-point-x="-0.2402in" draw:caption-point-y="0.5961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NQ</text:p>
          </table:table-cell>
          <table:table-cell table:style-name="ce78" table:formula="of:=SUM([.D51:.AH51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3.5591in" svg:y="11.089in" draw:caption-point-x="-0.2402in" draw:caption-point-y="0.587in">
              <dc:date>2019-01-03T00:00:00</dc:date>
              <text:p text:style-name="P4"><text:span text:style-name="T4">Kẹt xe, 8h33 vào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5.3854in" svg:y="11.0898in" draw:caption-point-x="-0.2402in" draw:caption-point-y="0.5862in">
              <dc:date>2019-01-07T00:00:00</dc:date>
              <text:p text:style-name="P4"><text:span text:style-name="T4">Đau đầu,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1.0906in" draw:caption-point-x="-0.2402in" draw:caption-point-y="0.5854in">
              <dc:date>2019-01-09T00:00:00</dc:date>
              <text:p text:style-name="P4"><text:span text:style-name="T4">Bận việc nhà, 8h46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1.0913in" draw:caption-point-x="-0.2402in" draw:caption-point-y="0.5846in">
              <dc:date>2019-01-11T00:00:00</dc:date>
              <text:p text:style-name="P4"><text:span text:style-name="T4">Chở mẹ đi tái khám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1.0917in" draw:caption-point-x="-0.2402in" draw:caption-point-y="0.5843in">
              <dc:date>2019-01-14T00:00:00</dc:date>
              <text:p text:style-name="P4"><text:span text:style-name="T4">Kẹt xe, 8h40đến cty</text:span></text:p>
            </office:annotation>
            <text:p>0</text:p>
          </table:table-cell>
          <table:table-cell table:style-name="ce83" office:value-type="float" office:value="0">
            <office:annotation draw:style-name="gr3" draw:text-style-name="P4" svg:width="1.1413in" svg:height="0.7012in" svg:x="9.2661in" svg:y="11.0921in" draw:caption-point-x="-0.2402in" draw:caption-point-y="0.5839in">
              <dc:date>2019-01-22T00:00:00</dc:date>
              <text:p text:style-name="P4"><text:span text:style-name="T4">Bị bệnh, xin làm remote</text:span></text:p>
              <text:p text:style-name="P4"><text:span text:style-name="T4">→ </text:span><text:span text:style-name="T4">đã làm đù 8h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10.6358in" svg:y="11.0787in" draw:caption-point-x="-0.2402in" draw:caption-point-y="0.5972in">
              <dc:date>2019-01-18T00:00:00</dc:date>
              <text:p text:style-name="P4"><text:span text:style-name="T4">Ghé bệnh viện tái khám, xin off sáng</text:span></text:p>
            </office:annotation>
            <text:p>0.5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9189in" svg:y="11.0799in" draw:caption-point-x="-0.2402in" draw:caption-point-y="0.5961in">
              <dc:date>2019-01-23T00:00:00</dc:date>
              <text:p text:style-name="P4"><text:span text:style-name="T4">Đi khám bệ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0799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6" svg:width="1.1413in" svg:height="0.3902in" svg:x="16.1154in" svg:y="11.0803in" draw:caption-point-x="-0.2402in" draw:caption-point-y="0.5957in">
              <dc:creator>TL</dc:creator>
              <dc:date>2019-01-30T00:00:00</dc:date>
              <text:p text:style-name="P6"><text:span text:style-name="T5"><text:s/></text:span><text:span text:style-name="T5">nhà có viêc, 9h13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nhNVP</text:p>
          </table:table-cell>
          <table:table-cell table:style-name="ce78" table:formula="of:=SUM([.D52:.AH52])" office:value-type="float" office:value="1.5">
            <text:p>1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1.322in" draw:caption-point-x="-0.2402in" draw:caption-point-y="0.587in">
              <dc:date>2019-01-03T00:00:00</dc:date>
              <text:p text:style-name="P4"><text:span text:style-name="T4">Thi ở trường, off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1.3236in" draw:caption-point-x="-0.2402in" draw:caption-point-y="0.5854in">
              <dc:date>2019-01-09T00:00:00</dc:date>
              <text:p text:style-name="P4"><text:span text:style-name="T4">Ngủ quên, xđt, 9h4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6.572in" svg:y="11.3094in" draw:caption-point-x="-0.2402in" draw:caption-point-y="0.5996in">
              <dc:date>2019-01-16T00:00:00</dc:date>
              <text:p text:style-name="P4"><text:span text:style-name="T4">Bận việc cá nhân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ienND</text:p>
          </table:table-cell>
          <table:table-cell table:style-name="ce78" table:formula="of:=SUM([.D53:.AH53])" office:value-type="float" office:value="0">
            <text:p>0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1.5539in" draw:caption-point-x="-0.2402in" draw:caption-point-y="0.5882in">
              <dc:date>2019-01-02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1.5559in" draw:caption-point-x="-0.2402in" draw:caption-point-y="0.5862in">
              <dc:date>2019-01-07T00:00:00</dc:date>
              <text:p text:style-name="P4"><text:span text:style-name="T4">Kẹt xe, 8h41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1.5563in" draw:caption-point-x="-0.2402in" draw:caption-point-y="0.5858in">
              <dc:date>2019-01-08T00:00:00</dc:date>
              <text:p text:style-name="P4"><text:span text:style-name="T4">Kẹt xe, 8h41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8.7768in" svg:y="11.5579in" draw:caption-point-x="-0.2402in" draw:caption-point-y="0.5843in">
              <dc:date>2019-01-14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5" svg:width="1.1413in" svg:height="0.3902in" svg:x="10.6358in" svg:y="11.5449in" draw:caption-point-x="-0.2402in" draw:caption-point-y="0.5972in">
              <dc:date>2019-01-18T00:00:00</dc:date>
              <text:p text:style-name="P5"><text:span text:style-name="T4">kẹt xe, 8h37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2.0059in" svg:y="11.5437in" draw:caption-point-x="-0.2402in" draw:caption-point-y="0.5984in">
              <dc:date>2019-01-21T00:00:00</dc:date>
              <text:p text:style-name="P4"><text:span text:style-name="T4">Kẹt xe, 8h37 đến c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3.8323in" svg:y="11.5469in" draw:caption-point-x="-0.2402in" draw:caption-point-y="0.5953in">
              <dc:date>2019-01-2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1.5461in" draw:caption-point-x="-0.2402in" draw:caption-point-y="0.5961in">
              <dc:date>2019-01-29T00:00:00</dc:date>
              <text:p text:style-name="P4"><text:span text:style-name="T4">Kẹt xe, 8h37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11" draw:text-style-name="P7" svg:width="1.1413in" svg:height="0.4854in" svg:x="16.572in" svg:y="11.5465in" draw:caption-point-x="-0.2402in" draw:caption-point-y="0.5957in">
              <dc:creator>TL</dc:creator>
              <dc:date>2019-01-31T00:00:00</dc:date>
              <text:p text:style-name="P7"><text:span text:style-name="T6">kẹt xe, 8h38 vào cty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BV</text:p>
          </table:table-cell>
          <table:table-cell table:style-name="ce78" table:formula="of:=SUM([.D54:.AH54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2.4622in" svg:y="11.7791in" draw:caption-point-x="-0.2402in" draw:caption-point-y="0.5965in">
              <dc:date>2019-01-22T00:00:00</dc:date>
              <text:p text:style-name="P4"><text:span text:style-name="T4">Bị bệnh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oanDT</text:p>
          </table:table-cell>
          <table:table-cell table:style-name="ce78" table:formula="of:=SUM([.D55:.AH55])" office:value-type="float" office:value="4">
            <text:p>4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8205in" svg:y="12.0236in" draw:caption-point-x="-0.2402in" draw:caption-point-y="0.585in">
              <dc:date>2019-01-10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1791in" svg:y="12.011in" draw:caption-point-x="-0.2402in" draw:caption-point-y="0.5976in">
              <dc:date>2019-01-17T00:00:00</dc:date>
              <text:p text:style-name="P4"><text:span text:style-name="T4">Lên trường có việc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2.0126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2.0126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iNHQ</text:p>
          </table:table-cell>
          <table:table-cell table:style-name="ce78" table:formula="of:=SUM([.D56:.AH56])" office:value-type="float" office:value="0">
            <text:p>0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2.2551in" draw:caption-point-x="-0.2402in" draw:caption-point-y="0.5866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2.2559in" draw:caption-point-x="-0.2402in" draw:caption-point-y="0.5858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2563in" draw:caption-point-x="-0.2402in" draw:caption-point-y="0.5854in">
              <dc:date>2019-01-09T00:00:00</dc:date>
              <text:p text:style-name="P4"><text:span text:style-name="T4">Dậy muộn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2.2437in" draw:caption-point-x="-0.2402in" draw:caption-point-y="0.598in">
              <dc:date>2019-01-16T00:00:00</dc:date>
              <text:p text:style-name="P4"><text:span text:style-name="T4">Dậy muộn, 8h32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4" svg:width="1.1413in" svg:height="0.5457in" svg:x="12.0059in" svg:y="12.2433in" draw:caption-point-x="-0.2402in" draw:caption-point-y="0.5984in">
              <dc:date>2019-01-21T00:00:00</dc:date>
              <text:p text:style-name="P4"><text:span text:style-name="T4">Bận việc gia đình, xin đi trễ, 9h03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5.6587in" svg:y="12.2457in" draw:caption-point-x="-0.2402in" draw:caption-point-y="0.5961in">
              <dc:date>2019-01-29T00:00:00</dc:date>
              <text:p text:style-name="P4"><text:span text:style-name="T4">Ghé ngân hàng, xđt, 8h48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mDT</text:p>
          </table:table-cell>
          <table:table-cell table:style-name="ce78" table:formula="of:=SUM([.D57:.AH57])" office:value-type="float" office:value="2.5">
            <text:p>2.5</text:p>
          </table:table-cell>
          <table:table-cell table:style-name="ce83"/>
          <table:table-cell table:style-name="ce83" office:value-type="float" office:value="0">
            <office:annotation draw:style-name="gr4" draw:text-style-name="P4" svg:width="1.1413in" svg:height="0.3902in" svg:x="3.1024in" svg:y="12.4866in" draw:caption-point-x="-0.2402in" draw:caption-point-y="0.5882in">
              <dc:date>2019-01-02T00:00:00</dc:date>
              <text:p text:style-name="P4"><text:span text:style-name="T4">Kẹt xe, 8h38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2.4882in" draw:caption-point-x="-0.2402in" draw:caption-point-y="0.5866in">
              <dc:date>2019-01-0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2.4886in" draw:caption-point-x="-0.2402in" draw:caption-point-y="0.5862in">
              <dc:date>2019-01-07T00:00:00</dc:date>
              <text:p text:style-name="P4"><text:span text:style-name="T4">Bận việc nhà, xđt, 8h5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5.8421in" svg:y="12.489in" draw:caption-point-x="-0.2402in" draw:caption-point-y="0.5858in">
              <dc:date>2019-01-08T00:00:00</dc:date>
              <text:p text:style-name="P4"><text:span text:style-name="T4">Kẹt xe, 8h34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4894in" draw:caption-point-x="-0.2402in" draw:caption-point-y="0.5854in">
              <dc:date>2019-01-09T00:00:00</dc:date>
              <text:p text:style-name="P4"><text:span text:style-name="T4">Đi mua giỏ quà, xđt, 9h07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8205in" svg:y="12.4898in" draw:caption-point-x="-0.2402in" draw:caption-point-y="0.585in">
              <dc:date>2019-01-10T00:00:00</dc:date>
              <text:p text:style-name="P4"><text:span text:style-name="T4">Đau bụng, 8h50 đến c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2661in" svg:y="12.4909in" draw:caption-point-x="-0.2402in" draw:caption-point-y="0.5839in">
              <dc:date>2019-01-15T00:00:00</dc:date>
              <text:p text:style-name="P4"><text:span text:style-name="T4">Kẹt xe, 8h40 đến c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9.7228in" svg:y="12.4768in" draw:caption-point-x="-0.2402in" draw:caption-point-y="0.598in">
              <dc:date>2019-01-16T00:00:00</dc:date>
              <text:p text:style-name="P4"><text:span text:style-name="T4">Kẹt xe, 8h43 đên s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13.8323in" svg:y="12.4795in" draw:caption-point-x="-0.2402in" draw:caption-point-y="0.5953in">
              <dc:date>2019-01-25T00:00:00</dc:date>
              <text:p text:style-name="P4"><text:span text:style-name="T4">Đau đầu + buồn ói, off chiều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15.202in" svg:y="12.4787in" draw:caption-point-x="-0.2402in" draw:caption-point-y="0.5961in">
              <dc:date>2019-01-29T00:00:00</dc:date>
              <text:p text:style-name="P4"><text:span text:style-name="T4">Em bé ốm, xđt, 8h58 đến cty</text:span></text:p>
            </office:annotation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15.6587in" svg:y="12.4783in" draw:caption-point-x="-0.2402in" draw:caption-point-y="0.5965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1">
            <office:annotation draw:style-name="gr2" draw:text-style-name="P4" svg:width="1.1413in" svg:height="0.5457in" svg:x="16.1154in" svg:y="12.4783in" draw:caption-point-x="-0.2402in" draw:caption-point-y="0.5965in">
              <dc:date>2019-01-28T00:00:00</dc:date>
              <text:p text:style-name="P4"><text:span text:style-name="T4">Em bé bị tay chân miệng, ở nhà trông con</text:span></text:p>
            </office:annotation>
            <text:p>1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2.4791in" draw:caption-point-x="-0.2402in" draw:caption-point-y="0.5957in">
              <dc:creator>TL</dc:creator>
              <dc:date>2019-01-31T00:00:00</dc:date>
              <text:p text:style-name="P4"><text:span text:style-name="T4">con bệnh, 8h39 vô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anhCH</text:p>
          </table:table-cell>
          <table:table-cell table:style-name="ce78" table:formula="of:=SUM([.D58:.AH58])" office:value-type="float" office:value="1">
            <text:p>1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6.3311in" svg:y="12.7224in" draw:caption-point-x="-0.2402in" draw:caption-point-y="0.5854in">
              <dc:date>2019-01-09T00:00:00</dc:date>
              <text:p text:style-name="P4"><text:span text:style-name="T4">Kẹt xe, 8h34 đến c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2.724in" draw:caption-point-x="-0.2402in" draw:caption-point-y="0.5839in">
              <dc:date>2019-01-15T00:00:00</dc:date>
              <text:p text:style-name="P4"><text:span text:style-name="T4">Không khỏe, off sáng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4" svg:width="1.1413in" svg:height="0.3902in" svg:x="16.572in" svg:y="12.7122in" draw:caption-point-x="-0.2402in" draw:caption-point-y="0.5957in">
              <dc:creator>TL</dc:creator>
              <dc:date>2019-01-31T00:00:00</dc:date>
              <text:p text:style-name="P4"><text:span text:style-name="T4">Tiêu chảy, xin off sáng</text:span></text:p>
            </office:annotation>
            <text:p>0.5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CT</text:p>
          </table:table-cell>
          <table:table-cell table:style-name="ce78" table:formula="of:=SUM([.D59:.AH59])" office:value-type="float" office:value="0.5">
            <text:p>0.5</text:p>
          </table:table-cell>
          <table:table-cell table:style-name="ce83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4.0157in" svg:y="12.9547in" draw:caption-point-x="-0.2402in" draw:caption-point-y="0.5866in">
              <dc:date>2019-01-04T00:00:00</dc:date>
              <text:p text:style-name="P4"><text:span text:style-name="T4">Hư xe, xđt, 9h05 đến cty</text:span></text:p>
            </office:annotation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.5">
            <office:annotation draw:style-name="gr4" draw:text-style-name="P4" svg:width="1.1413in" svg:height="0.3902in" svg:x="12.0059in" svg:y="12.9429in" draw:caption-point-x="-0.2402in" draw:caption-point-y="0.5984in">
              <dc:date>2019-01-21T00:00:00</dc:date>
              <text:p text:style-name="P4"><text:span text:style-name="T4">Có việc ở trường, off sáng</text:span></text:p>
            </office:annotation>
            <text:p>0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inhT</text:p>
          </table:table-cell>
          <table:table-cell table:style-name="ce78" table:formula="of:=SUM([.D60:.AH60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1882in" draw:caption-point-x="-0.2402in" draw:caption-point-y="0.5862in">
              <dc:date>2019-01-07T00:00:00</dc:date>
              <text:p text:style-name="P4"><text:span text:style-name="T4">Kẹt xe, 8h32 đến c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178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1783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LTT</text:p>
          </table:table-cell>
          <table:table-cell table:style-name="ce78" table:formula="of:=SUM([.D61:.AH61])" office:value-type="float" office:value="5">
            <text:p>5</text:p>
          </table:table-cell>
          <table:table-cell table:style-name="ce83"/>
          <table:table-cell table:style-name="ce83" office:value-type="float" office:value="0.5">
            <office:annotation draw:style-name="gr2" draw:text-style-name="P4" svg:width="1.1413in" svg:height="0.5457in" svg:x="3.1024in" svg:y="13.4193in" draw:caption-point-x="-0.2402in" draw:caption-point-y="0.5882in">
              <dc:date>2019-01-02T00:00:00</dc:date>
              <text:p text:style-name="P4"><text:span text:style-name="T4">Mệt, xđt, 1h35 đến cty → tính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2" draw:text-style-name="P4" svg:width="1.1413in" svg:height="0.5457in" svg:x="4.0157in" svg:y="13.4209in" draw:caption-point-x="-0.2402in" draw:caption-point-y="0.5866in">
              <dc:date>2019-01-04T00:00:00</dc:date>
              <text:p text:style-name="P4"><text:span text:style-name="T4">Mệt, xin đi trễ, 2h35 vô cty →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4" svg:width="1.1413in" svg:height="0.3902in" svg:x="5.3854in" svg:y="13.4213in" draw:caption-point-x="-0.2402in" draw:caption-point-y="0.5862in">
              <dc:date>2019-01-07T00:00:00</dc:date>
              <text:p text:style-name="P4"><text:span text:style-name="T4">Đau bụng, xđt, 10h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5.8421in" svg:y="13.4217in" draw:caption-point-x="-0.2402in" draw:caption-point-y="0.5858in">
              <dc:date>2019-01-08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3" draw:text-style-name="P4" svg:width="1.1413in" svg:height="0.7012in" svg:x="6.8205in" svg:y="13.4224in" draw:caption-point-x="-0.2402in" draw:caption-point-y="0.585in">
              <dc:date>2019-01-10T00:00:00</dc:date>
              <text:p text:style-name="P4"><text:span text:style-name="T4">Ghé rút tiền, xđt, 9h57 đến cty</text:span></text:p>
              <text:p text:style-name="P4"><text:span text:style-name="T4">Off chiều theo plan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4" svg:width="1.1413in" svg:height="0.3902in" svg:x="7.3094in" svg:y="13.4228in" draw:caption-point-x="-0.2402in" draw:caption-point-y="0.5846in">
              <dc:date>2019-01-11T00:00:00</dc:date>
              <text:p text:style-name="P4"><text:span text:style-name="T4">Mệt, 2h27 vô cty, tính off sáng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3.4236in" draw:caption-point-x="-0.2402in" draw:caption-point-y="0.5839in">
              <dc:date>2019-01-15T00:00:00</dc:date>
              <text:p text:style-name="P4"><text:span text:style-name="T4">Bận việc nhà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0.6358in" svg:y="13.4102in" draw:caption-point-x="-0.2402in" draw:caption-point-y="0.5972in">
              <dc:date>2019-01-18T00:00:00</dc:date>
              <text:p text:style-name="P4"><text:span text:style-name="T4">Mệt, xin đi trễ</text:span></text:p>
            </office:annotation>
            <text:p>0.5</text:p>
          </table:table-cell>
          <table:table-cell table:style-name="ce83" table:number-columns-repeated="2"/>
          <table:table-cell table:style-name="ce83" office:value-type="float" office:value="1">
            <office:annotation draw:style-name="gr6" draw:text-style-name="P4" svg:width="1.1413in" svg:height="0.2634in" svg:x="12.0059in" svg:y="13.4091in" draw:caption-point-x="-0.2402in" draw:caption-point-y="0.5984in">
              <dc:date>2019-01-21T00:00:00</dc:date>
              <text:p text:style-name="P4"><text:span text:style-name="T4">mệt</text:span></text:p>
            </office:annotation>
            <text:p>1</text:p>
          </table:table-cell>
          <table:table-cell table:style-name="ce83" office:value-type="float" office:value="0">
            <office:annotation draw:style-name="gr2" draw:text-style-name="P4" svg:width="1.1413in" svg:height="0.5457in" svg:x="12.4622in" svg:y="13.411in" draw:caption-point-x="-0.2402in" draw:caption-point-y="0.5965in">
              <dc:date>2019-01-22T00:00:00</dc:date>
              <text:p text:style-name="P4"><text:span text:style-name="T4">Làm giấy tờ, xđt, 8h47 đến cty</text:span></text:p>
              <text:p text:style-name="P4"><text:span text:style-name="T4"/></text:p>
            </office:annotation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2.9189in" svg:y="13.4118in" draw:caption-point-x="-0.2402in" draw:caption-point-y="0.5957in">
              <dc:date>2019-01-24T00:00:00</dc:date>
              <text:p text:style-name="P4"><text:span text:style-name="T4">Kẹt xe, 8h35 đến cty</text:span></text:p>
            </office:annotation>
            <text:p>0</text:p>
          </table:table-cell>
          <table:table-cell table:style-name="ce83" office:value-type="float" office:value="0">
            <office:annotation draw:style-name="gr2" draw:text-style-name="P4" svg:width="1.1413in" svg:height="0.5457in" svg:x="13.3756in" svg:y="13.4118in" draw:caption-point-x="-0.2402in" draw:caption-point-y="0.5957in">
              <dc:date>2019-01-24T00:00:00</dc:date>
              <text:p text:style-name="P4"><text:span text:style-name="T4">Ghé ngân hàng, xđt, 11h22 đến cty</text:span></text:p>
            </office:annotation>
            <text:p>0</text:p>
          </table:table-cell>
          <table:table-cell table:style-name="ce83" office:value-type="float" office:value="0.5">
            <office:annotation draw:style-name="gr6" draw:text-style-name="P4" svg:width="1.1413in" svg:height="0.2634in" svg:x="13.8323in" svg:y="13.4122in" draw:caption-point-x="-0.2402in" draw:caption-point-y="0.5953in">
              <dc:date>2019-01-25T00:00:00</dc:date>
              <text:p text:style-name="P4"><text:span text:style-name="T4">Mệt, off sáng</text:span></text:p>
            </office:annotation>
            <text:p>0.5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NTX</text:p>
          </table:table-cell>
          <table:table-cell table:style-name="ce78" table:formula="of:=SUM([.D62:.AH62])" office:value-type="float" office:value="2">
            <text:p>2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644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6445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huyenTTN</text:p>
          </table:table-cell>
          <table:table-cell table:style-name="ce78" table:formula="of:=SUM([.D63:.AH63])" office:value-type="float" office:value="2.5">
            <text:p>2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3.5591in" svg:y="13.8858in" draw:caption-point-x="-0.2402in" draw:caption-point-y="0.5878in">
              <dc:date>2019-01-03T00:00:00</dc:date>
              <text:p text:style-name="P4"><text:span text:style-name="T4">Mệt + đau đầu, off sáng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1154in" svg:y="13.8776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3.8776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TrietVM</text:p>
          </table:table-cell>
          <table:table-cell table:style-name="ce78" table:formula="of:=SUM([.D64:.AH64])" office:value-type="float" office:value="0">
            <text:p>0</text:p>
          </table:table-cell>
          <table:table-cell table:style-name="ce83" table:number-columns-repeated="8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NT</text:p>
          </table:table-cell>
          <table:table-cell table:style-name="ce78" table:formula="of:=SUM([.D65:.AH65])" office:value-type="float" office:value="4.5">
            <text:p>4.5</text:p>
          </table:table-cell>
          <table:table-cell table:style-name="ce83"/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2" draw:text-style-name="P4" svg:width="1.1413in" svg:height="0.5457in" svg:x="3.5591in" svg:y="14.3528in" draw:caption-point-x="-0.2402in" draw:caption-point-y="0.5874in">
              <dc:date>2019-01-03T00:00:00</dc:date>
              <text:p text:style-name="P4"><text:span text:style-name="T4">Lên trường báo cáo tiến độ đồ án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6.3311in" svg:y="14.3547in" draw:caption-point-x="-0.2402in" draw:caption-point-y="0.5854in">
              <dc:date>2019-01-09T00:00:00</dc:date>
              <text:p text:style-name="P4"><text:span text:style-name="T4">Có việc cần lên trường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4" svg:width="1.1413in" svg:height="0.3902in" svg:x="8.7768in" svg:y="14.3559in" draw:caption-point-x="-0.2402in" draw:caption-point-y="0.5843in">
              <dc:date>2019-01-14T00:00:00</dc:date>
              <text:p text:style-name="P4"><text:span text:style-name="T4">Phản biện khóa luận</text:span></text:p>
            </office:annotation>
            <text:p>1</text:p>
          </table:table-cell>
          <table:table-cell table:style-name="ce83" office:value-type="float" office:value="0.5">
            <office:annotation draw:style-name="gr4" draw:text-style-name="P4" svg:width="1.1413in" svg:height="0.3902in" svg:x="9.2661in" svg:y="14.3559in" draw:caption-point-x="-0.2402in" draw:caption-point-y="0.5843in">
              <dc:date>2019-01-14T00:00:00</dc:date>
              <text:p text:style-name="P4"><text:span text:style-name="T4">Báo cáo môn học, off sáng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10.6358in" svg:y="14.3429in" draw:caption-point-x="-0.2402in" draw:caption-point-y="0.5972in">
              <dc:date>2019-01-18T00:00:00</dc:date>
              <text:p text:style-name="P4"><text:span text:style-name="T4">Bận việc ở trường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nhP</text:p>
          </table:table-cell>
          <table:table-cell table:style-name="ce78" table:formula="of:=SUM([.D66:.AH66])" office:value-type="float" office:value="3">
            <text:p>3</text:p>
          </table:table-cell>
          <table:table-cell table:style-name="ce83"/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4" svg:width="1.1413in" svg:height="0.3902in" svg:x="6.3311in" svg:y="14.5878in" draw:caption-point-x="-0.2402in" draw:caption-point-y="0.5854in">
              <dc:date>2019-01-09T00:00:00</dc:date>
              <text:p text:style-name="P4"><text:span text:style-name="T4">Bận việc đột xuất, off chiều</text:span></text:p>
            </office:annotation>
            <text:p>0.5</text:p>
          </table:table-cell>
          <table:table-cell table:style-name="ce83" office:value-type="float" office:value="0.5">
            <office:annotation draw:style-name="gr6" draw:text-style-name="P4" svg:width="1.1413in" svg:height="0.2634in" svg:x="6.8205in" svg:y="14.5882in" draw:caption-point-x="-0.2402in" draw:caption-point-y="0.585in">
              <dc:date>2019-01-10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83" office:value-type="float" office:value="1">
            <office:annotation draw:style-name="gr6" draw:text-style-name="P4" svg:width="1.1413in" svg:height="0.2634in" svg:x="7.3094in" svg:y="14.5882in" draw:caption-point-x="-0.2402in" draw:caption-point-y="0.585in">
              <dc:date>2019-01-10T00:00:00</dc:date>
              <text:p text:style-name="P4"><text:span text:style-name="T4">Về quê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6" draw:text-style-name="P4" svg:width="1.1413in" svg:height="0.2634in" svg:x="16.572in" svg:y="14.5772in" draw:caption-point-x="-0.2402in" draw:caption-point-y="0.5961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4">
            <text:p>64</text:p>
          </table:table-cell>
          <table:table-cell table:style-name="ce44" office:value-type="string">
            <text:p>ViTHT</text:p>
          </table:table-cell>
          <table:table-cell table:style-name="ce78" table:formula="of:=SUM([.D67:.AH67])" office:value-type="float" office:value="2">
            <text:p>2</text:p>
          </table:table-cell>
          <table:table-cell table:style-name="ce83"/>
          <table:table-cell table:style-name="ce83" office:value-type="float" office:value="1">
            <office:annotation draw:style-name="gr4" draw:text-style-name="P4" svg:width="1.1413in" svg:height="0.3902in" svg:x="3.1024in" svg:y="14.8181in" draw:caption-point-x="-0.2402in" draw:caption-point-y="0.5882in">
              <dc:date>2019-01-02T00:00:00</dc:date>
              <text:p text:style-name="P4"><text:span text:style-name="T4">Dul lịch cùng gia đì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4" svg:width="1.1413in" svg:height="0.3902in" svg:x="7.3094in" svg:y="14.8217in" draw:caption-point-x="-0.2402in" draw:caption-point-y="0.5846in">
              <dc:date>2019-01-11T00:00:00</dc:date>
              <text:p text:style-name="P4"><text:span text:style-name="T4">Bị sốt</text:span></text:p>
              <text:p text:style-name="P4"><text:span text:style-name="T4"/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4" svg:width="1.1413in" svg:height="0.3902in" svg:x="16.572in" svg:y="14.8106in" draw:caption-point-x="-0.2402in" draw:caption-point-y="0.5957in">
              <dc:creator>TL</dc:creator>
              <dc:date>2019-01-31T00:00:00</dc:date>
              <text:p text:style-name="P4"><text:span text:style-name="T4">Có việc bận, 4h30 xin về sớm</text:span></text:p>
            </office:annotation>
            <text:p>0</text:p>
          </table:table-cell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78"/>
          <table:table-cell table:style-name="ce83" table:number-columns-repeated="13"/>
          <table:table-cell table:style-name="ce90" table:number-columns-repeated="7"/>
          <table:table-cell table:style-name="ce83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79"/>
          <table:covered-table-cell table:number-columns-repeated="31" table:style-name="ce84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85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85"/>
          <table:table-cell table:number-columns-repeated="27"/>
          <table:table-cell table:style-name="ce85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2" table:style-name="ta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05"/>
        <table:table-column table:style-name="co29" table:number-columns-repeated="7" table:default-cell-style-name="ce105"/>
        <table:table-column table:style-name="co28" table:number-columns-repeated="16" table:default-cell-style-name="ce10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99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9" table:number-columns-spanned="2" table:number-rows-spanned="1">
            <text:p>2019</text:p>
          </table:table-cell>
          <table:covered-table-cell table:style-name="ce110"/>
          <table:table-cell table:style-name="ce9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00" table:formula="of:=DATE([.$R$1];[.N1];1)" office:value-type="date" office:date-value="2019-02-01">
            <text:p>01</text:p>
          </table:table-cell>
          <table:table-cell table:style-name="ce100" table:formula="of:=[.D2]+1" office:value-type="date" office:date-value="2019-02-02">
            <text:p>02</text:p>
          </table:table-cell>
          <table:table-cell table:style-name="ce100" table:formula="of:=[.E2]+1" office:value-type="date" office:date-value="2019-02-03">
            <text:p>03</text:p>
          </table:table-cell>
          <table:table-cell table:style-name="ce100" table:formula="of:=[.F2]+1" office:value-type="date" office:date-value="2019-02-04">
            <text:p>04</text:p>
          </table:table-cell>
          <table:table-cell table:style-name="ce100" table:formula="of:=[.G2]+1" office:value-type="date" office:date-value="2019-02-05">
            <text:p>05</text:p>
          </table:table-cell>
          <table:table-cell table:style-name="ce100" table:formula="of:=[.H2]+1" office:value-type="date" office:date-value="2019-02-06">
            <text:p>06</text:p>
          </table:table-cell>
          <table:table-cell table:style-name="ce100" table:formula="of:=[.I2]+1" office:value-type="date" office:date-value="2019-02-07">
            <text:p>07</text:p>
          </table:table-cell>
          <table:table-cell table:style-name="ce100" table:formula="of:=[.J2]+1" office:value-type="date" office:date-value="2019-02-08">
            <text:p>08</text:p>
          </table:table-cell>
          <table:table-cell table:style-name="ce100" table:formula="of:=[.K2]+1" office:value-type="date" office:date-value="2019-02-09">
            <text:p>09</text:p>
          </table:table-cell>
          <table:table-cell table:style-name="ce100" table:formula="of:=[.L2]+1" office:value-type="date" office:date-value="2019-02-10">
            <text:p>10</text:p>
          </table:table-cell>
          <table:table-cell table:style-name="ce100" table:formula="of:=[.M2]+1" office:value-type="date" office:date-value="2019-02-11">
            <text:p>11</text:p>
          </table:table-cell>
          <table:table-cell table:style-name="ce100" table:formula="of:=[.N2]+1" office:value-type="date" office:date-value="2019-02-12">
            <text:p>12</text:p>
          </table:table-cell>
          <table:table-cell table:style-name="ce100" table:formula="of:=[.O2]+1" office:value-type="date" office:date-value="2019-02-13">
            <text:p>13</text:p>
          </table:table-cell>
          <table:table-cell table:style-name="ce100" table:formula="of:=[.P2]+1" office:value-type="date" office:date-value="2019-02-14">
            <text:p>14</text:p>
          </table:table-cell>
          <table:table-cell table:style-name="ce100" table:formula="of:=[.Q2]+1" office:value-type="date" office:date-value="2019-02-15">
            <text:p>15</text:p>
          </table:table-cell>
          <table:table-cell table:style-name="ce100" table:formula="of:=[.R2]+1" office:value-type="date" office:date-value="2019-02-16">
            <text:p>16</text:p>
          </table:table-cell>
          <table:table-cell table:style-name="ce100" table:formula="of:=[.S2]+1" office:value-type="date" office:date-value="2019-02-17">
            <text:p>17</text:p>
          </table:table-cell>
          <table:table-cell table:style-name="ce100" table:formula="of:=[.T2]+1" office:value-type="date" office:date-value="2019-02-18">
            <text:p>18</text:p>
          </table:table-cell>
          <table:table-cell table:style-name="ce100" table:formula="of:=[.U2]+1" office:value-type="date" office:date-value="2019-02-19">
            <text:p>19</text:p>
          </table:table-cell>
          <table:table-cell table:style-name="ce100" table:formula="of:=[.V2]+1" office:value-type="date" office:date-value="2019-02-20">
            <text:p>20</text:p>
          </table:table-cell>
          <table:table-cell table:style-name="ce100" table:formula="of:=[.W2]+1" office:value-type="date" office:date-value="2019-02-21">
            <text:p>21</text:p>
          </table:table-cell>
          <table:table-cell table:style-name="ce100" table:formula="of:=[.X2]+1" office:value-type="date" office:date-value="2019-02-22">
            <text:p>22</text:p>
          </table:table-cell>
          <table:table-cell table:style-name="ce100" table:formula="of:=[.Y2]+1" office:value-type="date" office:date-value="2019-02-23">
            <text:p>23</text:p>
          </table:table-cell>
          <table:table-cell table:style-name="ce100" table:formula="of:=[.Z2]+1" office:value-type="date" office:date-value="2019-02-24">
            <text:p>24</text:p>
          </table:table-cell>
          <table:table-cell table:style-name="ce100" table:formula="of:=[.AA2]+1" office:value-type="date" office:date-value="2019-02-25">
            <text:p>25</text:p>
          </table:table-cell>
          <table:table-cell table:style-name="ce100" table:formula="of:=[.AB2]+1" office:value-type="date" office:date-value="2019-02-26">
            <text:p>26</text:p>
          </table:table-cell>
          <table:table-cell table:style-name="ce100" table:formula="of:=[.AC2]+1" office:value-type="date" office:date-value="2019-02-27">
            <text:p>27</text:p>
          </table:table-cell>
          <table:table-cell table:style-name="ce100" table:formula="of:=[.AD2]+1" office:value-type="date" office:date-value="2019-02-28">
            <text:p>28</text:p>
          </table:table-cell>
          <table:table-cell table:style-name="ce100" table:formula="of:=[.AE2]+1" office:value-type="date" office:date-value="2019-03-01">
            <text:p>01</text:p>
          </table:table-cell>
          <table:table-cell table:style-name="ce100" table:formula="of:=[.AF2]+1" office:value-type="date" office:date-value="2019-03-02">
            <text:p>02</text:p>
          </table:table-cell>
          <table:table-cell table:style-name="ce100" table:formula="of:=[.AG2]+1" office:value-type="date" office:date-value="2019-03-03">
            <text:p>03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01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1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1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1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1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1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1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1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97" table:formula="of:=SUM([.D4:.AH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0.1803in" draw:caption-point-x="-0.2402in" draw:caption-point-y="0.5374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97" table:formula="of:=SUM([.D5:.AH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97" table:formula="of:=SUM([.D6:.AH6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97" table:formula="of:=SUM([.D7:.AH7])" office:value-type="float" office:value="1">
            <text:p>1</text:p>
          </table:table-cell>
          <table:table-cell table:style-name="ce102" office:value-type="float" office:value="1">
            <office:annotation draw:style-name="gr4" draw:text-style-name="P4" svg:width="1.1413in" svg:height="0.3902in" svg:x="2.6457in" svg:y="0.8209in" draw:caption-point-x="-0.2402in" draw:caption-point-y="0.5965in">
              <dc:date>2019-01-29T00:00:00</dc:date>
              <text:p text:style-name="P4"><text:span text:style-name="T4">Nghỉ tết + đám cưới anh trai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97" table:formula="of:=SUM([.D8:.AH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053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97" table:formula="of:=SUM([.D9:.AH9])" office:value-type="float" office:value="0">
            <text:p>0</text:p>
          </table:table-cell>
          <table:table-cell table:style-name="ce10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97" table:formula="of:=SUM([.D10:.AH10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520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97" table:formula="of:=SUM([.D11:.AH11])" office:value-type="float" office:value="2">
            <text:p>2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.753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1.753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2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97" table:formula="of:=SUM([.D12:.AH1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97" table:formula="of:=SUM([.D13:.AH13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2.2209in" draw:caption-point-x="-0.2402in" draw:caption-point-y="0.5953in">
              <dc:creator>TL</dc:creator>
              <dc:date>2019-02-01T00:00:00</dc:date>
              <text:p text:style-name="P4"><text:span text:style-name="T4">Đón xe về quê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97" table:formula="of:=SUM([.D14:.AH1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452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97" table:formula="of:=SUM([.D15:.AH1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97" table:formula="of:=SUM([.D16:.AH1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2.919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97" table:formula="of:=SUM([.D17:.AH17])" office:value-type="float" office:value="0.5">
            <text:p>0.5</text:p>
          </table:table-cell>
          <table:table-cell table:style-name="ce102" office:value-type="float" office:value="0.5">
            <office:annotation draw:style-name="gr9" draw:text-style-name="P4" svg:width="2.3461in" svg:height="1.7898in" svg:x="2.6457in" svg:y="3.7705in" draw:caption-point-x="-0.2402in" draw:caption-point-y="-0.0217in">
              <dc:creator>TL</dc:creator>
              <dc:date>2019-02-01T00:00:00</dc:date>
              <text:p text:style-name="P4"><text:span text:style-name="T4">Bận việc nhà, 8h49 vô</text:span></text:p>
              <text:p text:style-name="P4"><text:span text:style-name="T4"/></text:p>
              <text:p text:style-name="P4"><text:span text:style-name="T4">Chiều phải đi đám giỗ ở miền tây =&gt; xin về sớm lúc 14h30 </text:span></text:p>
              <text:p text:style-name="P4"><text:span text:style-name="T4"/></text:p>
              <text:p text:style-name="P4"><text:span text:style-name="T4">Sẽ làm bù:</text:span></text:p>
              <text:p text:style-name="P4"><text:span text:style-name="T4">- Tối Jan 31 một ít</text:span></text:p>
              <text:p text:style-name="P4"><text:span text:style-name="T4">- Còn thiếu time thì qua tết bù tiếp </text:span></text:p>
              <text:p text:style-name="P4"><text:span text:style-name="T4"/></text:p>
              <text:p text:style-name="P4"><text:span text:style-name="T4">=&gt; Tạm tính off chiều. Qua Tết check với dự án sẽ update lại sau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97" table:formula="of:=SUM([.D18:.AH1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385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97" table:formula="of:=SUM([.D19:.AH1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3.618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97" table:formula="of:=SUM([.D20:.AH20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3.8528in" draw:caption-point-x="-0.2402in" draw:caption-point-y="0.5953in">
              <dc:creator>TL</dc:creator>
              <dc:date>2019-02-01T00:00:00</dc:date>
              <text:p text:style-name="P4"><text:span text:style-name="T4">10h30 vô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97" table:formula="of:=SUM([.D21:.AH2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08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97" table:formula="of:=SUM([.D22:.AH2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97" table:formula="of:=SUM([.D23:.AH2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97" table:formula="of:=SUM([.D24:.AH24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4.784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4.784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4.7843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97" table:formula="of:=SUM([.D25:.AH25])" office:value-type="float" office:value="0.5">
            <text:p>0.5</text:p>
          </table:table-cell>
          <table:table-cell table:style-name="ce102" office:value-type="float" office:value="0.5">
            <office:annotation draw:style-name="gr6" draw:text-style-name="P4" svg:width="1.1413in" svg:height="0.2634in" svg:x="2.6457in" svg:y="5.0177in" draw:caption-point-x="-0.2402in" draw:caption-point-y="0.5961in">
              <dc:date>2019-01-29T00:00:00</dc:date>
              <text:p text:style-name="P4"><text:span text:style-name="T4">Về quê, off chiều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97" table:formula="of:=SUM([.D26:.AH2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250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97" table:formula="of:=SUM([.D27:.AH2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483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97" table:formula="of:=SUM([.D28:.AH28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97" table:formula="of:=SUM([.D29:.AH2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5.9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97" table:formula="of:=SUM([.D30:.AH30])" office:value-type="float" office:value="4">
            <text:p>4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183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6.183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7.7988in" svg:y="6.183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8.2878in" svg:y="6.183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18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97" table:formula="of:=SUM([.D31:.AH3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6.416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97" table:formula="of:=SUM([.D32:.AH32])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9"/>
          <table:table-cell table:style-name="ce102" office:value-type="float" office:value="1">
            <office:annotation draw:style-name="gr6" draw:text-style-name="P4" svg:width="1.1413in" svg:height="0.2634in" svg:x="7.3094in" svg:y="6.6496in" draw:caption-point-x="-0.2402in" draw:caption-point-y="0.5965in">
              <dc:creator>TL</dc:creator>
              <dc:date>2019-01-30T00:00:00</dc:date>
              <text:p text:style-name="P4"><text:span text:style-name="T4">Khám thai</text:span></text:p>
            </office:annotation>
            <text:p>1</text:p>
          </table:table-cell>
          <table:table-cell table:style-name="ce102" table:number-columns-repeated="20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97" table:formula="of:=SUM([.D33:.AH3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97" table:formula="of:=SUM([.D34:.AH3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97" table:formula="of:=SUM([.D35:.AH35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97" table:formula="of:=SUM([.D36:.AH36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97" table:formula="of:=SUM([.D37:.AH3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7.815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97" table:formula="of:=SUM([.D38:.AH3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0484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97" table:formula="of:=SUM([.D39:.AH39])" office:value-type="float" office:value="3">
            <text:p>3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2815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9"/>
          <table:table-cell table:style-name="ce102" office:value-type="float" office:value="1">
            <office:annotation draw:style-name="gr2" draw:text-style-name="P4" svg:width="1.1413in" svg:height="0.5457in" svg:x="7.3094in" svg:y="8.2815in" draw:caption-point-x="-0.2402in" draw:caption-point-y="0.596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office:value-type="float" office:value="1">
            <office:annotation draw:style-name="gr2" draw:text-style-name="P4" svg:width="1.1413in" svg:height="0.5457in" svg:x="7.7988in" svg:y="8.2815in" draw:caption-point-x="-0.2402in" draw:caption-point-y="0.5965in">
              <dc:creator>TL</dc:creator>
              <dc:date>2019-01-30T00:00:00</dc:date>
              <text:p text:style-name="P4"><text:span text:style-name="T4">Nghỉ thêm sau Tết, giải quyết việc gia đình</text:span></text:p>
            </office:annotation>
            <text:p>1</text:p>
          </table:table-cell>
          <table:table-cell table:style-name="ce102" table:number-columns-repeated="19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97" table:formula="of:=SUM([.D40:.AH40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97" table:formula="of:=SUM([.D41:.AH4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8.74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97" table:formula="of:=SUM([.D42:.AH42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97" table:formula="of:=SUM([.D43:.AH4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97" table:formula="of:=SUM([.D44:.AH44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97" table:formula="of:=SUM([.D45:.AH45])" office:value-type="float" office:value="0">
            <text:p>0</text:p>
          </table:table-cell>
          <table:table-cell table:style-name="ce102" office:value-type="float" office:value="0">
            <office:annotation draw:style-name="gr6" draw:text-style-name="P4" svg:width="1.1413in" svg:height="0.2634in" svg:x="2.6457in" svg:y="9.6823in" draw:caption-point-x="-0.2402in" draw:caption-point-y="0.5949in">
              <dc:creator>TL</dc:creator>
              <dc:date>2019-02-01T00:00:00</dc:date>
              <text:p text:style-name="P4"><text:span text:style-name="T4">Xin về sớm 4h59</text:span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97" table:formula="of:=SUM([.D46:.AH46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97" table:formula="of:=SUM([.D47:.AH47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97" table:formula="of:=SUM([.D48:.AH48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0.379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97" table:formula="of:=SUM([.D49:.AH49])" office:value-type="float" office:value="1">
            <text:p>1</text:p>
          </table:table-cell>
          <table:table-cell table:style-name="ce102" office:value-type="float" office:value="1">
            <office:annotation draw:style-name="gr3" draw:text-style-name="P4" svg:width="1.1413in" svg:height="0.7012in" svg:x="2.6457in" svg:y="10.613in" draw:caption-point-x="-0.2402in" draw:caption-point-y="0.5965in">
              <dc:creator>TL</dc:creator>
              <dc:date>2019-01-30T00:00:00</dc:date>
              <text:p text:style-name="P4"><text:span text:style-name="T4">do xe (về quê Tết) đổi lịch đột xuất, Có thể cần off thêm 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97" table:formula="of:=SUM([.D50:.AH50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97" table:formula="of:=SUM([.D51:.AH51])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1.0807in" draw:caption-point-x="-0.2402in" draw:caption-point-y="0.5953in">
              <dc:creator>TL</dc:creator>
              <dc:date>2019-02-01T00:00:00</dc:date>
              <text:p text:style-name="P4"><text:span text:style-name="T4">Có việc, xin về sớm (hơn 4h)</text:span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97" table:formula="of:=SUM([.D52:.AH52])" office:value-type="float" office:value="0">
            <text:p>0</text:p>
          </table:table-cell>
          <table:table-cell table:style-name="ce102" office:value-type="float" office:value="0">
            <office:annotation draw:style-name="gr12" draw:text-style-name="P4" svg:width="1.1413in" svg:height="1.6343in" svg:x="2.6457in" svg:y="11.3134in" draw:caption-point-x="-0.2402in" draw:caption-point-y="0.5957in">
              <dc:creator>TL</dc:creator>
              <dc:date>2019-02-01T00:00:00</dc:date>
              <text:p text:style-name="P4"><text:span text:style-name="T4">Xin về sớm 3h46, thứ 6 (1/2), phụ dọn nhà, sẽ làm bù vào cuối tuần</text:span></text:p>
              <text:p text:style-name="P4"><text:span text:style-name="T4"/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97" table:formula="of:=SUM([.D53:.AH5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97" table:formula="of:=SUM([.D54:.AH5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1.779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97" table:formula="of:=SUM([.D55:.AH5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0122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97" table:formula="of:=SUM([.D56:.AH56])" office:value-type="float" office:value="0">
            <text:p>0</text:p>
          </table:table-cell>
          <table:table-cell table:style-name="ce102" office:value-type="float" office:value="0">
            <office:annotation draw:style-name="gr4" draw:text-style-name="P4" svg:width="1.1413in" svg:height="0.3902in" svg:x="2.6457in" svg:y="12.2465in" draw:caption-point-x="-0.2402in" draw:caption-point-y="0.5953in">
              <dc:creator>TL</dc:creator>
              <dc:date>2019-02-01T00:00:00</dc:date>
              <text:p text:style-name="P4"><text:span text:style-name="T4">Đưa con đi tái khám. 9h53 vô</text:span></text:p>
            </office:annotation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97" table:formula="of:=SUM([.D57:.AH57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4783in" draw:caption-point-x="-0.2402in" draw:caption-point-y="0.5965in">
              <dc:creator>TL</dc:creator>
              <dc:date>2019-01-30T00:00:00</dc:date>
              <text:p text:style-name="P4"><text:span text:style-name="T4">Tảo mộ gia đình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97" table:formula="of:=SUM([.D58:.AH58])" office:value-type="float" office:value="0.5">
            <text:p>0.5</text:p>
          </table:table-cell>
          <table:table-cell table:style-name="ce102" office:value-type="float" office:value="0.5">
            <office:annotation draw:style-name="gr4" draw:text-style-name="P4" svg:width="1.1413in" svg:height="0.3902in" svg:x="2.6457in" svg:y="12.7138in" draw:caption-point-x="-0.2402in" draw:caption-point-y="0.5941in">
              <dc:creator>TL</dc:creator>
              <dc:date>2019-02-01T00:00:00</dc:date>
              <text:p text:style-name="P4"><text:span text:style-name="T4">Xin về sớm lúc 3h ra sân bay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97" table:formula="of:=SUM([.D59:.AH59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2.9449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97" table:formula="of:=SUM([.D60:.AH60])" office:value-type="float" office:value="0.5">
            <text:p>0.5</text:p>
          </table:table-cell>
          <table:table-cell table:style-name="ce102" office:value-type="float" office:value="0.5">
            <office:annotation draw:style-name="gr8" draw:text-style-name="P4" svg:width="1.1413in" svg:height="0.8567in" svg:x="2.6457in" svg:y="13.1791in" draw:caption-point-x="-0.2402in" draw:caption-point-y="0.5953in">
              <dc:creator>TL</dc:creator>
              <dc:date>2019-02-01T00:00:00</dc:date>
              <text:p text:style-name="P4"><text:span text:style-name="T4">Xin ra ngoài (khám bệnh) từ gần 10AM – 12PM</text:span></text:p>
              <text:p text:style-name="P4"><text:span text:style-name="T4">=&gt; tính off sáng</text:span></text:p>
            </office:annotation>
            <text:p>0.5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97" table:formula="of:=SUM([.D61:.AH61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41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97" table:formula="of:=SUM([.D62:.AH62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3.6441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97" table:formula="of:=SUM([.D63:.AH63])" office:value-type="float" office:value="0">
            <text:p>0</text:p>
          </table:table-cell>
          <table:table-cell table:style-name="ce102" office:value-type="float" office:value="0">
            <text:p>0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97" table:formula="of:=SUM([.D64:.AH64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1106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97" table:formula="of:=SUM([.D65:.AH65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3437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97" table:formula="of:=SUM([.D66:.AH66])" office:value-type="float" office:value="1">
            <text:p>1</text:p>
          </table:table-cell>
          <table:table-cell table:style-name="ce102" office:value-type="float" office:value="1">
            <office:annotation draw:style-name="gr6" draw:text-style-name="P4" svg:width="1.1413in" svg:height="0.2634in" svg:x="2.6457in" svg:y="14.5768in" draw:caption-point-x="-0.2402in" draw:caption-point-y="0.5965in">
              <dc:date>2019-01-29T00:00:00</dc:date>
              <text:p text:style-name="P4"><text:span text:style-name="T4">Về quê ăn tết</text:span></text:p>
            </office:annotation>
            <text:p>1</text:p>
          </table:table-cell>
          <table:table-cell table:style-name="ce102" table:number-columns-repeated="30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97"/>
          <table:table-cell table:style-name="ce102" table:number-columns-repeated="13"/>
          <table:table-cell table:style-name="ce109" table:number-columns-repeated="7"/>
          <table:table-cell table:style-name="ce10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98"/>
          <table:covered-table-cell table:number-columns-repeated="31" table:style-name="ce10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2">
          <table:table-cell table:style-name="ce43" table:number-columns-repeated="3"/>
          <table:table-cell table:style-name="ce10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04"/>
          <table:table-cell table:number-columns-repeated="27"/>
          <table:table-cell table:style-name="ce104" table:number-columns-repeated="3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43" table:number-columns-repeated="2"/>
          <table:table-cell table:number-columns-repeated="1022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3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19"/>
        <table:table-column table:style-name="co29" table:number-columns-repeated="7" table:default-cell-style-name="ce119"/>
        <table:table-column table:style-name="co28" table:number-columns-repeated="16" table:default-cell-style-name="ce11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13" table:number-columns-repeated="8"/>
          <table:table-cell table:style-name="ce120" office:value-type="string" table:number-columns-spanned="2" table:number-rows-spanned="1">
            <text:p>Month</text:p>
          </table:table-cell>
          <table:covered-table-cell table:style-name="ce121"/>
          <table:table-cell table:style-name="ce122" table:content-validation-name="val1" office:value-type="float" office:value="3" table:number-columns-spanned="2" table:number-rows-spanned="1">
            <text:p>3</text:p>
          </table:table-cell>
          <table:covered-table-cell table:style-name="ce121"/>
          <table:table-cell table:style-name="ce120" office:value-type="string" table:number-columns-spanned="2" table:number-rows-spanned="1">
            <text:p>Year</text:p>
          </table:table-cell>
          <table:covered-table-cell table:style-name="ce121"/>
          <table:table-cell table:style-name="ce120" office:value-type="float" office:value="2019" table:number-columns-spanned="2" table:number-rows-spanned="1">
            <text:p>2019</text:p>
          </table:table-cell>
          <table:covered-table-cell table:style-name="ce124"/>
          <table:table-cell table:style-name="ce113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14" table:formula="of:=DATE([.$R$1];[.N1];1)" office:value-type="date" office:date-value="2019-03-01">
            <text:p>01</text:p>
          </table:table-cell>
          <table:table-cell table:style-name="ce114" table:formula="of:=[.D2]+1" office:value-type="date" office:date-value="2019-03-02">
            <text:p>02</text:p>
          </table:table-cell>
          <table:table-cell table:style-name="ce114" table:formula="of:=[.E2]+1" office:value-type="date" office:date-value="2019-03-03">
            <text:p>03</text:p>
          </table:table-cell>
          <table:table-cell table:style-name="ce114" table:formula="of:=[.F2]+1" office:value-type="date" office:date-value="2019-03-04">
            <text:p>04</text:p>
          </table:table-cell>
          <table:table-cell table:style-name="ce114" table:formula="of:=[.G2]+1" office:value-type="date" office:date-value="2019-03-05">
            <text:p>05</text:p>
          </table:table-cell>
          <table:table-cell table:style-name="ce114" table:formula="of:=[.H2]+1" office:value-type="date" office:date-value="2019-03-06">
            <text:p>06</text:p>
          </table:table-cell>
          <table:table-cell table:style-name="ce114" table:formula="of:=[.I2]+1" office:value-type="date" office:date-value="2019-03-07">
            <text:p>07</text:p>
          </table:table-cell>
          <table:table-cell table:style-name="ce114" table:formula="of:=[.J2]+1" office:value-type="date" office:date-value="2019-03-08">
            <text:p>08</text:p>
          </table:table-cell>
          <table:table-cell table:style-name="ce114" table:formula="of:=[.K2]+1" office:value-type="date" office:date-value="2019-03-09">
            <text:p>09</text:p>
          </table:table-cell>
          <table:table-cell table:style-name="ce114" table:formula="of:=[.L2]+1" office:value-type="date" office:date-value="2019-03-10">
            <text:p>10</text:p>
          </table:table-cell>
          <table:table-cell table:style-name="ce114" table:formula="of:=[.M2]+1" office:value-type="date" office:date-value="2019-03-11">
            <text:p>11</text:p>
          </table:table-cell>
          <table:table-cell table:style-name="ce114" table:formula="of:=[.N2]+1" office:value-type="date" office:date-value="2019-03-12">
            <text:p>12</text:p>
          </table:table-cell>
          <table:table-cell table:style-name="ce114" table:formula="of:=[.O2]+1" office:value-type="date" office:date-value="2019-03-13">
            <text:p>13</text:p>
          </table:table-cell>
          <table:table-cell table:style-name="ce114" table:formula="of:=[.P2]+1" office:value-type="date" office:date-value="2019-03-14">
            <text:p>14</text:p>
          </table:table-cell>
          <table:table-cell table:style-name="ce114" table:formula="of:=[.Q2]+1" office:value-type="date" office:date-value="2019-03-15">
            <text:p>15</text:p>
          </table:table-cell>
          <table:table-cell table:style-name="ce114" table:formula="of:=[.R2]+1" office:value-type="date" office:date-value="2019-03-16">
            <text:p>16</text:p>
          </table:table-cell>
          <table:table-cell table:style-name="ce114" table:formula="of:=[.S2]+1" office:value-type="date" office:date-value="2019-03-17">
            <text:p>17</text:p>
          </table:table-cell>
          <table:table-cell table:style-name="ce114" table:formula="of:=[.T2]+1" office:value-type="date" office:date-value="2019-03-18">
            <text:p>18</text:p>
          </table:table-cell>
          <table:table-cell table:style-name="ce114" table:formula="of:=[.U2]+1" office:value-type="date" office:date-value="2019-03-19">
            <text:p>19</text:p>
          </table:table-cell>
          <table:table-cell table:style-name="ce114" table:formula="of:=[.V2]+1" office:value-type="date" office:date-value="2019-03-20">
            <text:p>20</text:p>
          </table:table-cell>
          <table:table-cell table:style-name="ce114" table:formula="of:=[.W2]+1" office:value-type="date" office:date-value="2019-03-21">
            <text:p>21</text:p>
          </table:table-cell>
          <table:table-cell table:style-name="ce114" table:formula="of:=[.X2]+1" office:value-type="date" office:date-value="2019-03-22">
            <text:p>22</text:p>
          </table:table-cell>
          <table:table-cell table:style-name="ce114" table:formula="of:=[.Y2]+1" office:value-type="date" office:date-value="2019-03-23">
            <text:p>23</text:p>
          </table:table-cell>
          <table:table-cell table:style-name="ce114" table:formula="of:=[.Z2]+1" office:value-type="date" office:date-value="2019-03-24">
            <text:p>24</text:p>
          </table:table-cell>
          <table:table-cell table:style-name="ce114" table:formula="of:=[.AA2]+1" office:value-type="date" office:date-value="2019-03-25">
            <text:p>25</text:p>
          </table:table-cell>
          <table:table-cell table:style-name="ce114" table:formula="of:=[.AB2]+1" office:value-type="date" office:date-value="2019-03-26">
            <text:p>26</text:p>
          </table:table-cell>
          <table:table-cell table:style-name="ce114" table:formula="of:=[.AC2]+1" office:value-type="date" office:date-value="2019-03-27">
            <text:p>27</text:p>
          </table:table-cell>
          <table:table-cell table:style-name="ce114" table:formula="of:=[.AD2]+1" office:value-type="date" office:date-value="2019-03-28">
            <text:p>28</text:p>
          </table:table-cell>
          <table:table-cell table:style-name="ce114" table:formula="of:=[.AE2]+1" office:value-type="date" office:date-value="2019-03-29">
            <text:p>29</text:p>
          </table:table-cell>
          <table:table-cell table:style-name="ce114" table:formula="of:=[.AF2]+1" office:value-type="date" office:date-value="2019-03-30">
            <text:p>30</text:p>
          </table:table-cell>
          <table:table-cell table:style-name="ce114" table:formula="of:=[.AG2]+1" office:value-type="date" office:date-value="2019-03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15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11" table:formula="of:=SUM([.D4:.AH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11" table:formula="of:=SUM([.D5:.AH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11" table:formula="of:=SUM([.D6:.AH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11" table:formula="of:=SUM([.D7:.AH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11" table:formula="of:=SUM([.D8:.AH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11" table:formula="of:=SUM([.D9:.AH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11" table:formula="of:=SUM([.D10:.AH1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11" table:formula="of:=SUM([.D11:.AH1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11" table:formula="of:=SUM([.D12:.AH1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11" table:formula="of:=SUM([.D13:.AH1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11" table:formula="of:=SUM([.D14:.AH1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11" table:formula="of:=SUM([.D15:.AH1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11" table:formula="of:=SUM([.D16:.AH1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11" table:formula="of:=SUM([.D17:.AH1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11" table:formula="of:=SUM([.D18:.AH1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11" table:formula="of:=SUM([.D19:.AH1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11" table:formula="of:=SUM([.D20:.AH2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11" table:formula="of:=SUM([.D21:.AH2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11" table:formula="of:=SUM([.D22:.AH2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11" table:formula="of:=SUM([.D23:.AH2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11" table:formula="of:=SUM([.D24:.AH2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11" table:formula="of:=SUM([.D25:.AH2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1" table:formula="of:=SUM([.D26:.AH2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11" table:formula="of:=SUM([.D27:.AH2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11" table:formula="of:=SUM([.D28:.AH2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11" table:formula="of:=SUM([.D29:.AH2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11" table:formula="of:=SUM([.D30:.AH3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11" table:formula="of:=SUM([.D31:.AH3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11" table:formula="of:=SUM([.D32:.AH3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11" table:formula="of:=SUM([.D33:.AH3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11" table:formula="of:=SUM([.D34:.AH3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11" table:formula="of:=SUM([.D35:.AH3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11" table:formula="of:=SUM([.D36:.AH3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11" table:formula="of:=SUM([.D37:.AH3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11" table:formula="of:=SUM([.D38:.AH3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11" table:formula="of:=SUM([.D39:.AH3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11" table:formula="of:=SUM([.D40:.AH4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11" table:formula="of:=SUM([.D41:.AH4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11" table:formula="of:=SUM([.D42:.AH4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11" table:formula="of:=SUM([.D43:.AH4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1" table:formula="of:=SUM([.D44:.AH4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11" table:formula="of:=SUM([.D45:.AH4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11" table:formula="of:=SUM([.D46:.AH4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11" table:formula="of:=SUM([.D47:.AH4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11" table:formula="of:=SUM([.D48:.AH4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11" table:formula="of:=SUM([.D49:.AH4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11" table:formula="of:=SUM([.D50:.AH5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11" table:formula="of:=SUM([.D51:.AH5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11" table:formula="of:=SUM([.D52:.AH5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11" table:formula="of:=SUM([.D53:.AH5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11" table:formula="of:=SUM([.D54:.AH5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11" table:formula="of:=SUM([.D55:.AH5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11" table:formula="of:=SUM([.D56:.AH5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11" table:formula="of:=SUM([.D57:.AH57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11" table:formula="of:=SUM([.D58:.AH58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11" table:formula="of:=SUM([.D59:.AH59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11" table:formula="of:=SUM([.D60:.AH60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11" table:formula="of:=SUM([.D61:.AH61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11" table:formula="of:=SUM([.D62:.AH62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11" table:formula="of:=SUM([.D63:.AH63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11" table:formula="of:=SUM([.D64:.AH64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11" table:formula="of:=SUM([.D65:.AH65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11" table:formula="of:=SUM([.D66:.AH66])" office:value-type="float" office:value="0">
            <text:p>0</text:p>
          </table:table-cell>
          <table:table-cell table:style-name="ce11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11"/>
          <table:table-cell table:style-name="ce116" table:number-columns-repeated="13"/>
          <table:table-cell table:style-name="ce123" table:number-columns-repeated="7"/>
          <table:table-cell table:style-name="ce11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12"/>
          <table:covered-table-cell table:number-columns-repeated="31" table:style-name="ce11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4">
          <table:table-cell table:style-name="ce43" table:number-columns-repeated="3"/>
          <table:table-cell table:style-name="ce11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18"/>
          <table:table-cell table:number-columns-repeated="27"/>
          <table:table-cell table:style-name="ce11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4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33"/>
        <table:table-column table:style-name="co29" table:number-columns-repeated="7" table:default-cell-style-name="ce133"/>
        <table:table-column table:style-name="co28" table:number-columns-repeated="16" table:default-cell-style-name="ce133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27" table:number-columns-repeated="8"/>
          <table:table-cell table:style-name="ce134" office:value-type="string" table:number-columns-spanned="2" table:number-rows-spanned="1">
            <text:p>Month</text:p>
          </table:table-cell>
          <table:covered-table-cell table:style-name="ce135"/>
          <table:table-cell table:style-name="ce136" table:content-validation-name="val1" office:value-type="float" office:value="4" table:number-columns-spanned="2" table:number-rows-spanned="1">
            <text:p>4</text:p>
          </table:table-cell>
          <table:covered-table-cell table:style-name="ce135"/>
          <table:table-cell table:style-name="ce134" office:value-type="string" table:number-columns-spanned="2" table:number-rows-spanned="1">
            <text:p>Year</text:p>
          </table:table-cell>
          <table:covered-table-cell table:style-name="ce135"/>
          <table:table-cell table:style-name="ce134" office:value-type="float" office:value="2019" table:number-columns-spanned="2" table:number-rows-spanned="1">
            <text:p>2019</text:p>
          </table:table-cell>
          <table:covered-table-cell table:style-name="ce138"/>
          <table:table-cell table:style-name="ce127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28" table:formula="of:=DATE([.$R$1];[.N1];1)" office:value-type="date" office:date-value="2019-04-01">
            <text:p>01</text:p>
          </table:table-cell>
          <table:table-cell table:style-name="ce128" table:formula="of:=[.D2]+1" office:value-type="date" office:date-value="2019-04-02">
            <text:p>02</text:p>
          </table:table-cell>
          <table:table-cell table:style-name="ce128" table:formula="of:=[.E2]+1" office:value-type="date" office:date-value="2019-04-03">
            <text:p>03</text:p>
          </table:table-cell>
          <table:table-cell table:style-name="ce128" table:formula="of:=[.F2]+1" office:value-type="date" office:date-value="2019-04-04">
            <text:p>04</text:p>
          </table:table-cell>
          <table:table-cell table:style-name="ce128" table:formula="of:=[.G2]+1" office:value-type="date" office:date-value="2019-04-05">
            <text:p>05</text:p>
          </table:table-cell>
          <table:table-cell table:style-name="ce128" table:formula="of:=[.H2]+1" office:value-type="date" office:date-value="2019-04-06">
            <text:p>06</text:p>
          </table:table-cell>
          <table:table-cell table:style-name="ce128" table:formula="of:=[.I2]+1" office:value-type="date" office:date-value="2019-04-07">
            <text:p>07</text:p>
          </table:table-cell>
          <table:table-cell table:style-name="ce128" table:formula="of:=[.J2]+1" office:value-type="date" office:date-value="2019-04-08">
            <text:p>08</text:p>
          </table:table-cell>
          <table:table-cell table:style-name="ce128" table:formula="of:=[.K2]+1" office:value-type="date" office:date-value="2019-04-09">
            <text:p>09</text:p>
          </table:table-cell>
          <table:table-cell table:style-name="ce128" table:formula="of:=[.L2]+1" office:value-type="date" office:date-value="2019-04-10">
            <text:p>10</text:p>
          </table:table-cell>
          <table:table-cell table:style-name="ce128" table:formula="of:=[.M2]+1" office:value-type="date" office:date-value="2019-04-11">
            <text:p>11</text:p>
          </table:table-cell>
          <table:table-cell table:style-name="ce128" table:formula="of:=[.N2]+1" office:value-type="date" office:date-value="2019-04-12">
            <text:p>12</text:p>
          </table:table-cell>
          <table:table-cell table:style-name="ce128" table:formula="of:=[.O2]+1" office:value-type="date" office:date-value="2019-04-13">
            <text:p>13</text:p>
          </table:table-cell>
          <table:table-cell table:style-name="ce128" table:formula="of:=[.P2]+1" office:value-type="date" office:date-value="2019-04-14">
            <text:p>14</text:p>
          </table:table-cell>
          <table:table-cell table:style-name="ce128" table:formula="of:=[.Q2]+1" office:value-type="date" office:date-value="2019-04-15">
            <text:p>15</text:p>
          </table:table-cell>
          <table:table-cell table:style-name="ce128" table:formula="of:=[.R2]+1" office:value-type="date" office:date-value="2019-04-16">
            <text:p>16</text:p>
          </table:table-cell>
          <table:table-cell table:style-name="ce128" table:formula="of:=[.S2]+1" office:value-type="date" office:date-value="2019-04-17">
            <text:p>17</text:p>
          </table:table-cell>
          <table:table-cell table:style-name="ce128" table:formula="of:=[.T2]+1" office:value-type="date" office:date-value="2019-04-18">
            <text:p>18</text:p>
          </table:table-cell>
          <table:table-cell table:style-name="ce128" table:formula="of:=[.U2]+1" office:value-type="date" office:date-value="2019-04-19">
            <text:p>19</text:p>
          </table:table-cell>
          <table:table-cell table:style-name="ce128" table:formula="of:=[.V2]+1" office:value-type="date" office:date-value="2019-04-20">
            <text:p>20</text:p>
          </table:table-cell>
          <table:table-cell table:style-name="ce128" table:formula="of:=[.W2]+1" office:value-type="date" office:date-value="2019-04-21">
            <text:p>21</text:p>
          </table:table-cell>
          <table:table-cell table:style-name="ce128" table:formula="of:=[.X2]+1" office:value-type="date" office:date-value="2019-04-22">
            <text:p>22</text:p>
          </table:table-cell>
          <table:table-cell table:style-name="ce128" table:formula="of:=[.Y2]+1" office:value-type="date" office:date-value="2019-04-23">
            <text:p>23</text:p>
          </table:table-cell>
          <table:table-cell table:style-name="ce128" table:formula="of:=[.Z2]+1" office:value-type="date" office:date-value="2019-04-24">
            <text:p>24</text:p>
          </table:table-cell>
          <table:table-cell table:style-name="ce128" table:formula="of:=[.AA2]+1" office:value-type="date" office:date-value="2019-04-25">
            <text:p>25</text:p>
          </table:table-cell>
          <table:table-cell table:style-name="ce128" table:formula="of:=[.AB2]+1" office:value-type="date" office:date-value="2019-04-26">
            <text:p>26</text:p>
          </table:table-cell>
          <table:table-cell table:style-name="ce128" table:formula="of:=[.AC2]+1" office:value-type="date" office:date-value="2019-04-27">
            <text:p>27</text:p>
          </table:table-cell>
          <table:table-cell table:style-name="ce128" table:formula="of:=[.AD2]+1" office:value-type="date" office:date-value="2019-04-28">
            <text:p>28</text:p>
          </table:table-cell>
          <table:table-cell table:style-name="ce128" table:formula="of:=[.AE2]+1" office:value-type="date" office:date-value="2019-04-29">
            <text:p>29</text:p>
          </table:table-cell>
          <table:table-cell table:style-name="ce128" table:formula="of:=[.AF2]+1" office:value-type="date" office:date-value="2019-04-30">
            <text:p>30</text:p>
          </table:table-cell>
          <table:table-cell table:style-name="ce128" table:formula="of:=[.AG2]+1" office:value-type="date" office:date-value="2019-05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29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9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9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9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9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9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9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9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25" table:formula="of:=SUM([.D4:.AH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25" table:formula="of:=SUM([.D5:.AH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25" table:formula="of:=SUM([.D6:.AH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25" table:formula="of:=SUM([.D7:.AH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25" table:formula="of:=SUM([.D8:.AH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25" table:formula="of:=SUM([.D9:.AH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25" table:formula="of:=SUM([.D10:.AH1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25" table:formula="of:=SUM([.D11:.AH1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25" table:formula="of:=SUM([.D12:.AH1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25" table:formula="of:=SUM([.D13:.AH1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25" table:formula="of:=SUM([.D14:.AH1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25" table:formula="of:=SUM([.D15:.AH1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25" table:formula="of:=SUM([.D16:.AH1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25" table:formula="of:=SUM([.D17:.AH1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25" table:formula="of:=SUM([.D18:.AH1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25" table:formula="of:=SUM([.D19:.AH1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25" table:formula="of:=SUM([.D20:.AH2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25" table:formula="of:=SUM([.D21:.AH2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25" table:formula="of:=SUM([.D22:.AH2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25" table:formula="of:=SUM([.D23:.AH2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25" table:formula="of:=SUM([.D24:.AH2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25" table:formula="of:=SUM([.D25:.AH2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5" table:formula="of:=SUM([.D26:.AH2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25" table:formula="of:=SUM([.D27:.AH2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25" table:formula="of:=SUM([.D28:.AH2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25" table:formula="of:=SUM([.D29:.AH2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25" table:formula="of:=SUM([.D30:.AH3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25" table:formula="of:=SUM([.D31:.AH3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25" table:formula="of:=SUM([.D32:.AH3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25" table:formula="of:=SUM([.D33:.AH3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25" table:formula="of:=SUM([.D34:.AH3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25" table:formula="of:=SUM([.D35:.AH3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25" table:formula="of:=SUM([.D36:.AH3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25" table:formula="of:=SUM([.D37:.AH3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25" table:formula="of:=SUM([.D38:.AH3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25" table:formula="of:=SUM([.D39:.AH3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25" table:formula="of:=SUM([.D40:.AH4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25" table:formula="of:=SUM([.D41:.AH4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25" table:formula="of:=SUM([.D42:.AH4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25" table:formula="of:=SUM([.D43:.AH4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25" table:formula="of:=SUM([.D44:.AH4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25" table:formula="of:=SUM([.D45:.AH4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25" table:formula="of:=SUM([.D46:.AH4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25" table:formula="of:=SUM([.D47:.AH4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25" table:formula="of:=SUM([.D48:.AH4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25" table:formula="of:=SUM([.D49:.AH4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25" table:formula="of:=SUM([.D50:.AH5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25" table:formula="of:=SUM([.D51:.AH5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25" table:formula="of:=SUM([.D52:.AH5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25" table:formula="of:=SUM([.D53:.AH5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25" table:formula="of:=SUM([.D54:.AH5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25" table:formula="of:=SUM([.D55:.AH5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25" table:formula="of:=SUM([.D56:.AH5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25" table:formula="of:=SUM([.D57:.AH57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25" table:formula="of:=SUM([.D58:.AH58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25" table:formula="of:=SUM([.D59:.AH59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25" table:formula="of:=SUM([.D60:.AH60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25" table:formula="of:=SUM([.D61:.AH61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25" table:formula="of:=SUM([.D62:.AH62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25" table:formula="of:=SUM([.D63:.AH63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25" table:formula="of:=SUM([.D64:.AH64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25" table:formula="of:=SUM([.D65:.AH65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25" table:formula="of:=SUM([.D66:.AH66])" office:value-type="float" office:value="0">
            <text:p>0</text:p>
          </table:table-cell>
          <table:table-cell table:style-name="ce13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25"/>
          <table:table-cell table:style-name="ce130" table:number-columns-repeated="13"/>
          <table:table-cell table:style-name="ce137" table:number-columns-repeated="7"/>
          <table:table-cell table:style-name="ce13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26"/>
          <table:covered-table-cell table:number-columns-repeated="31" table:style-name="ce13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4">
          <table:table-cell table:style-name="ce43" table:number-columns-repeated="3"/>
          <table:table-cell table:style-name="ce13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32"/>
          <table:table-cell table:number-columns-repeated="27"/>
          <table:table-cell table:style-name="ce132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5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47"/>
        <table:table-column table:style-name="co29" table:number-columns-repeated="7" table:default-cell-style-name="ce147"/>
        <table:table-column table:style-name="co28" table:number-columns-repeated="16" table:default-cell-style-name="ce14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41" table:number-columns-repeated="8"/>
          <table:table-cell table:style-name="ce148" office:value-type="string" table:number-columns-spanned="2" table:number-rows-spanned="1">
            <text:p>Month</text:p>
          </table:table-cell>
          <table:covered-table-cell table:style-name="ce149"/>
          <table:table-cell table:style-name="ce150" table:content-validation-name="val1" office:value-type="float" office:value="5" table:number-columns-spanned="2" table:number-rows-spanned="1">
            <text:p>5</text:p>
          </table:table-cell>
          <table:covered-table-cell table:style-name="ce149"/>
          <table:table-cell table:style-name="ce148" office:value-type="string" table:number-columns-spanned="2" table:number-rows-spanned="1">
            <text:p>Year</text:p>
          </table:table-cell>
          <table:covered-table-cell table:style-name="ce149"/>
          <table:table-cell table:style-name="ce148" office:value-type="float" office:value="2019" table:number-columns-spanned="2" table:number-rows-spanned="1">
            <text:p>2019</text:p>
          </table:table-cell>
          <table:covered-table-cell table:style-name="ce152"/>
          <table:table-cell table:style-name="ce14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42" table:formula="of:=DATE([.$R$1];[.N1];1)" office:value-type="date" office:date-value="2019-05-01">
            <text:p>01</text:p>
          </table:table-cell>
          <table:table-cell table:style-name="ce142" table:formula="of:=[.D2]+1" office:value-type="date" office:date-value="2019-05-02">
            <text:p>02</text:p>
          </table:table-cell>
          <table:table-cell table:style-name="ce142" table:formula="of:=[.E2]+1" office:value-type="date" office:date-value="2019-05-03">
            <text:p>03</text:p>
          </table:table-cell>
          <table:table-cell table:style-name="ce142" table:formula="of:=[.F2]+1" office:value-type="date" office:date-value="2019-05-04">
            <text:p>04</text:p>
          </table:table-cell>
          <table:table-cell table:style-name="ce142" table:formula="of:=[.G2]+1" office:value-type="date" office:date-value="2019-05-05">
            <text:p>05</text:p>
          </table:table-cell>
          <table:table-cell table:style-name="ce142" table:formula="of:=[.H2]+1" office:value-type="date" office:date-value="2019-05-06">
            <text:p>06</text:p>
          </table:table-cell>
          <table:table-cell table:style-name="ce142" table:formula="of:=[.I2]+1" office:value-type="date" office:date-value="2019-05-07">
            <text:p>07</text:p>
          </table:table-cell>
          <table:table-cell table:style-name="ce142" table:formula="of:=[.J2]+1" office:value-type="date" office:date-value="2019-05-08">
            <text:p>08</text:p>
          </table:table-cell>
          <table:table-cell table:style-name="ce142" table:formula="of:=[.K2]+1" office:value-type="date" office:date-value="2019-05-09">
            <text:p>09</text:p>
          </table:table-cell>
          <table:table-cell table:style-name="ce142" table:formula="of:=[.L2]+1" office:value-type="date" office:date-value="2019-05-10">
            <text:p>10</text:p>
          </table:table-cell>
          <table:table-cell table:style-name="ce142" table:formula="of:=[.M2]+1" office:value-type="date" office:date-value="2019-05-11">
            <text:p>11</text:p>
          </table:table-cell>
          <table:table-cell table:style-name="ce142" table:formula="of:=[.N2]+1" office:value-type="date" office:date-value="2019-05-12">
            <text:p>12</text:p>
          </table:table-cell>
          <table:table-cell table:style-name="ce142" table:formula="of:=[.O2]+1" office:value-type="date" office:date-value="2019-05-13">
            <text:p>13</text:p>
          </table:table-cell>
          <table:table-cell table:style-name="ce142" table:formula="of:=[.P2]+1" office:value-type="date" office:date-value="2019-05-14">
            <text:p>14</text:p>
          </table:table-cell>
          <table:table-cell table:style-name="ce142" table:formula="of:=[.Q2]+1" office:value-type="date" office:date-value="2019-05-15">
            <text:p>15</text:p>
          </table:table-cell>
          <table:table-cell table:style-name="ce142" table:formula="of:=[.R2]+1" office:value-type="date" office:date-value="2019-05-16">
            <text:p>16</text:p>
          </table:table-cell>
          <table:table-cell table:style-name="ce142" table:formula="of:=[.S2]+1" office:value-type="date" office:date-value="2019-05-17">
            <text:p>17</text:p>
          </table:table-cell>
          <table:table-cell table:style-name="ce142" table:formula="of:=[.T2]+1" office:value-type="date" office:date-value="2019-05-18">
            <text:p>18</text:p>
          </table:table-cell>
          <table:table-cell table:style-name="ce142" table:formula="of:=[.U2]+1" office:value-type="date" office:date-value="2019-05-19">
            <text:p>19</text:p>
          </table:table-cell>
          <table:table-cell table:style-name="ce142" table:formula="of:=[.V2]+1" office:value-type="date" office:date-value="2019-05-20">
            <text:p>20</text:p>
          </table:table-cell>
          <table:table-cell table:style-name="ce142" table:formula="of:=[.W2]+1" office:value-type="date" office:date-value="2019-05-21">
            <text:p>21</text:p>
          </table:table-cell>
          <table:table-cell table:style-name="ce142" table:formula="of:=[.X2]+1" office:value-type="date" office:date-value="2019-05-22">
            <text:p>22</text:p>
          </table:table-cell>
          <table:table-cell table:style-name="ce142" table:formula="of:=[.Y2]+1" office:value-type="date" office:date-value="2019-05-23">
            <text:p>23</text:p>
          </table:table-cell>
          <table:table-cell table:style-name="ce142" table:formula="of:=[.Z2]+1" office:value-type="date" office:date-value="2019-05-24">
            <text:p>24</text:p>
          </table:table-cell>
          <table:table-cell table:style-name="ce142" table:formula="of:=[.AA2]+1" office:value-type="date" office:date-value="2019-05-25">
            <text:p>25</text:p>
          </table:table-cell>
          <table:table-cell table:style-name="ce142" table:formula="of:=[.AB2]+1" office:value-type="date" office:date-value="2019-05-26">
            <text:p>26</text:p>
          </table:table-cell>
          <table:table-cell table:style-name="ce142" table:formula="of:=[.AC2]+1" office:value-type="date" office:date-value="2019-05-27">
            <text:p>27</text:p>
          </table:table-cell>
          <table:table-cell table:style-name="ce142" table:formula="of:=[.AD2]+1" office:value-type="date" office:date-value="2019-05-28">
            <text:p>28</text:p>
          </table:table-cell>
          <table:table-cell table:style-name="ce142" table:formula="of:=[.AE2]+1" office:value-type="date" office:date-value="2019-05-29">
            <text:p>29</text:p>
          </table:table-cell>
          <table:table-cell table:style-name="ce142" table:formula="of:=[.AF2]+1" office:value-type="date" office:date-value="2019-05-30">
            <text:p>30</text:p>
          </table:table-cell>
          <table:table-cell table:style-name="ce142" table:formula="of:=[.AG2]+1" office:value-type="date" office:date-value="2019-05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43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3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3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3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3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3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3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3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39" table:formula="of:=SUM([.D4:.AH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39" table:formula="of:=SUM([.D5:.AH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39" table:formula="of:=SUM([.D6:.AH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39" table:formula="of:=SUM([.D7:.AH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39" table:formula="of:=SUM([.D8:.AH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39" table:formula="of:=SUM([.D9:.AH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39" table:formula="of:=SUM([.D10:.AH1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39" table:formula="of:=SUM([.D11:.AH1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39" table:formula="of:=SUM([.D12:.AH1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39" table:formula="of:=SUM([.D13:.AH1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39" table:formula="of:=SUM([.D14:.AH1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39" table:formula="of:=SUM([.D15:.AH1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39" table:formula="of:=SUM([.D16:.AH1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39" table:formula="of:=SUM([.D17:.AH1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39" table:formula="of:=SUM([.D18:.AH1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39" table:formula="of:=SUM([.D19:.AH1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39" table:formula="of:=SUM([.D20:.AH2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39" table:formula="of:=SUM([.D21:.AH2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39" table:formula="of:=SUM([.D22:.AH2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39" table:formula="of:=SUM([.D23:.AH2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39" table:formula="of:=SUM([.D24:.AH2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39" table:formula="of:=SUM([.D25:.AH2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39" table:formula="of:=SUM([.D26:.AH2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39" table:formula="of:=SUM([.D27:.AH2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39" table:formula="of:=SUM([.D28:.AH2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39" table:formula="of:=SUM([.D29:.AH2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39" table:formula="of:=SUM([.D30:.AH3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39" table:formula="of:=SUM([.D31:.AH3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39" table:formula="of:=SUM([.D32:.AH3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39" table:formula="of:=SUM([.D33:.AH3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39" table:formula="of:=SUM([.D34:.AH3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39" table:formula="of:=SUM([.D35:.AH3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39" table:formula="of:=SUM([.D36:.AH3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39" table:formula="of:=SUM([.D37:.AH3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39" table:formula="of:=SUM([.D38:.AH3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39" table:formula="of:=SUM([.D39:.AH3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39" table:formula="of:=SUM([.D40:.AH4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39" table:formula="of:=SUM([.D41:.AH4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39" table:formula="of:=SUM([.D42:.AH4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39" table:formula="of:=SUM([.D43:.AH4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39" table:formula="of:=SUM([.D44:.AH4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39" table:formula="of:=SUM([.D45:.AH4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39" table:formula="of:=SUM([.D46:.AH4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39" table:formula="of:=SUM([.D47:.AH4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39" table:formula="of:=SUM([.D48:.AH4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39" table:formula="of:=SUM([.D49:.AH4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39" table:formula="of:=SUM([.D50:.AH5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39" table:formula="of:=SUM([.D51:.AH5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39" table:formula="of:=SUM([.D52:.AH5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39" table:formula="of:=SUM([.D53:.AH5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39" table:formula="of:=SUM([.D54:.AH5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39" table:formula="of:=SUM([.D55:.AH5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39" table:formula="of:=SUM([.D56:.AH5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39" table:formula="of:=SUM([.D57:.AH57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39" table:formula="of:=SUM([.D58:.AH58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39" table:formula="of:=SUM([.D59:.AH59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39" table:formula="of:=SUM([.D60:.AH60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39" table:formula="of:=SUM([.D61:.AH61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39" table:formula="of:=SUM([.D62:.AH62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39" table:formula="of:=SUM([.D63:.AH63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39" table:formula="of:=SUM([.D64:.AH64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39" table:formula="of:=SUM([.D65:.AH65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39" table:formula="of:=SUM([.D66:.AH66])" office:value-type="float" office:value="0">
            <text:p>0</text:p>
          </table:table-cell>
          <table:table-cell table:style-name="ce14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39"/>
          <table:table-cell table:style-name="ce144" table:number-columns-repeated="13"/>
          <table:table-cell table:style-name="ce151" table:number-columns-repeated="7"/>
          <table:table-cell table:style-name="ce14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40"/>
          <table:covered-table-cell table:number-columns-repeated="31" table:style-name="ce14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3">
          <table:table-cell table:style-name="ce43" table:number-columns-repeated="3"/>
          <table:table-cell table:style-name="ce14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46"/>
          <table:table-cell table:number-columns-repeated="27"/>
          <table:table-cell table:style-name="ce14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6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61"/>
        <table:table-column table:style-name="co29" table:number-columns-repeated="7" table:default-cell-style-name="ce161"/>
        <table:table-column table:style-name="co28" table:number-columns-repeated="16" table:default-cell-style-name="ce16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55" table:number-columns-repeated="8"/>
          <table:table-cell table:style-name="ce162" office:value-type="string" table:number-columns-spanned="2" table:number-rows-spanned="1">
            <text:p>Month</text:p>
          </table:table-cell>
          <table:covered-table-cell table:style-name="ce163"/>
          <table:table-cell table:style-name="ce164" table:content-validation-name="val1" office:value-type="float" office:value="6" table:number-columns-spanned="2" table:number-rows-spanned="1">
            <text:p>6</text:p>
          </table:table-cell>
          <table:covered-table-cell table:style-name="ce163"/>
          <table:table-cell table:style-name="ce162" office:value-type="string" table:number-columns-spanned="2" table:number-rows-spanned="1">
            <text:p>Year</text:p>
          </table:table-cell>
          <table:covered-table-cell table:style-name="ce163"/>
          <table:table-cell table:style-name="ce162" office:value-type="float" office:value="2019" table:number-columns-spanned="2" table:number-rows-spanned="1">
            <text:p>2019</text:p>
          </table:table-cell>
          <table:covered-table-cell table:style-name="ce166"/>
          <table:table-cell table:style-name="ce15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56" table:formula="of:=DATE([.$R$1];[.N1];1)" office:value-type="date" office:date-value="2019-06-01">
            <text:p>01</text:p>
          </table:table-cell>
          <table:table-cell table:style-name="ce156" table:formula="of:=[.D2]+1" office:value-type="date" office:date-value="2019-06-02">
            <text:p>02</text:p>
          </table:table-cell>
          <table:table-cell table:style-name="ce156" table:formula="of:=[.E2]+1" office:value-type="date" office:date-value="2019-06-03">
            <text:p>03</text:p>
          </table:table-cell>
          <table:table-cell table:style-name="ce156" table:formula="of:=[.F2]+1" office:value-type="date" office:date-value="2019-06-04">
            <text:p>04</text:p>
          </table:table-cell>
          <table:table-cell table:style-name="ce156" table:formula="of:=[.G2]+1" office:value-type="date" office:date-value="2019-06-05">
            <text:p>05</text:p>
          </table:table-cell>
          <table:table-cell table:style-name="ce156" table:formula="of:=[.H2]+1" office:value-type="date" office:date-value="2019-06-06">
            <text:p>06</text:p>
          </table:table-cell>
          <table:table-cell table:style-name="ce156" table:formula="of:=[.I2]+1" office:value-type="date" office:date-value="2019-06-07">
            <text:p>07</text:p>
          </table:table-cell>
          <table:table-cell table:style-name="ce156" table:formula="of:=[.J2]+1" office:value-type="date" office:date-value="2019-06-08">
            <text:p>08</text:p>
          </table:table-cell>
          <table:table-cell table:style-name="ce156" table:formula="of:=[.K2]+1" office:value-type="date" office:date-value="2019-06-09">
            <text:p>09</text:p>
          </table:table-cell>
          <table:table-cell table:style-name="ce156" table:formula="of:=[.L2]+1" office:value-type="date" office:date-value="2019-06-10">
            <text:p>10</text:p>
          </table:table-cell>
          <table:table-cell table:style-name="ce156" table:formula="of:=[.M2]+1" office:value-type="date" office:date-value="2019-06-11">
            <text:p>11</text:p>
          </table:table-cell>
          <table:table-cell table:style-name="ce156" table:formula="of:=[.N2]+1" office:value-type="date" office:date-value="2019-06-12">
            <text:p>12</text:p>
          </table:table-cell>
          <table:table-cell table:style-name="ce156" table:formula="of:=[.O2]+1" office:value-type="date" office:date-value="2019-06-13">
            <text:p>13</text:p>
          </table:table-cell>
          <table:table-cell table:style-name="ce156" table:formula="of:=[.P2]+1" office:value-type="date" office:date-value="2019-06-14">
            <text:p>14</text:p>
          </table:table-cell>
          <table:table-cell table:style-name="ce156" table:formula="of:=[.Q2]+1" office:value-type="date" office:date-value="2019-06-15">
            <text:p>15</text:p>
          </table:table-cell>
          <table:table-cell table:style-name="ce156" table:formula="of:=[.R2]+1" office:value-type="date" office:date-value="2019-06-16">
            <text:p>16</text:p>
          </table:table-cell>
          <table:table-cell table:style-name="ce156" table:formula="of:=[.S2]+1" office:value-type="date" office:date-value="2019-06-17">
            <text:p>17</text:p>
          </table:table-cell>
          <table:table-cell table:style-name="ce156" table:formula="of:=[.T2]+1" office:value-type="date" office:date-value="2019-06-18">
            <text:p>18</text:p>
          </table:table-cell>
          <table:table-cell table:style-name="ce156" table:formula="of:=[.U2]+1" office:value-type="date" office:date-value="2019-06-19">
            <text:p>19</text:p>
          </table:table-cell>
          <table:table-cell table:style-name="ce156" table:formula="of:=[.V2]+1" office:value-type="date" office:date-value="2019-06-20">
            <text:p>20</text:p>
          </table:table-cell>
          <table:table-cell table:style-name="ce156" table:formula="of:=[.W2]+1" office:value-type="date" office:date-value="2019-06-21">
            <text:p>21</text:p>
          </table:table-cell>
          <table:table-cell table:style-name="ce156" table:formula="of:=[.X2]+1" office:value-type="date" office:date-value="2019-06-22">
            <text:p>22</text:p>
          </table:table-cell>
          <table:table-cell table:style-name="ce156" table:formula="of:=[.Y2]+1" office:value-type="date" office:date-value="2019-06-23">
            <text:p>23</text:p>
          </table:table-cell>
          <table:table-cell table:style-name="ce156" table:formula="of:=[.Z2]+1" office:value-type="date" office:date-value="2019-06-24">
            <text:p>24</text:p>
          </table:table-cell>
          <table:table-cell table:style-name="ce156" table:formula="of:=[.AA2]+1" office:value-type="date" office:date-value="2019-06-25">
            <text:p>25</text:p>
          </table:table-cell>
          <table:table-cell table:style-name="ce156" table:formula="of:=[.AB2]+1" office:value-type="date" office:date-value="2019-06-26">
            <text:p>26</text:p>
          </table:table-cell>
          <table:table-cell table:style-name="ce156" table:formula="of:=[.AC2]+1" office:value-type="date" office:date-value="2019-06-27">
            <text:p>27</text:p>
          </table:table-cell>
          <table:table-cell table:style-name="ce156" table:formula="of:=[.AD2]+1" office:value-type="date" office:date-value="2019-06-28">
            <text:p>28</text:p>
          </table:table-cell>
          <table:table-cell table:style-name="ce156" table:formula="of:=[.AE2]+1" office:value-type="date" office:date-value="2019-06-29">
            <text:p>29</text:p>
          </table:table-cell>
          <table:table-cell table:style-name="ce156" table:formula="of:=[.AF2]+1" office:value-type="date" office:date-value="2019-06-30">
            <text:p>30</text:p>
          </table:table-cell>
          <table:table-cell table:style-name="ce156" table:formula="of:=[.AG2]+1" office:value-type="date" office:date-value="2019-07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57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7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7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7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7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7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7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7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53" table:formula="of:=SUM([.D4:.AH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53" table:formula="of:=SUM([.D5:.AH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53" table:formula="of:=SUM([.D6:.AH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53" table:formula="of:=SUM([.D7:.AH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53" table:formula="of:=SUM([.D8:.AH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53" table:formula="of:=SUM([.D9:.AH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53" table:formula="of:=SUM([.D10:.AH1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53" table:formula="of:=SUM([.D11:.AH1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53" table:formula="of:=SUM([.D12:.AH1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53" table:formula="of:=SUM([.D13:.AH1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53" table:formula="of:=SUM([.D14:.AH1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53" table:formula="of:=SUM([.D15:.AH1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53" table:formula="of:=SUM([.D16:.AH1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53" table:formula="of:=SUM([.D17:.AH1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53" table:formula="of:=SUM([.D18:.AH1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53" table:formula="of:=SUM([.D19:.AH1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53" table:formula="of:=SUM([.D20:.AH2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53" table:formula="of:=SUM([.D21:.AH2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53" table:formula="of:=SUM([.D22:.AH2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53" table:formula="of:=SUM([.D23:.AH2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53" table:formula="of:=SUM([.D24:.AH2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53" table:formula="of:=SUM([.D25:.AH2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53" table:formula="of:=SUM([.D26:.AH2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53" table:formula="of:=SUM([.D27:.AH2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53" table:formula="of:=SUM([.D28:.AH2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53" table:formula="of:=SUM([.D29:.AH2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53" table:formula="of:=SUM([.D30:.AH3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53" table:formula="of:=SUM([.D31:.AH3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53" table:formula="of:=SUM([.D32:.AH3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53" table:formula="of:=SUM([.D33:.AH3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53" table:formula="of:=SUM([.D34:.AH3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53" table:formula="of:=SUM([.D35:.AH3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53" table:formula="of:=SUM([.D36:.AH3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53" table:formula="of:=SUM([.D37:.AH3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53" table:formula="of:=SUM([.D38:.AH3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53" table:formula="of:=SUM([.D39:.AH3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53" table:formula="of:=SUM([.D40:.AH4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53" table:formula="of:=SUM([.D41:.AH4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53" table:formula="of:=SUM([.D42:.AH4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53" table:formula="of:=SUM([.D43:.AH4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53" table:formula="of:=SUM([.D44:.AH4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53" table:formula="of:=SUM([.D45:.AH4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53" table:formula="of:=SUM([.D46:.AH4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53" table:formula="of:=SUM([.D47:.AH4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53" table:formula="of:=SUM([.D48:.AH4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53" table:formula="of:=SUM([.D49:.AH4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53" table:formula="of:=SUM([.D50:.AH5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53" table:formula="of:=SUM([.D51:.AH5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53" table:formula="of:=SUM([.D52:.AH5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53" table:formula="of:=SUM([.D53:.AH5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53" table:formula="of:=SUM([.D54:.AH5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53" table:formula="of:=SUM([.D55:.AH5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53" table:formula="of:=SUM([.D56:.AH5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53" table:formula="of:=SUM([.D57:.AH57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53" table:formula="of:=SUM([.D58:.AH58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53" table:formula="of:=SUM([.D59:.AH59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53" table:formula="of:=SUM([.D60:.AH60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53" table:formula="of:=SUM([.D61:.AH61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53" table:formula="of:=SUM([.D62:.AH62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53" table:formula="of:=SUM([.D63:.AH63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53" table:formula="of:=SUM([.D64:.AH64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53" table:formula="of:=SUM([.D65:.AH65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53" table:formula="of:=SUM([.D66:.AH66])" office:value-type="float" office:value="0">
            <text:p>0</text:p>
          </table:table-cell>
          <table:table-cell table:style-name="ce15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53"/>
          <table:table-cell table:style-name="ce158" table:number-columns-repeated="13"/>
          <table:table-cell table:style-name="ce165" table:number-columns-repeated="7"/>
          <table:table-cell table:style-name="ce15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54"/>
          <table:covered-table-cell table:number-columns-repeated="31" table:style-name="ce15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6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60"/>
          <table:table-cell table:number-columns-repeated="27"/>
          <table:table-cell table:style-name="ce16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7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9" table:default-cell-style-name="ce175"/>
        <table:table-column table:style-name="co29" table:number-columns-repeated="7" table:default-cell-style-name="ce175"/>
        <table:table-column table:style-name="co28" table:number-columns-repeated="15" table:default-cell-style-name="ce17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69" table:number-columns-repeated="9"/>
          <table:table-cell table:style-name="ce176" office:value-type="string" table:number-columns-spanned="2" table:number-rows-spanned="1">
            <text:p>Month</text:p>
          </table:table-cell>
          <table:covered-table-cell table:style-name="ce177"/>
          <table:table-cell table:style-name="ce178" table:content-validation-name="val1" office:value-type="float" office:value="7" table:number-columns-spanned="2" table:number-rows-spanned="1">
            <text:p>7</text:p>
          </table:table-cell>
          <table:covered-table-cell table:style-name="ce177"/>
          <table:table-cell table:style-name="ce176" office:value-type="string" table:number-columns-spanned="2" table:number-rows-spanned="1">
            <text:p>Year</text:p>
          </table:table-cell>
          <table:covered-table-cell table:style-name="ce177"/>
          <table:table-cell table:style-name="ce176" office:value-type="float" office:value="2019" table:number-columns-spanned="2" table:number-rows-spanned="1">
            <text:p>2019</text:p>
          </table:table-cell>
          <table:covered-table-cell table:style-name="ce180"/>
          <table:table-cell table:style-name="ce169" table:number-columns-repeated="14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70" table:formula="of:=DATE([.$S$1];[.O1];1)" office:value-type="date" office:date-value="2019-07-01">
            <text:p>01</text:p>
          </table:table-cell>
          <table:table-cell table:style-name="ce170" table:formula="of:=[.D2]+1" office:value-type="date" office:date-value="2019-07-02">
            <text:p>02</text:p>
          </table:table-cell>
          <table:table-cell table:style-name="ce170" table:formula="of:=[.E2]+1" office:value-type="date" office:date-value="2019-07-03">
            <text:p>03</text:p>
          </table:table-cell>
          <table:table-cell table:style-name="ce170" table:formula="of:=[.F2]+1" office:value-type="date" office:date-value="2019-07-04">
            <text:p>04</text:p>
          </table:table-cell>
          <table:table-cell table:style-name="ce170" table:formula="of:=[.G2]+1" office:value-type="date" office:date-value="2019-07-05">
            <text:p>05</text:p>
          </table:table-cell>
          <table:table-cell table:style-name="ce170" table:formula="of:=[.H2]+1" office:value-type="date" office:date-value="2019-07-06">
            <text:p>06</text:p>
          </table:table-cell>
          <table:table-cell table:style-name="ce170" table:formula="of:=[.I2]+1" office:value-type="date" office:date-value="2019-07-07">
            <text:p>07</text:p>
          </table:table-cell>
          <table:table-cell table:style-name="ce170" table:formula="of:=[.J2]+1" office:value-type="date" office:date-value="2019-07-08">
            <text:p>08</text:p>
          </table:table-cell>
          <table:table-cell table:style-name="ce170" table:formula="of:=[.K2]+1" office:value-type="date" office:date-value="2019-07-09">
            <text:p>09</text:p>
          </table:table-cell>
          <table:table-cell table:style-name="ce170" table:formula="of:=[.L2]+1" office:value-type="date" office:date-value="2019-07-10">
            <text:p>10</text:p>
          </table:table-cell>
          <table:table-cell table:style-name="ce170" table:formula="of:=[.M2]+1" office:value-type="date" office:date-value="2019-07-11">
            <text:p>11</text:p>
          </table:table-cell>
          <table:table-cell table:style-name="ce170" table:formula="of:=[.N2]+1" office:value-type="date" office:date-value="2019-07-12">
            <text:p>12</text:p>
          </table:table-cell>
          <table:table-cell table:style-name="ce170" table:formula="of:=[.O2]+1" office:value-type="date" office:date-value="2019-07-13">
            <text:p>13</text:p>
          </table:table-cell>
          <table:table-cell table:style-name="ce170" table:formula="of:=[.P2]+1" office:value-type="date" office:date-value="2019-07-14">
            <text:p>14</text:p>
          </table:table-cell>
          <table:table-cell table:style-name="ce170" table:formula="of:=[.Q2]+1" office:value-type="date" office:date-value="2019-07-15">
            <text:p>15</text:p>
          </table:table-cell>
          <table:table-cell table:style-name="ce170" table:formula="of:=[.R2]+1" office:value-type="date" office:date-value="2019-07-16">
            <text:p>16</text:p>
          </table:table-cell>
          <table:table-cell table:style-name="ce170" table:formula="of:=[.S2]+1" office:value-type="date" office:date-value="2019-07-17">
            <text:p>17</text:p>
          </table:table-cell>
          <table:table-cell table:style-name="ce170" table:formula="of:=[.T2]+1" office:value-type="date" office:date-value="2019-07-18">
            <text:p>18</text:p>
          </table:table-cell>
          <table:table-cell table:style-name="ce170" table:formula="of:=[.U2]+1" office:value-type="date" office:date-value="2019-07-19">
            <text:p>19</text:p>
          </table:table-cell>
          <table:table-cell table:style-name="ce170" table:formula="of:=[.V2]+1" office:value-type="date" office:date-value="2019-07-20">
            <text:p>20</text:p>
          </table:table-cell>
          <table:table-cell table:style-name="ce170" table:formula="of:=[.W2]+1" office:value-type="date" office:date-value="2019-07-21">
            <text:p>21</text:p>
          </table:table-cell>
          <table:table-cell table:style-name="ce170" table:formula="of:=[.X2]+1" office:value-type="date" office:date-value="2019-07-22">
            <text:p>22</text:p>
          </table:table-cell>
          <table:table-cell table:style-name="ce170" table:formula="of:=[.Y2]+1" office:value-type="date" office:date-value="2019-07-23">
            <text:p>23</text:p>
          </table:table-cell>
          <table:table-cell table:style-name="ce170" table:formula="of:=[.Z2]+1" office:value-type="date" office:date-value="2019-07-24">
            <text:p>24</text:p>
          </table:table-cell>
          <table:table-cell table:style-name="ce170" table:formula="of:=[.AA2]+1" office:value-type="date" office:date-value="2019-07-25">
            <text:p>25</text:p>
          </table:table-cell>
          <table:table-cell table:style-name="ce170" table:formula="of:=[.AB2]+1" office:value-type="date" office:date-value="2019-07-26">
            <text:p>26</text:p>
          </table:table-cell>
          <table:table-cell table:style-name="ce170" table:formula="of:=[.AC2]+1" office:value-type="date" office:date-value="2019-07-27">
            <text:p>27</text:p>
          </table:table-cell>
          <table:table-cell table:style-name="ce170" table:formula="of:=[.AD2]+1" office:value-type="date" office:date-value="2019-07-28">
            <text:p>28</text:p>
          </table:table-cell>
          <table:table-cell table:style-name="ce170" table:formula="of:=[.AE2]+1" office:value-type="date" office:date-value="2019-07-29">
            <text:p>29</text:p>
          </table:table-cell>
          <table:table-cell table:style-name="ce170" table:formula="of:=[.AF2]+1" office:value-type="date" office:date-value="2019-07-30">
            <text:p>30</text:p>
          </table:table-cell>
          <table:table-cell table:style-name="ce170" table:formula="of:=[.AG2]+1" office:value-type="date" office:date-value="2019-07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71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71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71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71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71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71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71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71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67" table:formula="of:=SUM([.D4:.AH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67" table:formula="of:=SUM([.D5:.AH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67" table:formula="of:=SUM([.D6:.AH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67" table:formula="of:=SUM([.D7:.AH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67" table:formula="of:=SUM([.D8:.AH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67" table:formula="of:=SUM([.D9:.AH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67" table:formula="of:=SUM([.D10:.AH1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67" table:formula="of:=SUM([.D11:.AH1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67" table:formula="of:=SUM([.D12:.AH1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67" table:formula="of:=SUM([.D13:.AH1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67" table:formula="of:=SUM([.D14:.AH1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67" table:formula="of:=SUM([.D15:.AH1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67" table:formula="of:=SUM([.D16:.AH1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67" table:formula="of:=SUM([.D17:.AH1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67" table:formula="of:=SUM([.D18:.AH1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67" table:formula="of:=SUM([.D19:.AH1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67" table:formula="of:=SUM([.D20:.AH2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67" table:formula="of:=SUM([.D21:.AH2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67" table:formula="of:=SUM([.D22:.AH2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67" table:formula="of:=SUM([.D23:.AH2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67" table:formula="of:=SUM([.D24:.AH2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67" table:formula="of:=SUM([.D25:.AH2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67" table:formula="of:=SUM([.D26:.AH2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67" table:formula="of:=SUM([.D27:.AH2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67" table:formula="of:=SUM([.D28:.AH2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67" table:formula="of:=SUM([.D29:.AH2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67" table:formula="of:=SUM([.D30:.AH3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67" table:formula="of:=SUM([.D31:.AH3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67" table:formula="of:=SUM([.D32:.AH3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67" table:formula="of:=SUM([.D33:.AH3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67" table:formula="of:=SUM([.D34:.AH3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67" table:formula="of:=SUM([.D35:.AH3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67" table:formula="of:=SUM([.D36:.AH3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67" table:formula="of:=SUM([.D37:.AH3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67" table:formula="of:=SUM([.D38:.AH3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67" table:formula="of:=SUM([.D39:.AH3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67" table:formula="of:=SUM([.D40:.AH4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67" table:formula="of:=SUM([.D41:.AH4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67" table:formula="of:=SUM([.D42:.AH4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67" table:formula="of:=SUM([.D43:.AH4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67" table:formula="of:=SUM([.D44:.AH4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67" table:formula="of:=SUM([.D45:.AH4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67" table:formula="of:=SUM([.D46:.AH4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67" table:formula="of:=SUM([.D47:.AH4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67" table:formula="of:=SUM([.D48:.AH4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67" table:formula="of:=SUM([.D49:.AH4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67" table:formula="of:=SUM([.D50:.AH5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67" table:formula="of:=SUM([.D51:.AH5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67" table:formula="of:=SUM([.D52:.AH5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67" table:formula="of:=SUM([.D53:.AH5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67" table:formula="of:=SUM([.D54:.AH5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67" table:formula="of:=SUM([.D55:.AH5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67" table:formula="of:=SUM([.D56:.AH5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67" table:formula="of:=SUM([.D57:.AH57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67" table:formula="of:=SUM([.D58:.AH58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67" table:formula="of:=SUM([.D59:.AH59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67" table:formula="of:=SUM([.D60:.AH60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67" table:formula="of:=SUM([.D61:.AH61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67" table:formula="of:=SUM([.D62:.AH62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67" table:formula="of:=SUM([.D63:.AH63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67" table:formula="of:=SUM([.D64:.AH64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67" table:formula="of:=SUM([.D65:.AH65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67" table:formula="of:=SUM([.D66:.AH66])" office:value-type="float" office:value="0">
            <text:p>0</text:p>
          </table:table-cell>
          <table:table-cell table:style-name="ce17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67"/>
          <table:table-cell table:style-name="ce172" table:number-columns-repeated="13"/>
          <table:table-cell table:style-name="ce179" table:number-columns-repeated="7"/>
          <table:table-cell table:style-name="ce17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68"/>
          <table:covered-table-cell table:number-columns-repeated="31" table:style-name="ce17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25">
          <table:table-cell table:style-name="ce43" table:number-columns-repeated="3"/>
          <table:table-cell table:style-name="ce17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74"/>
          <table:table-cell table:number-columns-repeated="28"/>
          <table:table-cell table:style-name="ce174" table:number-columns-repeated="2"/>
          <table:table-cell table:style-name="ce43" table:number-columns-repeated="952"/>
          <table:table-cell table:number-columns-repeated="38"/>
        </table:table-row>
        <table:table-row table:style-name="ro2" table:number-rows-repeated="983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8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189"/>
        <table:table-column table:style-name="co29" table:number-columns-repeated="7" table:default-cell-style-name="ce189"/>
        <table:table-column table:style-name="co28" table:number-columns-repeated="16" table:default-cell-style-name="ce189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83" table:number-columns-repeated="8"/>
          <table:table-cell table:style-name="ce190" office:value-type="string" table:number-columns-spanned="2" table:number-rows-spanned="1">
            <text:p>Month</text:p>
          </table:table-cell>
          <table:covered-table-cell table:style-name="ce191"/>
          <table:table-cell table:style-name="ce192" table:content-validation-name="val1" office:value-type="float" office:value="8" table:number-columns-spanned="2" table:number-rows-spanned="1">
            <text:p>8</text:p>
          </table:table-cell>
          <table:covered-table-cell table:style-name="ce191"/>
          <table:table-cell table:style-name="ce190" office:value-type="string" table:number-columns-spanned="2" table:number-rows-spanned="1">
            <text:p>Year</text:p>
          </table:table-cell>
          <table:covered-table-cell table:style-name="ce191"/>
          <table:table-cell table:style-name="ce190" office:value-type="float" office:value="2019" table:number-columns-spanned="2" table:number-rows-spanned="1">
            <text:p>2019</text:p>
          </table:table-cell>
          <table:covered-table-cell table:style-name="ce194"/>
          <table:table-cell table:style-name="ce183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184" table:formula="of:=DATE([.$R$1];[.N1];1)" office:value-type="date" office:date-value="2019-08-01">
            <text:p>01</text:p>
          </table:table-cell>
          <table:table-cell table:style-name="ce184" table:formula="of:=[.D2]+1" office:value-type="date" office:date-value="2019-08-02">
            <text:p>02</text:p>
          </table:table-cell>
          <table:table-cell table:style-name="ce184" table:formula="of:=[.E2]+1" office:value-type="date" office:date-value="2019-08-03">
            <text:p>03</text:p>
          </table:table-cell>
          <table:table-cell table:style-name="ce184" table:formula="of:=[.F2]+1" office:value-type="date" office:date-value="2019-08-04">
            <text:p>04</text:p>
          </table:table-cell>
          <table:table-cell table:style-name="ce184" table:formula="of:=[.G2]+1" office:value-type="date" office:date-value="2019-08-05">
            <text:p>05</text:p>
          </table:table-cell>
          <table:table-cell table:style-name="ce184" table:formula="of:=[.H2]+1" office:value-type="date" office:date-value="2019-08-06">
            <text:p>06</text:p>
          </table:table-cell>
          <table:table-cell table:style-name="ce184" table:formula="of:=[.I2]+1" office:value-type="date" office:date-value="2019-08-07">
            <text:p>07</text:p>
          </table:table-cell>
          <table:table-cell table:style-name="ce184" table:formula="of:=[.J2]+1" office:value-type="date" office:date-value="2019-08-08">
            <text:p>08</text:p>
          </table:table-cell>
          <table:table-cell table:style-name="ce184" table:formula="of:=[.K2]+1" office:value-type="date" office:date-value="2019-08-09">
            <text:p>09</text:p>
          </table:table-cell>
          <table:table-cell table:style-name="ce184" table:formula="of:=[.L2]+1" office:value-type="date" office:date-value="2019-08-10">
            <text:p>10</text:p>
          </table:table-cell>
          <table:table-cell table:style-name="ce184" table:formula="of:=[.M2]+1" office:value-type="date" office:date-value="2019-08-11">
            <text:p>11</text:p>
          </table:table-cell>
          <table:table-cell table:style-name="ce184" table:formula="of:=[.N2]+1" office:value-type="date" office:date-value="2019-08-12">
            <text:p>12</text:p>
          </table:table-cell>
          <table:table-cell table:style-name="ce184" table:formula="of:=[.O2]+1" office:value-type="date" office:date-value="2019-08-13">
            <text:p>13</text:p>
          </table:table-cell>
          <table:table-cell table:style-name="ce184" table:formula="of:=[.P2]+1" office:value-type="date" office:date-value="2019-08-14">
            <text:p>14</text:p>
          </table:table-cell>
          <table:table-cell table:style-name="ce184" table:formula="of:=[.Q2]+1" office:value-type="date" office:date-value="2019-08-15">
            <text:p>15</text:p>
          </table:table-cell>
          <table:table-cell table:style-name="ce184" table:formula="of:=[.R2]+1" office:value-type="date" office:date-value="2019-08-16">
            <text:p>16</text:p>
          </table:table-cell>
          <table:table-cell table:style-name="ce184" table:formula="of:=[.S2]+1" office:value-type="date" office:date-value="2019-08-17">
            <text:p>17</text:p>
          </table:table-cell>
          <table:table-cell table:style-name="ce184" table:formula="of:=[.T2]+1" office:value-type="date" office:date-value="2019-08-18">
            <text:p>18</text:p>
          </table:table-cell>
          <table:table-cell table:style-name="ce184" table:formula="of:=[.U2]+1" office:value-type="date" office:date-value="2019-08-19">
            <text:p>19</text:p>
          </table:table-cell>
          <table:table-cell table:style-name="ce184" table:formula="of:=[.V2]+1" office:value-type="date" office:date-value="2019-08-20">
            <text:p>20</text:p>
          </table:table-cell>
          <table:table-cell table:style-name="ce184" table:formula="of:=[.W2]+1" office:value-type="date" office:date-value="2019-08-21">
            <text:p>21</text:p>
          </table:table-cell>
          <table:table-cell table:style-name="ce184" table:formula="of:=[.X2]+1" office:value-type="date" office:date-value="2019-08-22">
            <text:p>22</text:p>
          </table:table-cell>
          <table:table-cell table:style-name="ce184" table:formula="of:=[.Y2]+1" office:value-type="date" office:date-value="2019-08-23">
            <text:p>23</text:p>
          </table:table-cell>
          <table:table-cell table:style-name="ce184" table:formula="of:=[.Z2]+1" office:value-type="date" office:date-value="2019-08-24">
            <text:p>24</text:p>
          </table:table-cell>
          <table:table-cell table:style-name="ce184" table:formula="of:=[.AA2]+1" office:value-type="date" office:date-value="2019-08-25">
            <text:p>25</text:p>
          </table:table-cell>
          <table:table-cell table:style-name="ce184" table:formula="of:=[.AB2]+1" office:value-type="date" office:date-value="2019-08-26">
            <text:p>26</text:p>
          </table:table-cell>
          <table:table-cell table:style-name="ce184" table:formula="of:=[.AC2]+1" office:value-type="date" office:date-value="2019-08-27">
            <text:p>27</text:p>
          </table:table-cell>
          <table:table-cell table:style-name="ce184" table:formula="of:=[.AD2]+1" office:value-type="date" office:date-value="2019-08-28">
            <text:p>28</text:p>
          </table:table-cell>
          <table:table-cell table:style-name="ce184" table:formula="of:=[.AE2]+1" office:value-type="date" office:date-value="2019-08-29">
            <text:p>29</text:p>
          </table:table-cell>
          <table:table-cell table:style-name="ce184" table:formula="of:=[.AF2]+1" office:value-type="date" office:date-value="2019-08-30">
            <text:p>30</text:p>
          </table:table-cell>
          <table:table-cell table:style-name="ce184" table:formula="of:=[.AG2]+1" office:value-type="date" office:date-value="2019-08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85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5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5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5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5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5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5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5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81" table:formula="of:=SUM([.D4:.AH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81" table:formula="of:=SUM([.D5:.AH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81" table:formula="of:=SUM([.D6:.AH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81" table:formula="of:=SUM([.D7:.AH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81" table:formula="of:=SUM([.D8:.AH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81" table:formula="of:=SUM([.D9:.AH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81" table:formula="of:=SUM([.D10:.AH1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81" table:formula="of:=SUM([.D11:.AH1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81" table:formula="of:=SUM([.D12:.AH1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81" table:formula="of:=SUM([.D13:.AH1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81" table:formula="of:=SUM([.D14:.AH1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81" table:formula="of:=SUM([.D15:.AH1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81" table:formula="of:=SUM([.D16:.AH1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81" table:formula="of:=SUM([.D17:.AH1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81" table:formula="of:=SUM([.D18:.AH1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81" table:formula="of:=SUM([.D19:.AH1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81" table:formula="of:=SUM([.D20:.AH2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81" table:formula="of:=SUM([.D21:.AH2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81" table:formula="of:=SUM([.D22:.AH2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81" table:formula="of:=SUM([.D23:.AH2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81" table:formula="of:=SUM([.D24:.AH2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81" table:formula="of:=SUM([.D25:.AH2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81" table:formula="of:=SUM([.D26:.AH2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81" table:formula="of:=SUM([.D27:.AH2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81" table:formula="of:=SUM([.D28:.AH2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81" table:formula="of:=SUM([.D29:.AH2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81" table:formula="of:=SUM([.D30:.AH3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81" table:formula="of:=SUM([.D31:.AH3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81" table:formula="of:=SUM([.D32:.AH3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81" table:formula="of:=SUM([.D33:.AH3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81" table:formula="of:=SUM([.D34:.AH3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81" table:formula="of:=SUM([.D35:.AH3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81" table:formula="of:=SUM([.D36:.AH3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81" table:formula="of:=SUM([.D37:.AH3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81" table:formula="of:=SUM([.D38:.AH3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81" table:formula="of:=SUM([.D39:.AH3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81" table:formula="of:=SUM([.D40:.AH4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81" table:formula="of:=SUM([.D41:.AH4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81" table:formula="of:=SUM([.D42:.AH4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81" table:formula="of:=SUM([.D43:.AH4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81" table:formula="of:=SUM([.D44:.AH4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81" table:formula="of:=SUM([.D45:.AH4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81" table:formula="of:=SUM([.D46:.AH4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81" table:formula="of:=SUM([.D47:.AH4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81" table:formula="of:=SUM([.D48:.AH4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81" table:formula="of:=SUM([.D49:.AH4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81" table:formula="of:=SUM([.D50:.AH5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81" table:formula="of:=SUM([.D51:.AH5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81" table:formula="of:=SUM([.D52:.AH5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81" table:formula="of:=SUM([.D53:.AH5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81" table:formula="of:=SUM([.D54:.AH5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81" table:formula="of:=SUM([.D55:.AH5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81" table:formula="of:=SUM([.D56:.AH5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81" table:formula="of:=SUM([.D57:.AH57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81" table:formula="of:=SUM([.D58:.AH58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81" table:formula="of:=SUM([.D59:.AH59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81" table:formula="of:=SUM([.D60:.AH60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81" table:formula="of:=SUM([.D61:.AH61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81" table:formula="of:=SUM([.D62:.AH62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81" table:formula="of:=SUM([.D63:.AH63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81" table:formula="of:=SUM([.D64:.AH64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81" table:formula="of:=SUM([.D65:.AH65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81" table:formula="of:=SUM([.D66:.AH66])" office:value-type="float" office:value="0">
            <text:p>0</text:p>
          </table:table-cell>
          <table:table-cell table:style-name="ce18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81"/>
          <table:table-cell table:style-name="ce186" table:number-columns-repeated="13"/>
          <table:table-cell table:style-name="ce193" table:number-columns-repeated="7"/>
          <table:table-cell table:style-name="ce186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82"/>
          <table:covered-table-cell table:number-columns-repeated="31" table:style-name="ce187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4">
          <table:table-cell table:style-name="ce43" table:number-columns-repeated="3"/>
          <table:table-cell table:style-name="ce18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188"/>
          <table:table-cell table:number-columns-repeated="27"/>
          <table:table-cell table:style-name="ce188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09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03"/>
        <table:table-column table:style-name="co29" table:number-columns-repeated="7" table:default-cell-style-name="ce203"/>
        <table:table-column table:style-name="co28" table:number-columns-repeated="15" table:default-cell-style-name="ce203"/>
        <table:table-column table:style-name="co7" table:number-columns-repeated="991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197" table:number-columns-repeated="8"/>
          <table:table-cell table:style-name="ce204" office:value-type="string" table:number-columns-spanned="2" table:number-rows-spanned="1">
            <text:p>Month</text:p>
          </table:table-cell>
          <table:covered-table-cell table:style-name="ce205"/>
          <table:table-cell table:style-name="ce206" table:content-validation-name="val1" office:value-type="float" office:value="9" table:number-columns-spanned="2" table:number-rows-spanned="1">
            <text:p>9</text:p>
          </table:table-cell>
          <table:covered-table-cell table:style-name="ce205"/>
          <table:table-cell table:style-name="ce204" office:value-type="string" table:number-columns-spanned="2" table:number-rows-spanned="1">
            <text:p>Year</text:p>
          </table:table-cell>
          <table:covered-table-cell table:style-name="ce205"/>
          <table:table-cell table:style-name="ce204" office:value-type="float" office:value="2019" table:number-columns-spanned="2" table:number-rows-spanned="1">
            <text:p>2019</text:p>
          </table:table-cell>
          <table:covered-table-cell table:style-name="ce208"/>
          <table:table-cell table:style-name="ce197" table:number-columns-repeated="14"/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1" table:number-columns-repeated="3"/>
          <table:table-cell table:style-name="ce198" table:formula="of:=DATE([.$R$1];[.N1];1)" office:value-type="date" office:date-value="2019-09-01">
            <text:p>01</text:p>
          </table:table-cell>
          <table:table-cell table:style-name="ce198" table:formula="of:=[.D2]+1" office:value-type="date" office:date-value="2019-09-02">
            <text:p>02</text:p>
          </table:table-cell>
          <table:table-cell table:style-name="ce198" table:formula="of:=[.E2]+1" office:value-type="date" office:date-value="2019-09-03">
            <text:p>03</text:p>
          </table:table-cell>
          <table:table-cell table:style-name="ce198" table:formula="of:=[.F2]+1" office:value-type="date" office:date-value="2019-09-04">
            <text:p>04</text:p>
          </table:table-cell>
          <table:table-cell table:style-name="ce198" table:formula="of:=[.G2]+1" office:value-type="date" office:date-value="2019-09-05">
            <text:p>05</text:p>
          </table:table-cell>
          <table:table-cell table:style-name="ce198" table:formula="of:=[.H2]+1" office:value-type="date" office:date-value="2019-09-06">
            <text:p>06</text:p>
          </table:table-cell>
          <table:table-cell table:style-name="ce198" table:formula="of:=[.I2]+1" office:value-type="date" office:date-value="2019-09-07">
            <text:p>07</text:p>
          </table:table-cell>
          <table:table-cell table:style-name="ce198" table:formula="of:=[.J2]+1" office:value-type="date" office:date-value="2019-09-08">
            <text:p>08</text:p>
          </table:table-cell>
          <table:table-cell table:style-name="ce198" table:formula="of:=[.K2]+1" office:value-type="date" office:date-value="2019-09-09">
            <text:p>09</text:p>
          </table:table-cell>
          <table:table-cell table:style-name="ce198" table:formula="of:=[.L2]+1" office:value-type="date" office:date-value="2019-09-10">
            <text:p>10</text:p>
          </table:table-cell>
          <table:table-cell table:style-name="ce198" table:formula="of:=[.M2]+1" office:value-type="date" office:date-value="2019-09-11">
            <text:p>11</text:p>
          </table:table-cell>
          <table:table-cell table:style-name="ce198" table:formula="of:=[.N2]+1" office:value-type="date" office:date-value="2019-09-12">
            <text:p>12</text:p>
          </table:table-cell>
          <table:table-cell table:style-name="ce198" table:formula="of:=[.O2]+1" office:value-type="date" office:date-value="2019-09-13">
            <text:p>13</text:p>
          </table:table-cell>
          <table:table-cell table:style-name="ce198" table:formula="of:=[.P2]+1" office:value-type="date" office:date-value="2019-09-14">
            <text:p>14</text:p>
          </table:table-cell>
          <table:table-cell table:style-name="ce198" table:formula="of:=[.Q2]+1" office:value-type="date" office:date-value="2019-09-15">
            <text:p>15</text:p>
          </table:table-cell>
          <table:table-cell table:style-name="ce198" table:formula="of:=[.R2]+1" office:value-type="date" office:date-value="2019-09-16">
            <text:p>16</text:p>
          </table:table-cell>
          <table:table-cell table:style-name="ce198" table:formula="of:=[.S2]+1" office:value-type="date" office:date-value="2019-09-17">
            <text:p>17</text:p>
          </table:table-cell>
          <table:table-cell table:style-name="ce198" table:formula="of:=[.T2]+1" office:value-type="date" office:date-value="2019-09-18">
            <text:p>18</text:p>
          </table:table-cell>
          <table:table-cell table:style-name="ce198" table:formula="of:=[.U2]+1" office:value-type="date" office:date-value="2019-09-19">
            <text:p>19</text:p>
          </table:table-cell>
          <table:table-cell table:style-name="ce198" table:formula="of:=[.V2]+1" office:value-type="date" office:date-value="2019-09-20">
            <text:p>20</text:p>
          </table:table-cell>
          <table:table-cell table:style-name="ce198" table:formula="of:=[.W2]+1" office:value-type="date" office:date-value="2019-09-21">
            <text:p>21</text:p>
          </table:table-cell>
          <table:table-cell table:style-name="ce198" table:formula="of:=[.X2]+1" office:value-type="date" office:date-value="2019-09-22">
            <text:p>22</text:p>
          </table:table-cell>
          <table:table-cell table:style-name="ce198" table:formula="of:=[.Y2]+1" office:value-type="date" office:date-value="2019-09-23">
            <text:p>23</text:p>
          </table:table-cell>
          <table:table-cell table:style-name="ce198" table:formula="of:=[.Z2]+1" office:value-type="date" office:date-value="2019-09-24">
            <text:p>24</text:p>
          </table:table-cell>
          <table:table-cell table:style-name="ce198" table:formula="of:=[.AA2]+1" office:value-type="date" office:date-value="2019-09-25">
            <text:p>25</text:p>
          </table:table-cell>
          <table:table-cell table:style-name="ce198" table:formula="of:=[.AB2]+1" office:value-type="date" office:date-value="2019-09-26">
            <text:p>26</text:p>
          </table:table-cell>
          <table:table-cell table:style-name="ce198" table:formula="of:=[.AC2]+1" office:value-type="date" office:date-value="2019-09-27">
            <text:p>27</text:p>
          </table:table-cell>
          <table:table-cell table:style-name="ce198" table:formula="of:=[.AD2]+1" office:value-type="date" office:date-value="2019-09-28">
            <text:p>28</text:p>
          </table:table-cell>
          <table:table-cell table:style-name="ce198" table:formula="of:=[.AE2]+1" office:value-type="date" office:date-value="2019-09-29">
            <text:p>29</text:p>
          </table:table-cell>
          <table:table-cell table:style-name="ce198" table:formula="of:=[.AF2]+1" office:value-type="date" office:date-value="2019-09-30">
            <text:p>30</text:p>
          </table:table-cell>
          <table:table-cell table:style-name="ce94" table:number-columns-repeated="951"/>
          <table:table-cell table:number-columns-repeated="40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199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9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9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9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9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9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9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9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4" table:number-columns-repeated="951"/>
          <table:table-cell table:number-columns-repeated="40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195" table:formula="of:=SUM([.D4:.AH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195" table:formula="of:=SUM([.D5:.AH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195" table:formula="of:=SUM([.D6:.AH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195" table:formula="of:=SUM([.D7:.AH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195" table:formula="of:=SUM([.D8:.AH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195" table:formula="of:=SUM([.D9:.AH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195" table:formula="of:=SUM([.D10:.AH1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195" table:formula="of:=SUM([.D11:.AH1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195" table:formula="of:=SUM([.D12:.AH1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195" table:formula="of:=SUM([.D13:.AH1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195" table:formula="of:=SUM([.D14:.AH1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195" table:formula="of:=SUM([.D15:.AH1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195" table:formula="of:=SUM([.D16:.AH1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195" table:formula="of:=SUM([.D17:.AH1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195" table:formula="of:=SUM([.D18:.AH1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195" table:formula="of:=SUM([.D19:.AH1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195" table:formula="of:=SUM([.D20:.AH2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195" table:formula="of:=SUM([.D21:.AH2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195" table:formula="of:=SUM([.D22:.AH2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195" table:formula="of:=SUM([.D23:.AH2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195" table:formula="of:=SUM([.D24:.AH2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195" table:formula="of:=SUM([.D25:.AH2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95" table:formula="of:=SUM([.D26:.AH2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195" table:formula="of:=SUM([.D27:.AH2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195" table:formula="of:=SUM([.D28:.AH2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195" table:formula="of:=SUM([.D29:.AH2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195" table:formula="of:=SUM([.D30:.AH3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195" table:formula="of:=SUM([.D31:.AH3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195" table:formula="of:=SUM([.D32:.AH3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195" table:formula="of:=SUM([.D33:.AH3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195" table:formula="of:=SUM([.D34:.AH3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195" table:formula="of:=SUM([.D35:.AH3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195" table:formula="of:=SUM([.D36:.AH3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195" table:formula="of:=SUM([.D37:.AH3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195" table:formula="of:=SUM([.D38:.AH3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195" table:formula="of:=SUM([.D39:.AH3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195" table:formula="of:=SUM([.D40:.AH4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195" table:formula="of:=SUM([.D41:.AH4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195" table:formula="of:=SUM([.D42:.AH4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195" table:formula="of:=SUM([.D43:.AH4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95" table:formula="of:=SUM([.D44:.AH4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195" table:formula="of:=SUM([.D45:.AH4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195" table:formula="of:=SUM([.D46:.AH4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195" table:formula="of:=SUM([.D47:.AH4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195" table:formula="of:=SUM([.D48:.AH4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195" table:formula="of:=SUM([.D49:.AH4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195" table:formula="of:=SUM([.D50:.AH5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195" table:formula="of:=SUM([.D51:.AH5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195" table:formula="of:=SUM([.D52:.AH5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195" table:formula="of:=SUM([.D53:.AH5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195" table:formula="of:=SUM([.D54:.AH5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195" table:formula="of:=SUM([.D55:.AH5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195" table:formula="of:=SUM([.D56:.AH5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195" table:formula="of:=SUM([.D57:.AH57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195" table:formula="of:=SUM([.D58:.AH58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195" table:formula="of:=SUM([.D59:.AH59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195" table:formula="of:=SUM([.D60:.AH60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195" table:formula="of:=SUM([.D61:.AH61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195" table:formula="of:=SUM([.D62:.AH62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195" table:formula="of:=SUM([.D63:.AH63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195" table:formula="of:=SUM([.D64:.AH64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195" table:formula="of:=SUM([.D65:.AH65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195" table:formula="of:=SUM([.D66:.AH66])" office:value-type="float" office:value="0">
            <text:p>0</text:p>
          </table:table-cell>
          <table:table-cell table:style-name="ce20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195"/>
          <table:table-cell table:style-name="ce200" table:number-columns-repeated="13"/>
          <table:table-cell table:style-name="ce207" table:number-columns-repeated="7"/>
          <table:table-cell table:style-name="ce200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196"/>
          <table:covered-table-cell table:number-columns-repeated="31" table:style-name="ce201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16">
          <table:table-cell table:style-name="ce43" table:number-columns-repeated="3"/>
          <table:table-cell table:style-name="ce20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65320">
          <table:table-cell table:style-name="ce43" table:number-columns-repeated="3"/>
          <table:table-cell table:style-name="ce202" table:number-columns-repeated="30"/>
          <table:table-cell table:style-name="ce43" table:number-columns-repeated="951"/>
          <table:table-cell table:number-columns-repeated="40"/>
        </table:table-row>
        <table:table-row table:style-name="ro2" table:number-rows-repeated="49">
          <table:table-cell table:style-name="ce43" table:number-columns-repeated="3"/>
          <table:table-cell table:style-name="ce202"/>
          <table:table-cell table:number-columns-repeated="27"/>
          <table:table-cell table:style-name="ce202" table:number-columns-repeated="2"/>
          <table:table-cell table:style-name="ce43" table:number-columns-repeated="951"/>
          <table:table-cell table:number-columns-repeated="40"/>
        </table:table-row>
        <table:table-row table:style-name="ro2" table:number-rows-repeated="9831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0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17"/>
        <table:table-column table:style-name="co29" table:number-columns-repeated="7" table:default-cell-style-name="ce217"/>
        <table:table-column table:style-name="co28" table:number-columns-repeated="16" table:default-cell-style-name="ce217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11" table:number-columns-repeated="8"/>
          <table:table-cell table:style-name="ce218" office:value-type="string" table:number-columns-spanned="2" table:number-rows-spanned="1">
            <text:p>Month</text:p>
          </table:table-cell>
          <table:covered-table-cell table:style-name="ce219"/>
          <table:table-cell table:style-name="ce220" table:content-validation-name="val1" office:value-type="float" office:value="10" table:number-columns-spanned="2" table:number-rows-spanned="1">
            <text:p>10</text:p>
          </table:table-cell>
          <table:covered-table-cell table:style-name="ce219"/>
          <table:table-cell table:style-name="ce218" office:value-type="string" table:number-columns-spanned="2" table:number-rows-spanned="1">
            <text:p>Year</text:p>
          </table:table-cell>
          <table:covered-table-cell table:style-name="ce219"/>
          <table:table-cell table:style-name="ce218" office:value-type="float" office:value="2019" table:number-columns-spanned="2" table:number-rows-spanned="1">
            <text:p>2019</text:p>
          </table:table-cell>
          <table:covered-table-cell table:style-name="ce222"/>
          <table:table-cell table:style-name="ce211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12" table:formula="of:=DATE([.$R$1];[.N1];1)" office:value-type="date" office:date-value="2019-10-01">
            <text:p>01</text:p>
          </table:table-cell>
          <table:table-cell table:style-name="ce212" table:formula="of:=[.D2]+1" office:value-type="date" office:date-value="2019-10-02">
            <text:p>02</text:p>
          </table:table-cell>
          <table:table-cell table:style-name="ce212" table:formula="of:=[.E2]+1" office:value-type="date" office:date-value="2019-10-03">
            <text:p>03</text:p>
          </table:table-cell>
          <table:table-cell table:style-name="ce212" table:formula="of:=[.F2]+1" office:value-type="date" office:date-value="2019-10-04">
            <text:p>04</text:p>
          </table:table-cell>
          <table:table-cell table:style-name="ce212" table:formula="of:=[.G2]+1" office:value-type="date" office:date-value="2019-10-05">
            <text:p>05</text:p>
          </table:table-cell>
          <table:table-cell table:style-name="ce212" table:formula="of:=[.H2]+1" office:value-type="date" office:date-value="2019-10-06">
            <text:p>06</text:p>
          </table:table-cell>
          <table:table-cell table:style-name="ce212" table:formula="of:=[.I2]+1" office:value-type="date" office:date-value="2019-10-07">
            <text:p>07</text:p>
          </table:table-cell>
          <table:table-cell table:style-name="ce212" table:formula="of:=[.J2]+1" office:value-type="date" office:date-value="2019-10-08">
            <text:p>08</text:p>
          </table:table-cell>
          <table:table-cell table:style-name="ce212" table:formula="of:=[.K2]+1" office:value-type="date" office:date-value="2019-10-09">
            <text:p>09</text:p>
          </table:table-cell>
          <table:table-cell table:style-name="ce212" table:formula="of:=[.L2]+1" office:value-type="date" office:date-value="2019-10-10">
            <text:p>10</text:p>
          </table:table-cell>
          <table:table-cell table:style-name="ce212" table:formula="of:=[.M2]+1" office:value-type="date" office:date-value="2019-10-11">
            <text:p>11</text:p>
          </table:table-cell>
          <table:table-cell table:style-name="ce212" table:formula="of:=[.N2]+1" office:value-type="date" office:date-value="2019-10-12">
            <text:p>12</text:p>
          </table:table-cell>
          <table:table-cell table:style-name="ce212" table:formula="of:=[.O2]+1" office:value-type="date" office:date-value="2019-10-13">
            <text:p>13</text:p>
          </table:table-cell>
          <table:table-cell table:style-name="ce212" table:formula="of:=[.P2]+1" office:value-type="date" office:date-value="2019-10-14">
            <text:p>14</text:p>
          </table:table-cell>
          <table:table-cell table:style-name="ce212" table:formula="of:=[.Q2]+1" office:value-type="date" office:date-value="2019-10-15">
            <text:p>15</text:p>
          </table:table-cell>
          <table:table-cell table:style-name="ce212" table:formula="of:=[.R2]+1" office:value-type="date" office:date-value="2019-10-16">
            <text:p>16</text:p>
          </table:table-cell>
          <table:table-cell table:style-name="ce212" table:formula="of:=[.S2]+1" office:value-type="date" office:date-value="2019-10-17">
            <text:p>17</text:p>
          </table:table-cell>
          <table:table-cell table:style-name="ce212" table:formula="of:=[.T2]+1" office:value-type="date" office:date-value="2019-10-18">
            <text:p>18</text:p>
          </table:table-cell>
          <table:table-cell table:style-name="ce212" table:formula="of:=[.U2]+1" office:value-type="date" office:date-value="2019-10-19">
            <text:p>19</text:p>
          </table:table-cell>
          <table:table-cell table:style-name="ce212" table:formula="of:=[.V2]+1" office:value-type="date" office:date-value="2019-10-20">
            <text:p>20</text:p>
          </table:table-cell>
          <table:table-cell table:style-name="ce212" table:formula="of:=[.W2]+1" office:value-type="date" office:date-value="2019-10-21">
            <text:p>21</text:p>
          </table:table-cell>
          <table:table-cell table:style-name="ce212" table:formula="of:=[.X2]+1" office:value-type="date" office:date-value="2019-10-22">
            <text:p>22</text:p>
          </table:table-cell>
          <table:table-cell table:style-name="ce212" table:formula="of:=[.Y2]+1" office:value-type="date" office:date-value="2019-10-23">
            <text:p>23</text:p>
          </table:table-cell>
          <table:table-cell table:style-name="ce212" table:formula="of:=[.Z2]+1" office:value-type="date" office:date-value="2019-10-24">
            <text:p>24</text:p>
          </table:table-cell>
          <table:table-cell table:style-name="ce212" table:formula="of:=[.AA2]+1" office:value-type="date" office:date-value="2019-10-25">
            <text:p>25</text:p>
          </table:table-cell>
          <table:table-cell table:style-name="ce212" table:formula="of:=[.AB2]+1" office:value-type="date" office:date-value="2019-10-26">
            <text:p>26</text:p>
          </table:table-cell>
          <table:table-cell table:style-name="ce212" table:formula="of:=[.AC2]+1" office:value-type="date" office:date-value="2019-10-27">
            <text:p>27</text:p>
          </table:table-cell>
          <table:table-cell table:style-name="ce212" table:formula="of:=[.AD2]+1" office:value-type="date" office:date-value="2019-10-28">
            <text:p>28</text:p>
          </table:table-cell>
          <table:table-cell table:style-name="ce212" table:formula="of:=[.AE2]+1" office:value-type="date" office:date-value="2019-10-29">
            <text:p>29</text:p>
          </table:table-cell>
          <table:table-cell table:style-name="ce212" table:formula="of:=[.AF2]+1" office:value-type="date" office:date-value="2019-10-30">
            <text:p>30</text:p>
          </table:table-cell>
          <table:table-cell table:style-name="ce212" table:formula="of:=[.AG2]+1" office:value-type="date" office:date-value="2019-10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13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3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3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3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3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3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3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3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09" table:formula="of:=SUM([.D4:.AH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09" table:formula="of:=SUM([.D5:.AH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09" table:formula="of:=SUM([.D6:.AH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09" table:formula="of:=SUM([.D7:.AH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09" table:formula="of:=SUM([.D8:.AH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209" table:formula="of:=SUM([.D9:.AH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209" table:formula="of:=SUM([.D10:.AH1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209" table:formula="of:=SUM([.D11:.AH1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09" table:formula="of:=SUM([.D12:.AH1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09" table:formula="of:=SUM([.D13:.AH1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09" table:formula="of:=SUM([.D14:.AH1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09" table:formula="of:=SUM([.D15:.AH1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209" table:formula="of:=SUM([.D16:.AH1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09" table:formula="of:=SUM([.D17:.AH1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09" table:formula="of:=SUM([.D18:.AH1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09" table:formula="of:=SUM([.D19:.AH1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09" table:formula="of:=SUM([.D20:.AH2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09" table:formula="of:=SUM([.D21:.AH2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09" table:formula="of:=SUM([.D22:.AH2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09" table:formula="of:=SUM([.D23:.AH2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09" table:formula="of:=SUM([.D24:.AH2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09" table:formula="of:=SUM([.D25:.AH2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09" table:formula="of:=SUM([.D26:.AH2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09" table:formula="of:=SUM([.D27:.AH2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09" table:formula="of:=SUM([.D28:.AH2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09" table:formula="of:=SUM([.D29:.AH2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09" table:formula="of:=SUM([.D30:.AH3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09" table:formula="of:=SUM([.D31:.AH3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09" table:formula="of:=SUM([.D32:.AH3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09" table:formula="of:=SUM([.D33:.AH3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09" table:formula="of:=SUM([.D34:.AH3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09" table:formula="of:=SUM([.D35:.AH3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09" table:formula="of:=SUM([.D36:.AH3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09" table:formula="of:=SUM([.D37:.AH3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09" table:formula="of:=SUM([.D38:.AH3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09" table:formula="of:=SUM([.D39:.AH3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09" table:formula="of:=SUM([.D40:.AH4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09" table:formula="of:=SUM([.D41:.AH4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09" table:formula="of:=SUM([.D42:.AH4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09" table:formula="of:=SUM([.D43:.AH4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09" table:formula="of:=SUM([.D44:.AH4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09" table:formula="of:=SUM([.D45:.AH4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09" table:formula="of:=SUM([.D46:.AH4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09" table:formula="of:=SUM([.D47:.AH4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09" table:formula="of:=SUM([.D48:.AH4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09" table:formula="of:=SUM([.D49:.AH4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09" table:formula="of:=SUM([.D50:.AH5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209" table:formula="of:=SUM([.D51:.AH5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209" table:formula="of:=SUM([.D52:.AH5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209" table:formula="of:=SUM([.D53:.AH5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09" table:formula="of:=SUM([.D54:.AH5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209" table:formula="of:=SUM([.D55:.AH5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209" table:formula="of:=SUM([.D56:.AH5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209" table:formula="of:=SUM([.D57:.AH57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209" table:formula="of:=SUM([.D58:.AH58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209" table:formula="of:=SUM([.D59:.AH59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209" table:formula="of:=SUM([.D60:.AH60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209" table:formula="of:=SUM([.D61:.AH61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209" table:formula="of:=SUM([.D62:.AH62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209" table:formula="of:=SUM([.D63:.AH63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09" table:formula="of:=SUM([.D64:.AH64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09" table:formula="of:=SUM([.D65:.AH65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09" table:formula="of:=SUM([.D66:.AH66])" office:value-type="float" office:value="0">
            <text:p>0</text:p>
          </table:table-cell>
          <table:table-cell table:style-name="ce21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209"/>
          <table:table-cell table:style-name="ce214" table:number-columns-repeated="13"/>
          <table:table-cell table:style-name="ce221" table:number-columns-repeated="7"/>
          <table:table-cell table:style-name="ce214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10"/>
          <table:covered-table-cell table:number-columns-repeated="31" table:style-name="ce215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8">
          <table:table-cell table:style-name="ce43" table:number-columns-repeated="3"/>
          <table:table-cell table:style-name="ce216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16"/>
          <table:table-cell table:number-columns-repeated="27"/>
          <table:table-cell table:style-name="ce216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1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31"/>
        <table:table-column table:style-name="co29" table:number-columns-repeated="7" table:default-cell-style-name="ce231"/>
        <table:table-column table:style-name="co28" table:number-columns-repeated="16" table:default-cell-style-name="ce231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25" table:number-columns-repeated="8"/>
          <table:table-cell table:style-name="ce232" office:value-type="string" table:number-columns-spanned="2" table:number-rows-spanned="1">
            <text:p>Month</text:p>
          </table:table-cell>
          <table:covered-table-cell table:style-name="ce233"/>
          <table:table-cell table:style-name="ce234" table:content-validation-name="val1" office:value-type="float" office:value="11" table:number-columns-spanned="2" table:number-rows-spanned="1">
            <text:p>11</text:p>
          </table:table-cell>
          <table:covered-table-cell table:style-name="ce233"/>
          <table:table-cell table:style-name="ce232" office:value-type="string" table:number-columns-spanned="2" table:number-rows-spanned="1">
            <text:p>Year</text:p>
          </table:table-cell>
          <table:covered-table-cell table:style-name="ce233"/>
          <table:table-cell table:style-name="ce232" office:value-type="float" office:value="2019" table:number-columns-spanned="2" table:number-rows-spanned="1">
            <text:p>2019</text:p>
          </table:table-cell>
          <table:covered-table-cell table:style-name="ce236"/>
          <table:table-cell table:style-name="ce225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26" table:formula="of:=DATE([.$R$1];[.N1];1)" office:value-type="date" office:date-value="2019-11-01">
            <text:p>01</text:p>
          </table:table-cell>
          <table:table-cell table:style-name="ce226" table:formula="of:=[.D2]+1" office:value-type="date" office:date-value="2019-11-02">
            <text:p>02</text:p>
          </table:table-cell>
          <table:table-cell table:style-name="ce226" table:formula="of:=[.E2]+1" office:value-type="date" office:date-value="2019-11-03">
            <text:p>03</text:p>
          </table:table-cell>
          <table:table-cell table:style-name="ce226" table:formula="of:=[.F2]+1" office:value-type="date" office:date-value="2019-11-04">
            <text:p>04</text:p>
          </table:table-cell>
          <table:table-cell table:style-name="ce226" table:formula="of:=[.G2]+1" office:value-type="date" office:date-value="2019-11-05">
            <text:p>05</text:p>
          </table:table-cell>
          <table:table-cell table:style-name="ce226" table:formula="of:=[.H2]+1" office:value-type="date" office:date-value="2019-11-06">
            <text:p>06</text:p>
          </table:table-cell>
          <table:table-cell table:style-name="ce226" table:formula="of:=[.I2]+1" office:value-type="date" office:date-value="2019-11-07">
            <text:p>07</text:p>
          </table:table-cell>
          <table:table-cell table:style-name="ce226" table:formula="of:=[.J2]+1" office:value-type="date" office:date-value="2019-11-08">
            <text:p>08</text:p>
          </table:table-cell>
          <table:table-cell table:style-name="ce226" table:formula="of:=[.K2]+1" office:value-type="date" office:date-value="2019-11-09">
            <text:p>09</text:p>
          </table:table-cell>
          <table:table-cell table:style-name="ce226" table:formula="of:=[.L2]+1" office:value-type="date" office:date-value="2019-11-10">
            <text:p>10</text:p>
          </table:table-cell>
          <table:table-cell table:style-name="ce226" table:formula="of:=[.M2]+1" office:value-type="date" office:date-value="2019-11-11">
            <text:p>11</text:p>
          </table:table-cell>
          <table:table-cell table:style-name="ce226" table:formula="of:=[.N2]+1" office:value-type="date" office:date-value="2019-11-12">
            <text:p>12</text:p>
          </table:table-cell>
          <table:table-cell table:style-name="ce226" table:formula="of:=[.O2]+1" office:value-type="date" office:date-value="2019-11-13">
            <text:p>13</text:p>
          </table:table-cell>
          <table:table-cell table:style-name="ce226" table:formula="of:=[.P2]+1" office:value-type="date" office:date-value="2019-11-14">
            <text:p>14</text:p>
          </table:table-cell>
          <table:table-cell table:style-name="ce226" table:formula="of:=[.Q2]+1" office:value-type="date" office:date-value="2019-11-15">
            <text:p>15</text:p>
          </table:table-cell>
          <table:table-cell table:style-name="ce226" table:formula="of:=[.R2]+1" office:value-type="date" office:date-value="2019-11-16">
            <text:p>16</text:p>
          </table:table-cell>
          <table:table-cell table:style-name="ce226" table:formula="of:=[.S2]+1" office:value-type="date" office:date-value="2019-11-17">
            <text:p>17</text:p>
          </table:table-cell>
          <table:table-cell table:style-name="ce226" table:formula="of:=[.T2]+1" office:value-type="date" office:date-value="2019-11-18">
            <text:p>18</text:p>
          </table:table-cell>
          <table:table-cell table:style-name="ce226" table:formula="of:=[.U2]+1" office:value-type="date" office:date-value="2019-11-19">
            <text:p>19</text:p>
          </table:table-cell>
          <table:table-cell table:style-name="ce226" table:formula="of:=[.V2]+1" office:value-type="date" office:date-value="2019-11-20">
            <text:p>20</text:p>
          </table:table-cell>
          <table:table-cell table:style-name="ce226" table:formula="of:=[.W2]+1" office:value-type="date" office:date-value="2019-11-21">
            <text:p>21</text:p>
          </table:table-cell>
          <table:table-cell table:style-name="ce226" table:formula="of:=[.X2]+1" office:value-type="date" office:date-value="2019-11-22">
            <text:p>22</text:p>
          </table:table-cell>
          <table:table-cell table:style-name="ce226" table:formula="of:=[.Y2]+1" office:value-type="date" office:date-value="2019-11-23">
            <text:p>23</text:p>
          </table:table-cell>
          <table:table-cell table:style-name="ce226" table:formula="of:=[.Z2]+1" office:value-type="date" office:date-value="2019-11-24">
            <text:p>24</text:p>
          </table:table-cell>
          <table:table-cell table:style-name="ce226" table:formula="of:=[.AA2]+1" office:value-type="date" office:date-value="2019-11-25">
            <text:p>25</text:p>
          </table:table-cell>
          <table:table-cell table:style-name="ce226" table:formula="of:=[.AB2]+1" office:value-type="date" office:date-value="2019-11-26">
            <text:p>26</text:p>
          </table:table-cell>
          <table:table-cell table:style-name="ce226" table:formula="of:=[.AC2]+1" office:value-type="date" office:date-value="2019-11-27">
            <text:p>27</text:p>
          </table:table-cell>
          <table:table-cell table:style-name="ce226" table:formula="of:=[.AD2]+1" office:value-type="date" office:date-value="2019-11-28">
            <text:p>28</text:p>
          </table:table-cell>
          <table:table-cell table:style-name="ce226" table:formula="of:=[.AE2]+1" office:value-type="date" office:date-value="2019-11-29">
            <text:p>29</text:p>
          </table:table-cell>
          <table:table-cell table:style-name="ce226" table:formula="of:=[.AF2]+1" office:value-type="date" office:date-value="2019-11-30">
            <text:p>30</text:p>
          </table:table-cell>
          <table:table-cell table:style-name="ce226" table:formula="of:=[.AG2]+1" office:value-type="date" office:date-value="2019-12-01">
            <text:p>0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2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2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2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2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2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2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2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2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23" table:formula="of:=SUM([.D4:.AH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23" table:formula="of:=SUM([.D5:.AH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23" table:formula="of:=SUM([.D6:.AH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23" table:formula="of:=SUM([.D7:.AH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23" table:formula="of:=SUM([.D8:.AH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223" table:formula="of:=SUM([.D9:.AH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223" table:formula="of:=SUM([.D10:.AH1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223" table:formula="of:=SUM([.D11:.AH1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23" table:formula="of:=SUM([.D12:.AH1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23" table:formula="of:=SUM([.D13:.AH1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23" table:formula="of:=SUM([.D14:.AH1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23" table:formula="of:=SUM([.D15:.AH1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223" table:formula="of:=SUM([.D16:.AH1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23" table:formula="of:=SUM([.D17:.AH1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23" table:formula="of:=SUM([.D18:.AH1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23" table:formula="of:=SUM([.D19:.AH1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23" table:formula="of:=SUM([.D20:.AH2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23" table:formula="of:=SUM([.D21:.AH2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23" table:formula="of:=SUM([.D22:.AH2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23" table:formula="of:=SUM([.D23:.AH2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23" table:formula="of:=SUM([.D24:.AH2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23" table:formula="of:=SUM([.D25:.AH2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23" table:formula="of:=SUM([.D26:.AH2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23" table:formula="of:=SUM([.D27:.AH2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23" table:formula="of:=SUM([.D28:.AH2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23" table:formula="of:=SUM([.D29:.AH2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23" table:formula="of:=SUM([.D30:.AH3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23" table:formula="of:=SUM([.D31:.AH3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23" table:formula="of:=SUM([.D32:.AH3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23" table:formula="of:=SUM([.D33:.AH3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23" table:formula="of:=SUM([.D34:.AH3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23" table:formula="of:=SUM([.D35:.AH3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23" table:formula="of:=SUM([.D36:.AH3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23" table:formula="of:=SUM([.D37:.AH3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23" table:formula="of:=SUM([.D38:.AH3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23" table:formula="of:=SUM([.D39:.AH3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23" table:formula="of:=SUM([.D40:.AH4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23" table:formula="of:=SUM([.D41:.AH4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23" table:formula="of:=SUM([.D42:.AH4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23" table:formula="of:=SUM([.D43:.AH4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23" table:formula="of:=SUM([.D44:.AH4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23" table:formula="of:=SUM([.D45:.AH4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23" table:formula="of:=SUM([.D46:.AH4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23" table:formula="of:=SUM([.D47:.AH4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23" table:formula="of:=SUM([.D48:.AH4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23" table:formula="of:=SUM([.D49:.AH4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23" table:formula="of:=SUM([.D50:.AH5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223" table:formula="of:=SUM([.D51:.AH5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223" table:formula="of:=SUM([.D52:.AH5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223" table:formula="of:=SUM([.D53:.AH5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23" table:formula="of:=SUM([.D54:.AH5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223" table:formula="of:=SUM([.D55:.AH5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223" table:formula="of:=SUM([.D56:.AH5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223" table:formula="of:=SUM([.D57:.AH57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223" table:formula="of:=SUM([.D58:.AH58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223" table:formula="of:=SUM([.D59:.AH59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223" table:formula="of:=SUM([.D60:.AH60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223" table:formula="of:=SUM([.D61:.AH61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223" table:formula="of:=SUM([.D62:.AH62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223" table:formula="of:=SUM([.D63:.AH63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23" table:formula="of:=SUM([.D64:.AH64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23" table:formula="of:=SUM([.D65:.AH65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23" table:formula="of:=SUM([.D66:.AH66])" office:value-type="float" office:value="0">
            <text:p>0</text:p>
          </table:table-cell>
          <table:table-cell table:style-name="ce228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223"/>
          <table:table-cell table:style-name="ce228" table:number-columns-repeated="13"/>
          <table:table-cell table:style-name="ce235" table:number-columns-repeated="7"/>
          <table:table-cell table:style-name="ce228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24"/>
          <table:covered-table-cell table:number-columns-repeated="31" table:style-name="ce229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8">
          <table:table-cell table:style-name="ce43" table:number-columns-repeated="3"/>
          <table:table-cell table:style-name="ce230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30"/>
          <table:table-cell table:number-columns-repeated="27"/>
          <table:table-cell table:style-name="ce230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912" table:style-name="ta3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ce245"/>
        <table:table-column table:style-name="co29" table:number-columns-repeated="7" table:default-cell-style-name="ce245"/>
        <table:table-column table:style-name="co28" table:number-columns-repeated="16" table:default-cell-style-name="ce245"/>
        <table:table-column table:style-name="co7" table:number-columns-repeated="990" table:default-cell-style-name="Default"/>
        <table:table-row table:style-name="ro2">
          <table:table-cell table:style-name="ce71"/>
          <table:table-cell table:style-name="ce74" table:number-columns-repeated="2"/>
          <table:table-cell table:style-name="ce239" table:number-columns-repeated="8"/>
          <table:table-cell table:style-name="ce246" office:value-type="string" table:number-columns-spanned="2" table:number-rows-spanned="1">
            <text:p>Month</text:p>
          </table:table-cell>
          <table:covered-table-cell table:style-name="ce247"/>
          <table:table-cell table:style-name="ce248" table:content-validation-name="val1" office:value-type="float" office:value="12" table:number-columns-spanned="2" table:number-rows-spanned="1">
            <text:p>12</text:p>
          </table:table-cell>
          <table:covered-table-cell table:style-name="ce247"/>
          <table:table-cell table:style-name="ce246" office:value-type="string" table:number-columns-spanned="2" table:number-rows-spanned="1">
            <text:p>Year</text:p>
          </table:table-cell>
          <table:covered-table-cell table:style-name="ce247"/>
          <table:table-cell table:style-name="ce246" office:value-type="float" office:value="2019" table:number-columns-spanned="2" table:number-rows-spanned="1">
            <text:p>2019</text:p>
          </table:table-cell>
          <table:covered-table-cell table:style-name="ce250"/>
          <table:table-cell table:style-name="ce239" table:number-columns-repeated="15"/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1" table:number-columns-repeated="3"/>
          <table:table-cell table:style-name="ce240" table:formula="of:=DATE([.$R$1];[.N1];1)" office:value-type="date" office:date-value="2019-12-01">
            <text:p>01</text:p>
          </table:table-cell>
          <table:table-cell table:style-name="ce240" table:formula="of:=[.D2]+1" office:value-type="date" office:date-value="2019-12-02">
            <text:p>02</text:p>
          </table:table-cell>
          <table:table-cell table:style-name="ce240" table:formula="of:=[.E2]+1" office:value-type="date" office:date-value="2019-12-03">
            <text:p>03</text:p>
          </table:table-cell>
          <table:table-cell table:style-name="ce240" table:formula="of:=[.F2]+1" office:value-type="date" office:date-value="2019-12-04">
            <text:p>04</text:p>
          </table:table-cell>
          <table:table-cell table:style-name="ce240" table:formula="of:=[.G2]+1" office:value-type="date" office:date-value="2019-12-05">
            <text:p>05</text:p>
          </table:table-cell>
          <table:table-cell table:style-name="ce240" table:formula="of:=[.H2]+1" office:value-type="date" office:date-value="2019-12-06">
            <text:p>06</text:p>
          </table:table-cell>
          <table:table-cell table:style-name="ce240" table:formula="of:=[.I2]+1" office:value-type="date" office:date-value="2019-12-07">
            <text:p>07</text:p>
          </table:table-cell>
          <table:table-cell table:style-name="ce240" table:formula="of:=[.J2]+1" office:value-type="date" office:date-value="2019-12-08">
            <text:p>08</text:p>
          </table:table-cell>
          <table:table-cell table:style-name="ce240" table:formula="of:=[.K2]+1" office:value-type="date" office:date-value="2019-12-09">
            <text:p>09</text:p>
          </table:table-cell>
          <table:table-cell table:style-name="ce240" table:formula="of:=[.L2]+1" office:value-type="date" office:date-value="2019-12-10">
            <text:p>10</text:p>
          </table:table-cell>
          <table:table-cell table:style-name="ce240" table:formula="of:=[.M2]+1" office:value-type="date" office:date-value="2019-12-11">
            <text:p>11</text:p>
          </table:table-cell>
          <table:table-cell table:style-name="ce240" table:formula="of:=[.N2]+1" office:value-type="date" office:date-value="2019-12-12">
            <text:p>12</text:p>
          </table:table-cell>
          <table:table-cell table:style-name="ce240" table:formula="of:=[.O2]+1" office:value-type="date" office:date-value="2019-12-13">
            <text:p>13</text:p>
          </table:table-cell>
          <table:table-cell table:style-name="ce240" table:formula="of:=[.P2]+1" office:value-type="date" office:date-value="2019-12-14">
            <text:p>14</text:p>
          </table:table-cell>
          <table:table-cell table:style-name="ce240" table:formula="of:=[.Q2]+1" office:value-type="date" office:date-value="2019-12-15">
            <text:p>15</text:p>
          </table:table-cell>
          <table:table-cell table:style-name="ce240" table:formula="of:=[.R2]+1" office:value-type="date" office:date-value="2019-12-16">
            <text:p>16</text:p>
          </table:table-cell>
          <table:table-cell table:style-name="ce240" table:formula="of:=[.S2]+1" office:value-type="date" office:date-value="2019-12-17">
            <text:p>17</text:p>
          </table:table-cell>
          <table:table-cell table:style-name="ce240" table:formula="of:=[.T2]+1" office:value-type="date" office:date-value="2019-12-18">
            <text:p>18</text:p>
          </table:table-cell>
          <table:table-cell table:style-name="ce240" table:formula="of:=[.U2]+1" office:value-type="date" office:date-value="2019-12-19">
            <text:p>19</text:p>
          </table:table-cell>
          <table:table-cell table:style-name="ce240" table:formula="of:=[.V2]+1" office:value-type="date" office:date-value="2019-12-20">
            <text:p>20</text:p>
          </table:table-cell>
          <table:table-cell table:style-name="ce240" table:formula="of:=[.W2]+1" office:value-type="date" office:date-value="2019-12-21">
            <text:p>21</text:p>
          </table:table-cell>
          <table:table-cell table:style-name="ce240" table:formula="of:=[.X2]+1" office:value-type="date" office:date-value="2019-12-22">
            <text:p>22</text:p>
          </table:table-cell>
          <table:table-cell table:style-name="ce240" table:formula="of:=[.Y2]+1" office:value-type="date" office:date-value="2019-12-23">
            <text:p>23</text:p>
          </table:table-cell>
          <table:table-cell table:style-name="ce240" table:formula="of:=[.Z2]+1" office:value-type="date" office:date-value="2019-12-24">
            <text:p>24</text:p>
          </table:table-cell>
          <table:table-cell table:style-name="ce240" table:formula="of:=[.AA2]+1" office:value-type="date" office:date-value="2019-12-25">
            <text:p>25</text:p>
          </table:table-cell>
          <table:table-cell table:style-name="ce240" table:formula="of:=[.AB2]+1" office:value-type="date" office:date-value="2019-12-26">
            <text:p>26</text:p>
          </table:table-cell>
          <table:table-cell table:style-name="ce240" table:formula="of:=[.AC2]+1" office:value-type="date" office:date-value="2019-12-27">
            <text:p>27</text:p>
          </table:table-cell>
          <table:table-cell table:style-name="ce240" table:formula="of:=[.AD2]+1" office:value-type="date" office:date-value="2019-12-28">
            <text:p>28</text:p>
          </table:table-cell>
          <table:table-cell table:style-name="ce240" table:formula="of:=[.AE2]+1" office:value-type="date" office:date-value="2019-12-29">
            <text:p>29</text:p>
          </table:table-cell>
          <table:table-cell table:style-name="ce240" table:formula="of:=[.AF2]+1" office:value-type="date" office:date-value="2019-12-30">
            <text:p>30</text:p>
          </table:table-cell>
          <table:table-cell table:style-name="ce240" table:formula="of:=[.AG2]+1" office:value-type="date" office:date-value="2019-12-31">
            <text:p>31</text:p>
          </table:table-cell>
          <table:table-cell table:style-name="ce94" table:number-columns-repeated="952"/>
          <table:table-cell table:number-columns-repeated="38"/>
        </table:table-row>
        <table:table-row table:style-name="ro6">
          <table:table-cell table:style-name="ce71" office:value-type="string">
            <text:p>No.</text:p>
          </table:table-cell>
          <table:table-cell table:style-name="ce71" office:value-type="string">
            <text:p>Name</text:p>
          </table:table-cell>
          <table:table-cell table:style-name="ce71" office:value-type="string">
            <text:p>Absent</text:p>
          </table:table-cell>
          <table:table-cell table:style-name="ce24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4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41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41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4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4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41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41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4" table:number-columns-repeated="952"/>
          <table:table-cell table:number-columns-repeated="38"/>
        </table:table-row>
        <table:table-row table:style-name="ro2">
          <table:table-cell table:style-name="ce72" office:value-type="float" office:value="1">
            <text:p>1</text:p>
          </table:table-cell>
          <table:table-cell table:style-name="ce44" office:value-type="string">
            <text:p>AnhNK</text:p>
          </table:table-cell>
          <table:table-cell table:style-name="ce237" table:formula="of:=SUM([.D4:.AH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">
            <text:p>2</text:p>
          </table:table-cell>
          <table:table-cell table:style-name="ce44" office:value-type="string">
            <text:p>AnhNVN</text:p>
          </table:table-cell>
          <table:table-cell table:style-name="ce237" table:formula="of:=SUM([.D5:.AH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">
            <text:p>3</text:p>
          </table:table-cell>
          <table:table-cell table:style-name="ce44" office:value-type="string">
            <text:p>BinhNT</text:p>
          </table:table-cell>
          <table:table-cell table:style-name="ce237" table:formula="of:=SUM([.D6:.AH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">
            <text:p>4</text:p>
          </table:table-cell>
          <table:table-cell table:style-name="ce44" office:value-type="string">
            <text:p>ChienTX</text:p>
          </table:table-cell>
          <table:table-cell table:style-name="ce237" table:formula="of:=SUM([.D7:.AH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5">
            <text:p>5</text:p>
          </table:table-cell>
          <table:table-cell table:style-name="ce44" office:value-type="string">
            <text:p>CuongNH</text:p>
          </table:table-cell>
          <table:table-cell table:style-name="ce237" table:formula="of:=SUM([.D8:.AH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">
            <text:p>6</text:p>
          </table:table-cell>
          <table:table-cell table:style-name="ce75" office:value-type="string">
            <text:p>CuongNM</text:p>
          </table:table-cell>
          <table:table-cell table:style-name="ce237" table:formula="of:=SUM([.D9:.AH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7">
            <text:p>7</text:p>
          </table:table-cell>
          <table:table-cell table:style-name="ce75" office:value-type="string">
            <text:p>DaiPD</text:p>
          </table:table-cell>
          <table:table-cell table:style-name="ce237" table:formula="of:=SUM([.D10:.AH1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8">
            <text:p>8</text:p>
          </table:table-cell>
          <table:table-cell table:style-name="ce75" office:value-type="string">
            <text:p>DauDQ</text:p>
          </table:table-cell>
          <table:table-cell table:style-name="ce237" table:formula="of:=SUM([.D11:.AH1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9">
            <text:p>9</text:p>
          </table:table-cell>
          <table:table-cell table:style-name="ce44" office:value-type="string">
            <text:p>DuongDN</text:p>
          </table:table-cell>
          <table:table-cell table:style-name="ce237" table:formula="of:=SUM([.D12:.AH1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0">
            <text:p>10</text:p>
          </table:table-cell>
          <table:table-cell table:style-name="ce44" office:value-type="string">
            <text:p>DuyNM</text:p>
          </table:table-cell>
          <table:table-cell table:style-name="ce237" table:formula="of:=SUM([.D13:.AH1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1">
            <text:p>11</text:p>
          </table:table-cell>
          <table:table-cell table:style-name="ce44" office:value-type="string">
            <text:p>DuyenLT</text:p>
          </table:table-cell>
          <table:table-cell table:style-name="ce237" table:formula="of:=SUM([.D14:.AH1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2">
            <text:p>12</text:p>
          </table:table-cell>
          <table:table-cell table:style-name="ce44" office:value-type="string">
            <text:p>GiauNV</text:p>
          </table:table-cell>
          <table:table-cell table:style-name="ce237" table:formula="of:=SUM([.D15:.AH1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3">
            <text:p>13</text:p>
          </table:table-cell>
          <table:table-cell table:style-name="ce76" office:value-type="string">
            <text:p>HaTH</text:p>
          </table:table-cell>
          <table:table-cell table:style-name="ce237" table:formula="of:=SUM([.D16:.AH1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4">
            <text:p>14</text:p>
          </table:table-cell>
          <table:table-cell table:style-name="ce44" office:value-type="string">
            <text:p>HaiNM</text:p>
          </table:table-cell>
          <table:table-cell table:style-name="ce237" table:formula="of:=SUM([.D17:.AH1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5">
            <text:p>15</text:p>
          </table:table-cell>
          <table:table-cell table:style-name="ce44" office:value-type="string">
            <text:p>HangDTT</text:p>
          </table:table-cell>
          <table:table-cell table:style-name="ce237" table:formula="of:=SUM([.D18:.AH1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6">
            <text:p>16</text:p>
          </table:table-cell>
          <table:table-cell table:style-name="ce44" office:value-type="string">
            <text:p>HanTTH</text:p>
          </table:table-cell>
          <table:table-cell table:style-name="ce237" table:formula="of:=SUM([.D19:.AH1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7">
            <text:p>17</text:p>
          </table:table-cell>
          <table:table-cell table:style-name="ce44" office:value-type="string">
            <text:p>HienNV</text:p>
          </table:table-cell>
          <table:table-cell table:style-name="ce237" table:formula="of:=SUM([.D20:.AH2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8">
            <text:p>18</text:p>
          </table:table-cell>
          <table:table-cell table:style-name="ce44" office:value-type="string">
            <text:p>HieuNKT</text:p>
          </table:table-cell>
          <table:table-cell table:style-name="ce237" table:formula="of:=SUM([.D21:.AH2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19">
            <text:p>19</text:p>
          </table:table-cell>
          <table:table-cell table:style-name="ce44" office:value-type="string">
            <text:p>HueND</text:p>
          </table:table-cell>
          <table:table-cell table:style-name="ce237" table:formula="of:=SUM([.D22:.AH2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0">
            <text:p>20</text:p>
          </table:table-cell>
          <table:table-cell table:style-name="ce44" office:value-type="string">
            <text:p>HungLV</text:p>
          </table:table-cell>
          <table:table-cell table:style-name="ce237" table:formula="of:=SUM([.D23:.AH2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1">
            <text:p>21</text:p>
          </table:table-cell>
          <table:table-cell table:style-name="ce44" office:value-type="string">
            <text:p>HungPN</text:p>
          </table:table-cell>
          <table:table-cell table:style-name="ce237" table:formula="of:=SUM([.D24:.AH2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2">
            <text:p>22</text:p>
          </table:table-cell>
          <table:table-cell table:style-name="ce44" office:value-type="string">
            <text:p>HuyNG</text:p>
          </table:table-cell>
          <table:table-cell table:style-name="ce237" table:formula="of:=SUM([.D25:.AH2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237" table:formula="of:=SUM([.D26:.AH2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4">
            <text:p>24</text:p>
          </table:table-cell>
          <table:table-cell table:style-name="ce44" office:value-type="string">
            <text:p>KhanhNN</text:p>
          </table:table-cell>
          <table:table-cell table:style-name="ce237" table:formula="of:=SUM([.D27:.AH2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5">
            <text:p>25</text:p>
          </table:table-cell>
          <table:table-cell table:style-name="ce44" office:value-type="string">
            <text:p>KhoaND</text:p>
          </table:table-cell>
          <table:table-cell table:style-name="ce237" table:formula="of:=SUM([.D28:.AH2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6">
            <text:p>26</text:p>
          </table:table-cell>
          <table:table-cell table:style-name="ce44" office:value-type="string">
            <text:p>KietNVT</text:p>
          </table:table-cell>
          <table:table-cell table:style-name="ce237" table:formula="of:=SUM([.D29:.AH2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7">
            <text:p>27</text:p>
          </table:table-cell>
          <table:table-cell table:style-name="ce44" office:value-type="string">
            <text:p>LinhBT</text:p>
          </table:table-cell>
          <table:table-cell table:style-name="ce237" table:formula="of:=SUM([.D30:.AH3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8">
            <text:p>28</text:p>
          </table:table-cell>
          <table:table-cell table:style-name="ce44" office:value-type="string">
            <text:p>LongDD</text:p>
          </table:table-cell>
          <table:table-cell table:style-name="ce237" table:formula="of:=SUM([.D31:.AH3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29">
            <text:p>29</text:p>
          </table:table-cell>
          <table:table-cell table:style-name="ce44" office:value-type="string">
            <text:p>MaiLT</text:p>
          </table:table-cell>
          <table:table-cell table:style-name="ce237" table:formula="of:=SUM([.D32:.AH3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0">
            <text:p>30</text:p>
          </table:table-cell>
          <table:table-cell table:style-name="ce44" office:value-type="string">
            <text:p>ManhNB</text:p>
          </table:table-cell>
          <table:table-cell table:style-name="ce237" table:formula="of:=SUM([.D33:.AH3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49"/>
          <table:table-cell table:number-columns-repeated="41"/>
        </table:table-row>
        <table:table-row table:style-name="ro2">
          <table:table-cell table:style-name="ce7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237" table:formula="of:=SUM([.D34:.AH3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237" table:formula="of:=SUM([.D35:.AH3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3">
            <text:p>33</text:p>
          </table:table-cell>
          <table:table-cell table:style-name="ce44" office:value-type="string">
            <text:p>NhanHTH</text:p>
          </table:table-cell>
          <table:table-cell table:style-name="ce237" table:formula="of:=SUM([.D36:.AH3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4">
            <text:p>34</text:p>
          </table:table-cell>
          <table:table-cell table:style-name="ce44" office:value-type="string">
            <text:p>NhanNM</text:p>
          </table:table-cell>
          <table:table-cell table:style-name="ce237" table:formula="of:=SUM([.D37:.AH3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5">
            <text:p>35</text:p>
          </table:table-cell>
          <table:table-cell table:style-name="ce44" office:value-type="string">
            <text:p>NhanPV</text:p>
          </table:table-cell>
          <table:table-cell table:style-name="ce237" table:formula="of:=SUM([.D38:.AH3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6">
            <text:p>36</text:p>
          </table:table-cell>
          <table:table-cell table:style-name="ce44" office:value-type="string">
            <text:p>NhatNH</text:p>
          </table:table-cell>
          <table:table-cell table:style-name="ce237" table:formula="of:=SUM([.D39:.AH3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7">
            <text:p>37</text:p>
          </table:table-cell>
          <table:table-cell table:style-name="ce44" office:value-type="string">
            <text:p>NhungLM</text:p>
          </table:table-cell>
          <table:table-cell table:style-name="ce237" table:formula="of:=SUM([.D40:.AH4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237" table:formula="of:=SUM([.D41:.AH4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39">
            <text:p>39</text:p>
          </table:table-cell>
          <table:table-cell table:style-name="ce44" office:value-type="string">
            <text:p>NhuVNQ</text:p>
          </table:table-cell>
          <table:table-cell table:style-name="ce237" table:formula="of:=SUM([.D42:.AH4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0">
            <text:p>40</text:p>
          </table:table-cell>
          <table:table-cell table:style-name="ce75" office:value-type="string">
            <text:p>PhatHDT</text:p>
          </table:table-cell>
          <table:table-cell table:style-name="ce237" table:formula="of:=SUM([.D43:.AH4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237" table:formula="of:=SUM([.D44:.AH4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2">
            <text:p>42</text:p>
          </table:table-cell>
          <table:table-cell table:style-name="ce44" office:value-type="string">
            <text:p>PhuTV</text:p>
          </table:table-cell>
          <table:table-cell table:style-name="ce237" table:formula="of:=SUM([.D45:.AH4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3">
            <text:p>43</text:p>
          </table:table-cell>
          <table:table-cell table:style-name="ce44" office:value-type="string">
            <text:p>SangLT</text:p>
          </table:table-cell>
          <table:table-cell table:style-name="ce237" table:formula="of:=SUM([.D46:.AH4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4">
            <text:p>44</text:p>
          </table:table-cell>
          <table:table-cell table:style-name="ce44" office:value-type="string">
            <text:p>TaiPA</text:p>
          </table:table-cell>
          <table:table-cell table:style-name="ce237" table:formula="of:=SUM([.D47:.AH4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5">
            <text:p>45</text:p>
          </table:table-cell>
          <table:table-cell table:style-name="ce44" office:value-type="string">
            <text:p>TamHVH</text:p>
          </table:table-cell>
          <table:table-cell table:style-name="ce237" table:formula="of:=SUM([.D48:.AH4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6">
            <text:p>46</text:p>
          </table:table-cell>
          <table:table-cell table:style-name="ce44" office:value-type="string">
            <text:p>TanNN</text:p>
          </table:table-cell>
          <table:table-cell table:style-name="ce237" table:formula="of:=SUM([.D49:.AH4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7">
            <text:p>47</text:p>
          </table:table-cell>
          <table:table-cell table:style-name="ce44" office:value-type="string">
            <text:p>TinNQ</text:p>
          </table:table-cell>
          <table:table-cell table:style-name="ce237" table:formula="of:=SUM([.D50:.AH5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8">
            <text:p>48</text:p>
          </table:table-cell>
          <table:table-cell table:style-name="ce44" office:value-type="string">
            <text:p>TinhNVP</text:p>
          </table:table-cell>
          <table:table-cell table:style-name="ce237" table:formula="of:=SUM([.D51:.AH5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49">
            <text:p>49</text:p>
          </table:table-cell>
          <table:table-cell table:style-name="ce44" office:value-type="string">
            <text:p>TienND</text:p>
          </table:table-cell>
          <table:table-cell table:style-name="ce237" table:formula="of:=SUM([.D52:.AH5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0">
            <text:p>50</text:p>
          </table:table-cell>
          <table:table-cell table:style-name="ce44" office:value-type="string">
            <text:p>ToanBV</text:p>
          </table:table-cell>
          <table:table-cell table:style-name="ce237" table:formula="of:=SUM([.D53:.AH5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1">
            <text:p>51</text:p>
          </table:table-cell>
          <table:table-cell table:style-name="ce44" office:value-type="string">
            <text:p>ToanDT</text:p>
          </table:table-cell>
          <table:table-cell table:style-name="ce237" table:formula="of:=SUM([.D54:.AH5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2">
            <text:p>52</text:p>
          </table:table-cell>
          <table:table-cell table:style-name="ce44" office:value-type="string">
            <text:p>ThaiNHQ</text:p>
          </table:table-cell>
          <table:table-cell table:style-name="ce237" table:formula="of:=SUM([.D55:.AH5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3">
            <text:p>53</text:p>
          </table:table-cell>
          <table:table-cell table:style-name="ce44" office:value-type="string">
            <text:p>ThamDT</text:p>
          </table:table-cell>
          <table:table-cell table:style-name="ce237" table:formula="of:=SUM([.D56:.AH5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4">
            <text:p>54</text:p>
          </table:table-cell>
          <table:table-cell table:style-name="ce44" office:value-type="string">
            <text:p>ThanhCH</text:p>
          </table:table-cell>
          <table:table-cell table:style-name="ce237" table:formula="of:=SUM([.D57:.AH57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5">
            <text:p>55</text:p>
          </table:table-cell>
          <table:table-cell table:style-name="ce44" office:value-type="string">
            <text:p>ThinhCT</text:p>
          </table:table-cell>
          <table:table-cell table:style-name="ce237" table:formula="of:=SUM([.D58:.AH58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6">
            <text:p>56</text:p>
          </table:table-cell>
          <table:table-cell table:style-name="ce44" office:value-type="string">
            <text:p>ThinhT</text:p>
          </table:table-cell>
          <table:table-cell table:style-name="ce237" table:formula="of:=SUM([.D59:.AH59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7">
            <text:p>57</text:p>
          </table:table-cell>
          <table:table-cell table:style-name="ce44" office:value-type="string">
            <text:p>ThuyLTT</text:p>
          </table:table-cell>
          <table:table-cell table:style-name="ce237" table:formula="of:=SUM([.D60:.AH60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8">
            <text:p>58</text:p>
          </table:table-cell>
          <table:table-cell table:style-name="ce44" office:value-type="string">
            <text:p>ThuyNTX</text:p>
          </table:table-cell>
          <table:table-cell table:style-name="ce237" table:formula="of:=SUM([.D61:.AH61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59">
            <text:p>59</text:p>
          </table:table-cell>
          <table:table-cell table:style-name="ce44" office:value-type="string">
            <text:p>ThuyenTTN</text:p>
          </table:table-cell>
          <table:table-cell table:style-name="ce237" table:formula="of:=SUM([.D62:.AH62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0">
            <text:p>60</text:p>
          </table:table-cell>
          <table:table-cell table:style-name="ce44" office:value-type="string">
            <text:p>TrietVM</text:p>
          </table:table-cell>
          <table:table-cell table:style-name="ce237" table:formula="of:=SUM([.D63:.AH63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1">
            <text:p>61</text:p>
          </table:table-cell>
          <table:table-cell table:style-name="ce44" office:value-type="string">
            <text:p>VinhNT</text:p>
          </table:table-cell>
          <table:table-cell table:style-name="ce237" table:formula="of:=SUM([.D64:.AH64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2">
            <text:p>62</text:p>
          </table:table-cell>
          <table:table-cell table:style-name="ce44" office:value-type="string">
            <text:p>VinhP</text:p>
          </table:table-cell>
          <table:table-cell table:style-name="ce237" table:formula="of:=SUM([.D65:.AH65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2" office:value-type="float" office:value="63">
            <text:p>63</text:p>
          </table:table-cell>
          <table:table-cell table:style-name="ce44" office:value-type="string">
            <text:p>ViTHT</text:p>
          </table:table-cell>
          <table:table-cell table:style-name="ce237" table:formula="of:=SUM([.D66:.AH66])" office:value-type="float" office:value="0">
            <text:p>0</text:p>
          </table:table-cell>
          <table:table-cell table:style-name="ce242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2">
          <table:table-cell table:style-name="ce72"/>
          <table:table-cell table:style-name="ce44"/>
          <table:table-cell table:style-name="ce237"/>
          <table:table-cell table:style-name="ce242" table:number-columns-repeated="13"/>
          <table:table-cell table:style-name="ce249" table:number-columns-repeated="7"/>
          <table:table-cell table:style-name="ce242" table:number-columns-repeated="11"/>
          <table:table-cell table:style-name="ce43" table:number-columns-repeated="952"/>
          <table:table-cell table:number-columns-repeated="38"/>
        </table:table-row>
        <table:table-row table:style-name="ro2">
          <table:table-cell table:style-name="ce73" office:value-type="string" table:number-columns-spanned="34" table:number-rows-spanned="1">
            <text:p>The last row. Please insert above this row to keep the formula</text:p>
          </table:table-cell>
          <table:covered-table-cell table:style-name="ce77"/>
          <table:covered-table-cell table:style-name="ce238"/>
          <table:covered-table-cell table:number-columns-repeated="31" table:style-name="ce243"/>
          <table:table-cell table:style-name="ce95" table:number-columns-repeated="952"/>
          <table:table-cell table:style-name="ce96" table:number-columns-repeated="38"/>
        </table:table-row>
        <table:table-row table:style-name="ro2" table:number-rows-repeated="65333">
          <table:table-cell table:style-name="ce43" table:number-columns-repeated="3"/>
          <table:table-cell table:style-name="ce244" table:number-columns-repeated="31"/>
          <table:table-cell table:style-name="ce43" table:number-columns-repeated="952"/>
          <table:table-cell table:number-columns-repeated="38"/>
        </table:table-row>
        <table:table-row table:style-name="ro2" table:number-rows-repeated="49">
          <table:table-cell table:style-name="ce43" table:number-columns-repeated="3"/>
          <table:table-cell table:style-name="ce244"/>
          <table:table-cell table:number-columns-repeated="27"/>
          <table:table-cell table:style-name="ce244" table:number-columns-repeated="3"/>
          <table:table-cell table:style-name="ce43" table:number-columns-repeated="952"/>
          <table:table-cell table:number-columns-repeated="38"/>
        </table:table-row>
        <table:table-row table:style-name="ro2" table:number-rows-repeated="9831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Tong_Hop_Ngay_Nghi_2019.A9:Tong_Hop_Ngay_Nghi_2019.O70" table:display-filter-buttons="true"/>
        <table:database-range table:name="__Anonymous_Sheet_DB__2" table:target-range-address="Tong_Hop_Ngay_Nghi_2019.A6:Tong_Hop_Ngay_Nghi_2019.O70" table:display-filter-buttons="true"/>
        <table:database-range table:target-range-address="Tong_Hop_Ngay_Nghi_2019.A9:Tong_Hop_Ngay_Nghi_2019.AMJ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Arial21" svg:font-family="Arial2"/>
    <style:font-face style:name="Times New Roman1" svg:font-family="'Times New Roman'" style:font-family-generic="swiss"/>
    <style:font-face style:name="MS Mincho" svg:font-family="'MS Mincho', 'ＭＳ 明朝'" style:font-family-generic="modern" style:font-pitch="fixed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31" svg:font-family="Arial3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5">
      <number:hours number:style="long"/>
    </number:time-style>
    <number:time-style style:name="N156">
      <number:hours/>
      <number:text>:</number:text>
      <number:minutes number:style="long"/>
    </number:time-style>
    <number:date-style style:name="N157">
      <number:day number:style="long"/>
      <number:text>/</number:text>
      <number:month number:style="long"/>
    </number:date-style>
    <number:number-style style:name="N159P0" style:volatile="true">
      <number:text>Yes</number:text>
    </number:number-style>
    <number:number-style style:name="N159P1" style:volatile="true">
      <number:text>Yes</number:text>
    </number:number-style>
    <number:number-style style:name="N159">
      <number:text>No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True</number:text>
    </number:number-style>
    <number:number-style style:name="N161P1" style:volatile="true">
      <number:text>True</number:text>
    </number:number-style>
    <number:number-style style:name="N161">
      <number:text>False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On</number:text>
    </number:number-style>
    <number:number-style style:name="N163P1" style:volatile="true">
      <number:text>On</number:text>
    </number:number-style>
    <number:number-style style:name="N163">
      <number:text>Off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date-style style:name="N166">
      <number:month number:textual="true"/>
      <number:text> </number:text>
      <number:day number:style="long"/>
      <number:text>, </number:text>
      <number:year number:style="long"/>
    </number:dat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1" number:min-integer-digits="1"/>
      <number:text>%</number:text>
    </number:percentage-style>
    <number:number-style style:name="N170">
      <number:number number:decimal-places="0" number:min-integer-digits="0"/>
    </number:number-style>
    <number:date-style style:name="N171P0" style:volatile="true">
      <number:month number:style="long"/>
      <number:text>/</number:text>
      <number:day number:style="long"/>
      <number:text>/</number:text>
      <number:year/>
    </number:date-style>
    <number:text-style style:name="N171">
      <number:text-content/>
      <style:map style:condition="value()&gt;=0" style:apply-style-name="N171P0"/>
    </number:text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number number:decimal-places="0" number:min-integer-digits="1"/>
    </number:number-style>
    <number:number-style style:name="N173">
      <style:text-properties fo:color="#ff0000"/>
      <number:number number:decimal-places="0" number:min-integer-digits="1"/>
      <style:map style:condition="value()&gt;=0" style:apply-style-name="N173P0"/>
    </number:number-style>
    <number:number-style style:name="N174">
      <number:number number:decimal-places="0" number:min-integer-digits="2"/>
      <number:text>/12</number:text>
    </number:number-style>
    <number:date-style style:name="N175">
      <number:month number:textual="true"/>
      <number:text>-</number:text>
      <number:year number:style="long"/>
    </number:date-style>
    <number:date-style style:name="N176">
      <number:year number:style="long"/>
    </number:date-style>
    <number:date-style style:name="N177">
      <number:month number:style="long"/>
      <number:text> </number:text>
      <number:day number:style="long"/>
      <number:text>, </number:text>
      <number:year number:style="long"/>
    </number:date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text>Trần </number:text>
      <number:year number:style="long"/>
    </number:date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2">
      <number:text>\</number:text>
      <number:number number:decimal-places="0" number:min-integer-digits="1" number:grouping="true"/>
    </number:number-style>
    <number:number-style style:name="N183P0" style:volatile="true">
      <number:text>\</number:text>
      <number:number number:decimal-places="0" number:min-integer-digits="1" number:grouping="true"/>
    </number:number-style>
    <number:number-style style:name="N183">
      <style:text-properties fo:color="#ff0000"/>
      <number:text>\\-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\</number:text>
      <number:number number:decimal-places="2" number:min-integer-digits="1" number:grouping="true"/>
    </number:number-style>
    <number:number-style style:name="N185">
      <style:text-properties fo:color="#ff0000"/>
      <number:text>\\\\\\-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\</number:text>
      <number:number number:decimal-places="2" number:min-integer-digits="1" number:grouping="true"/>
    </number:number-style>
    <number:number-style style:name="N186">
      <style:text-properties fo:color="#ff0000"/>
      <number:text>\-</number:text>
      <number:number number:decimal-places="2" number:min-integer-digits="1" number:grouping="true"/>
      <style:map style:condition="value()&gt;=0" style:apply-style-name="N186P0"/>
    </number:number-style>
    <number:number-style style:name="N187P0" style:volatile="true">
      <number:text>\</number:text>
      <number:number number:decimal-places="0" number:min-integer-digits="1" number:grouping="true"/>
    </number:number-style>
    <number:number-style style:name="N187">
      <style:text-properties fo:color="#ff0000"/>
      <number:text>\-</number:text>
      <number:number number:decimal-places="0" number:min-integer-digits="1" number:grouping="true"/>
      <style:map style:condition="value()&gt;=0" style:apply-style-name="N187P0"/>
    </number:number-style>
    <number:date-style style:name="N188">
      <number:day number:style="long"/>
      <number:text>/</number:text>
      <number:month number:style="long"/>
      <number:text>/</number:text>
      <number:year number:style="long"/>
    </number:date-style>
    <number:date-style style:name="N18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9">
      <number:text-content/>
      <style:map style:condition="value()&gt;=0" style:apply-style-name="N189P0"/>
    </number:text-style>
    <number:number-style style:name="N192P0" style:volatile="true">
      <number:number number:decimal-places="1" number:min-integer-digits="1" number:grouping="true"/>
      <number:text> </number:text>
    </number:number-style>
    <number:number-style style:name="N192P1" style:volatile="true">
      <number:text> (</number:text>
      <number:number number:decimal-places="1" number:min-integer-digits="1" number:grouping="true"/>
      <number:text>)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93">
      <number:month number:style="long"/>
      <number:text>/</number:text>
      <number:year number:style="long"/>
    </number:date-style>
    <number:date-style style:name="N194">
      <number:month number:style="long"/>
      <number:text>/</number:text>
      <number:day-of-week number:style="long"/>
      <number:text>/</number:text>
      <number:year number:style="long"/>
    </number:date-style>
    <number:number-style style:name="N196P0" style:volatile="true">
      <number:text>TRUE</number:text>
    </number:number-style>
    <number:number-style style:name="N196P1" style:volatile="true">
      <number:text>TRUE</number:text>
    </number:number-style>
    <number:number-style style:name="N196">
      <number:text>FALSE</number:text>
      <style:map style:condition="value()&gt;0" style:apply-style-name="N196P0"/>
      <style:map style:condition="value()&lt;0" style:apply-style-name="N196P1"/>
    </number:number-style>
    <number:date-style style:name="N197">
      <number:month number:textual="true"/>
      <number:text> </number:text>
      <number:day number:style="long"/>
      <number:text>, </number:text>
      <number:year/>
    </number:date-style>
    <number:number-style style:name="N198">
      <number:number number:decimal-places="4" number:min-integer-digits="1"/>
    </number:number-style>
    <number:number-style style:name="N199">
      <number:number number:decimal-places="5" number:min-integer-digits="1"/>
    </number:number-style>
    <number:number-style style:name="N200">
      <number:number number:decimal-places="6" number:min-integer-digits="1"/>
    </number:number-style>
    <number:number-style style:name="N201">
      <number:number number:decimal-places="7" number:min-integer-digits="1"/>
    </number:number-style>
    <number:number-style style:name="N202">
      <number:number number:decimal-places="8" number:min-integer-digits="1"/>
    </number:number-style>
    <number:number-style style:name="N203">
      <number:number number:decimal-places="1" number:min-integer-digits="1" number:grouping="true"/>
    </number:number-style>
    <number:currency-style style:name="N2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date-style style:name="N206">
      <number:day number:style="long"/>
    </number:date-style>
    <number:currency-style style:name="N208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8P0"/>
    </number:currency-style>
    <number:number-style style:name="N209P0" style:volatile="true">
      <number:number number:decimal-places="0" number:min-integer-digits="1" number:grouping="true"/>
    </number:number-style>
    <number:number-style style:name="N209">
      <number:text>-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number number:decimal-places="0" number:min-integer-digits="1" number:grouping="true"/>
    </number:number-style>
    <number:number-style style:name="N210">
      <style:text-properties fo:color="#ff0000"/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</number:number-style>
    <number:number-style style:name="N211">
      <number:text>-</number:text>
      <number:number number:decimal-places="2" number:min-integer-digits="1" number:grouping="true"/>
      <style:map style:condition="value()&gt;=0" style:apply-style-name="N211P0"/>
    </number:number-style>
    <number:number-style style:name="N212" number:title="User-defined">
      <number:text>4.1.1</number:text>
    </number:number-style>
    <number:number-style style:name="N213">
      <number:number number:decimal-places="2" number:min-integer-digits="1"/>
      <number:text>.</number:text>
    </number:number-style>
    <number:number-style style:name="N214">
      <number:number number:decimal-places="2" number:min-integer-digits="0" number:decimal-replacement=""/>
      <number:text>.</number:text>
    </number:number-style>
    <number:currency-style style:name="N21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6P0"/>
    </number:currency-style>
    <number:date-style style:name="N217">
      <number:day/>
      <number:text>-</number:text>
      <number:month number:textual="true"/>
      <number:text>-</number:text>
      <number:year/>
    </number:date-style>
    <number:number-style style:name="N218P0" style:volatile="true">
      <number:number number:decimal-places="1" number:min-integer-digits="1" number:grouping="true"/>
    </number:number-style>
    <number:number-style style:name="N218">
      <style:text-properties fo:color="#ff0000"/>
      <number:text>-</number:text>
      <number:number number:decimal-places="1" number:min-integer-digits="1" number:grouping="true"/>
      <style:map style:condition="value()&gt;=0" style:apply-style-name="N218P0"/>
    </number:number-style>
    <number:date-style style:name="N2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0">
      <number:number number:decimal-places="0" number:min-integer-digits="4" number:grouping="true"/>
      <number:text>$</number:text>
    </number:number-style>
    <number:number-style style:name="N222P0" style:volatile="true">
      <number:text>đồng</number:text>
      <number:number number:decimal-places="0" number:min-integer-digits="1" number:grouping="true"/>
      <number:text> </number:text>
    </number:number-style>
    <number:number-style style:name="N222">
      <number:text>(đồng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5P0" style:volatile="true">
      <number:text>đồng</number:text>
      <number:number number:decimal-places="2" number:min-integer-digits="1" number:grouping="true"/>
      <number:text> </number:text>
    </number:number-style>
    <number:number-style style:name="N225">
      <number:text>(đồng</number:text>
      <number:number number: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30P0" style:volatile="true">
      <number:text> đồng</number:text>
      <number:number number:decimal-places="0" number:min-integer-digits="1" number:grouping="true"/>
      <number:text> </number:text>
    </number:number-style>
    <number:number-style style:name="N230P1" style:volatile="true">
      <number:text> đồng(</number:text>
      <number:number number:decimal-places="0" number:min-integer-digits="1" number:grouping="true"/>
      <number:text>)</number:text>
    </number:number-style>
    <number:number-style style:name="N230P2" style:volatile="true">
      <number:text> đồng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text> đồng</number:text>
      <number:number number:decimal-places="2" number:min-integer-digits="1" number:grouping="true"/>
      <number:text> </number:text>
    </number:number-style>
    <number:number-style style:name="N234P1" style:volatile="true">
      <number:text> đồng(</number:text>
      <number:number number:decimal-places="2" number:min-integer-digits="1" number:grouping="true"/>
      <number:text>)</number:text>
    </number:number-style>
    <number:number-style style:name="N234P2" style:volatile="true">
      <number:text> đồng-</number:text>
      <number:number number: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6P0"/>
    </number:currency-style>
    <number:currency-style style:name="N23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8P0"/>
    </number:currency-style>
    <number:date-style style:name="N239">
      <number:month number:style="long"/>
      <number:text>-</number:text>
      <number:day number:style="long"/>
      <number:text>-</number:text>
      <number:year number:style="long"/>
    </number:date-style>
    <number:date-style style:name="N240">
      <number:month number:textual="true"/>
      <number:text>-</number:text>
      <number:year/>
    </number:date-style>
    <number:date-style style:name="N242P0" style:volatile="true">
      <number:day/>
      <number:text>-</number:text>
      <number:month number:textual="true"/>
      <number:text>-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P0" style:volatile="true">
      <number:number number:decimal-places="0" number:min-integer-digits="1" number:grouping="true"/>
      <number:text> </number:text>
    </number:number-style>
    <number:number-style style:name="N243">
      <number:text>(</number:text>
      <number:number number:decimal-places="0" number:min-integer-digits="1" number:grouping="true"/>
      <number:text>)</number:text>
      <style:map style:condition="value()&gt;=0" style:apply-style-name="N243P0"/>
    </number:number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date-style style:name="N246">
      <number:month number:style="long" number:textual="true"/>
      <number:text> </number:text>
      <number:day/>
    </number:date-style>
    <number:date-style style:name="N247">
      <number:month number:textual="true"/>
      <number:day/>
      <number:text> </number:text>
      <number:day/>
      <number:text>, </number:text>
      <number:year/>
    </number:date-style>
    <number:date-style style:name="N248">
      <number:day-of-week/>
      <number:text> </number:text>
      <number:month number:textual="true"/>
      <number:text>, </number:text>
      <number:day/>
    </number:date-style>
    <number:percentage-style style:name="N249">
      <number:number number:decimal-places="0" number:min-integer-digits="0"/>
      <number:text>%</number:text>
    </number:percentage-style>
    <number:date-style style:name="N250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1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2">
      <number:month number:style="long" number:textual="true"/>
      <number:text> </number:text>
      <number:day number:style="long"/>
      <number:text>, </number:text>
      <number:year/>
    </number:date-style>
    <number:date-style style:name="N253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4">
      <number:day number:style="long"/>
      <number:text>-</number:text>
      <number:month number:textual="true"/>
      <number:text>-</number:text>
      <number:year number:style="long"/>
    </number:date-style>
    <number:date-style style:name="N255">
      <number:day number:style="long"/>
      <number:text>-</number:text>
      <number:month number:textual="true"/>
      <number:text>-</number:text>
      <number:year/>
    </number:date-style>
    <number:date-style style:name="N256">
      <number:month number:textual="true"/>
      <number:text>-</number:text>
      <number:day number:style="long"/>
    </number:date-style>
    <number:date-style style:name="N257">
      <number:day-of-week/>
      <number:text>, </number:text>
      <number:month number:textual="true"/>
      <number:text> </number:text>
      <number:day/>
    </number:date-style>
    <number:date-style style:name="N258">
      <number:day/>
      <number:text>/</number:text>
      <number:month/>
    </number:date-style>
    <number:date-style style:name="N259">
      <number:month number:textual="true"/>
      <number:text>, </number:text>
      <number:day number:style="long"/>
      <number:text> </number:text>
      <number:year number:style="long"/>
    </number:date-style>
    <number:date-style style:name="N260">
      <number:month number:textual="true"/>
      <number:text>,</number:text>
      <number:day number:style="long"/>
      <number:text> </number:text>
      <number:year number:style="long"/>
    </number:date-style>
    <number:number-style style:name="N261">
      <number:number number:decimal-places="2" number:min-integer-digits="0"/>
    </number:number-style>
    <number:number-style style:name="N262">
      <number:number number:decimal-places="1" number:min-integer-digits="0"/>
    </number:number-style>
    <number:number-style style:name="N263">
      <number:text>1.1.2</number:text>
    </number:number-style>
    <number:number-style style:name="N264">
      <number:text>1.1.3</number:text>
    </number:number-style>
    <number:number-style style:name="N265">
      <number:number number:decimal-places="1" number:min-integer-digits="1"/>
      <number:text>2.</number:text>
    </number:number-style>
    <number:number-style style:name="N266">
      <number:number number:decimal-places="0" number:min-integer-digits="1"/>
      <number:text>.2.1</number:text>
    </number:number-style>
    <number:number-style style:name="N267">
      <number:number number:decimal-places="0" number:min-integer-digits="0"/>
      <number:text>.2.1</number:text>
    </number:number-style>
    <number:number-style style:name="N268">
      <number:text>1.2.1</number:text>
    </number:number-style>
    <number:number-style style:name="N269">
      <number:text>1.2.2</number:text>
    </number:number-style>
    <number:number-style style:name="N270">
      <number:text>1.2.3</number:text>
    </number:number-style>
    <number:number-style style:name="N271">
      <number:text>1.1.1</number:text>
    </number:number-style>
    <number:number-style style:name="N272">
      <number:text>2.1.1</number:text>
    </number:number-style>
    <number:number-style style:name="N273">
      <number:text>2.1.2</number:text>
    </number:number-style>
    <number:number-style style:name="N274">
      <number:text>2.1.3</number:text>
    </number:number-style>
    <number:number-style style:name="N275">
      <number:text>2.2.1</number:text>
    </number:number-style>
    <number:number-style style:name="N276">
      <number:text>2.3.1</number:text>
    </number:number-style>
    <number:number-style style:name="N277">
      <number:text>2.3.2</number:text>
    </number:number-style>
    <number:number-style style:name="N278">
      <number:text>2.4.1</number:text>
    </number:number-style>
    <number:number-style style:name="N279">
      <number:text>2.4.2</number:text>
    </number:number-style>
    <number:number-style style:name="N280">
      <number:text>2.4.3</number:text>
    </number:number-style>
    <number:number-style style:name="N281">
      <number:text>2.4.4</number:text>
    </number:number-style>
    <number:percentage-style style:name="N282">
      <number:number number:decimal-places="5" number:min-integer-digits="1"/>
      <number:text>%</number:text>
    </number:percentage-style>
    <number:percentage-style style:name="N283">
      <number:number number:decimal-places="6" number:min-integer-digits="1"/>
      <number:text>%</number:text>
    </number:percentage-style>
    <number:percentage-style style:name="N284">
      <number:number number:decimal-places="7" number:min-integer-digits="1"/>
      <number:text>%</number:text>
    </number:percentage-style>
    <number:percentage-style style:name="N285">
      <number:number number:decimal-places="8" number:min-integer-digits="1"/>
      <number:text>%</number:text>
    </number:percentage-style>
    <number:percentage-style style:name="N286">
      <number:number number:decimal-places="9" number:min-integer-digits="1"/>
      <number:text>%</number:text>
    </number:percentage-style>
    <number:number-style style:name="N287">
      <number:number number:decimal-places="0" number:min-integer-digits="2"/>
    </number:number-style>
    <number:date-style style:name="N288">
      <number:day number:style="long"/>
      <number:text>. </number:text>
      <number:month number:textual="true"/>
    </number:date-style>
    <number:date-style style:name="N289">
      <number:month number:style="long"/>
    </number:date-style>
    <number:number-style style:name="N290P0" style:volatile="true">
      <number:number number:decimal-places="0" number:min-integer-digits="1"/>
    </number:number-style>
    <number:currency-style style:name="N29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0P0"/>
    </number:currency-style>
    <number:number-style style:name="N291P0" style:volatile="true">
      <number:number number:decimal-places="0" number:min-integer-digits="1"/>
    </number:number-style>
    <number:number-style style:name="N291">
      <style:text-properties fo:color="#ff0000"/>
      <number:text>-,</number:text>
      <number:number number:decimal-places="0" number:min-integer-digits="1"/>
      <style:map style:condition="value()&gt;=0" style:apply-style-name="N291P0"/>
    </number:number-style>
    <number:number-style style:name="N292P0" style:volatile="true">
      <number:number number:decimal-places="0" number:min-integer-digits="1"/>
    </number:number-style>
    <number:number-style style:name="N292">
      <style:text-properties fo:color="#ff0000"/>
      <number:text>-</number:text>
      <number:number number:decimal-places="0" number:min-integer-digits="1"/>
      <style:map style:condition="value()&gt;=0" style:apply-style-name="N292P0"/>
    </number:number-style>
    <number:date-style style:name="N293">
      <number:day number:style="long"/>
      <number:text>- </number:text>
      <number:month number:textual="true"/>
      <number:text>-</number:text>
      <number:year number:style="long"/>
    </number:date-style>
    <number:number-style style:name="N294">
      <number:number number:decimal-places="3" number:min-integer-digits="0" number:decimal-replacement=""/>
    </number:number-style>
    <number:date-style style:name="N295P0" style:volatile="true">
      <number:day number:style="long"/>
      <number:text>-</number:text>
      <number:month number:textual="true"/>
      <number:text>-</number:text>
      <number:year/>
    </number:date-style>
    <number:text-style style:name="N295">
      <number:text-content/>
      <style:map style:condition="value()&gt;=0" style:apply-style-name="N295P0"/>
    </number:text-style>
    <number:number-style style:name="N296P0" style:volatile="true">
      <number:text>\</number:text>
      <number:number number:decimal-places="0" number:min-integer-digits="1" number:grouping="true"/>
    </number:number-style>
    <number:number-style style:name="N296">
      <number:text>\-</number:text>
      <number:number number:decimal-places="0" number:min-integer-digits="1" number:grouping="true"/>
      <style:map style:condition="value()&gt;=0" style:apply-style-name="N296P0"/>
    </number:number-style>
    <number:number-style style:name="N297P0" style:volatile="true">
      <number:text>\</number:text>
      <number:number number:decimal-places="2" number:min-integer-digits="1" number:grouping="true"/>
    </number:number-style>
    <number:number-style style:name="N297">
      <number:text>\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\</number:text>
      <number:number number:decimal-places="0" number:min-integer-digits="1" number:grouping="true"/>
      <number:text> </number:text>
    </number:number-style>
    <number:number-style style:name="N301P1" style:volatile="true">
      <number:text> \-</number:text>
      <number:number number:decimal-places="0" number:min-integer-digits="1" number:grouping="true"/>
      <number:text> </number:text>
    </number:number-style>
    <number:number-style style:name="N301P2" style:volatile="true">
      <number:text> \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3P0" style:volatile="true">
      <number:number number:decimal-places="0" number:min-integer-digits="1" number:grouping="true"/>
      <number:text> </number:text>
    </number:number-style>
    <number:number-style style:name="N303P1" style:volatile="true">
      <number:text> -</number:text>
      <number:number number:decimal-places="0" number:min-integer-digits="1" number:grouping="true"/>
      <number:text> </number:text>
    </number:number-style>
    <number:number-style style:name="N303P2" style:volatile="true">
      <number:text>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text> \</number:text>
      <number:number number:decimal-places="2" number:min-integer-digits="1" number:grouping="true"/>
      <number:text> </number:text>
    </number:number-style>
    <number:number-style style:name="N307P1" style:volatile="true">
      <number:text> \-</number:text>
      <number:number number:decimal-places="2" number:min-integer-digits="1" number:grouping="true"/>
      <number:text> </number:text>
    </number:number-style>
    <number:number-style style:name="N307P2" style:volatile="true">
      <number:text> \-</number:text>
      <number:number number: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9P0" style:volatile="true">
      <number:number number:decimal-places="2" number:min-integer-digits="1" number:grouping="true"/>
      <number:text> </number:text>
    </number:number-style>
    <number:number-style style:name="N309P1" style:volatile="true">
      <number:text> -</number:text>
      <number:number number:decimal-places="2" number:min-integer-digits="1" number:grouping="true"/>
      <number:text> </number:text>
    </number:number-style>
    <number:number-style style:name="N309P2" style:volatile="true">
      <number:text> -</number:text>
      <number:number number:decimal-places="0" number:min-integer-digits="0"/>
      <number:text>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date-style style:name="N310P0" style:volatile="true">
      <number:day/>
      <number:text>-</number:text>
      <number:month number:textual="true"/>
      <number:text>-</number:text>
      <number:year/>
    </number:date-style>
    <number:text-style style:name="N310">
      <number:text-content/>
      <style:map style:condition="value()&gt;=0" style:apply-style-name="N310P0"/>
    </number:text-style>
    <number:date-style style:name="N311">
      <number:month number:textual="true"/>
      <number:text>-</number:text>
      <number:day number:style="long"/>
      <number:text>- </number:text>
      <number:year number:style="long"/>
    </number:date-style>
    <number:percentage-style style:name="N312P0" style:volatile="true">
      <number:number number:decimal-places="0" number:min-integer-digits="1"/>
      <number:text>%</number:text>
    </number:percentage-style>
    <number:percentage-style style:name="N312">
      <style:text-properties fo:color="#ff0000"/>
      <number:text>-</number:text>
      <number:number number:decimal-places="0" number:min-integer-digits="1"/>
      <number:text>%</number:text>
      <style:map style:condition="value()&gt;=0" style:apply-style-name="N312P0"/>
    </number:percentage-style>
    <number:date-style style:name="N313">
      <number:day number:style="long"/>
      <number:text>- </number:text>
      <number:month number:textual="true"/>
      <number:text>- </number:text>
      <number:year number:style="long"/>
    </number:date-style>
    <number:date-style style:name="N314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6P0" style:volatile="true">
      <number:text>Rs.</number:text>
      <number:number number:decimal-places="0" number:min-integer-digits="1" number:grouping="true"/>
      <number:text> </number:text>
    </number:number-style>
    <number:number-style style:name="N316">
      <number:text>(Rs.</number:text>
      <number:number number:decimal-places="0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Rs.</number:text>
      <number:number number:decimal-places="0" number:min-integer-digits="1" number:grouping="true"/>
      <number:text> </number:text>
    </number:number-style>
    <number:number-style style:name="N317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17P0"/>
    </number:number-style>
    <number:number-style style:name="N319P0" style:volatile="true">
      <number:text>Rs.</number:text>
      <number:number number:decimal-places="2" number:min-integer-digits="1" number:grouping="true"/>
      <number:text> </number:text>
    </number:number-style>
    <number:number-style style:name="N319">
      <number:text>(Rs.</number:text>
      <number:number number:decimal-places="2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2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0P0"/>
    </number:number-style>
    <number:number-style style:name="N324P0" style:volatile="true">
      <number:text> Rs.</number:text>
      <number:number number:decimal-places="0" number:min-integer-digits="1" number:grouping="true"/>
      <number:text> </number:text>
    </number:number-style>
    <number:number-style style:name="N324P1" style:volatile="true">
      <number:text> Rs.(</number:text>
      <number:number number:decimal-places="0" number:min-integer-digits="1" number:grouping="true"/>
      <number:text>)</number:text>
    </number:number-style>
    <number:number-style style:name="N324P2" style:volatile="true">
      <number:text> Rs.-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text> Rs.</number:text>
      <number:number number:decimal-places="2" number:min-integer-digits="1" number:grouping="true"/>
      <number:text> </number:text>
    </number:number-style>
    <number:number-style style:name="N328P1" style:volatile="true">
      <number:text> Rs.(</number:text>
      <number:number number:decimal-places="2" number:min-integer-digits="1" number:grouping="true"/>
      <number:text>)</number:text>
    </number:number-style>
    <number:number-style style:name="N328P2" style:volatile="true">
      <number:text> Rs.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0" number:min-integer-digits="1" number:grouping="true"/>
    </number:number-style>
    <number:number-style style:name="N330">
      <style:text-properties fo:color="#ff0000"/>
      <number:text>-\</number:text>
      <number:number number:decimal-places="0" number:min-integer-digits="1" number:grouping="true"/>
      <style:map style:condition="value()&gt;=0" style:apply-style-name="N330P0"/>
    </number:number-style>
    <number:number-style style:name="N331P0" style:volatile="true">
      <number:text>\</number:text>
      <number:number number:decimal-places="2" number:min-integer-digits="1" number:grouping="true"/>
    </number:number-style>
    <number:number-style style:name="N331">
      <number:text>-\</number:text>
      <number:number number:decimal-places="2" number:min-integer-digits="1" number:grouping="true"/>
      <style:map style:condition="value()&gt;=0" style:apply-style-name="N331P0"/>
    </number:number-style>
    <number:number-style style:name="N332P0" style:volatile="true">
      <number:text>\</number:text>
      <number:number number:decimal-places="2" number:min-integer-digits="1" number:grouping="true"/>
    </number:number-style>
    <number:number-style style:name="N332">
      <style:text-properties fo:color="#ff0000"/>
      <number:text>-\</number:text>
      <number:number number:decimal-places="2" number:min-integer-digits="1" number:grouping="true"/>
      <style:map style:condition="value()&gt;=0" style:apply-style-name="N332P0"/>
    </number:number-style>
    <number:number-style style:name="N334P0" style:volatile="true">
      <number:text> \</number:text>
      <number:number number:decimal-places="0" number:min-integer-digits="1" number:grouping="true"/>
      <number:text> </number:text>
    </number:number-style>
    <number:number-style style:name="N334P1" style:volatile="true">
      <number:text>-\</number:text>
      <number:number number:decimal-places="0" number:min-integer-digits="1" number:grouping="true"/>
      <number:text> </number:text>
    </number:number-style>
    <number:number-style style:name="N334P2" style:volatile="true">
      <number:text> \-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6P0" style:volatile="true"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number number:decimal-places="0" number:min-integer-digits="1" number:grouping="true"/>
      <number:text> </number:text>
    </number:number-style>
    <number:number-style style:name="N336P2" style:volatile="true">
      <number:text>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\</number:text>
      <number:number number:decimal-places="2" number:min-integer-digits="1" number:grouping="true"/>
      <number:text> </number:text>
    </number:number-style>
    <number:number-style style:name="N338P1" style:volatile="true">
      <number:text>-\</number:text>
      <number:number number:decimal-places="2" number:min-integer-digits="1" number:grouping="true"/>
      <number:text> </number:text>
    </number:number-style>
    <number:number-style style:name="N338P2" style:volatile="true">
      <number:text> \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0P0" style:volatile="true">
      <number:number number:decimal-places="2" number:min-integer-digits="1" number:grouping="true"/>
      <number:text> </number:text>
    </number:number-style>
    <number:number-style style:name="N340P1" style:volatile="true">
      <number:text>-</number:text>
      <number:number number:decimal-places="2" number:min-integer-digits="1" number:grouping="true"/>
      <number:text> </number:text>
    </number:number-style>
    <number:number-style style:name="N340P2" style:volatile="true">
      <number:text> -</number:text>
      <number:number number:decimal-places="0" number:min-integer-digits="0"/>
      <number:text>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percentage-style style:name="N341">
      <number:number number:decimal-places="2" number:min-integer-digits="0"/>
      <number:text>%</number:text>
    </number:percentage-style>
    <number:percentage-style style:name="N342">
      <number:number number:decimal-places="2" number:min-integer-digits="2"/>
      <number:text>%</number:text>
    </number:percentage-style>
    <number:number-style style:name="N344P0" style:volatile="true">
      <number:text>£</number:text>
      <number:number number:decimal-places="0" number:min-integer-digits="1" number:grouping="true"/>
    </number:number-style>
    <number:number-style style:name="N344">
      <number:text>-£</number:text>
      <number:number number:decimal-places="0" number:min-integer-digits="1" number:grouping="true"/>
      <style:map style:condition="value()&gt;=0" style:apply-style-name="N344P0"/>
    </number:number-style>
    <number:number-style style:name="N345P0" style:volatile="true">
      <number:text>£</number:text>
      <number:number number:decimal-places="0" number:min-integer-digits="1" number:grouping="true"/>
    </number:number-style>
    <number:number-style style:name="N345">
      <style:text-properties fo:color="#ff0000"/>
      <number:text>-£</number:text>
      <number:number number:decimal-places="0" number:min-integer-digits="1" number:grouping="true"/>
      <style:map style:condition="value()&gt;=0" style:apply-style-name="N345P0"/>
    </number:number-style>
    <number:number-style style:name="N347P0" style:volatile="true">
      <number:text>£</number:text>
      <number:number number:decimal-places="2" number:min-integer-digits="1" number:grouping="true"/>
    </number:number-style>
    <number:number-style style:name="N347">
      <number:text>-£</number:text>
      <number:number number:decimal-places="2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2" number:min-integer-digits="1" number:grouping="true"/>
    </number:number-style>
    <number:number-style style:name="N348">
      <style:text-properties fo:color="#ff0000"/>
      <number:text>-£</number:text>
      <number:number number:decimal-places="2" number:min-integer-digits="1" number:grouping="true"/>
      <style:map style:condition="value()&gt;=0" style:apply-style-name="N348P0"/>
    </number:number-style>
    <number:number-style style:name="N352P0" style:volatile="true">
      <number:text> £</number:text>
      <number:number number:decimal-places="0" number:min-integer-digits="1" number:grouping="true"/>
      <number:text> </number:text>
    </number:number-style>
    <number:number-style style:name="N352P1" style:volatile="true">
      <number:text>-£</number:text>
      <number:number number:decimal-places="0" number:min-integer-digits="1" number:grouping="true"/>
      <number:text> </number:text>
    </number:number-style>
    <number:number-style style:name="N352P2" style:volatile="true">
      <number:text> £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text> £</number:text>
      <number:number number:decimal-places="2" number:min-integer-digits="1" number:grouping="true"/>
      <number:text> </number:text>
    </number:number-style>
    <number:number-style style:name="N356P1" style:volatile="true">
      <number:text>-£</number:text>
      <number:number number:decimal-places="2" number:min-integer-digits="1" number:grouping="true"/>
      <number:text> </number:text>
    </number:number-style>
    <number:number-style style:name="N356P2" style:volatile="true">
      <number:text> £-</number:text>
      <number:number number:decimal-places="0" number:min-integer-digits="0"/>
      <number:text>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57">
      <number:number number:decimal-places="10" number:min-integer-digits="1"/>
    </number:number-style>
    <number:date-style style:name="N358">
      <number:month number:textual="true"/>
      <number:text> </number:text>
      <number:day/>
    </number:date-style>
    <number:number-style style:name="N359">
      <number:text>2.1.2.1</number:text>
    </number:number-style>
    <number:number-style style:name="N360">
      <number:text>2.1.2.2</number:text>
    </number:number-style>
    <number:number-style style:name="N361">
      <number:text>1.2.4</number:text>
    </number:number-style>
    <number:number-style style:name="N362">
      <number:text>1.2.5</number:text>
    </number:number-style>
    <number:number-style style:name="N363">
      <number:text>1.2.6</number:text>
    </number:number-style>
    <number:number-style style:name="N364">
      <number:text>1.2.7</number:text>
    </number:number-style>
    <number:number-style style:name="N365">
      <number:text>1.2.9</number:text>
    </number:number-style>
    <number:number-style style:name="N366">
      <number:text>1.2.8</number:text>
    </number:number-style>
    <number:number-style style:name="N367">
      <number:text>12.1</number:text>
      <number:number number:decimal-places="1" number:min-integer-digits="0"/>
    </number:number-style>
    <number:number-style style:name="N368">
      <number:text>0.0.0</number:text>
    </number:number-style>
    <number:number-style style:name="N369">
      <number:number number:decimal-places="2" number:min-integer-digits="1"/>
      <number:text> </number:text>
    </number:number-style>
    <number:currency-style style:name="N371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1P0"/>
    </number:currency-style>
    <number:currency-style style:name="N372">
      <number:currency-symbol>JPY</number:currency-symbol>
      <number:text> </number:text>
      <number:number number:decimal-places="2" number:min-integer-digits="1" number:grouping="true"/>
    </number:currency-style>
    <number:currency-style style:name="N376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6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6P2" style:volatile="true">
      <number:currency-symbol>VND</number:currency-symbol>
      <number:text> - </number:text>
    </number:currency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currency-style style:name="N380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0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3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39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9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9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date-style style:name="N400">
      <number:year number:style="long"/>
      <number:text>/</number:text>
      <number:month number:style="long"/>
      <number:text>/</number:text>
      <number:day number:style="long"/>
    </number:date-style>
    <number:number-style style:name="N401">
      <number:text>1.1.4</number:text>
    </number:number-style>
    <number:number-style style:name="N402">
      <number:text>1.1.5</number:text>
    </number:number-style>
    <number:number-style style:name="N403">
      <number:text>1.1.6</number:text>
    </number:number-style>
    <number:number-style style:name="N404">
      <number:text>2.2.2</number:text>
    </number:number-style>
    <number:number-style style:name="N405">
      <number:text>2.2.3</number:text>
    </number:number-style>
    <number:number-style style:name="N406">
      <number:text>2.2.4</number:text>
    </number:number-style>
    <number:number-style style:name="N407">
      <number:text>2.2.5</number:text>
    </number:number-style>
    <number:number-style style:name="N408">
      <number:text>2.2.6</number:text>
    </number:number-style>
    <number:number-style style:name="N409">
      <number:text>2.3.4</number:text>
    </number:number-style>
    <number:number-style style:name="N410">
      <number:text>2.3.5</number:text>
    </number:number-style>
    <number:number-style style:name="N411">
      <number:text>2.3.3</number:text>
    </number:number-style>
    <number:number-style style:name="N412">
      <number:text>2.4</number:text>
    </number:number-style>
    <number:number-style style:name="N413">
      <number:text>2.4.5</number:text>
    </number:number-style>
    <number:number-style style:name="N414">
      <number:text>"2.3.2</number:text>
    </number:number-style>
    <number:date-style style:name="N415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6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19P0" style:volatile="true">
      <number:number number:decimal-places="3" number:min-integer-digits="1" number:grouping="true"/>
      <number:text> </number:text>
    </number:number-style>
    <number:number-style style:name="N419P1" style:volatile="true">
      <number:text> (</number:text>
      <number:number number:decimal-places="3" number:min-integer-digits="1" number:grouping="true"/>
      <number:text>)</number:text>
    </number:number-style>
    <number:number-style style:name="N419P2" style:volatile="true">
      <number:text> -</number:text>
      <number:number number:decimal-places="0" number:min-integer-digits="0"/>
      <number:text>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4" number:min-integer-digits="1" number:grouping="true"/>
      <number:text> </number:text>
    </number:number-style>
    <number:number-style style:name="N422P1" style:volatile="true">
      <number:text> (</number:text>
      <number:number number:decimal-places="4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</number:text>
    </number:number-style>
    <number:number-style style:name="N425P1" style:volatile="true">
      <number:text> (</number:text>
      <number:number number:decimal-places="5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6">
      <number:number number:decimal-places="3" number:min-integer-digits="1" number:grouping="true"/>
    </number:number-style>
    <number:number-style style:name="N427">
      <number:number number:decimal-places="4" number:min-integer-digits="1" number:grouping="true"/>
    </number:number-style>
    <number:number-style style:name="N428">
      <number:number number:decimal-places="5" number:min-integer-digits="0" number:decimal-replacement=""/>
    </number:number-style>
    <number:number-style style:name="N429">
      <number:text>.</number:text>
    </number:number-style>
    <number:number-style style:name="N430">
      <number:number number:decimal-places="0" number:min-integer-digits="5"/>
    </number:number-style>
    <number:currency-style style:name="N43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2P0"/>
    </number:currency-style>
    <number:date-style style:name="N433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3">
      <number:text-content/>
      <style:map style:condition="value()&gt;=0" style:apply-style-name="N433P0"/>
    </number:text-style>
    <number:percentage-style style:name="N434">
      <number:number number:decimal-places="0" number:min-integer-digits="1" number:grouping="true"/>
      <number:text>%</number:text>
    </number:percentage-style>
    <number:percentage-style style:name="N435">
      <number:number number:decimal-places="2" number:min-integer-digits="1" number:grouping="true"/>
      <number:text>%</number:text>
    </number:percentage-style>
    <number:currency-style style:name="N437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37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37P0"/>
    </number:currency-style>
    <number:date-style style:name="N438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39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39">
      <number:text-content/>
      <style:map style:condition="value()&gt;=0" style:apply-style-name="N439P0"/>
    </number:text-style>
    <number:date-style style:name="N441P0" style:volatile="true">
      <number:month number:style="long" number:textual="true"/>
      <number:text>-</number:text>
      <number:year/>
    </number:date-style>
    <number:text-style style:name="N441">
      <number:text-content/>
      <style:map style:condition="value()&gt;=0" style:apply-style-name="N441P0"/>
    </number:text-style>
    <number:currency-style style:name="N442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2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2P0"/>
    </number:currency-style>
    <number:currency-style style:name="N444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4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4P0"/>
    </number:currency-style>
    <number:currency-style style:name="N446P0" style:volatile="true">
      <number:number number:decimal-places="0" number:min-integer-digits="0"/>
      <number:text> </number:text>
      <number:currency-symbol>VND</number:currency-symbol>
    </number:currency-style>
    <number:currency-style style:name="N446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6P0"/>
    </number:currency-style>
    <number:currency-style style:name="N447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7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7P0"/>
    </number:currency-style>
    <number:date-style style:name="N448">
      <number:month number:style="long" number:textual="true"/>
      <number:text> </number:text>
      <number:seconds/>
      <number:day/>
      <number:text>, </number:text>
      <number:year number:style="long"/>
    </number:date-style>
    <number:number-style style:name="N449">
      <number:number number:decimal-places="0" number:min-integer-digits="4"/>
    </number:number-style>
    <number:date-style style:name="N450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1">
      <number:number number:decimal-places="1" number:min-integer-digits="3"/>
    </number:number-style>
    <number:date-style style:name="N452">
      <number:month number:style="long" number:textual="true"/>
      <number:text> </number:text>
      <number:day number:style="long"/>
    </number:date-style>
    <number:number-style style:name="N453">
      <number:number number:decimal-places="0" number:min-integer-digits="0" number:grouping="true"/>
    </number:number-style>
    <number:number-style style:name="N455P0" style:volatile="true">
      <number:number number:decimal-places="0" number:min-integer-digits="1" number:grouping="true"/>
      <number:text> DM</number:text>
    </number:number-style>
    <number:number-style style:name="N455">
      <number:text>-</number:text>
      <number:number number:decimal-places="0" number:min-integer-digits="1" number:grouping="true"/>
      <number:text> DM</number:text>
      <style:map style:condition="value()&gt;=0" style:apply-style-name="N455P0"/>
    </number:number-style>
    <number:number-style style:name="N456P0" style:volatile="true">
      <number:number number:decimal-places="0" number:min-integer-digits="1" number:grouping="true"/>
      <number:text> DM</number:text>
    </number:number-style>
    <number:number-style style:name="N456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56P0"/>
    </number:number-style>
    <number:number-style style:name="N458P0" style:volatile="true">
      <number:number number:decimal-places="2" number:min-integer-digits="1" number:grouping="true"/>
      <number:text> DM</number:text>
    </number:number-style>
    <number:number-style style:name="N458">
      <number:text>-</number:text>
      <number:number number:decimal-places="2" number:min-integer-digits="1" number:grouping="true"/>
      <number:text> DM</number:text>
      <style:map style:condition="value()&gt;=0" style:apply-style-name="N458P0"/>
    </number:number-style>
    <number:number-style style:name="N459P0" style:volatile="true">
      <number:number number:decimal-places="2" number:min-integer-digits="1" number:grouping="true"/>
      <number:text> DM</number:text>
    </number:number-style>
    <number:number-style style:name="N459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59P0"/>
    </number:number-style>
    <number:number-style style:name="N463P0" style:volatile="true">
      <number:number number:decimal-places="0" number:min-integer-digits="1" number:grouping="true"/>
      <number:text> DM </number:text>
    </number:number-style>
    <number:number-style style:name="N463P1" style:volatile="true">
      <number:text>-</number:text>
      <number:number number:decimal-places="0" number:min-integer-digits="1" number:grouping="true"/>
      <number:text> DM </number:text>
    </number:number-style>
    <number:number-style style:name="N463P2" style:volatile="true">
      <number:text> - DM </number:text>
    </number:number-style>
    <number:text-style style:name="N463">
      <number:text-content/>
      <number:text> </number:text>
      <style:map style:condition="value()&gt;0" style:apply-style-name="N463P0"/>
      <style:map style:condition="value()&lt;0" style:apply-style-name="N463P1"/>
      <style:map style:condition="value()=0" style:apply-style-name="N463P2"/>
    </number:text-style>
    <number:number-style style:name="N467P0" style:volatile="true">
      <number:number number:decimal-places="0" number:min-integer-digits="1" number:grouping="true"/>
      <number:text>       </number:text>
    </number:number-style>
    <number:number-style style:name="N467P1" style:volatile="true">
      <number:text>-</number:text>
      <number:number number:decimal-places="0" number:min-integer-digits="1" number:grouping="true"/>
      <number:text>       </number:text>
    </number:number-style>
    <number:number-style style:name="N467P2" style:volatile="true">
      <number:text> -      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1P0" style:volatile="true">
      <number:number number:decimal-places="2" number:min-integer-digits="1" number:grouping="true"/>
      <number:text> DM </number:text>
    </number:number-style>
    <number:number-style style:name="N471P1" style:volatile="true">
      <number:text>-</number:text>
      <number:number number:decimal-places="2" number:min-integer-digits="1" number:grouping="true"/>
      <number:text> DM </number:text>
    </number:number-style>
    <number:number-style style:name="N471P2" style:volatile="true">
      <number:text> -</number:text>
      <number:number number:decimal-places="0" number:min-integer-digits="0"/>
      <number:text> DM </number:text>
    </number:number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5P0" style:volatile="true">
      <number:number number:decimal-places="2" number:min-integer-digits="1" number:grouping="true"/>
      <number:text>       </number:text>
    </number:number-style>
    <number:number-style style:name="N475P1" style:volatile="true">
      <number:text>-</number:text>
      <number:number number:decimal-places="2" number:min-integer-digits="1" number:grouping="true"/>
      <number:text>       </number:text>
    </number:number-style>
    <number:number-style style:name="N475P2" style:volatile="true">
      <number:text> -</number:text>
      <number:number number:decimal-places="0" number:min-integer-digits="0"/>
      <number:text>       </number:text>
    </number:number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date-style style:name="N476">
      <number:year/>
      <number:text>/</number:text>
      <number:month number:style="long"/>
      <number:text>/</number:text>
      <number:day number:style="long"/>
    </number:date-style>
    <number:percentage-style style:name="N477">
      <number:number number:decimal-places="0" number:min-integer-digits="1"/>
      <number:text>%  of total efforts</number:text>
    </number:percentage-style>
    <number:percentage-style style:name="N478">
      <number:number number:decimal-places="0" number:min-integer-digits="1"/>
      <number:text>% of total efforts</number:text>
    </number:percentage-style>
    <number:percentage-style style:name="N479">
      <number:number number:decimal-places="0" number:min-integer-digits="1"/>
      <number:text>% of total efforts for unforeseen requirement</number:text>
    </number:percentage-style>
    <number:percentage-style style:name="N480">
      <number:number number:decimal-places="0" number:min-integer-digits="1"/>
      <number:text>% of development efforts</number:text>
    </number:percentage-style>
    <number:number-style style:name="N481P0" style:volatile="true">
      <number:number number:decimal-places="1" number:min-integer-digits="1"/>
    </number:number-style>
    <number:number-style style:name="N481">
      <style:text-properties fo:color="#ff0000"/>
      <number:text>-</number:text>
      <number:number number:decimal-places="1" number:min-integer-digits="1"/>
      <style:map style:condition="value()&gt;=0" style:apply-style-name="N481P0"/>
    </number:number-style>
    <number:time-style style:name="N482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3">
      <number:month number:textual="true"/>
    </number:date-style>
    <number:date-style style:name="N484">
      <number:month number:textual="true"/>
      <number:text> -2011</number:text>
    </number:date-style>
    <number:date-style style:name="N485">
      <number:month number:textual="true"/>
      <number:text> 2011</number:text>
    </number:date-style>
    <number:date-style style:name="N486">
      <number:month number:textual="true"/>
      <number:text> 11</number:text>
    </number:date-style>
    <number:date-style style:name="N487">
      <number:month number:textual="true"/>
      <number:text>, 2011</number:text>
    </number:date-style>
    <number:date-style style:name="N488">
      <number:month number:textual="true"/>
      <number:text>, YYYY</number:text>
    </number:date-style>
    <number:date-style style:name="N489">
      <number:month number:textual="true"/>
      <number:text>, </number:text>
      <number:year number:style="long"/>
    </number:date-style>
    <number:date-style style:name="N490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2P0" style:volatile="true">
      <number:day/>
      <number:text>/</number:text>
      <number:month/>
      <number:text>/</number:text>
      <number:year/>
    </number:date-style>
    <number:text-style style:name="N492">
      <number:text-content/>
      <style:map style:condition="value()&gt;=0" style:apply-style-name="N492P0"/>
    </number:text-style>
    <number:date-style style:name="N494P0" style:volatile="true">
      <number:day/>
      <number:text>/</number:text>
      <number:month/>
      <number:text>/</number:text>
      <number:year number:style="long"/>
    </number:date-style>
    <number:text-style style:name="N494">
      <number:text-content/>
      <style:map style:condition="value()&gt;=0" style:apply-style-name="N494P0"/>
    </number:text-style>
    <number:date-style style:name="N496P0" style:volatile="true">
      <number:day/>
      <number:text>/</number:text>
      <number:month number:style="long"/>
      <number:text>/</number:text>
      <number:year number:style="long"/>
    </number:date-style>
    <number:text-style style:name="N496">
      <number:text-content/>
      <style:map style:condition="value()&gt;=0" style:apply-style-name="N496P0"/>
    </number:text-style>
    <number:percentage-style style:name="N497">
      <number:text>%</number:text>
    </number:percentage-style>
    <number:number-style style:name="N50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0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0P2" style:volatile="true">
      <number:text> -</number:text>
      <number:number number:decimal-places="0" number:min-integer-digits="0"/>
      <number:text> </number:text>
    </number:number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3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3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3P2" style:volatile="true">
      <number:text> $-</number:text>
      <number:number number:decimal-places="0" number:min-integer-digits="0"/>
      <number:text>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7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07P2" style:volatile="true">
      <number:text> - €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11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1P2" style:volatile="true">
      <number:text> Gs -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0" number:min-integer-digits="1" number:grouping="true"/>
      <number:text> F </number:text>
    </number:number-style>
    <number:number-style style:name="N515P1" style:volatile="true">
      <number:text>-</number:text>
      <number:number number:decimal-places="0" number:min-integer-digits="1" number:grouping="true"/>
      <number:text> F </number:text>
    </number:number-style>
    <number:number-style style:name="N515P2" style:volatile="true">
      <number:text> - F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8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18P2" style:volatile="true">
      <number:text> $-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22P0" style:volatile="true">
      <number:number number:decimal-places="0" number:min-integer-digits="1" number:grouping="true"/>
      <number:text> $ </number:text>
    </number:number-style>
    <number:number-style style:name="N522P1" style:volatile="true">
      <number:text>-</number:text>
      <number:number number:decimal-places="0" number:min-integer-digits="1" number:grouping="true"/>
      <number:text> $ </number:text>
    </number:number-style>
    <number:number-style style:name="N522P2" style:volatile="true">
      <number:text> - $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4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4P2" style:volatile="true">
      <number:text> $- </number:text>
    </number:number-style>
    <number:text-style style:name="N524">
      <number:text-content/>
      <number:text> </number:text>
      <style:map style:condition="value()&gt;0" style:apply-style-name="N524P0"/>
      <style:map style:condition="value()&lt;0" style:apply-style-name="N524P1"/>
      <style:map style:condition="value()=0" style:apply-style-name="N524P2"/>
    </number:text-style>
    <number:number-style style:name="N528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8P2" style:volatile="true">
      <number:text> €- </number:text>
    </number:number-style>
    <number:text-style style:name="N528">
      <number:text-content/>
      <number:text> </number:text>
      <style:map style:condition="value()&gt;0" style:apply-style-name="N528P0"/>
      <style:map style:condition="value()&lt;0" style:apply-style-name="N528P1"/>
      <style:map style:condition="value()=0" style:apply-style-name="N528P2"/>
    </number:text-style>
    <number:number-style style:name="N532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2P2" style:volatile="true">
      <number:text> Gs-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4P0" style:volatile="true">
      <number:text> $</number:text>
      <number:number number:decimal-places="0" number:min-integer-digits="1" number:grouping="true"/>
      <number:text> </number:text>
    </number:number-style>
    <number:number-style style:name="N534P1" style:volatile="true">
      <number:text>-$</number:text>
      <number:number number:decimal-places="0" number:min-integer-digits="1" number:grouping="true"/>
      <number:text> </number:text>
    </number:number-style>
    <number:number-style style:name="N534P2" style:volatile="true">
      <number:text> $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6P0" style:volatile="true">
      <number:text> $</number:text>
      <number:number number:decimal-places="2" number:min-integer-digits="1" number:grouping="true"/>
      <number:text> </number:text>
    </number:number-style>
    <number:number-style style:name="N536P1" style:volatile="true">
      <number:text>-$</number:text>
      <number:number number:decimal-places="2" number:min-integer-digits="1" number:grouping="true"/>
      <number:text> </number:text>
    </number:number-style>
    <number:number-style style:name="N536P2" style:volatile="true">
      <number:text> $-</number:text>
      <number:number number:decimal-places="0" number:min-integer-digits="0"/>
      <number:text>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ñ</number:text>
      <number:number number:decimal-places="0" number:min-integer-digits="1" number:grouping="true"/>
      <number:text> </number:text>
    </number:number-style>
    <number:number-style style:name="N540P1" style:volatile="true">
      <number:text>-ñ</number:text>
      <number:number number:decimal-places="0" number:min-integer-digits="1" number:grouping="true"/>
      <number:text> </number:text>
    </number:number-style>
    <number:number-style style:name="N540P2" style:volatile="true">
      <number:text> ñ-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3P2" style:volatile="true">
      <number:text> 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5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45P2" style:volatile="true">
      <number:text> -</number:text>
      <number:number number:decimal-places="0" number:min-integer-digits="0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49P2" style:volatile="true">
      <number:text> -</number:text>
      <number:number number:decimal-places="0" number:min-integer-digits="0"/>
      <number:text>    </number:text>
    </number:number-style>
    <number:text-style style:name="N549">
      <number:text-content/>
      <number:text> </number:text>
      <style:map style:condition="value()&gt;0" style:apply-style-name="N549P0"/>
      <style:map style:condition="value()&lt;0" style:apply-style-name="N549P1"/>
      <style:map style:condition="value()=0" style:apply-style-name="N549P2"/>
    </number:text-style>
    <number:number-style style:name="N55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1P2" style:volatile="true">
      <number:text> -</number:text>
      <number:number number:decimal-places="0" number:min-integer-digits="0"/>
      <number:text> </number:text>
    </number:number-style>
    <number:text-style style:name="N551">
      <number:text-content/>
      <number:text> </number:text>
      <style:map style:condition="value()&gt;0" style:apply-style-name="N551P0"/>
      <style:map style:condition="value()&lt;0" style:apply-style-name="N551P1"/>
      <style:map style:condition="value()=0" style:apply-style-name="N551P2"/>
    </number:text-style>
    <number:number-style style:name="N555P0" style:volatile="true">
      <number:number number:decimal-places="2" number:min-integer-digits="1" number:grouping="true"/>
      <number:text>         </number:text>
    </number:number-style>
    <number:number-style style:name="N555P1" style:volatile="true">
      <number:text>-</number:text>
      <number:number number:decimal-places="2" number:min-integer-digits="1" number:grouping="true"/>
      <number:text>         </number:text>
    </number:number-style>
    <number:number-style style:name="N555P2" style:volatile="true">
      <number:text> -</number:text>
      <number:number number:decimal-places="0" number:min-integer-digits="0"/>
      <number:text>        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8P0" style:volatile="true">
      <number:number number:decimal-places="2" number:min-integer-digits="1" number:grouping="true"/>
      <number:text>    </number:text>
    </number:number-style>
    <number:number-style style:name="N558P1" style:volatile="true">
      <number:text>-</number:text>
      <number:number number:decimal-places="2" number:min-integer-digits="1" number:grouping="true"/>
      <number:text>    </number:text>
    </number:number-style>
    <number:number-style style:name="N558P2" style:volatile="true">
      <number:text> -</number:text>
      <number:number number:decimal-places="0" number:min-integer-digits="0"/>
      <number:text>    </number:text>
    </number:number-style>
    <number:text-style style:name="N558">
      <number:text-content/>
      <number:text> </number:text>
      <style:map style:condition="value()&gt;0" style:apply-style-name="N558P0"/>
      <style:map style:condition="value()&lt;0" style:apply-style-name="N558P1"/>
      <style:map style:condition="value()=0" style:apply-style-name="N558P2"/>
    </number:text-style>
    <number:number-style style:name="N560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0P2" style:volatile="true">
      <number:text> -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4P2" style:volatile="true">
      <number:text> -</number:text>
      <number:number number:decimal-places="0" number:min-integer-digits="0"/>
      <number:text> F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7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67P2" style:volatile="true">
      <number:text> - F </number:text>
    </number:number-style>
    <number:text-style style:name="N567">
      <number:text-content/>
      <number:text> </number:text>
      <style:map style:condition="value()&gt;0" style:apply-style-name="N567P0"/>
      <style:map style:condition="value()&lt;0" style:apply-style-name="N567P1"/>
      <style:map style:condition="value()=0" style:apply-style-name="N567P2"/>
    </number:text-style>
    <number:number-style style:name="N571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1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1P2" style:volatile="true">
      <number:text> $ - </number:text>
    </number:number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number-style style:name="N572">
      <number:text>$</number:text>
      <number:number number:decimal-places="0" number:min-integer-digits="1" number:grouping="true"/>
    </number:number-style>
    <number:number-style style:name="N573P0" style:volatile="true">
      <number:text>$</number:text>
      <number:number number:decimal-places="0" number:min-integer-digits="1" number:grouping="true"/>
    </number:number-style>
    <number:number-style style:name="N573">
      <style:text-properties fo:color="#ff0000"/>
      <number:text>-$</number:text>
      <number:number number:decimal-places="0" number:min-integer-digits="1" number:grouping="true"/>
      <style:map style:condition="value()&gt;=0" style:apply-style-name="N573P0"/>
    </number:number-style>
    <number:number-style style:name="N576P0" style:volatile="true">
      <number:text> $ </number:text>
      <number:number number:decimal-places="0" number:min-integer-digits="1" number:grouping="true"/>
      <number:text> </number:text>
    </number:number-style>
    <number:number-style style:name="N576P1" style:volatile="true">
      <number:text> $ (</number:text>
      <number:number number:decimal-places="0" number:min-integer-digits="1" number:grouping="true"/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2" number:min-integer-digits="1" number:grouping="true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82P0" style:volatile="true">
      <number:text> £ </number:text>
      <number:number number:decimal-places="0" number:min-integer-digits="1" number:grouping="true"/>
      <number:text> </number:text>
    </number:number-style>
    <number:number-style style:name="N582P1" style:volatile="true">
      <number:text> £ (</number:text>
      <number:number number:decimal-places="0" number:min-integer-digits="1" number:grouping="true"/>
      <number:text>)</number:text>
    </number:number-style>
    <number:number-style style:name="N582P2" style:volatile="true">
      <number:text> £ - </number:text>
    </number:number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number-style style:name="N586P0" style:volatile="true">
      <number:number number:decimal-places="0" number:min-integer-digits="1" number:grouping="true"/>
      <number:text> ñ </number:text>
    </number:number-style>
    <number:number-style style:name="N586P1" style:volatile="true">
      <number:text>-</number:text>
      <number:number number:decimal-places="0" number:min-integer-digits="1" number:grouping="true"/>
      <number:text> ñ </number:text>
    </number:number-style>
    <number:number-style style:name="N586P2" style:volatile="true">
      <number:text> - ñ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8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7P2" style:volatile="true">
      <number:text>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1P2" style:volatile="true">
      <number:text> -   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7P0" style:volatile="true">
      <number:number number:decimal-places="0" number:min-integer-digits="1" number:grouping="true"/>
      <number:text>         </number:text>
    </number:number-style>
    <number:number-style style:name="N597P1" style:volatile="true">
      <number:text>-</number:text>
      <number:number number:decimal-places="0" number:min-integer-digits="1" number:grouping="true"/>
      <number:text>         </number:text>
    </number:number-style>
    <number:number-style style:name="N597P2" style:volatile="true">
      <number:text> -         </number:text>
    </number:number-style>
    <number:text-style style:name="N597">
      <number:text-content/>
      <number:text> </number:text>
      <style:map style:condition="value()&gt;0" style:apply-style-name="N597P0"/>
      <style:map style:condition="value()&lt;0" style:apply-style-name="N597P1"/>
      <style:map style:condition="value()=0" style:apply-style-name="N597P2"/>
    </number:text-style>
    <number:number-style style:name="N600P0" style:volatile="true">
      <number:number number:decimal-places="0" number:min-integer-digits="1" number:grouping="true"/>
      <number:text>    </number:text>
    </number:number-style>
    <number:number-style style:name="N600P1" style:volatile="true">
      <number:text>-</number:text>
      <number:number number:decimal-places="0" number:min-integer-digits="1" number:grouping="true"/>
      <number:text>    </number:text>
    </number:number-style>
    <number:number-style style:name="N600P2" style:volatile="true">
      <number:text> -   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number-style style:name="N60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2P0"/>
    </number:number-style>
    <number:number-style style:name="N60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0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percentage-style style:name="N60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0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07P0"/>
    </number:percentage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1P2" style:volatile="true">
      <number:text> -</number:text>
      <number:number number:decimal-places="0" number:min-integer-digits="0"/>
      <number:text> £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4P2" style:volatile="true">
      <number:text> $-</number:text>
      <number:number number:decimal-places="0" number:min-integer-digits="0"/>
      <number:text> </number:text>
    </number:number-style>
    <number:text-style style:name="N614">
      <number:text-content/>
      <number:text> </number:text>
      <style:map style:condition="value()&gt;0" style:apply-style-name="N614P0"/>
      <style:map style:condition="value()&lt;0" style:apply-style-name="N614P1"/>
      <style:map style:condition="value()=0" style:apply-style-name="N614P2"/>
    </number:text-style>
    <number:percentage-style style:name="N61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5P0"/>
    </number:percentage-style>
    <number:number-style style:name="N617P0" style:volatile="true">
      <number:text>C</number:text>
      <number:number number:decimal-places="2" number:min-integer-digits="1" number:grouping="true"/>
      <number:text> </number:text>
    </number:number-style>
    <number:number-style style:name="N617">
      <number:text>(C</number:text>
      <number:number number:decimal-places="2" number:min-integer-digits="1" number:grouping="true"/>
      <number:text>)</number:text>
      <style:map style:condition="value()&gt;=0" style:apply-style-name="N617P0"/>
    </number:number-style>
    <number:number-style style:name="N619P0" style:volatile="true">
      <number:text>C</number:text>
      <number:number number:decimal-places="0" number:min-integer-digits="1" number:grouping="true"/>
      <number:text> </number:text>
    </number:number-style>
    <number:number-style style:name="N619">
      <number:text>(C</number:text>
      <number:number number:decimal-places="0" number:min-integer-digits="1" number:grouping="true"/>
      <number:text>)</number:text>
      <style:map style:condition="value()&gt;=0" style:apply-style-name="N619P0"/>
    </number:number-style>
    <number:number-style style:name="N62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1P0"/>
    </number:number-style>
    <number:number-style style:name="N62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27P2" style:volatile="true">
      <number:text> -</number:text>
      <number:number number:decimal-places="0" number:min-integer-digits="0"/>
      <number:text>       </number:text>
    </number:number-style>
    <number:text-style style:name="N627">
      <number:text-content/>
      <number:text> </number:text>
      <style:map style:condition="value()&gt;0" style:apply-style-name="N627P0"/>
      <style:map style:condition="value()&lt;0" style:apply-style-name="N627P1"/>
      <style:map style:condition="value()=0" style:apply-style-name="N627P2"/>
    </number:text-style>
    <number:number-style style:name="N628P0" style:volatile="true">
      <number:text>C</number:text>
      <number:number number:decimal-places="0" number:min-integer-digits="1" number:grouping="true"/>
      <number:text> </number:text>
    </number:number-style>
    <number:number-style style:name="N62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28P0"/>
    </number:number-style>
    <number:currency-style style:name="N63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3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35P2" style:volatile="true">
      <number:text> -</number:text>
      <number:number number: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number-style style:name="N63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3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37P0"/>
    </number:number-style>
    <number:number-style style:name="N63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3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39P0"/>
    </number:number-style>
    <number:number-style style:name="N643P0" style:volatile="true">
      <number:number number:decimal-places="2" number:min-integer-digits="1" number:grouping="true"/>
      <number:text> kr </number:text>
    </number:number-style>
    <number:number-style style:name="N643P1" style:volatile="true">
      <number:text>-</number:text>
      <number:number number:decimal-places="2" number:min-integer-digits="1" number:grouping="true"/>
      <number:text> kr </number:text>
    </number:number-style>
    <number:number-style style:name="N643P2" style:volatile="true">
      <number:text> -</number:text>
      <number:number number:decimal-places="0" number:min-integer-digits="0"/>
      <number:text> kr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number:number number:decimal-places="2" number:min-integer-digits="1" number:grouping="true"/>
      <number:text>     </number:text>
    </number:number-style>
    <number:number-style style:name="N647P1" style:volatile="true">
      <number:text>-</number:text>
      <number:number number:decimal-places="2" number:min-integer-digits="1" number:grouping="true"/>
      <number:text>     </number:text>
    </number:number-style>
    <number:number-style style:name="N647P2" style:volatile="true">
      <number:text> -</number:text>
      <number:number number:decimal-places="0" number:min-integer-digits="0"/>
      <number:text>    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4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0P0"/>
    </number:number-style>
    <number:number-style style:name="N65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2P0"/>
    </number:number-style>
    <number:number-style style:name="N654P0" style:volatile="true">
      <number:number number:decimal-places="2" number:min-integer-digits="1" number:grouping="true"/>
      <number:text> F</number:text>
    </number:number-style>
    <number:number-style style:name="N65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4P0"/>
    </number:number-style>
    <number:number-style style:name="N65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6P0"/>
    </number:number-style>
    <number:number-style style:name="N65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57P0"/>
    </number:number-style>
    <number:number-style style:name="N65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8P0"/>
    </number:number-style>
    <number:number-style style:name="N66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0P0"/>
    </number:number-style>
    <number:number-style style:name="N66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1P0"/>
    </number:number-style>
    <number:number-style style:name="N66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4P2" style:volatile="true">
      <number:text> - DM </number:text>
    </number:number-style>
    <number:text-style style:name="N664">
      <number:text-content/>
      <number:text> </number:text>
      <style:map style:condition="value()&gt;0" style:apply-style-name="N664P0"/>
      <style:map style:condition="value()&lt;0" style:apply-style-name="N664P1"/>
      <style:map style:condition="value()=0" style:apply-style-name="N664P2"/>
    </number:text-style>
    <number:number-style style:name="N66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67P2" style:volatile="true">
      <number:text> -</number:text>
      <number:number number:decimal-places="0" number:min-integer-digits="0"/>
      <number:text> DM </number:text>
    </number:number-style>
    <number:text-style style:name="N667">
      <number:text-content/>
      <number:text> </number:text>
      <style:map style:condition="value()&gt;0" style:apply-style-name="N667P0"/>
      <style:map style:condition="value()&lt;0" style:apply-style-name="N667P1"/>
      <style:map style:condition="value()=0" style:apply-style-name="N667P2"/>
    </number:text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text>SFr. </number:text>
      <number:number number:decimal-places="2" number:min-integer-digits="1" number:grouping="true"/>
    </number:number-style>
    <number:number-style style:name="N672">
      <style:text-properties fo:color="#ff0000"/>
      <number:text>SFr. -</number:text>
      <number:number number:decimal-places="2" number:min-integer-digits="1" number:grouping="true"/>
      <style:map style:condition="value()&gt;=0" style:apply-style-name="N672P0"/>
    </number:number-style>
    <number:number-style style:name="N676P0" style:volatile="true">
      <number:text> SFr. </number:text>
      <number:number number:decimal-places="0" number:min-integer-digits="1" number:grouping="true"/>
      <number:text> </number:text>
    </number:number-style>
    <number:number-style style:name="N676P1" style:volatile="true">
      <number:text> SFr. -</number:text>
      <number:number number:decimal-places="0" number:min-integer-digits="1" number:grouping="true"/>
      <number:text> </number:text>
    </number:number-style>
    <number:number-style style:name="N676P2" style:volatile="true">
      <number:text> SFr. - </number:text>
    </number:number-style>
    <number:text-style style:name="N676">
      <number:text-content/>
      <number:text> </number:text>
      <style:map style:condition="value()&gt;0" style:apply-style-name="N676P0"/>
      <style:map style:condition="value()&lt;0" style:apply-style-name="N676P1"/>
      <style:map style:condition="value()=0" style:apply-style-name="N676P2"/>
    </number:text-style>
    <number:number-style style:name="N67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7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77P0"/>
    </number:number-style>
    <number:number-style style:name="N67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7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79P2" style:volatile="true">
      <number:text> $-</number:text>
      <number:number number: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1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1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1P0"/>
    </number:number-style>
    <number:number-style style:name="N683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3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3P0"/>
    </number:number-style>
    <number:number-style style:name="N685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85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85P0"/>
    </number:number-style>
    <number:number-style style:name="N687P0" style:volatile="true">
      <number:text>"</number:text>
    </number:number-style>
    <number:number-style style:name="N687">
      <number:text>"</number:text>
      <style:map style:condition="value()&gt;=0" style:apply-style-name="N687P0"/>
    </number:number-style>
    <number:percentage-style style:name="N688">
      <number:text>INC TAX @ </number:text>
      <number:number number:decimal-places="0" number:min-integer-digits="1"/>
      <number:text>%</number:text>
    </number:percentage-style>
    <number:date-style style:name="N68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1P0" style:volatile="true">
      <number:text>Rp</number:text>
      <number:number number:decimal-places="0" number:min-integer-digits="1" number:grouping="true"/>
      <number:text> </number:text>
    </number:number-style>
    <number:number-style style:name="N691">
      <number:text>(Rp</number:text>
      <number:number number:decimal-places="0" number:min-integer-digits="1" number:grouping="true"/>
      <number:text>)</number:text>
      <style:map style:condition="value()&gt;=0" style:apply-style-name="N691P0"/>
    </number:number-style>
    <number:number-style style:name="N692P0" style:volatile="true">
      <number:text>Rp</number:text>
      <number:number number:decimal-places="0" number:min-integer-digits="1" number:grouping="true"/>
      <number:text> </number:text>
    </number:number-style>
    <number:number-style style:name="N692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2P0"/>
    </number:number-style>
    <number:number-style style:name="N694P0" style:volatile="true">
      <number:text>Rp</number:text>
      <number:number number:decimal-places="2" number:min-integer-digits="1" number:grouping="true"/>
      <number:text> </number:text>
    </number:number-style>
    <number:number-style style:name="N694">
      <number:text>(Rp</number:text>
      <number:number number:decimal-places="2" number:min-integer-digits="1" number:grouping="true"/>
      <number:text>)</number:text>
      <style:map style:condition="value()&gt;=0" style:apply-style-name="N694P0"/>
    </number:number-style>
    <number:number-style style:name="N695P0" style:volatile="true">
      <number:text>Rp</number:text>
      <number:number number:decimal-places="2" number:min-integer-digits="1" number:grouping="true"/>
      <number:text> </number:text>
    </number:number-style>
    <number:number-style style:name="N695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695P0"/>
    </number:number-style>
    <number:number-style style:name="N699P0" style:volatile="true">
      <number:text> Rp</number:text>
      <number:number number:decimal-places="0" number:min-integer-digits="1" number:grouping="true"/>
      <number:text> </number:text>
    </number:number-style>
    <number:number-style style:name="N699P1" style:volatile="true">
      <number:text> Rp(</number:text>
      <number:number number:decimal-places="0" number:min-integer-digits="1" number:grouping="true"/>
      <number:text>)</number:text>
    </number:number-style>
    <number:number-style style:name="N699P2" style:volatile="true">
      <number:text> Rp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3P0" style:volatile="true">
      <number:text> Rp</number:text>
      <number:number number:decimal-places="2" number:min-integer-digits="1" number:grouping="true"/>
      <number:text> </number:text>
    </number:number-style>
    <number:number-style style:name="N703P1" style:volatile="true">
      <number:text> Rp(</number:text>
      <number:number number:decimal-places="2" number:min-integer-digits="1" number:grouping="true"/>
      <number:text>)</number:text>
    </number:number-style>
    <number:number-style style:name="N703P2" style:volatile="true">
      <number:text> Rp-</number:text>
      <number:number number:decimal-places="0" number:min-integer-digits="0"/>
      <number:text> </number:text>
    </number:number-style>
    <number:text-style style:name="N703">
      <number:text-content/>
      <number:text> </number:text>
      <style:map style:condition="value()&gt;0" style:apply-style-name="N703P0"/>
      <style:map style:condition="value()&lt;0" style:apply-style-name="N703P1"/>
      <style:map style:condition="value()=0" style:apply-style-name="N703P2"/>
    </number:text-style>
    <number:number-style style:name="N704">
      <number:number number:decimal-places="1" number:min-integer-digits="0" number:grouping="true"/>
    </number:number-style>
    <number:number-style style:name="N705">
      <number:number number:decimal-places="2" number:min-integer-digits="2"/>
    </number:number-style>
    <number:date-style style:name="N706">
      <number:day number:style="long"/>
      <number:text> - </number:text>
      <number:month number:textual="true"/>
      <number:text> - </number:text>
      <number:year/>
    </number:date-style>
    <number:currency-style style:name="N70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0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08P0"/>
    </number:currency-style>
    <number:number-style style:name="N710P0" style:volatile="true">
      <number:text>¥</number:text>
      <number:number number:decimal-places="0" number:min-integer-digits="1" number:grouping="true"/>
    </number:number-style>
    <number:number-style style:name="N710">
      <number:text>-¥</number:text>
      <number:number number:decimal-places="0" number:min-integer-digits="1" number:grouping="true"/>
      <style:map style:condition="value()&gt;=0" style:apply-style-name="N710P0"/>
    </number:number-style>
    <number:number-style style:name="N711P0" style:volatile="true">
      <number:text>¥</number:text>
      <number:number number:decimal-places="0" number:min-integer-digits="1" number:grouping="true"/>
    </number:number-style>
    <number:number-style style:name="N711">
      <style:text-properties fo:color="#ff0000"/>
      <number:text>-¥</number:text>
      <number:number number:decimal-places="0" number:min-integer-digits="1" number:grouping="true"/>
      <style:map style:condition="value()&gt;=0" style:apply-style-name="N711P0"/>
    </number:number-style>
    <number:number-style style:name="N713P0" style:volatile="true">
      <number:text>¥</number:text>
      <number:number number:decimal-places="2" number:min-integer-digits="1" number:grouping="true"/>
    </number:number-style>
    <number:number-style style:name="N713">
      <number:text>-¥</number:text>
      <number:number number:decimal-places="2" number:min-integer-digits="1" number:grouping="true"/>
      <style:map style:condition="value()&gt;=0" style:apply-style-name="N713P0"/>
    </number:number-style>
    <number:number-style style:name="N714P0" style:volatile="true">
      <number:text>¥</number:text>
      <number:number number:decimal-places="2" number:min-integer-digits="1" number:grouping="true"/>
    </number:number-style>
    <number:number-style style:name="N714">
      <style:text-properties fo:color="#ff0000"/>
      <number:text>-¥</number:text>
      <number:number number:decimal-places="2" number:min-integer-digits="1" number:grouping="true"/>
      <style:map style:condition="value()&gt;=0" style:apply-style-name="N714P0"/>
    </number:number-style>
    <number:number-style style:name="N718P0" style:volatile="true">
      <number:text> ¥</number:text>
      <number:number number:decimal-places="0" number:min-integer-digits="1" number:grouping="true"/>
      <number:text> </number:text>
    </number:number-style>
    <number:number-style style:name="N718P1" style:volatile="true">
      <number:text>-¥</number:text>
      <number:number number:decimal-places="0" number:min-integer-digits="1" number:grouping="true"/>
      <number:text> </number:text>
    </number:number-style>
    <number:number-style style:name="N718P2" style:volatile="true">
      <number:text> ¥- </number:text>
    </number:number-style>
    <number:text-style style:name="N718">
      <number:text-content/>
      <number:text> </number:text>
      <style:map style:condition="value()&gt;0" style:apply-style-name="N718P0"/>
      <style:map style:condition="value()&lt;0" style:apply-style-name="N718P1"/>
      <style:map style:condition="value()=0" style:apply-style-name="N718P2"/>
    </number:text-style>
    <number:number-style style:name="N722P0" style:volatile="true">
      <number:text> ¥</number:text>
      <number:number number:decimal-places="2" number:min-integer-digits="1" number:grouping="true"/>
      <number:text> </number:text>
    </number:number-style>
    <number:number-style style:name="N722P1" style:volatile="true">
      <number:text>-¥</number:text>
      <number:number number:decimal-places="2" number:min-integer-digits="1" number:grouping="true"/>
      <number:text> </number:text>
    </number:number-style>
    <number:number-style style:name="N722P2" style:volatile="true">
      <number:text> ¥-</number:text>
      <number:number number:decimal-places="0" number:min-integer-digits="0"/>
      <number:text> </number:text>
    </number:number-style>
    <number:text-style style:name="N722">
      <number:text-content/>
      <number:text> </number:text>
      <style:map style:condition="value()&gt;0" style:apply-style-name="N722P0"/>
      <style:map style:condition="value()&lt;0" style:apply-style-name="N722P1"/>
      <style:map style:condition="value()=0" style:apply-style-name="N722P2"/>
    </number:text-style>
    <number:number-style style:name="N723">
      <number:number number:decimal-places="3" number:min-integer-digits="1" number:decimal-replacement=""/>
    </number:number-style>
    <number:number-style style:name="N724">
      <number:number number:decimal-places="2" number:min-integer-digits="1" number:decimal-replacement=""/>
    </number:number-style>
    <number:currency-style style:name="N726P0" style:volatile="true">
      <number:currency-symbol>$</number:currency-symbol>
      <number:number number:decimal-places="2" number:min-integer-digits="1" number:grouping="true"/>
    </number:currency-style>
    <number:currency-style style:name="N7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26P0"/>
    </number:currency-style>
    <number:number-style style:name="N727">
      <number:number number:decimal-places="0" number:min-integer-digits="8"/>
    </number:number-style>
    <number:number-style style:name="N728">
      <number:number number:decimal-places="0" number:min-integer-digits="7"/>
    </number:number-style>
    <number:date-style style:name="N729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0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1">
      <number:month number:style="long" number:textual="true"/>
      <number:text>/</number:text>
      <number:year number:style="long"/>
    </number:date-style>
    <number:number-style style:name="N732P0" style:volatile="true">
      <number:number number:decimal-places="2" number:min-integer-digits="1"/>
    </number:number-style>
    <number:number-style style:name="N732">
      <style:text-properties fo:color="#ff0000"/>
      <number:text>-</number:text>
      <number:number number:decimal-places="2" number:min-integer-digits="1"/>
      <style:map style:condition="value()&gt;=0" style:apply-style-name="N732P0"/>
    </number:number-style>
    <number:date-style style:name="N73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34">
      <number:day-of-week number:style="long"/>
      <number:text>, </number:text>
      <number:month number:style="long" number:textual="true"/>
    </number:date-style>
    <number:date-style style:name="N735">
      <number:day-of-week number:style="long"/>
      <number:text>, </number:text>
    </number:date-style>
    <number:date-style style:name="N736">
      <number:month number:textual="true"/>
      <number:text> </number:text>
      <number:day/>
      <number:text>, </number:text>
    </number:date-style>
    <number:number-style style:name="N737">
      <number:number number:decimal-places="8" number:min-integer-digits="1" number:grouping="true"/>
    </number:number-style>
    <number:date-style style:name="N738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39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0">
      <number:day-of-week/>
      <number:text>, </number:text>
      <number:month number:textual="true"/>
      <number:text> </number:text>
      <number:day number:style="long"/>
    </number:date-style>
    <number:date-style style:name="N741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2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3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44">
      <number:month number:textual="true"/>
      <number:text> </number:text>
      <number:day number:style="long"/>
      <number:text>, </number:text>
    </number:date-style>
    <number:currency-style style:name="N746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46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46P0"/>
    </number:currency-style>
    <number:currency-style style:name="N748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48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48P0"/>
    </number:currency-style>
    <number:number-style style:name="N750P0" style:volatile="true">
      <number:number number:decimal-places="0" number:min-integer-digits="1"/>
    </number:number-style>
    <number:number-style style:name="N750P1" style:volatile="true">
      <number:text>-</number:text>
      <number:number number:decimal-places="0" number:min-integer-digits="1"/>
    </number:number-style>
    <number:number-style style:name="N750">
      <number:text>.</number:text>
      <style:map style:condition="value()&gt;0" style:apply-style-name="N750P0"/>
      <style:map style:condition="value()&lt;0" style:apply-style-name="N750P1"/>
    </number:number-style>
    <number:number-style style:name="N751P0" style:volatile="true">
      <number:number number:decimal-places="0" number:min-integer-digits="1"/>
    </number:number-style>
    <number:number-style style:name="N751P1" style:volatile="true">
      <number:text>-</number:text>
      <number:number number:decimal-places="0" number:min-integer-digits="1"/>
    </number:number-style>
    <number:number-style style:name="N751">
      <number:text/>
      <style:map style:condition="value()&gt;0" style:apply-style-name="N751P0"/>
      <style:map style:condition="value()&lt;0" style:apply-style-name="N751P1"/>
    </number:number-style>
    <number:currency-style style:name="N75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3P0"/>
    </number:currency-style>
    <number:date-style style:name="N754P0" style:volatile="true">
      <number:month/>
      <number:text>/</number:text>
      <number:day/>
      <number:text>/</number:text>
      <number:year/>
    </number:date-style>
    <number:text-style style:name="N754">
      <number:text-content/>
      <style:map style:condition="value()&gt;=0" style:apply-style-name="N754P0"/>
    </number:text-style>
    <number:date-style style:name="N755P0" style:volatile="true">
      <number:month number:textual="true"/>
      <number:text>-</number:text>
      <number:year/>
    </number:date-style>
    <number:text-style style:name="N755">
      <number:text-content/>
      <style:map style:condition="value()&gt;=0" style:apply-style-name="N755P0"/>
    </number:text-style>
    <number:number-style style:name="N756P0" style:volatile="true">
      <number:number number:decimal-places="2" number:min-integer-digits="1" number:grouping="true"/>
    </number:number-style>
    <number:number-style style:name="N756">
      <number:text>-\</number:text>
      <number:number number:decimal-places="2" number:min-integer-digits="1" number:grouping="true"/>
      <style:map style:condition="value()&gt;=0" style:apply-style-name="N756P0"/>
    </number:number-style>
    <number:date-style style:name="N757">
      <number:day-of-week/>
      <number:text> </number:text>
      <number:day number:style="long"/>
    </number:date-style>
    <number:currency-style style:name="N761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1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1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1">
      <number:text-content/>
      <number:text> </number:text>
      <style:map style:condition="value()&gt;0" style:apply-style-name="N761P0"/>
      <style:map style:condition="value()&lt;0" style:apply-style-name="N761P1"/>
      <style:map style:condition="value()=0" style:apply-style-name="N761P2"/>
    </number:text-style>
    <number:number-style style:name="N763P0" style:volatile="true">
      <number:text>¥</number:text>
      <number:number number:decimal-places="0" number:min-integer-digits="1" number:grouping="true"/>
      <number:text> </number:text>
    </number:number-style>
    <number:number-style style:name="N763">
      <number:text>(¥</number:text>
      <number:number number:decimal-places="0" number:min-integer-digits="1" number:grouping="true"/>
      <number:text>)</number:text>
      <style:map style:condition="value()&gt;=0" style:apply-style-name="N763P0"/>
    </number:number-style>
    <number:number-style style:name="N764P0" style:volatile="true">
      <number:text>¥</number:text>
      <number:number number:decimal-places="0" number:min-integer-digits="1" number:grouping="true"/>
      <number:text> </number:text>
    </number:number-style>
    <number:number-style style:name="N764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64P0"/>
    </number:number-style>
    <number:number-style style:name="N766P0" style:volatile="true">
      <number:text>¥</number:text>
      <number:number number:decimal-places="2" number:min-integer-digits="1" number:grouping="true"/>
      <number:text> </number:text>
    </number:number-style>
    <number:number-style style:name="N766">
      <number:text>(¥</number:text>
      <number:number number:decimal-places="2" number:min-integer-digits="1" number:grouping="true"/>
      <number:text>)</number:text>
      <style:map style:condition="value()&gt;=0" style:apply-style-name="N766P0"/>
    </number:number-style>
    <number:number-style style:name="N767P0" style:volatile="true">
      <number:text>¥</number:text>
      <number:number number:decimal-places="2" number:min-integer-digits="1" number:grouping="true"/>
      <number:text> </number:text>
    </number:number-style>
    <number:number-style style:name="N76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67P0"/>
    </number:number-style>
    <number:number-style style:name="N769P0" style:volatile="true">
      <number:text> ¥</number:text>
      <number:number number:decimal-places="0" number:min-integer-digits="1" number:grouping="true"/>
      <number:text> </number:text>
    </number:number-style>
    <number:number-style style:name="N769P1" style:volatile="true">
      <number:text> ¥(</number:text>
      <number:number number:decimal-places="0" number:min-integer-digits="1" number:grouping="true"/>
      <number:text>)</number:text>
    </number:number-style>
    <number:number-style style:name="N769P2" style:volatile="true">
      <number:text> ¥- </number:text>
    </number:number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 ¥</number:text>
      <number:number number:decimal-places="2" number:min-integer-digits="1" number:grouping="true"/>
      <number:text> </number:text>
    </number:number-style>
    <number:number-style style:name="N771P1" style:volatile="true">
      <number:text> ¥(</number:text>
      <number:number number:decimal-places="2" number:min-integer-digits="1" number:grouping="true"/>
      <number:text>)</number:text>
    </number:number-style>
    <number:number-style style:name="N771P2" style:volatile="true">
      <number:text> ¥-</number:text>
      <number:number number:decimal-places="0" number:min-integer-digits="0"/>
      <number:text> </number:text>
    </number:number-style>
    <number:text-style style:name="N771">
      <number:text-content/>
      <number:text> </number:text>
      <style:map style:condition="value()&gt;0" style:apply-style-name="N771P0"/>
      <style:map style:condition="value()&lt;0" style:apply-style-name="N771P1"/>
      <style:map style:condition="value()=0" style:apply-style-name="N771P2"/>
    </number:text-style>
    <number:currency-style style:name="N775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75P2" style:volatile="true">
      <number:currency-symbol number:language="ja" number:country="JP">¥</number:currency-symbol>
      <number:text>- </number:text>
    </number:currency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currency-style style:name="N776">
      <number:currency-symbol number:language="ja" number:country="JP">¥</number:currency-symbol>
      <number:number number:decimal-places="0" number:min-integer-digits="1" number:grouping="true"/>
    </number:currency-style>
    <number:number-style style:name="N777P0" style:volatile="true">
      <number:number number:decimal-places="1" number:min-integer-digits="1"/>
    </number:number-style>
    <number:number-style style:name="N777">
      <style:text-properties fo:color="#ff0000"/>
      <number:number number:decimal-places="1" number:min-integer-digits="1"/>
      <style:map style:condition="value()&gt;=0" style:apply-style-name="N777P0"/>
    </number:number-style>
    <number:number-style style:name="N778">
      <number:number number:decimal-places="0" number:min-integer-digits="3" number:grouping="true"/>
    </number:number-style>
    <number:number-style style:name="N779">
      <number:number number:decimal-places="2" number:min-integer-digits="3" number:grouping="true"/>
    </number:number-style>
    <number:number-style style:name="N780">
      <number:number number:decimal-places="3" number:min-integer-digits="0" number:grouping="true"/>
    </number:number-style>
    <number:currency-style style:name="N78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1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1P0"/>
    </number:currency-style>
    <number:date-style style:name="N782">
      <number:day number:style="long"/>
      <number:text>/</number:text>
      <number:month number:style="long"/>
      <number:text>/</number:text>
      <number:year/>
    </number:date-style>
    <number:currency-style style:name="N784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784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784P0"/>
    </number:currency-style>
    <number:date-style style:name="N785">
      <number:day/>
      <number:text> </number:text>
      <number:month number:style="long" number:textual="true"/>
      <number:text> </number:text>
      <number:year/>
    </number:date-style>
    <number:date-style style:name="N786">
      <number:day number:style="long"/>
      <number:text> </number:text>
      <number:month number:style="long" number:textual="true"/>
    </number:date-style>
    <number:date-style style:name="N787">
      <number:day/>
      <number:text> </number:text>
      <number:month number:style="long" number:textual="true"/>
      <number:text> </number:text>
      <number:year number:style="long"/>
    </number:date-style>
    <number:currency-style style:name="N789P0" style:volatile="true">
      <number:number number:decimal-places="0" number:min-integer-digits="1" number:grouping="true"/>
      <number:text> </number:text>
      <number:currency-symbol number:language="vi" number:country="VN">₫</number:currency-symbol>
    </number:currency-style>
    <number:currency-style style:name="N789">
      <number:text>-</number:text>
      <number:number number:decimal-places="0" number:min-integer-digits="1" number:grouping="true"/>
      <number:text> </number:text>
      <number:currency-symbol number:language="vi" number:country="VN">₫</number:currency-symbol>
      <style:map style:condition="value()&gt;=0" style:apply-style-name="N78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rotation-align="none" style:vertical-align="top"/>
      <style:paragraph-properties fo:text-align="start" fo:margin-left="0in"/>
      <style:text-properties fo:color="#000000" fo:font-size="10pt" fo:font-style="normal" fo:font-weight="normal" style:font-style-asian="italic" style:font-weight-asian="bold" style:font-name-complex="Arial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80" style:text-outline="false" style:text-line-through-style="none" style:font-name="Arial11" fo:font-size="15pt" fo:font-style="italic" fo:text-shadow="none" style:text-underline-style="none" fo:font-weight="normal" style:font-size-asian="15pt" style:font-style-asian="italic" style:font-weight-asian="normal" style:font-name-complex="Arial11" style:font-size-complex="15pt" style:font-style-complex="italic" style:font-weight-complex="normal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993366" style:text-outline="false" style:text-line-through-style="none" style:font-name="Arial21" fo:font-size="16pt" fo:font-style="normal" fo:text-shadow="none" style:text-underline-style="none" fo:font-weight="normal" style:font-size-asian="16pt" style:font-style-asian="normal" style:font-weight-asian="normal" style:font-name-complex="Arial21" style:font-size-complex="16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_20_1" style:display-name="Excel_CondFormat_1_2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_20_1" style:display-name="Excel_CondFormat_1_3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_20_1" style:display-name="Excel_CondFormat_1_4_1 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_20_1" style:display-name="Excel_CondFormat_1_5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_20_1" style:display-name="Excel_CondFormat_1_6_1 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3_5f_1" style:display-name="Excel_CondFormat_1_3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4_5f_1" style:display-name="Excel_CondFormat_1_4_1" style:family="table-cell" style:parent-style-name="Default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5_5f_1" style:display-name="Excel_CondFormat_1_5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Excel_5f_CondFormat_5f_1_5f_6_5f_1" style:display-name="Excel_CondFormat_1_6_1" style:family="table-cell" style:parent-style-name="Default">
      <style:table-cell-properties fo:background-color="#000000" fo:border="none"/>
      <style:text-properties fo:font-style="normal" fo:font-weight="normal" style:font-style-asian="normal" style:font-weight-asian="normal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first-page-number="continu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page-layout style:name="Mpm5">
      <style:page-layout-properties fo:page-width="11in" fo:page-height="8.5in" style:num-format="1" style:print-orientation="landscape" fo:margin-top="0.4902in" fo:margin-bottom="0.4902in" fo:margin-left="0.4902in" fo:margin-right="0.4902in" style:print-page-order="ltr" style:scale-to="100%" style:writing-mode="lr-tb"/>
      <style:header-style>
        <style:header-footer-properties fo:min-height="0.2957in" fo:margin-left="0.2575in" fo:margin-right="0.2575in" fo:margin-bottom="0.289in"/>
      </style:header-style>
      <style:footer-style>
        <style:header-footer-properties fo:min-height="0.2957in" fo:margin-left="0.2575in" fo:margin-right="0.2575in" fo:margin-top="0.261in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  <style:style style:name="MT6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7" style:family="text">
      <style:text-properties fo:color="#000000" style:text-outline="false" style:text-line-through-style="none" style:text-position="0% 100%" style:font-name="Arial31" fo:font-size="8pt" fo:font-style="normal" fo:text-shadow="none" style:text-underline-style="none" fo:font-weight="normal" style:font-size-asian="8pt" style:font-style-asian="normal" style:font-weight-asian="normal" style:font-name-complex="Arial31" style:font-size-complex="8pt" style:font-style-complex="normal" style:font-weight-complex="normal"/>
    </style:style>
    <style:style style:name="MT8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2/11/2019</text:date>, <text:time>10:1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9-02-11">02/11/2019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  <style:master-page style:name="PageStyle_5f_Thong_5f_Tin_5f_Ngay_5f_Nghi_5f_201810" style:display-name="PageStyle_Thong_Tin_Ngay_Nghi_201810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  <style:master-page style:name="PageStyle_5f_Thong_5f_Tin_5f_Ngay_5f_Nghi_5f_201810_20_1" style:display-name="PageStyle_Thong_Tin_Ngay_Nghi_201810 1" style:page-layout-name="Mpm5">
      <style:header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>
      <style:header-left style:display="false">
        <style:region-left>
          <text:p><text:span text:style-name="MT6"><text:sheet-name>???</text:sheet-name></text:span></text:p>
        </style:region-left>
        <style:region-right>
          <text:p><text:span text:style-name="MT6">&lt;Template/Form ID&gt;</text:span></text:p>
        </style:region-right>
      </style:header-left>
      <style:footer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>
      <style:footer-left style:display="false">
        <style:region-left>
          <text:p><text:span text:style-name="MT7">000000Copyright © 2013, NUS Technology Co., Ltd. All Rights Reserved.</text:span></text:p>
        </style:region-left>
        <style:region-right>
          <text:p><text:span text:style-name="MT8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0:35:39.84</meta:creation-date>
    <meta:editing-cycles>1601</meta:editing-cycles>
    <meta:editing-duration>P48DT8H19M19S</meta:editing-duration>
    <meta:generator>OpenOffice/4.1.2$Win32 OpenOffice.org_project/412m3$Build-9782</meta:generator>
    <dc:date>2019-02-11T10:13:05.30</dc:date>
    <meta:print-date>2018-01-05T11:35:11.94</meta:print-date>
    <meta:document-statistic meta:table-count="15" meta:cell-count="5518" meta:object-count="0"/>
    <meta:user-defined meta:name="Info 1"/>
    <meta:user-defined meta:name="Info 2"/>
    <meta:user-defined meta:name="Info 3"/>
    <meta:user-defined meta:name="Info 4"/>
  </office:meta>
</office:document-meta>
</file>